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tiempo</text:p>
          </table:table-cell>
          <table:table-cell office:value-type="string">
            <text:p>Individuo tipo 1</text:p>
          </table:table-cell>
          <table:table-cell office:value-type="string">
            <text:p>Individuo tipo 2</text:p>
          </table:table-cell>
          <table:table-cell office:value-type="string">
            <text:p>Individuo tipo 3</text:p>
          </table:table-cell>
          <table:table-cell office:value-type="string">
            <text:p>Individuo tipo 4</text:p>
          </table:table-cell>
          <table:table-cell office:value-type="string">
            <text:p>Individuo tipo 5</text:p>
          </table:table-cell>
          <table:table-cell office:value-type="string">
            <text:p>Individuo tipo 6</text:p>
          </table:table-cell>
          <table:table-cell office:value-type="string">
            <text:p>Ideal</text:p>
          </table:table-cell>
          <table:table-cell table:number-columns-repeated="5"/>
          <table:table-cell>
            <draw:frame table:end-cell-address="Hoja1.T19" table:end-x="2.144cm" table:end-y="0.425cm" draw:z-index="0" draw:style-name="gr1" draw:text-style-name="P1" svg:width="15.63cm" svg:height="8.554cm" svg:x="0.063cm" svg:y="0cm">
              <draw:object draw:notify-on-update-of-ranges="Hoja1.A1:Hoja1.A1 Hoja1.A2:Hoja1.A502 Hoja1.B1:Hoja1.B1 Hoja1.B2:Hoja1.B502 Hoja1.C1:Hoja1.C1 Hoja1.C2:Hoja1.C502 Hoja1.D1:Hoja1.D1 Hoja1.D2:Hoja1.D502 Hoja1.E1:Hoja1.E1 Hoja1.E2:Hoja1.E502 Hoja1.F1:Hoja1.F1 Hoja1.F2:Hoja1.F502 Hoja1.G1:Hoja1.G1 Hoja1.G2:Hoja1.G502 Hoja1.H1:Hoja1.H1 Hoja1.H2:Hoja1.H5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3153849">
            <text:p>0.003153849</text:p>
          </table:table-cell>
          <table:table-cell office:value-type="float" office:value="0.004669916">
            <text:p>0.004669916</text:p>
          </table:table-cell>
          <table:table-cell office:value-type="float" office:value="0.002169957">
            <text:p>0.002169957</text:p>
          </table:table-cell>
          <table:table-cell office:value-type="float" office:value="0.002295939">
            <text:p>0.002295939</text:p>
          </table:table-cell>
          <table:table-cell office:value-type="float" office:value="-0.001803243">
            <text:p>-0.001803243</text:p>
          </table:table-cell>
          <table:table-cell office:value-type="float" office:value="0.001013086">
            <text:p>0.001013086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4042746">
            <text:p>0.004042746</text:p>
          </table:table-cell>
          <table:table-cell office:value-type="float" office:value="0.006130195">
            <text:p>0.006130195</text:p>
          </table:table-cell>
          <table:table-cell office:value-type="float" office:value="0.004422792">
            <text:p>0.004422792</text:p>
          </table:table-cell>
          <table:table-cell office:value-type="float" office:value="0.003734792">
            <text:p>0.003734792</text:p>
          </table:table-cell>
          <table:table-cell office:value-type="float" office:value="-0.001591893">
            <text:p>-0.001591893</text:p>
          </table:table-cell>
          <table:table-cell office:value-type="float" office:value="0.002610596">
            <text:p>0.002610596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3617966">
            <text:p>0.003617966</text:p>
          </table:table-cell>
          <table:table-cell office:value-type="float" office:value="0.006506816">
            <text:p>0.006506816</text:p>
          </table:table-cell>
          <table:table-cell office:value-type="float" office:value="0.006831585">
            <text:p>0.006831585</text:p>
          </table:table-cell>
          <table:table-cell office:value-type="float" office:value="0.004595579">
            <text:p>0.004595579</text:p>
          </table:table-cell>
          <table:table-cell table:style-name="ce1" office:value-type="float" office:value="-0.00004027574">
            <text:p>-4.03E-005</text:p>
          </table:table-cell>
          <table:table-cell office:value-type="float" office:value="0.0046211">
            <text:p>0.0046211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145791">
            <text:p>0.002145791</text:p>
          </table:table-cell>
          <table:table-cell office:value-type="float" office:value="0.005597662">
            <text:p>0.005597662</text:p>
          </table:table-cell>
          <table:table-cell office:value-type="float" office:value="0.009494588">
            <text:p>0.009494588</text:p>
          </table:table-cell>
          <table:table-cell office:value-type="float" office:value="0.005183692">
            <text:p>0.005183692</text:p>
          </table:table-cell>
          <table:table-cell office:value-type="float" office:value="0.002458384">
            <text:p>0.002458384</text:p>
          </table:table-cell>
          <table:table-cell office:value-type="float" office:value="0.007235212">
            <text:p>0.007235212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0.00001505739">
            <text:p>1.51E-005</text:p>
          </table:table-cell>
          <table:table-cell office:value-type="float" office:value="0.004067136">
            <text:p>0.004067136</text:p>
          </table:table-cell>
          <table:table-cell office:value-type="float" office:value="0.01294043">
            <text:p>0.01294043</text:p>
          </table:table-cell>
          <table:table-cell office:value-type="float" office:value="0.006237441">
            <text:p>0.006237441</text:p>
          </table:table-cell>
          <table:table-cell office:value-type="float" office:value="0.005961418">
            <text:p>0.005961418</text:p>
          </table:table-cell>
          <table:table-cell office:value-type="float" office:value="0.01027089">
            <text:p>0.01027089</text:p>
          </table:table-cell>
          <table:table-cell office:value-type="float" office:value="0.09999999">
            <text:p>0.099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275648">
            <text:p>-0.00275648</text:p>
          </table:table-cell>
          <table:table-cell office:value-type="float" office:value="0.002920913">
            <text:p>0.002920913</text:p>
          </table:table-cell>
          <table:table-cell office:value-type="float" office:value="0.01659338">
            <text:p>0.01659338</text:p>
          </table:table-cell>
          <table:table-cell office:value-type="float" office:value="0.007558621">
            <text:p>0.007558621</text:p>
          </table:table-cell>
          <table:table-cell office:value-type="float" office:value="0.008948801">
            <text:p>0.008948801</text:p>
          </table:table-cell>
          <table:table-cell office:value-type="float" office:value="0.01337302">
            <text:p>0.01337302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5983682">
            <text:p>-0.005983682</text:p>
          </table:table-cell>
          <table:table-cell office:value-type="float" office:value="0.002951373">
            <text:p>0.002951373</text:p>
          </table:table-cell>
          <table:table-cell office:value-type="float" office:value="0.02020432">
            <text:p>0.02020432</text:p>
          </table:table-cell>
          <table:table-cell office:value-type="float" office:value="0.008776267">
            <text:p>0.008776267</text:p>
          </table:table-cell>
          <table:table-cell office:value-type="float" office:value="0.01179947">
            <text:p>0.01179947</text:p>
          </table:table-cell>
          <table:table-cell office:value-type="float" office:value="0.01642549">
            <text:p>0.01642549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9420497">
            <text:p>-0.009420497</text:p>
          </table:table-cell>
          <table:table-cell office:value-type="float" office:value="0.003144841">
            <text:p>0.003144841</text:p>
          </table:table-cell>
          <table:table-cell office:value-type="float" office:value="0.02389481">
            <text:p>0.02389481</text:p>
          </table:table-cell>
          <table:table-cell office:value-type="float" office:value="0.009971165">
            <text:p>0.009971165</text:p>
          </table:table-cell>
          <table:table-cell office:value-type="float" office:value="0.01481703">
            <text:p>0.01481703</text:p>
          </table:table-cell>
          <table:table-cell office:value-type="float" office:value="0.019358">
            <text:p>0.019358</text:p>
          </table:table-cell>
          <table:table-cell office:value-type="float" office:value="0.16">
            <text:p>0.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226819">
            <text:p>-0.01226819</text:p>
          </table:table-cell>
          <table:table-cell office:value-type="float" office:value="0.002347144">
            <text:p>0.002347144</text:p>
          </table:table-cell>
          <table:table-cell office:value-type="float" office:value="0.02762293">
            <text:p>0.02762293</text:p>
          </table:table-cell>
          <table:table-cell office:value-type="float" office:value="0.01094381">
            <text:p>0.01094381</text:p>
          </table:table-cell>
          <table:table-cell office:value-type="float" office:value="0.01799008">
            <text:p>0.01799008</text:p>
          </table:table-cell>
          <table:table-cell office:value-type="float" office:value="0.02211536">
            <text:p>0.02211536</text:p>
          </table:table-cell>
          <table:table-cell office:value-type="float" office:value="0.18">
            <text:p>0.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500536">
            <text:p>-0.01500536</text:p>
          </table:table-cell>
          <table:table-cell table:style-name="ce1" office:value-type="float" office:value="-0.00007691677">
            <text:p>-7.69E-005</text:p>
          </table:table-cell>
          <table:table-cell office:value-type="float" office:value="0.0313261">
            <text:p>0.0313261</text:p>
          </table:table-cell>
          <table:table-cell office:value-type="float" office:value="0.01139406">
            <text:p>0.01139406</text:p>
          </table:table-cell>
          <table:table-cell office:value-type="float" office:value="0.02137258">
            <text:p>0.02137258</text:p>
          </table:table-cell>
          <table:table-cell office:value-type="float" office:value="0.02470465">
            <text:p>0.02470465</text:p>
          </table:table-cell>
          <table:table-cell office:value-type="float" office:value="0.2">
            <text:p>0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77313">
            <text:p>-0.0177313</text:p>
          </table:table-cell>
          <table:table-cell office:value-type="float" office:value="-0.004263535">
            <text:p>-0.004263535</text:p>
          </table:table-cell>
          <table:table-cell office:value-type="float" office:value="0.03524825">
            <text:p>0.03524825</text:p>
          </table:table-cell>
          <table:table-cell office:value-type="float" office:value="0.01136671">
            <text:p>0.01136671</text:p>
          </table:table-cell>
          <table:table-cell office:value-type="float" office:value="0.02502439">
            <text:p>0.02502439</text:p>
          </table:table-cell>
          <table:table-cell office:value-type="float" office:value="0.02723964">
            <text:p>0.02723964</text:p>
          </table:table-cell>
          <table:table-cell office:value-type="float" office:value="0.22">
            <text:p>0.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011852">
            <text:p>-0.02011852</text:p>
          </table:table-cell>
          <table:table-cell office:value-type="float" office:value="-0.00999154">
            <text:p>-0.00999154</text:p>
          </table:table-cell>
          <table:table-cell office:value-type="float" office:value="0.03955263">
            <text:p>0.03955263</text:p>
          </table:table-cell>
          <table:table-cell office:value-type="float" office:value="0.01106688">
            <text:p>0.01106688</text:p>
          </table:table-cell>
          <table:table-cell office:value-type="float" office:value="0.02910185">
            <text:p>0.02910185</text:p>
          </table:table-cell>
          <table:table-cell office:value-type="float" office:value="0.03010084">
            <text:p>0.03010084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10168">
            <text:p>-0.02210168</text:p>
          </table:table-cell>
          <table:table-cell office:value-type="float" office:value="-0.0168699">
            <text:p>-0.0168699</text:p>
          </table:table-cell>
          <table:table-cell office:value-type="float" office:value="0.04437347">
            <text:p>0.04437347</text:p>
          </table:table-cell>
          <table:table-cell office:value-type="float" office:value="0.01048378">
            <text:p>0.01048378</text:p>
          </table:table-cell>
          <table:table-cell office:value-type="float" office:value="0.03331314">
            <text:p>0.03331314</text:p>
          </table:table-cell>
          <table:table-cell office:value-type="float" office:value="0.03315681">
            <text:p>0.03315681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34576">
            <text:p>-0.0234576</text:p>
          </table:table-cell>
          <table:table-cell office:value-type="float" office:value="-0.02427287">
            <text:p>-0.02427287</text:p>
          </table:table-cell>
          <table:table-cell office:value-type="float" office:value="0.04966036">
            <text:p>0.04966036</text:p>
          </table:table-cell>
          <table:table-cell office:value-type="float" office:value="0.009822562">
            <text:p>0.009822562</text:p>
          </table:table-cell>
          <table:table-cell office:value-type="float" office:value="0.03736452">
            <text:p>0.03736452</text:p>
          </table:table-cell>
          <table:table-cell office:value-type="float" office:value="0.03621688">
            <text:p>0.03621688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396847">
            <text:p>-0.02396847</text:p>
          </table:table-cell>
          <table:table-cell office:value-type="float" office:value="-0.03161672">
            <text:p>-0.03161672</text:p>
          </table:table-cell>
          <table:table-cell office:value-type="float" office:value="0.05542035">
            <text:p>0.05542035</text:p>
          </table:table-cell>
          <table:table-cell office:value-type="float" office:value="0.009257418">
            <text:p>0.009257418</text:p>
          </table:table-cell>
          <table:table-cell office:value-type="float" office:value="0.04138416">
            <text:p>0.04138416</text:p>
          </table:table-cell>
          <table:table-cell office:value-type="float" office:value="0.03945585">
            <text:p>0.03945585</text:p>
          </table:table-cell>
          <table:table-cell office:value-type="float" office:value="0.3">
            <text:p>0.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359668">
            <text:p>-0.02359668</text:p>
          </table:table-cell>
          <table:table-cell office:value-type="float" office:value="-0.03834562">
            <text:p>-0.03834562</text:p>
          </table:table-cell>
          <table:table-cell office:value-type="float" office:value="0.06154982">
            <text:p>0.06154982</text:p>
          </table:table-cell>
          <table:table-cell office:value-type="float" office:value="0.008718752">
            <text:p>0.008718752</text:p>
          </table:table-cell>
          <table:table-cell office:value-type="float" office:value="0.04572716">
            <text:p>0.04572716</text:p>
          </table:table-cell>
          <table:table-cell office:value-type="float" office:value="0.04321894">
            <text:p>0.04321894</text:p>
          </table:table-cell>
          <table:table-cell office:value-type="float" office:value="0.32">
            <text:p>0.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29597">
            <text:p>-0.02229597</text:p>
          </table:table-cell>
          <table:table-cell office:value-type="float" office:value="-0.04423653">
            <text:p>-0.04423653</text:p>
          </table:table-cell>
          <table:table-cell office:value-type="float" office:value="0.06807299">
            <text:p>0.06807299</text:p>
          </table:table-cell>
          <table:table-cell office:value-type="float" office:value="0.008306262">
            <text:p>0.008306262</text:p>
          </table:table-cell>
          <table:table-cell office:value-type="float" office:value="0.05010751">
            <text:p>0.05010751</text:p>
          </table:table-cell>
          <table:table-cell office:value-type="float" office:value="0.04718973">
            <text:p>0.04718973</text:p>
          </table:table-cell>
          <table:table-cell office:value-type="float" office:value="0.34">
            <text:p>0.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987647">
            <text:p>-0.01987647</text:p>
          </table:table-cell>
          <table:table-cell office:value-type="float" office:value="-0.04930389">
            <text:p>-0.04930389</text:p>
          </table:table-cell>
          <table:table-cell office:value-type="float" office:value="0.07485737">
            <text:p>0.07485737</text:p>
          </table:table-cell>
          <table:table-cell office:value-type="float" office:value="0.008070824">
            <text:p>0.008070824</text:p>
          </table:table-cell>
          <table:table-cell office:value-type="float" office:value="0.05466744">
            <text:p>0.05466744</text:p>
          </table:table-cell>
          <table:table-cell office:value-type="float" office:value="0.05158845">
            <text:p>0.05158845</text:p>
          </table:table-cell>
          <table:table-cell office:value-type="float" office:value="0.36">
            <text:p>0.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623584">
            <text:p>-0.01623584</text:p>
          </table:table-cell>
          <table:table-cell office:value-type="float" office:value="-0.0537758">
            <text:p>-0.0537758</text:p>
          </table:table-cell>
          <table:table-cell office:value-type="float" office:value="0.08189136">
            <text:p>0.08189136</text:p>
          </table:table-cell>
          <table:table-cell office:value-type="float" office:value="0.007870824">
            <text:p>0.007870824</text:p>
          </table:table-cell>
          <table:table-cell office:value-type="float" office:value="0.05961668">
            <text:p>0.05961668</text:p>
          </table:table-cell>
          <table:table-cell office:value-type="float" office:value="0.05634435">
            <text:p>0.05634435</text:p>
          </table:table-cell>
          <table:table-cell office:value-type="float" office:value="0.38">
            <text:p>0.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35348">
            <text:p>-0.01135348</text:p>
          </table:table-cell>
          <table:table-cell office:value-type="float" office:value="-0.0578297">
            <text:p>-0.0578297</text:p>
          </table:table-cell>
          <table:table-cell office:value-type="float" office:value="0.08841355">
            <text:p>0.08841355</text:p>
          </table:table-cell>
          <table:table-cell office:value-type="float" office:value="0.00767837">
            <text:p>0.00767837</text:p>
          </table:table-cell>
          <table:table-cell office:value-type="float" office:value="0.06466006">
            <text:p>0.06466006</text:p>
          </table:table-cell>
          <table:table-cell office:value-type="float" office:value="0.06154024">
            <text:p>0.06154024</text:p>
          </table:table-cell>
          <table:table-cell office:value-type="float" office:value="0.4">
            <text:p>0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5359068">
            <text:p>-0.005359068</text:p>
          </table:table-cell>
          <table:table-cell office:value-type="float" office:value="-0.06163044">
            <text:p>-0.06163044</text:p>
          </table:table-cell>
          <table:table-cell office:value-type="float" office:value="0.0944734">
            <text:p>0.0944734</text:p>
          </table:table-cell>
          <table:table-cell office:value-type="float" office:value="0.007530849">
            <text:p>0.007530849</text:p>
          </table:table-cell>
          <table:table-cell office:value-type="float" office:value="0.06985517">
            <text:p>0.06985517</text:p>
          </table:table-cell>
          <table:table-cell office:value-type="float" office:value="0.06713027">
            <text:p>0.06713027</text:p>
          </table:table-cell>
          <table:table-cell office:value-type="float" office:value="0.42">
            <text:p>0.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1479479">
            <text:p>0.001479479</text:p>
          </table:table-cell>
          <table:table-cell office:value-type="float" office:value="-0.06535578">
            <text:p>-0.06535578</text:p>
          </table:table-cell>
          <table:table-cell office:value-type="float" office:value="0.1007035">
            <text:p>0.1007035</text:p>
          </table:table-cell>
          <table:table-cell office:value-type="float" office:value="0.007528822">
            <text:p>0.007528822</text:p>
          </table:table-cell>
          <table:table-cell office:value-type="float" office:value="0.07527229">
            <text:p>0.07527229</text:p>
          </table:table-cell>
          <table:table-cell office:value-type="float" office:value="0.07319407">
            <text:p>0.07319407</text:p>
          </table:table-cell>
          <table:table-cell office:value-type="float" office:value="0.4400001">
            <text:p>0.440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9037022">
            <text:p>0.009037022</text:p>
          </table:table-cell>
          <table:table-cell office:value-type="float" office:value="-0.06903918">
            <text:p>-0.06903918</text:p>
          </table:table-cell>
          <table:table-cell office:value-type="float" office:value="0.1068864">
            <text:p>0.1068864</text:p>
          </table:table-cell>
          <table:table-cell office:value-type="float" office:value="0.007658878">
            <text:p>0.007658878</text:p>
          </table:table-cell>
          <table:table-cell office:value-type="float" office:value="0.08104224">
            <text:p>0.08104224</text:p>
          </table:table-cell>
          <table:table-cell office:value-type="float" office:value="0.07970501">
            <text:p>0.07970501</text:p>
          </table:table-cell>
          <table:table-cell office:value-type="float" office:value="0.4600001">
            <text:p>0.460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711355">
            <text:p>0.01711355</text:p>
          </table:table-cell>
          <table:table-cell office:value-type="float" office:value="-0.07261144">
            <text:p>-0.07261144</text:p>
          </table:table-cell>
          <table:table-cell office:value-type="float" office:value="0.1135942">
            <text:p>0.1135942</text:p>
          </table:table-cell>
          <table:table-cell office:value-type="float" office:value="0.008037565">
            <text:p>0.008037565</text:p>
          </table:table-cell>
          <table:table-cell office:value-type="float" office:value="0.08684365">
            <text:p>0.08684365</text:p>
          </table:table-cell>
          <table:table-cell office:value-type="float" office:value="0.08672512">
            <text:p>0.08672512</text:p>
          </table:table-cell>
          <table:table-cell office:value-type="float" office:value="0.4800001">
            <text:p>0.480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562267">
            <text:p>0.02562267</text:p>
          </table:table-cell>
          <table:table-cell office:value-type="float" office:value="-0.07626046">
            <text:p>-0.07626046</text:p>
          </table:table-cell>
          <table:table-cell office:value-type="float" office:value="0.1209668">
            <text:p>0.1209668</text:p>
          </table:table-cell>
          <table:table-cell office:value-type="float" office:value="0.008619796">
            <text:p>0.008619796</text:p>
          </table:table-cell>
          <table:table-cell office:value-type="float" office:value="0.09273262">
            <text:p>0.09273262</text:p>
          </table:table-cell>
          <table:table-cell office:value-type="float" office:value="0.09407667">
            <text:p>0.09407667</text:p>
          </table:table-cell>
          <table:table-cell office:value-type="float" office:value="0.5000001">
            <text:p>0.500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459606">
            <text:p>0.03459606</text:p>
          </table:table-cell>
          <table:table-cell office:value-type="float" office:value="-0.07987516">
            <text:p>-0.07987516</text:p>
          </table:table-cell>
          <table:table-cell office:value-type="float" office:value="0.1290344">
            <text:p>0.1290344</text:p>
          </table:table-cell>
          <table:table-cell office:value-type="float" office:value="0.009550159">
            <text:p>0.009550159</text:p>
          </table:table-cell>
          <table:table-cell office:value-type="float" office:value="0.09876588">
            <text:p>0.09876588</text:p>
          </table:table-cell>
          <table:table-cell office:value-type="float" office:value="0.1020273">
            <text:p>0.1020273</text:p>
          </table:table-cell>
          <table:table-cell office:value-type="float" office:value="0.52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4373347">
            <text:p>0.04373347</text:p>
          </table:table-cell>
          <table:table-cell office:value-type="float" office:value="-0.0833722">
            <text:p>-0.0833722</text:p>
          </table:table-cell>
          <table:table-cell office:value-type="float" office:value="0.1373563">
            <text:p>0.1373563</text:p>
          </table:table-cell>
          <table:table-cell office:value-type="float" office:value="0.01067147">
            <text:p>0.01067147</text:p>
          </table:table-cell>
          <table:table-cell office:value-type="float" office:value="0.1051407">
            <text:p>0.1051407</text:p>
          </table:table-cell>
          <table:table-cell office:value-type="float" office:value="0.110313">
            <text:p>0.110313</text:p>
          </table:table-cell>
          <table:table-cell office:value-type="float" office:value="0.54">
            <text:p>0.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301485">
            <text:p>0.05301485</text:p>
          </table:table-cell>
          <table:table-cell office:value-type="float" office:value="-0.08694865">
            <text:p>-0.08694865</text:p>
          </table:table-cell>
          <table:table-cell office:value-type="float" office:value="0.1455597">
            <text:p>0.1455597</text:p>
          </table:table-cell>
          <table:table-cell office:value-type="float" office:value="0.01200743">
            <text:p>0.01200743</text:p>
          </table:table-cell>
          <table:table-cell office:value-type="float" office:value="0.1115213">
            <text:p>0.1115213</text:p>
          </table:table-cell>
          <table:table-cell office:value-type="float" office:value="0.1192804">
            <text:p>0.1192804</text:p>
          </table:table-cell>
          <table:table-cell office:value-type="float" office:value="0.56">
            <text:p>0.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6224262">
            <text:p>0.06224262</text:p>
          </table:table-cell>
          <table:table-cell office:value-type="float" office:value="-0.0905002">
            <text:p>-0.0905002</text:p>
          </table:table-cell>
          <table:table-cell office:value-type="float" office:value="0.1535363">
            <text:p>0.1535363</text:p>
          </table:table-cell>
          <table:table-cell office:value-type="float" office:value="0.01360863">
            <text:p>0.01360863</text:p>
          </table:table-cell>
          <table:table-cell office:value-type="float" office:value="0.1180536">
            <text:p>0.1180536</text:p>
          </table:table-cell>
          <table:table-cell office:value-type="float" office:value="0.1288793">
            <text:p>0.1288793</text:p>
          </table:table-cell>
          <table:table-cell office:value-type="float" office:value="0.58">
            <text:p>0.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7132453">
            <text:p>0.07132453</text:p>
          </table:table-cell>
          <table:table-cell office:value-type="float" office:value="-0.09411216">
            <text:p>-0.09411216</text:p>
          </table:table-cell>
          <table:table-cell office:value-type="float" office:value="0.1613086">
            <text:p>0.1613086</text:p>
          </table:table-cell>
          <table:table-cell office:value-type="float" office:value="0.01556213">
            <text:p>0.01556213</text:p>
          </table:table-cell>
          <table:table-cell office:value-type="float" office:value="0.1247555">
            <text:p>0.1247555</text:p>
          </table:table-cell>
          <table:table-cell office:value-type="float" office:value="0.1394468">
            <text:p>0.1394468</text:p>
          </table:table-cell>
          <table:table-cell office:value-type="float" office:value="0.6">
            <text:p>0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8016551">
            <text:p>0.08016551</text:p>
          </table:table-cell>
          <table:table-cell office:value-type="float" office:value="-0.09790128">
            <text:p>-0.09790128</text:p>
          </table:table-cell>
          <table:table-cell office:value-type="float" office:value="0.1686054">
            <text:p>0.1686054</text:p>
          </table:table-cell>
          <table:table-cell office:value-type="float" office:value="0.01780842">
            <text:p>0.01780842</text:p>
          </table:table-cell>
          <table:table-cell office:value-type="float" office:value="0.1318742">
            <text:p>0.1318742</text:p>
          </table:table-cell>
          <table:table-cell office:value-type="float" office:value="0.1506917">
            <text:p>0.1506917</text:p>
          </table:table-cell>
          <table:table-cell office:value-type="float" office:value="0.6199999">
            <text:p>0.61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8872993">
            <text:p>0.08872993</text:p>
          </table:table-cell>
          <table:table-cell office:value-type="float" office:value="-0.1031278">
            <text:p>-0.1031278</text:p>
          </table:table-cell>
          <table:table-cell office:value-type="float" office:value="0.1751697">
            <text:p>0.1751697</text:p>
          </table:table-cell>
          <table:table-cell office:value-type="float" office:value="0.02040053">
            <text:p>0.02040053</text:p>
          </table:table-cell>
          <table:table-cell office:value-type="float" office:value="0.1390014">
            <text:p>0.1390014</text:p>
          </table:table-cell>
          <table:table-cell office:value-type="float" office:value="0.1627228">
            <text:p>0.1627228</text:p>
          </table:table-cell>
          <table:table-cell office:value-type="float" office:value="0.6399999">
            <text:p>0.63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68045">
            <text:p>0.0968045</text:p>
          </table:table-cell>
          <table:table-cell office:value-type="float" office:value="-0.1081391">
            <text:p>-0.1081391</text:p>
          </table:table-cell>
          <table:table-cell office:value-type="float" office:value="0.180965">
            <text:p>0.180965</text:p>
          </table:table-cell>
          <table:table-cell office:value-type="float" office:value="0.0233312">
            <text:p>0.0233312</text:p>
          </table:table-cell>
          <table:table-cell office:value-type="float" office:value="0.1463602">
            <text:p>0.1463602</text:p>
          </table:table-cell>
          <table:table-cell office:value-type="float" office:value="0.1755631">
            <text:p>0.1755631</text:p>
          </table:table-cell>
          <table:table-cell office:value-type="float" office:value="0.6599999">
            <text:p>0.65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040494">
            <text:p>0.1040494</text:p>
          </table:table-cell>
          <table:table-cell office:value-type="float" office:value="-0.1111065">
            <text:p>-0.1111065</text:p>
          </table:table-cell>
          <table:table-cell office:value-type="float" office:value="0.1860405">
            <text:p>0.1860405</text:p>
          </table:table-cell>
          <table:table-cell office:value-type="float" office:value="0.02669189">
            <text:p>0.02669189</text:p>
          </table:table-cell>
          <table:table-cell office:value-type="float" office:value="0.1539399">
            <text:p>0.1539399</text:p>
          </table:table-cell>
          <table:table-cell office:value-type="float" office:value="0.1892173">
            <text:p>0.1892173</text:p>
          </table:table-cell>
          <table:table-cell office:value-type="float" office:value="0.6799999">
            <text:p>0.67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105082">
            <text:p>0.1105082</text:p>
          </table:table-cell>
          <table:table-cell office:value-type="float" office:value="-0.1126566">
            <text:p>-0.1126566</text:p>
          </table:table-cell>
          <table:table-cell office:value-type="float" office:value="0.1914791">
            <text:p>0.1914791</text:p>
          </table:table-cell>
          <table:table-cell office:value-type="float" office:value="0.03062907">
            <text:p>0.03062907</text:p>
          </table:table-cell>
          <table:table-cell office:value-type="float" office:value="0.1620265">
            <text:p>0.1620265</text:p>
          </table:table-cell>
          <table:table-cell office:value-type="float" office:value="0.2037366">
            <text:p>0.2037366</text:p>
          </table:table-cell>
          <table:table-cell office:value-type="float" office:value="0.6999999">
            <text:p>0.69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161791">
            <text:p>0.1161791</text:p>
          </table:table-cell>
          <table:table-cell office:value-type="float" office:value="-0.1128366">
            <text:p>-0.1128366</text:p>
          </table:table-cell>
          <table:table-cell office:value-type="float" office:value="0.1976215">
            <text:p>0.1976215</text:p>
          </table:table-cell>
          <table:table-cell office:value-type="float" office:value="0.0346701">
            <text:p>0.0346701</text:p>
          </table:table-cell>
          <table:table-cell office:value-type="float" office:value="0.1702152">
            <text:p>0.1702152</text:p>
          </table:table-cell>
          <table:table-cell office:value-type="float" office:value="0.2191812">
            <text:p>0.2191812</text:p>
          </table:table-cell>
          <table:table-cell office:value-type="float" office:value="0.7199998">
            <text:p>0.71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210595">
            <text:p>0.1210595</text:p>
          </table:table-cell>
          <table:table-cell office:value-type="float" office:value="-0.1127078">
            <text:p>-0.1127078</text:p>
          </table:table-cell>
          <table:table-cell office:value-type="float" office:value="0.2044795">
            <text:p>0.2044795</text:p>
          </table:table-cell>
          <table:table-cell office:value-type="float" office:value="0.0393122">
            <text:p>0.0393122</text:p>
          </table:table-cell>
          <table:table-cell office:value-type="float" office:value="0.1837991">
            <text:p>0.1837991</text:p>
          </table:table-cell>
          <table:table-cell office:value-type="float" office:value="0.2317464">
            <text:p>0.2317464</text:p>
          </table:table-cell>
          <table:table-cell office:value-type="float" office:value="0.7399998">
            <text:p>0.73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251238">
            <text:p>0.1251238</text:p>
          </table:table-cell>
          <table:table-cell office:value-type="float" office:value="-0.1119492">
            <text:p>-0.1119492</text:p>
          </table:table-cell>
          <table:table-cell office:value-type="float" office:value="0.2114859">
            <text:p>0.2114859</text:p>
          </table:table-cell>
          <table:table-cell office:value-type="float" office:value="0.04414031">
            <text:p>0.04414031</text:p>
          </table:table-cell>
          <table:table-cell office:value-type="float" office:value="0.1994066">
            <text:p>0.1994066</text:p>
          </table:table-cell>
          <table:table-cell office:value-type="float" office:value="0.2442284">
            <text:p>0.2442284</text:p>
          </table:table-cell>
          <table:table-cell office:value-type="float" office:value="0.7599998">
            <text:p>0.75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284296">
            <text:p>0.1284296</text:p>
          </table:table-cell>
          <table:table-cell office:value-type="float" office:value="-0.1110777">
            <text:p>-0.1110777</text:p>
          </table:table-cell>
          <table:table-cell office:value-type="float" office:value="0.21877">
            <text:p>0.21877</text:p>
          </table:table-cell>
          <table:table-cell office:value-type="float" office:value="0.04413261">
            <text:p>0.04413261</text:p>
          </table:table-cell>
          <table:table-cell office:value-type="float" office:value="0.2148502">
            <text:p>0.2148502</text:p>
          </table:table-cell>
          <table:table-cell office:value-type="float" office:value="0.2567587">
            <text:p>0.2567587</text:p>
          </table:table-cell>
          <table:table-cell office:value-type="float" office:value="0.7799998">
            <text:p>0.77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314237">
            <text:p>0.1314237</text:p>
          </table:table-cell>
          <table:table-cell office:value-type="float" office:value="-0.1095902">
            <text:p>-0.1095902</text:p>
          </table:table-cell>
          <table:table-cell office:value-type="float" office:value="0.2265292">
            <text:p>0.2265292</text:p>
          </table:table-cell>
          <table:table-cell office:value-type="float" office:value="0.04447043">
            <text:p>0.04447043</text:p>
          </table:table-cell>
          <table:table-cell office:value-type="float" office:value="0.2289564">
            <text:p>0.2289564</text:p>
          </table:table-cell>
          <table:table-cell office:value-type="float" office:value="0.2699422">
            <text:p>0.2699422</text:p>
          </table:table-cell>
          <table:table-cell office:value-type="float" office:value="0.7999998">
            <text:p>0.79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346474">
            <text:p>0.1346474</text:p>
          </table:table-cell>
          <table:table-cell office:value-type="float" office:value="-0.1077195">
            <text:p>-0.1077195</text:p>
          </table:table-cell>
          <table:table-cell office:value-type="float" office:value="0.2347397">
            <text:p>0.2347397</text:p>
          </table:table-cell>
          <table:table-cell office:value-type="float" office:value="0.04887395">
            <text:p>0.04887395</text:p>
          </table:table-cell>
          <table:table-cell office:value-type="float" office:value="0.2422521">
            <text:p>0.2422521</text:p>
          </table:table-cell>
          <table:table-cell office:value-type="float" office:value="0.2836465">
            <text:p>0.2836465</text:p>
          </table:table-cell>
          <table:table-cell office:value-type="float" office:value="0.8199998">
            <text:p>0.81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382963">
            <text:p>0.1382963</text:p>
          </table:table-cell>
          <table:table-cell office:value-type="float" office:value="-0.1056852">
            <text:p>-0.1056852</text:p>
          </table:table-cell>
          <table:table-cell office:value-type="float" office:value="0.2433082">
            <text:p>0.2433082</text:p>
          </table:table-cell>
          <table:table-cell office:value-type="float" office:value="0.05600325">
            <text:p>0.05600325</text:p>
          </table:table-cell>
          <table:table-cell office:value-type="float" office:value="0.2548304">
            <text:p>0.2548304</text:p>
          </table:table-cell>
          <table:table-cell office:value-type="float" office:value="0.2975608">
            <text:p>0.2975608</text:p>
          </table:table-cell>
          <table:table-cell office:value-type="float" office:value="0.8399997">
            <text:p>0.83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425412">
            <text:p>0.1425412</text:p>
          </table:table-cell>
          <table:table-cell office:value-type="float" office:value="-0.1031403">
            <text:p>-0.1031403</text:p>
          </table:table-cell>
          <table:table-cell office:value-type="float" office:value="0.2519934">
            <text:p>0.2519934</text:p>
          </table:table-cell>
          <table:table-cell office:value-type="float" office:value="0.06650678">
            <text:p>0.06650678</text:p>
          </table:table-cell>
          <table:table-cell office:value-type="float" office:value="0.2666657">
            <text:p>0.2666657</text:p>
          </table:table-cell>
          <table:table-cell office:value-type="float" office:value="0.3116008">
            <text:p>0.3116008</text:p>
          </table:table-cell>
          <table:table-cell office:value-type="float" office:value="0.8599997">
            <text:p>0.85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471902">
            <text:p>0.1471902</text:p>
          </table:table-cell>
          <table:table-cell office:value-type="float" office:value="-0.1004973">
            <text:p>-0.1004973</text:p>
          </table:table-cell>
          <table:table-cell office:value-type="float" office:value="0.2607277">
            <text:p>0.2607277</text:p>
          </table:table-cell>
          <table:table-cell office:value-type="float" office:value="0.07971305">
            <text:p>0.07971305</text:p>
          </table:table-cell>
          <table:table-cell office:value-type="float" office:value="0.2784592">
            <text:p>0.2784592</text:p>
          </table:table-cell>
          <table:table-cell office:value-type="float" office:value="0.3259896">
            <text:p>0.3259896</text:p>
          </table:table-cell>
          <table:table-cell office:value-type="float" office:value="0.8799997">
            <text:p>0.87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52371">
            <text:p>0.152371</text:p>
          </table:table-cell>
          <table:table-cell office:value-type="float" office:value="-0.09731527">
            <text:p>-0.09731527</text:p>
          </table:table-cell>
          <table:table-cell office:value-type="float" office:value="0.2695855">
            <text:p>0.2695855</text:p>
          </table:table-cell>
          <table:table-cell office:value-type="float" office:value="0.09464891">
            <text:p>0.09464891</text:p>
          </table:table-cell>
          <table:table-cell office:value-type="float" office:value="0.2910964">
            <text:p>0.2910964</text:p>
          </table:table-cell>
          <table:table-cell office:value-type="float" office:value="0.3417122">
            <text:p>0.3417122</text:p>
          </table:table-cell>
          <table:table-cell office:value-type="float" office:value="0.8999997">
            <text:p>0.89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580312">
            <text:p>0.1580312</text:p>
          </table:table-cell>
          <table:table-cell office:value-type="float" office:value="-0.09385354">
            <text:p>-0.09385354</text:p>
          </table:table-cell>
          <table:table-cell office:value-type="float" office:value="0.2776772">
            <text:p>0.2776772</text:p>
          </table:table-cell>
          <table:table-cell office:value-type="float" office:value="0.1112608">
            <text:p>0.1112608</text:p>
          </table:table-cell>
          <table:table-cell office:value-type="float" office:value="0.3053174">
            <text:p>0.3053174</text:p>
          </table:table-cell>
          <table:table-cell office:value-type="float" office:value="0.3576971">
            <text:p>0.3576971</text:p>
          </table:table-cell>
          <table:table-cell office:value-type="float" office:value="0.9199997">
            <text:p>0.91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644259">
            <text:p>0.1644259</text:p>
          </table:table-cell>
          <table:table-cell office:value-type="float" office:value="-0.09012751">
            <text:p>-0.09012751</text:p>
          </table:table-cell>
          <table:table-cell office:value-type="float" office:value="0.2844419">
            <text:p>0.2844419</text:p>
          </table:table-cell>
          <table:table-cell office:value-type="float" office:value="0.1287436">
            <text:p>0.1287436</text:p>
          </table:table-cell>
          <table:table-cell office:value-type="float" office:value="0.3191777">
            <text:p>0.3191777</text:p>
          </table:table-cell>
          <table:table-cell office:value-type="float" office:value="0.3737622">
            <text:p>0.3737622</text:p>
          </table:table-cell>
          <table:table-cell office:value-type="float" office:value="0.9399996">
            <text:p>0.939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712224">
            <text:p>0.1712224</text:p>
          </table:table-cell>
          <table:table-cell office:value-type="float" office:value="-0.0860674">
            <text:p>-0.0860674</text:p>
          </table:table-cell>
          <table:table-cell office:value-type="float" office:value="0.2901745">
            <text:p>0.2901745</text:p>
          </table:table-cell>
          <table:table-cell office:value-type="float" office:value="0.1455847">
            <text:p>0.1455847</text:p>
          </table:table-cell>
          <table:table-cell office:value-type="float" office:value="0.3309472">
            <text:p>0.3309472</text:p>
          </table:table-cell>
          <table:table-cell office:value-type="float" office:value="0.3896725">
            <text:p>0.3896725</text:p>
          </table:table-cell>
          <table:table-cell office:value-type="float" office:value="0.9599996">
            <text:p>0.959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783589">
            <text:p>0.1783589</text:p>
          </table:table-cell>
          <table:table-cell office:value-type="float" office:value="-0.0818854">
            <text:p>-0.0818854</text:p>
          </table:table-cell>
          <table:table-cell office:value-type="float" office:value="0.2952256">
            <text:p>0.2952256</text:p>
          </table:table-cell>
          <table:table-cell office:value-type="float" office:value="0.1624139">
            <text:p>0.1624139</text:p>
          </table:table-cell>
          <table:table-cell office:value-type="float" office:value="0.3400391">
            <text:p>0.3400391</text:p>
          </table:table-cell>
          <table:table-cell office:value-type="float" office:value="0.4051399">
            <text:p>0.4051399</text:p>
          </table:table-cell>
          <table:table-cell office:value-type="float" office:value="0.9799996">
            <text:p>0.9799996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862124">
            <text:p>0.1862124</text:p>
          </table:table-cell>
          <table:table-cell office:value-type="float" office:value="-0.07760337">
            <text:p>-0.07760337</text:p>
          </table:table-cell>
          <table:table-cell office:value-type="float" office:value="0.2997112">
            <text:p>0.2997112</text:p>
          </table:table-cell>
          <table:table-cell office:value-type="float" office:value="0.1781072">
            <text:p>0.1781072</text:p>
          </table:table-cell>
          <table:table-cell office:value-type="float" office:value="0.3470137">
            <text:p>0.3470137</text:p>
          </table:table-cell>
          <table:table-cell office:value-type="float" office:value="0.4201527">
            <text:p>0.4201527</text:p>
          </table:table-cell>
          <table:table-cell office:value-type="float" office:value="0.9999996">
            <text:p>0.999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94579">
            <text:p>0.194579</text:p>
          </table:table-cell>
          <table:table-cell office:value-type="float" office:value="-0.07346828">
            <text:p>-0.07346828</text:p>
          </table:table-cell>
          <table:table-cell office:value-type="float" office:value="0.3038612">
            <text:p>0.3038612</text:p>
          </table:table-cell>
          <table:table-cell office:value-type="float" office:value="0.189614">
            <text:p>0.189614</text:p>
          </table:table-cell>
          <table:table-cell office:value-type="float" office:value="0.3535936">
            <text:p>0.3535936</text:p>
          </table:table-cell>
          <table:table-cell office:value-type="float" office:value="0.4345489">
            <text:p>0.4345489</text:p>
          </table:table-cell>
          <table:table-cell office:value-type="float" office:value="1.02">
            <text:p>1.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036369">
            <text:p>0.2036369</text:p>
          </table:table-cell>
          <table:table-cell office:value-type="float" office:value="-0.06967373">
            <text:p>-0.06967373</text:p>
          </table:table-cell>
          <table:table-cell office:value-type="float" office:value="0.3085327">
            <text:p>0.3085327</text:p>
          </table:table-cell>
          <table:table-cell office:value-type="float" office:value="0.1977153">
            <text:p>0.1977153</text:p>
          </table:table-cell>
          <table:table-cell office:value-type="float" office:value="0.3619032">
            <text:p>0.3619032</text:p>
          </table:table-cell>
          <table:table-cell office:value-type="float" office:value="0.448881">
            <text:p>0.448881</text:p>
          </table:table-cell>
          <table:table-cell office:value-type="float" office:value="1.04">
            <text:p>1.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131412">
            <text:p>0.2131412</text:p>
          </table:table-cell>
          <table:table-cell office:value-type="float" office:value="-0.06600562">
            <text:p>-0.06600562</text:p>
          </table:table-cell>
          <table:table-cell office:value-type="float" office:value="0.3137513">
            <text:p>0.3137513</text:p>
          </table:table-cell>
          <table:table-cell office:value-type="float" office:value="0.2029399">
            <text:p>0.2029399</text:p>
          </table:table-cell>
          <table:table-cell office:value-type="float" office:value="0.3736984">
            <text:p>0.3736984</text:p>
          </table:table-cell>
          <table:table-cell office:value-type="float" office:value="0.4634037">
            <text:p>0.4634037</text:p>
          </table:table-cell>
          <table:table-cell office:value-type="float" office:value="1.06">
            <text:p>1.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231842">
            <text:p>0.2231842</text:p>
          </table:table-cell>
          <table:table-cell office:value-type="float" office:value="-0.06184989">
            <text:p>-0.06184989</text:p>
          </table:table-cell>
          <table:table-cell office:value-type="float" office:value="0.3198517">
            <text:p>0.3198517</text:p>
          </table:table-cell>
          <table:table-cell office:value-type="float" office:value="0.2082565">
            <text:p>0.2082565</text:p>
          </table:table-cell>
          <table:table-cell office:value-type="float" office:value="0.3873722">
            <text:p>0.3873722</text:p>
          </table:table-cell>
          <table:table-cell office:value-type="float" office:value="0.478398">
            <text:p>0.478398</text:p>
          </table:table-cell>
          <table:table-cell office:value-type="float" office:value="1.08">
            <text:p>1.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338853">
            <text:p>0.2338853</text:p>
          </table:table-cell>
          <table:table-cell office:value-type="float" office:value="-0.0573744">
            <text:p>-0.0573744</text:p>
          </table:table-cell>
          <table:table-cell office:value-type="float" office:value="0.3265013">
            <text:p>0.3265013</text:p>
          </table:table-cell>
          <table:table-cell office:value-type="float" office:value="0.2167311">
            <text:p>0.2167311</text:p>
          </table:table-cell>
          <table:table-cell office:value-type="float" office:value="0.4012916">
            <text:p>0.4012916</text:p>
          </table:table-cell>
          <table:table-cell office:value-type="float" office:value="0.4938174">
            <text:p>0.4938174</text:p>
          </table:table-cell>
          <table:table-cell office:value-type="float" office:value="1.1">
            <text:p>1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448778">
            <text:p>0.2448778</text:p>
          </table:table-cell>
          <table:table-cell office:value-type="float" office:value="-0.05274864">
            <text:p>-0.05274864</text:p>
          </table:table-cell>
          <table:table-cell office:value-type="float" office:value="0.3336988">
            <text:p>0.3336988</text:p>
          </table:table-cell>
          <table:table-cell office:value-type="float" office:value="0.2275164">
            <text:p>0.2275164</text:p>
          </table:table-cell>
          <table:table-cell office:value-type="float" office:value="0.4149522">
            <text:p>0.4149522</text:p>
          </table:table-cell>
          <table:table-cell office:value-type="float" office:value="0.5098786">
            <text:p>0.5098786</text:p>
          </table:table-cell>
          <table:table-cell office:value-type="float" office:value="1.12">
            <text:p>1.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557122">
            <text:p>0.2557122</text:p>
          </table:table-cell>
          <table:table-cell office:value-type="float" office:value="-0.04733339">
            <text:p>-0.04733339</text:p>
          </table:table-cell>
          <table:table-cell office:value-type="float" office:value="0.3411612">
            <text:p>0.3411612</text:p>
          </table:table-cell>
          <table:table-cell office:value-type="float" office:value="0.2407758">
            <text:p>0.2407758</text:p>
          </table:table-cell>
          <table:table-cell office:value-type="float" office:value="0.4294823">
            <text:p>0.4294823</text:p>
          </table:table-cell>
          <table:table-cell office:value-type="float" office:value="0.5265265">
            <text:p>0.5265265</text:p>
          </table:table-cell>
          <table:table-cell office:value-type="float" office:value="1.14">
            <text:p>1.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665007">
            <text:p>0.2665007</text:p>
          </table:table-cell>
          <table:table-cell office:value-type="float" office:value="-0.04149426">
            <text:p>-0.04149426</text:p>
          </table:table-cell>
          <table:table-cell office:value-type="float" office:value="0.3492552">
            <text:p>0.3492552</text:p>
          </table:table-cell>
          <table:table-cell office:value-type="float" office:value="0.2563337">
            <text:p>0.2563337</text:p>
          </table:table-cell>
          <table:table-cell office:value-type="float" office:value="0.4442175">
            <text:p>0.4442175</text:p>
          </table:table-cell>
          <table:table-cell office:value-type="float" office:value="0.5436663">
            <text:p>0.5436663</text:p>
          </table:table-cell>
          <table:table-cell office:value-type="float" office:value="1.159999">
            <text:p>1.15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772101">
            <text:p>0.2772101</text:p>
          </table:table-cell>
          <table:table-cell office:value-type="float" office:value="-0.03422549">
            <text:p>-0.03422549</text:p>
          </table:table-cell>
          <table:table-cell office:value-type="float" office:value="0.3578041">
            <text:p>0.3578041</text:p>
          </table:table-cell>
          <table:table-cell office:value-type="float" office:value="0.2743334">
            <text:p>0.2743334</text:p>
          </table:table-cell>
          <table:table-cell office:value-type="float" office:value="0.4592349">
            <text:p>0.4592349</text:p>
          </table:table-cell>
          <table:table-cell office:value-type="float" office:value="0.5611519">
            <text:p>0.5611519</text:p>
          </table:table-cell>
          <table:table-cell office:value-type="float" office:value="1.179999">
            <text:p>1.17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873617">
            <text:p>0.2873617</text:p>
          </table:table-cell>
          <table:table-cell office:value-type="float" office:value="-0.02622405">
            <text:p>-0.02622405</text:p>
          </table:table-cell>
          <table:table-cell office:value-type="float" office:value="0.3666775">
            <text:p>0.3666775</text:p>
          </table:table-cell>
          <table:table-cell office:value-type="float" office:value="0.2956442">
            <text:p>0.2956442</text:p>
          </table:table-cell>
          <table:table-cell office:value-type="float" office:value="0.474766">
            <text:p>0.474766</text:p>
          </table:table-cell>
          <table:table-cell office:value-type="float" office:value="0.5791195">
            <text:p>0.5791195</text:p>
          </table:table-cell>
          <table:table-cell office:value-type="float" office:value="1.199999">
            <text:p>1.1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971873">
            <text:p>0.2971873</text:p>
          </table:table-cell>
          <table:table-cell office:value-type="float" office:value="-0.01733948">
            <text:p>-0.01733948</text:p>
          </table:table-cell>
          <table:table-cell office:value-type="float" office:value="0.3757057">
            <text:p>0.3757057</text:p>
          </table:table-cell>
          <table:table-cell office:value-type="float" office:value="0.3196097">
            <text:p>0.3196097</text:p>
          </table:table-cell>
          <table:table-cell office:value-type="float" office:value="0.4913115">
            <text:p>0.4913115</text:p>
          </table:table-cell>
          <table:table-cell office:value-type="float" office:value="0.5976848">
            <text:p>0.5976848</text:p>
          </table:table-cell>
          <table:table-cell office:value-type="float" office:value="1.219999">
            <text:p>1.21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068264">
            <text:p>0.3068264</text:p>
          </table:table-cell>
          <table:table-cell office:value-type="float" office:value="-0.008246775">
            <text:p>-0.008246775</text:p>
          </table:table-cell>
          <table:table-cell office:value-type="float" office:value="0.3846015">
            <text:p>0.3846015</text:p>
          </table:table-cell>
          <table:table-cell office:value-type="float" office:value="0.344359">
            <text:p>0.344359</text:p>
          </table:table-cell>
          <table:table-cell office:value-type="float" office:value="0.5086326">
            <text:p>0.5086326</text:p>
          </table:table-cell>
          <table:table-cell office:value-type="float" office:value="0.6169591">
            <text:p>0.6169591</text:p>
          </table:table-cell>
          <table:table-cell office:value-type="float" office:value="1.239999">
            <text:p>1.2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167585">
            <text:p>0.3167585</text:p>
          </table:table-cell>
          <table:table-cell office:value-type="float" office:value="0.001811578">
            <text:p>0.001811578</text:p>
          </table:table-cell>
          <table:table-cell office:value-type="float" office:value="0.3930976">
            <text:p>0.3930976</text:p>
          </table:table-cell>
          <table:table-cell office:value-type="float" office:value="0.368202">
            <text:p>0.368202</text:p>
          </table:table-cell>
          <table:table-cell office:value-type="float" office:value="0.5254834">
            <text:p>0.5254834</text:p>
          </table:table-cell>
          <table:table-cell office:value-type="float" office:value="0.6369707">
            <text:p>0.6369707</text:p>
          </table:table-cell>
          <table:table-cell office:value-type="float" office:value="1.259999">
            <text:p>1.25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264015">
            <text:p>0.3264015</text:p>
          </table:table-cell>
          <table:table-cell office:value-type="float" office:value="0.01283274">
            <text:p>0.01283274</text:p>
          </table:table-cell>
          <table:table-cell office:value-type="float" office:value="0.400656">
            <text:p>0.400656</text:p>
          </table:table-cell>
          <table:table-cell office:value-type="float" office:value="0.3906326">
            <text:p>0.3906326</text:p>
          </table:table-cell>
          <table:table-cell office:value-type="float" office:value="0.5439301">
            <text:p>0.5439301</text:p>
          </table:table-cell>
          <table:table-cell office:value-type="float" office:value="0.6569684">
            <text:p>0.6569684</text:p>
          </table:table-cell>
          <table:table-cell office:value-type="float" office:value="1.279999">
            <text:p>1.27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351503">
            <text:p>0.3351503</text:p>
          </table:table-cell>
          <table:table-cell office:value-type="float" office:value="0.02408195">
            <text:p>0.02408195</text:p>
          </table:table-cell>
          <table:table-cell office:value-type="float" office:value="0.4074213">
            <text:p>0.4074213</text:p>
          </table:table-cell>
          <table:table-cell office:value-type="float" office:value="0.4106866">
            <text:p>0.4106866</text:p>
          </table:table-cell>
          <table:table-cell office:value-type="float" office:value="0.5633209">
            <text:p>0.5633209</text:p>
          </table:table-cell>
          <table:table-cell office:value-type="float" office:value="0.6765028">
            <text:p>0.6765028</text:p>
          </table:table-cell>
          <table:table-cell office:value-type="float" office:value="1.299999">
            <text:p>1.2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42876">
            <text:p>0.342876</text:p>
          </table:table-cell>
          <table:table-cell office:value-type="float" office:value="0.0361025">
            <text:p>0.0361025</text:p>
          </table:table-cell>
          <table:table-cell office:value-type="float" office:value="0.4133465">
            <text:p>0.4133465</text:p>
          </table:table-cell>
          <table:table-cell office:value-type="float" office:value="0.4301067">
            <text:p>0.4301067</text:p>
          </table:table-cell>
          <table:table-cell office:value-type="float" office:value="0.5825394">
            <text:p>0.5825394</text:p>
          </table:table-cell>
          <table:table-cell office:value-type="float" office:value="0.6951782">
            <text:p>0.6951782</text:p>
          </table:table-cell>
          <table:table-cell office:value-type="float" office:value="1.319999">
            <text:p>1.31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496279">
            <text:p>0.3496279</text:p>
          </table:table-cell>
          <table:table-cell office:value-type="float" office:value="0.04894553">
            <text:p>0.04894553</text:p>
          </table:table-cell>
          <table:table-cell office:value-type="float" office:value="0.4189538">
            <text:p>0.4189538</text:p>
          </table:table-cell>
          <table:table-cell office:value-type="float" office:value="0.4499444">
            <text:p>0.4499444</text:p>
          </table:table-cell>
          <table:table-cell office:value-type="float" office:value="0.6008403">
            <text:p>0.6008403</text:p>
          </table:table-cell>
          <table:table-cell office:value-type="float" office:value="0.7132084">
            <text:p>0.7132084</text:p>
          </table:table-cell>
          <table:table-cell office:value-type="float" office:value="1.339999">
            <text:p>1.3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556207">
            <text:p>0.3556207</text:p>
          </table:table-cell>
          <table:table-cell office:value-type="float" office:value="0.06210436">
            <text:p>0.06210436</text:p>
          </table:table-cell>
          <table:table-cell office:value-type="float" office:value="0.4252185">
            <text:p>0.4252185</text:p>
          </table:table-cell>
          <table:table-cell office:value-type="float" office:value="0.4701321">
            <text:p>0.4701321</text:p>
          </table:table-cell>
          <table:table-cell office:value-type="float" office:value="0.6196889">
            <text:p>0.6196889</text:p>
          </table:table-cell>
          <table:table-cell office:value-type="float" office:value="0.73115">
            <text:p>0.73115</text:p>
          </table:table-cell>
          <table:table-cell office:value-type="float" office:value="1.359999">
            <text:p>1.35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610906">
            <text:p>0.3610906</text:p>
          </table:table-cell>
          <table:table-cell office:value-type="float" office:value="0.07558699">
            <text:p>0.07558699</text:p>
          </table:table-cell>
          <table:table-cell office:value-type="float" office:value="0.4319715">
            <text:p>0.4319715</text:p>
          </table:table-cell>
          <table:table-cell office:value-type="float" office:value="0.4903926">
            <text:p>0.4903926</text:p>
          </table:table-cell>
          <table:table-cell office:value-type="float" office:value="0.6401247">
            <text:p>0.6401247</text:p>
          </table:table-cell>
          <table:table-cell office:value-type="float" office:value="0.7488418">
            <text:p>0.7488418</text:p>
          </table:table-cell>
          <table:table-cell office:value-type="float" office:value="1.379999">
            <text:p>1.37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651012">
            <text:p>0.3651012</text:p>
          </table:table-cell>
          <table:table-cell office:value-type="float" office:value="0.08942945">
            <text:p>0.08942945</text:p>
          </table:table-cell>
          <table:table-cell office:value-type="float" office:value="0.4388697">
            <text:p>0.4388697</text:p>
          </table:table-cell>
          <table:table-cell office:value-type="float" office:value="0.5112297">
            <text:p>0.5112297</text:p>
          </table:table-cell>
          <table:table-cell office:value-type="float" office:value="0.6633052">
            <text:p>0.6633052</text:p>
          </table:table-cell>
          <table:table-cell office:value-type="float" office:value="0.7660763">
            <text:p>0.7660763</text:p>
          </table:table-cell>
          <table:table-cell office:value-type="float" office:value="1.399999">
            <text:p>1.3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679042">
            <text:p>0.3679042</text:p>
          </table:table-cell>
          <table:table-cell office:value-type="float" office:value="0.1035046">
            <text:p>0.1035046</text:p>
          </table:table-cell>
          <table:table-cell office:value-type="float" office:value="0.4461284">
            <text:p>0.4461284</text:p>
          </table:table-cell>
          <table:table-cell office:value-type="float" office:value="0.5331765">
            <text:p>0.5331765</text:p>
          </table:table-cell>
          <table:table-cell office:value-type="float" office:value="0.6859486">
            <text:p>0.6859486</text:p>
          </table:table-cell>
          <table:table-cell office:value-type="float" office:value="0.7829487">
            <text:p>0.7829487</text:p>
          </table:table-cell>
          <table:table-cell office:value-type="float" office:value="1.419999">
            <text:p>1.41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699439">
            <text:p>0.3699439</text:p>
          </table:table-cell>
          <table:table-cell office:value-type="float" office:value="0.1177313">
            <text:p>0.1177313</text:p>
          </table:table-cell>
          <table:table-cell office:value-type="float" office:value="0.4539791">
            <text:p>0.4539791</text:p>
          </table:table-cell>
          <table:table-cell office:value-type="float" office:value="0.5547606">
            <text:p>0.5547606</text:p>
          </table:table-cell>
          <table:table-cell office:value-type="float" office:value="0.7053706">
            <text:p>0.7053706</text:p>
          </table:table-cell>
          <table:table-cell office:value-type="float" office:value="0.7999318">
            <text:p>0.7999318</text:p>
          </table:table-cell>
          <table:table-cell office:value-type="float" office:value="1.439999">
            <text:p>1.4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717399">
            <text:p>0.3717399</text:p>
          </table:table-cell>
          <table:table-cell office:value-type="float" office:value="0.1318044">
            <text:p>0.1318044</text:p>
          </table:table-cell>
          <table:table-cell office:value-type="float" office:value="0.462263">
            <text:p>0.462263</text:p>
          </table:table-cell>
          <table:table-cell office:value-type="float" office:value="0.575632">
            <text:p>0.575632</text:p>
          </table:table-cell>
          <table:table-cell office:value-type="float" office:value="0.7229796">
            <text:p>0.7229796</text:p>
          </table:table-cell>
          <table:table-cell office:value-type="float" office:value="0.8176773">
            <text:p>0.8176773</text:p>
          </table:table-cell>
          <table:table-cell office:value-type="float" office:value="1.459999">
            <text:p>1.45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741862">
            <text:p>0.3741862</text:p>
          </table:table-cell>
          <table:table-cell office:value-type="float" office:value="0.146065">
            <text:p>0.146065</text:p>
          </table:table-cell>
          <table:table-cell office:value-type="float" office:value="0.4715257">
            <text:p>0.4715257</text:p>
          </table:table-cell>
          <table:table-cell office:value-type="float" office:value="0.5950999">
            <text:p>0.5950999</text:p>
          </table:table-cell>
          <table:table-cell office:value-type="float" office:value="0.7400475">
            <text:p>0.7400475</text:p>
          </table:table-cell>
          <table:table-cell office:value-type="float" office:value="0.8357812">
            <text:p>0.8357812</text:p>
          </table:table-cell>
          <table:table-cell office:value-type="float" office:value="1.479999">
            <text:p>1.47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767482">
            <text:p>0.3767482</text:p>
          </table:table-cell>
          <table:table-cell office:value-type="float" office:value="0.1601681">
            <text:p>0.1601681</text:p>
          </table:table-cell>
          <table:table-cell office:value-type="float" office:value="0.4816533">
            <text:p>0.4816533</text:p>
          </table:table-cell>
          <table:table-cell office:value-type="float" office:value="0.613882">
            <text:p>0.613882</text:p>
          </table:table-cell>
          <table:table-cell office:value-type="float" office:value="0.7572653">
            <text:p>0.7572653</text:p>
          </table:table-cell>
          <table:table-cell office:value-type="float" office:value="0.853943">
            <text:p>0.853943</text:p>
          </table:table-cell>
          <table:table-cell office:value-type="float" office:value="1.499999">
            <text:p>1.4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799421">
            <text:p>0.3799421</text:p>
          </table:table-cell>
          <table:table-cell office:value-type="float" office:value="0.1739005">
            <text:p>0.1739005</text:p>
          </table:table-cell>
          <table:table-cell office:value-type="float" office:value="0.4921967">
            <text:p>0.4921967</text:p>
          </table:table-cell>
          <table:table-cell office:value-type="float" office:value="0.6310658">
            <text:p>0.6310658</text:p>
          </table:table-cell>
          <table:table-cell office:value-type="float" office:value="0.7752219">
            <text:p>0.7752219</text:p>
          </table:table-cell>
          <table:table-cell office:value-type="float" office:value="0.8725082">
            <text:p>0.8725082</text:p>
          </table:table-cell>
          <table:table-cell office:value-type="float" office:value="1.519999">
            <text:p>1.51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839263">
            <text:p>0.3839263</text:p>
          </table:table-cell>
          <table:table-cell office:value-type="float" office:value="0.1875782">
            <text:p>0.1875782</text:p>
          </table:table-cell>
          <table:table-cell office:value-type="float" office:value="0.5028238">
            <text:p>0.5028238</text:p>
          </table:table-cell>
          <table:table-cell office:value-type="float" office:value="0.6471491">
            <text:p>0.6471491</text:p>
          </table:table-cell>
          <table:table-cell office:value-type="float" office:value="0.7943344">
            <text:p>0.7943344</text:p>
          </table:table-cell>
          <table:table-cell office:value-type="float" office:value="0.891476">
            <text:p>0.891476</text:p>
          </table:table-cell>
          <table:table-cell office:value-type="float" office:value="1.539999">
            <text:p>1.5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886645">
            <text:p>0.3886645</text:p>
          </table:table-cell>
          <table:table-cell office:value-type="float" office:value="0.2009553">
            <text:p>0.2009553</text:p>
          </table:table-cell>
          <table:table-cell office:value-type="float" office:value="0.513289">
            <text:p>0.513289</text:p>
          </table:table-cell>
          <table:table-cell office:value-type="float" office:value="0.6623074">
            <text:p>0.6623074</text:p>
          </table:table-cell>
          <table:table-cell office:value-type="float" office:value="0.8140231">
            <text:p>0.8140231</text:p>
          </table:table-cell>
          <table:table-cell office:value-type="float" office:value="0.9108985">
            <text:p>0.9108985</text:p>
          </table:table-cell>
          <table:table-cell office:value-type="float" office:value="1.559999">
            <text:p>1.55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941254">
            <text:p>0.3941254</text:p>
          </table:table-cell>
          <table:table-cell office:value-type="float" office:value="0.2149173">
            <text:p>0.2149173</text:p>
          </table:table-cell>
          <table:table-cell office:value-type="float" office:value="0.5231503">
            <text:p>0.5231503</text:p>
          </table:table-cell>
          <table:table-cell office:value-type="float" office:value="0.6795159">
            <text:p>0.6795159</text:p>
          </table:table-cell>
          <table:table-cell office:value-type="float" office:value="0.8336133">
            <text:p>0.8336133</text:p>
          </table:table-cell>
          <table:table-cell office:value-type="float" office:value="0.9304877">
            <text:p>0.9304877</text:p>
          </table:table-cell>
          <table:table-cell office:value-type="float" office:value="1.579999">
            <text:p>1.57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003688">
            <text:p>0.4003688</text:p>
          </table:table-cell>
          <table:table-cell office:value-type="float" office:value="0.2291231">
            <text:p>0.2291231</text:p>
          </table:table-cell>
          <table:table-cell office:value-type="float" office:value="0.5319881">
            <text:p>0.5319881</text:p>
          </table:table-cell>
          <table:table-cell office:value-type="float" office:value="0.6993915">
            <text:p>0.6993915</text:p>
          </table:table-cell>
          <table:table-cell office:value-type="float" office:value="0.8528764">
            <text:p>0.8528764</text:p>
          </table:table-cell>
          <table:table-cell office:value-type="float" office:value="0.9504864">
            <text:p>0.9504864</text:p>
          </table:table-cell>
          <table:table-cell office:value-type="float" office:value="1.599999">
            <text:p>1.5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073802">
            <text:p>0.4073802</text:p>
          </table:table-cell>
          <table:table-cell office:value-type="float" office:value="0.2436266">
            <text:p>0.2436266</text:p>
          </table:table-cell>
          <table:table-cell office:value-type="float" office:value="0.5400463">
            <text:p>0.5400463</text:p>
          </table:table-cell>
          <table:table-cell office:value-type="float" office:value="0.7226201">
            <text:p>0.7226201</text:p>
          </table:table-cell>
          <table:table-cell office:value-type="float" office:value="0.8736699">
            <text:p>0.8736699</text:p>
          </table:table-cell>
          <table:table-cell office:value-type="float" office:value="0.9712816">
            <text:p>0.9712816</text:p>
          </table:table-cell>
          <table:table-cell office:value-type="float" office:value="1.619999">
            <text:p>1.61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155591">
            <text:p>0.4155591</text:p>
          </table:table-cell>
          <table:table-cell office:value-type="float" office:value="0.2584201">
            <text:p>0.2584201</text:p>
          </table:table-cell>
          <table:table-cell office:value-type="float" office:value="0.547577">
            <text:p>0.547577</text:p>
          </table:table-cell>
          <table:table-cell office:value-type="float" office:value="0.7470489">
            <text:p>0.7470489</text:p>
          </table:table-cell>
          <table:table-cell office:value-type="float" office:value="0.8947964">
            <text:p>0.8947964</text:p>
          </table:table-cell>
          <table:table-cell office:value-type="float" office:value="0.9918622">
            <text:p>0.9918622</text:p>
          </table:table-cell>
          <table:table-cell office:value-type="float" office:value="1.639999">
            <text:p>1.6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245768">
            <text:p>0.4245768</text:p>
          </table:table-cell>
          <table:table-cell office:value-type="float" office:value="0.272472">
            <text:p>0.272472</text:p>
          </table:table-cell>
          <table:table-cell office:value-type="float" office:value="0.5546637">
            <text:p>0.5546637</text:p>
          </table:table-cell>
          <table:table-cell office:value-type="float" office:value="0.771023">
            <text:p>0.771023</text:p>
          </table:table-cell>
          <table:table-cell office:value-type="float" office:value="0.915531">
            <text:p>0.915531</text:p>
          </table:table-cell>
          <table:table-cell office:value-type="float" office:value="1.011756">
            <text:p>1.011756</text:p>
          </table:table-cell>
          <table:table-cell office:value-type="float" office:value="1.659999">
            <text:p>1.65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34565">
            <text:p>0.434565</text:p>
          </table:table-cell>
          <table:table-cell office:value-type="float" office:value="0.2863907">
            <text:p>0.2863907</text:p>
          </table:table-cell>
          <table:table-cell office:value-type="float" office:value="0.5615231">
            <text:p>0.5615231</text:p>
          </table:table-cell>
          <table:table-cell office:value-type="float" office:value="0.7938747">
            <text:p>0.7938747</text:p>
          </table:table-cell>
          <table:table-cell office:value-type="float" office:value="0.9361075">
            <text:p>0.9361075</text:p>
          </table:table-cell>
          <table:table-cell office:value-type="float" office:value="1.030424">
            <text:p>1.030424</text:p>
          </table:table-cell>
          <table:table-cell office:value-type="float" office:value="1.679999">
            <text:p>1.67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452816">
            <text:p>0.4452816</text:p>
          </table:table-cell>
          <table:table-cell office:value-type="float" office:value="0.3002313">
            <text:p>0.3002313</text:p>
          </table:table-cell>
          <table:table-cell office:value-type="float" office:value="0.5690141">
            <text:p>0.5690141</text:p>
          </table:table-cell>
          <table:table-cell office:value-type="float" office:value="0.8159202">
            <text:p>0.8159202</text:p>
          </table:table-cell>
          <table:table-cell office:value-type="float" office:value="0.9569494">
            <text:p>0.9569494</text:p>
          </table:table-cell>
          <table:table-cell office:value-type="float" office:value="1.048822">
            <text:p>1.048822</text:p>
          </table:table-cell>
          <table:table-cell office:value-type="float" office:value="1.699999">
            <text:p>1.6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564112">
            <text:p>0.4564112</text:p>
          </table:table-cell>
          <table:table-cell office:value-type="float" office:value="0.3135128">
            <text:p>0.3135128</text:p>
          </table:table-cell>
          <table:table-cell office:value-type="float" office:value="0.5773156">
            <text:p>0.5773156</text:p>
          </table:table-cell>
          <table:table-cell office:value-type="float" office:value="0.838236">
            <text:p>0.838236</text:p>
          </table:table-cell>
          <table:table-cell office:value-type="float" office:value="0.9790229">
            <text:p>0.9790229</text:p>
          </table:table-cell>
          <table:table-cell office:value-type="float" office:value="1.066896">
            <text:p>1.066896</text:p>
          </table:table-cell>
          <table:table-cell office:value-type="float" office:value="1.719999">
            <text:p>1.71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675097">
            <text:p>0.4675097</text:p>
          </table:table-cell>
          <table:table-cell office:value-type="float" office:value="0.326611">
            <text:p>0.326611</text:p>
          </table:table-cell>
          <table:table-cell office:value-type="float" office:value="0.5861514">
            <text:p>0.5861514</text:p>
          </table:table-cell>
          <table:table-cell office:value-type="float" office:value="0.8605956">
            <text:p>0.8605956</text:p>
          </table:table-cell>
          <table:table-cell office:value-type="float" office:value="1.000509">
            <text:p>1.000509</text:p>
          </table:table-cell>
          <table:table-cell office:value-type="float" office:value="1.084647">
            <text:p>1.084647</text:p>
          </table:table-cell>
          <table:table-cell office:value-type="float" office:value="1.739999">
            <text:p>1.7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784221">
            <text:p>0.4784221</text:p>
          </table:table-cell>
          <table:table-cell office:value-type="float" office:value="0.3389767">
            <text:p>0.3389767</text:p>
          </table:table-cell>
          <table:table-cell office:value-type="float" office:value="0.5954753">
            <text:p>0.5954753</text:p>
          </table:table-cell>
          <table:table-cell office:value-type="float" office:value="0.8841892">
            <text:p>0.8841892</text:p>
          </table:table-cell>
          <table:table-cell office:value-type="float" office:value="1.021605">
            <text:p>1.021605</text:p>
          </table:table-cell>
          <table:table-cell office:value-type="float" office:value="1.102409">
            <text:p>1.102409</text:p>
          </table:table-cell>
          <table:table-cell office:value-type="float" office:value="1.759999">
            <text:p>1.75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888789">
            <text:p>0.4888789</text:p>
          </table:table-cell>
          <table:table-cell office:value-type="float" office:value="0.3510671">
            <text:p>0.3510671</text:p>
          </table:table-cell>
          <table:table-cell office:value-type="float" office:value="0.6053501">
            <text:p>0.6053501</text:p>
          </table:table-cell>
          <table:table-cell office:value-type="float" office:value="0.9089516">
            <text:p>0.9089516</text:p>
          </table:table-cell>
          <table:table-cell office:value-type="float" office:value="1.043377">
            <text:p>1.043377</text:p>
          </table:table-cell>
          <table:table-cell office:value-type="float" office:value="1.120539">
            <text:p>1.120539</text:p>
          </table:table-cell>
          <table:table-cell office:value-type="float" office:value="1.779999">
            <text:p>1.77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99006">
            <text:p>0.499006</text:p>
          </table:table-cell>
          <table:table-cell office:value-type="float" office:value="0.3624364">
            <text:p>0.3624364</text:p>
          </table:table-cell>
          <table:table-cell office:value-type="float" office:value="0.6159927">
            <text:p>0.6159927</text:p>
          </table:table-cell>
          <table:table-cell office:value-type="float" office:value="0.933233">
            <text:p>0.933233</text:p>
          </table:table-cell>
          <table:table-cell office:value-type="float" office:value="1.064692">
            <text:p>1.064692</text:p>
          </table:table-cell>
          <table:table-cell office:value-type="float" office:value="1.139164">
            <text:p>1.139164</text:p>
          </table:table-cell>
          <table:table-cell office:value-type="float" office:value="1.799999">
            <text:p>1.7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086949">
            <text:p>0.5086949</text:p>
          </table:table-cell>
          <table:table-cell office:value-type="float" office:value="0.372805">
            <text:p>0.372805</text:p>
          </table:table-cell>
          <table:table-cell office:value-type="float" office:value="0.6277279">
            <text:p>0.6277279</text:p>
          </table:table-cell>
          <table:table-cell office:value-type="float" office:value="0.9567308">
            <text:p>0.9567308</text:p>
          </table:table-cell>
          <table:table-cell office:value-type="float" office:value="1.086199">
            <text:p>1.086199</text:p>
          </table:table-cell>
          <table:table-cell office:value-type="float" office:value="1.158002">
            <text:p>1.158002</text:p>
          </table:table-cell>
          <table:table-cell office:value-type="float" office:value="1.819999">
            <text:p>1.81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178845">
            <text:p>0.5178845</text:p>
          </table:table-cell>
          <table:table-cell office:value-type="float" office:value="0.3827029">
            <text:p>0.3827029</text:p>
          </table:table-cell>
          <table:table-cell office:value-type="float" office:value="0.6399969">
            <text:p>0.6399969</text:p>
          </table:table-cell>
          <table:table-cell office:value-type="float" office:value="0.9812796">
            <text:p>0.9812796</text:p>
          </table:table-cell>
          <table:table-cell office:value-type="float" office:value="1.107774">
            <text:p>1.107774</text:p>
          </table:table-cell>
          <table:table-cell office:value-type="float" office:value="1.17699">
            <text:p>1.17699</text:p>
          </table:table-cell>
          <table:table-cell office:value-type="float" office:value="1.839999">
            <text:p>1.8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264784">
            <text:p>0.5264784</text:p>
          </table:table-cell>
          <table:table-cell office:value-type="float" office:value="0.3922036">
            <text:p>0.3922036</text:p>
          </table:table-cell>
          <table:table-cell office:value-type="float" office:value="0.6523313">
            <text:p>0.6523313</text:p>
          </table:table-cell>
          <table:table-cell office:value-type="float" office:value="1.008719">
            <text:p>1.008719</text:p>
          </table:table-cell>
          <table:table-cell office:value-type="float" office:value="1.130145">
            <text:p>1.130145</text:p>
          </table:table-cell>
          <table:table-cell office:value-type="float" office:value="1.196431">
            <text:p>1.196431</text:p>
          </table:table-cell>
          <table:table-cell office:value-type="float" office:value="1.859999">
            <text:p>1.85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344569">
            <text:p>0.5344569</text:p>
          </table:table-cell>
          <table:table-cell office:value-type="float" office:value="0.401538">
            <text:p>0.401538</text:p>
          </table:table-cell>
          <table:table-cell office:value-type="float" office:value="0.6641788">
            <text:p>0.6641788</text:p>
          </table:table-cell>
          <table:table-cell office:value-type="float" office:value="1.038706">
            <text:p>1.038706</text:p>
          </table:table-cell>
          <table:table-cell office:value-type="float" office:value="1.153237">
            <text:p>1.153237</text:p>
          </table:table-cell>
          <table:table-cell office:value-type="float" office:value="1.216088">
            <text:p>1.216088</text:p>
          </table:table-cell>
          <table:table-cell office:value-type="float" office:value="1.879999">
            <text:p>1.87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421063">
            <text:p>0.5421063</text:p>
          </table:table-cell>
          <table:table-cell office:value-type="float" office:value="0.410762">
            <text:p>0.410762</text:p>
          </table:table-cell>
          <table:table-cell office:value-type="float" office:value="0.6749697">
            <text:p>0.6749697</text:p>
          </table:table-cell>
          <table:table-cell office:value-type="float" office:value="1.069412">
            <text:p>1.069412</text:p>
          </table:table-cell>
          <table:table-cell office:value-type="float" office:value="1.17596">
            <text:p>1.17596</text:p>
          </table:table-cell>
          <table:table-cell office:value-type="float" office:value="1.23618">
            <text:p>1.23618</text:p>
          </table:table-cell>
          <table:table-cell office:value-type="float" office:value="1.899999">
            <text:p>1.8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491008">
            <text:p>0.5491008</text:p>
          </table:table-cell>
          <table:table-cell office:value-type="float" office:value="0.4203215">
            <text:p>0.4203215</text:p>
          </table:table-cell>
          <table:table-cell office:value-type="float" office:value="0.6848001">
            <text:p>0.6848001</text:p>
          </table:table-cell>
          <table:table-cell office:value-type="float" office:value="1.098099">
            <text:p>1.098099</text:p>
          </table:table-cell>
          <table:table-cell office:value-type="float" office:value="1.200587">
            <text:p>1.200587</text:p>
          </table:table-cell>
          <table:table-cell office:value-type="float" office:value="1.256584">
            <text:p>1.256584</text:p>
          </table:table-cell>
          <table:table-cell office:value-type="float" office:value="1.919999">
            <text:p>1.91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55389">
            <text:p>0.555389</text:p>
          </table:table-cell>
          <table:table-cell office:value-type="float" office:value="0.4301566">
            <text:p>0.4301566</text:p>
          </table:table-cell>
          <table:table-cell office:value-type="float" office:value="0.6934606">
            <text:p>0.6934606</text:p>
          </table:table-cell>
          <table:table-cell office:value-type="float" office:value="1.123728">
            <text:p>1.123728</text:p>
          </table:table-cell>
          <table:table-cell office:value-type="float" office:value="1.226314">
            <text:p>1.226314</text:p>
          </table:table-cell>
          <table:table-cell office:value-type="float" office:value="1.277379">
            <text:p>1.277379</text:p>
          </table:table-cell>
          <table:table-cell office:value-type="float" office:value="1.939999">
            <text:p>1.9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607997">
            <text:p>0.5607997</text:p>
          </table:table-cell>
          <table:table-cell office:value-type="float" office:value="0.4402805">
            <text:p>0.4402805</text:p>
          </table:table-cell>
          <table:table-cell office:value-type="float" office:value="0.7013324">
            <text:p>0.7013324</text:p>
          </table:table-cell>
          <table:table-cell office:value-type="float" office:value="1.147177">
            <text:p>1.147177</text:p>
          </table:table-cell>
          <table:table-cell office:value-type="float" office:value="1.251319">
            <text:p>1.251319</text:p>
          </table:table-cell>
          <table:table-cell office:value-type="float" office:value="1.298954">
            <text:p>1.298954</text:p>
          </table:table-cell>
          <table:table-cell office:value-type="float" office:value="1.959999">
            <text:p>1.95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650392">
            <text:p>0.5650392</text:p>
          </table:table-cell>
          <table:table-cell office:value-type="float" office:value="0.4507408">
            <text:p>0.4507408</text:p>
          </table:table-cell>
          <table:table-cell office:value-type="float" office:value="0.7085933">
            <text:p>0.7085933</text:p>
          </table:table-cell>
          <table:table-cell office:value-type="float" office:value="1.167768">
            <text:p>1.167768</text:p>
          </table:table-cell>
          <table:table-cell office:value-type="float" office:value="1.274974">
            <text:p>1.274974</text:p>
          </table:table-cell>
          <table:table-cell office:value-type="float" office:value="1.32008">
            <text:p>1.32008</text:p>
          </table:table-cell>
          <table:table-cell office:value-type="float" office:value="1.979999">
            <text:p>1.979999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684608">
            <text:p>0.5684608</text:p>
          </table:table-cell>
          <table:table-cell office:value-type="float" office:value="0.461326">
            <text:p>0.461326</text:p>
          </table:table-cell>
          <table:table-cell office:value-type="float" office:value="0.715896">
            <text:p>0.715896</text:p>
          </table:table-cell>
          <table:table-cell office:value-type="float" office:value="1.184499">
            <text:p>1.184499</text:p>
          </table:table-cell>
          <table:table-cell office:value-type="float" office:value="1.298441">
            <text:p>1.298441</text:p>
          </table:table-cell>
          <table:table-cell office:value-type="float" office:value="1.340105">
            <text:p>1.340105</text:p>
          </table:table-cell>
          <table:table-cell office:value-type="float" office:value="1.999999">
            <text:p>1.9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09732">
            <text:p>0.5709732</text:p>
          </table:table-cell>
          <table:table-cell office:value-type="float" office:value="0.4725823">
            <text:p>0.4725823</text:p>
          </table:table-cell>
          <table:table-cell office:value-type="float" office:value="0.7238597">
            <text:p>0.7238597</text:p>
          </table:table-cell>
          <table:table-cell office:value-type="float" office:value="1.197119">
            <text:p>1.197119</text:p>
          </table:table-cell>
          <table:table-cell office:value-type="float" office:value="1.322568">
            <text:p>1.322568</text:p>
          </table:table-cell>
          <table:table-cell office:value-type="float" office:value="1.358693">
            <text:p>1.358693</text:p>
          </table:table-cell>
          <table:table-cell office:value-type="float" office:value="2.019999">
            <text:p>2.01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31226">
            <text:p>0.5731226</text:p>
          </table:table-cell>
          <table:table-cell office:value-type="float" office:value="0.4841418">
            <text:p>0.4841418</text:p>
          </table:table-cell>
          <table:table-cell office:value-type="float" office:value="0.7323303">
            <text:p>0.7323303</text:p>
          </table:table-cell>
          <table:table-cell office:value-type="float" office:value="1.204762">
            <text:p>1.204762</text:p>
          </table:table-cell>
          <table:table-cell office:value-type="float" office:value="1.348171">
            <text:p>1.348171</text:p>
          </table:table-cell>
          <table:table-cell office:value-type="float" office:value="1.376266">
            <text:p>1.376266</text:p>
          </table:table-cell>
          <table:table-cell office:value-type="float" office:value="2.039999">
            <text:p>2.0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46089">
            <text:p>0.5746089</text:p>
          </table:table-cell>
          <table:table-cell office:value-type="float" office:value="0.4961571">
            <text:p>0.4961571</text:p>
          </table:table-cell>
          <table:table-cell office:value-type="float" office:value="0.7413973">
            <text:p>0.7413973</text:p>
          </table:table-cell>
          <table:table-cell office:value-type="float" office:value="1.209179">
            <text:p>1.209179</text:p>
          </table:table-cell>
          <table:table-cell office:value-type="float" office:value="1.372663">
            <text:p>1.372663</text:p>
          </table:table-cell>
          <table:table-cell office:value-type="float" office:value="1.394124">
            <text:p>1.394124</text:p>
          </table:table-cell>
          <table:table-cell office:value-type="float" office:value="2.059999">
            <text:p>2.05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56121">
            <text:p>0.5756121</text:p>
          </table:table-cell>
          <table:table-cell office:value-type="float" office:value="0.508786">
            <text:p>0.508786</text:p>
          </table:table-cell>
          <table:table-cell office:value-type="float" office:value="0.7512901">
            <text:p>0.7512901</text:p>
          </table:table-cell>
          <table:table-cell office:value-type="float" office:value="1.213178">
            <text:p>1.213178</text:p>
          </table:table-cell>
          <table:table-cell office:value-type="float" office:value="1.396141">
            <text:p>1.396141</text:p>
          </table:table-cell>
          <table:table-cell office:value-type="float" office:value="1.412571">
            <text:p>1.412571</text:p>
          </table:table-cell>
          <table:table-cell office:value-type="float" office:value="2.079999">
            <text:p>2.07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62951">
            <text:p>0.5762951</text:p>
          </table:table-cell>
          <table:table-cell office:value-type="float" office:value="0.5214427">
            <text:p>0.5214427</text:p>
          </table:table-cell>
          <table:table-cell office:value-type="float" office:value="0.7617318">
            <text:p>0.7617318</text:p>
          </table:table-cell>
          <table:table-cell office:value-type="float" office:value="1.217507">
            <text:p>1.217507</text:p>
          </table:table-cell>
          <table:table-cell office:value-type="float" office:value="1.420346">
            <text:p>1.420346</text:p>
          </table:table-cell>
          <table:table-cell office:value-type="float" office:value="1.43151">
            <text:p>1.43151</text:p>
          </table:table-cell>
          <table:table-cell office:value-type="float" office:value="2.099999">
            <text:p>2.0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69523">
            <text:p>0.5769523</text:p>
          </table:table-cell>
          <table:table-cell office:value-type="float" office:value="0.5344369">
            <text:p>0.5344369</text:p>
          </table:table-cell>
          <table:table-cell office:value-type="float" office:value="0.7730825">
            <text:p>0.7730825</text:p>
          </table:table-cell>
          <table:table-cell office:value-type="float" office:value="1.22255">
            <text:p>1.22255</text:p>
          </table:table-cell>
          <table:table-cell office:value-type="float" office:value="1.443996">
            <text:p>1.443996</text:p>
          </table:table-cell>
          <table:table-cell office:value-type="float" office:value="1.450917">
            <text:p>1.450917</text:p>
          </table:table-cell>
          <table:table-cell office:value-type="float" office:value="2.119999">
            <text:p>2.11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75384">
            <text:p>0.5775384</text:p>
          </table:table-cell>
          <table:table-cell office:value-type="float" office:value="0.5475109">
            <text:p>0.5475109</text:p>
          </table:table-cell>
          <table:table-cell office:value-type="float" office:value="0.7856045">
            <text:p>0.7856045</text:p>
          </table:table-cell>
          <table:table-cell office:value-type="float" office:value="1.229147">
            <text:p>1.229147</text:p>
          </table:table-cell>
          <table:table-cell office:value-type="float" office:value="1.466289">
            <text:p>1.466289</text:p>
          </table:table-cell>
          <table:table-cell office:value-type="float" office:value="1.470771">
            <text:p>1.470771</text:p>
          </table:table-cell>
          <table:table-cell office:value-type="float" office:value="2.139999">
            <text:p>2.1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82322">
            <text:p>0.5782322</text:p>
          </table:table-cell>
          <table:table-cell office:value-type="float" office:value="0.5605342">
            <text:p>0.5605342</text:p>
          </table:table-cell>
          <table:table-cell office:value-type="float" office:value="0.7991167">
            <text:p>0.7991167</text:p>
          </table:table-cell>
          <table:table-cell office:value-type="float" office:value="1.239662">
            <text:p>1.239662</text:p>
          </table:table-cell>
          <table:table-cell office:value-type="float" office:value="1.488127">
            <text:p>1.488127</text:p>
          </table:table-cell>
          <table:table-cell office:value-type="float" office:value="1.490817">
            <text:p>1.490817</text:p>
          </table:table-cell>
          <table:table-cell office:value-type="float" office:value="2.159999">
            <text:p>2.15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93661">
            <text:p>0.5793661</text:p>
          </table:table-cell>
          <table:table-cell office:value-type="float" office:value="0.5733446">
            <text:p>0.5733446</text:p>
          </table:table-cell>
          <table:table-cell office:value-type="float" office:value="0.8132322">
            <text:p>0.8132322</text:p>
          </table:table-cell>
          <table:table-cell office:value-type="float" office:value="1.255902">
            <text:p>1.255902</text:p>
          </table:table-cell>
          <table:table-cell office:value-type="float" office:value="1.510079">
            <text:p>1.510079</text:p>
          </table:table-cell>
          <table:table-cell office:value-type="float" office:value="1.511017">
            <text:p>1.511017</text:p>
          </table:table-cell>
          <table:table-cell office:value-type="float" office:value="2.179999">
            <text:p>2.17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812659">
            <text:p>0.5812659</text:p>
          </table:table-cell>
          <table:table-cell office:value-type="float" office:value="0.5864777">
            <text:p>0.5864777</text:p>
          </table:table-cell>
          <table:table-cell office:value-type="float" office:value="0.8273547">
            <text:p>0.8273547</text:p>
          </table:table-cell>
          <table:table-cell office:value-type="float" office:value="1.275866">
            <text:p>1.275866</text:p>
          </table:table-cell>
          <table:table-cell office:value-type="float" office:value="1.532008">
            <text:p>1.532008</text:p>
          </table:table-cell>
          <table:table-cell office:value-type="float" office:value="1.531353">
            <text:p>1.531353</text:p>
          </table:table-cell>
          <table:table-cell office:value-type="float" office:value="2.199999">
            <text:p>2.1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844979">
            <text:p>0.5844979</text:p>
          </table:table-cell>
          <table:table-cell office:value-type="float" office:value="0.5992628">
            <text:p>0.5992628</text:p>
          </table:table-cell>
          <table:table-cell office:value-type="float" office:value="0.8404852">
            <text:p>0.8404852</text:p>
          </table:table-cell>
          <table:table-cell office:value-type="float" office:value="1.299853">
            <text:p>1.299853</text:p>
          </table:table-cell>
          <table:table-cell office:value-type="float" office:value="1.553683">
            <text:p>1.553683</text:p>
          </table:table-cell>
          <table:table-cell office:value-type="float" office:value="1.551774">
            <text:p>1.551774</text:p>
          </table:table-cell>
          <table:table-cell office:value-type="float" office:value="2.219999">
            <text:p>2.21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890284">
            <text:p>0.5890284</text:p>
          </table:table-cell>
          <table:table-cell office:value-type="float" office:value="0.6111523">
            <text:p>0.6111523</text:p>
          </table:table-cell>
          <table:table-cell office:value-type="float" office:value="0.8519471">
            <text:p>0.8519471</text:p>
          </table:table-cell>
          <table:table-cell office:value-type="float" office:value="1.326897">
            <text:p>1.326897</text:p>
          </table:table-cell>
          <table:table-cell office:value-type="float" office:value="1.575514">
            <text:p>1.575514</text:p>
          </table:table-cell>
          <table:table-cell office:value-type="float" office:value="1.572234">
            <text:p>1.572234</text:p>
          </table:table-cell>
          <table:table-cell office:value-type="float" office:value="2.239999">
            <text:p>2.2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40712">
            <text:p>0.5940712</text:p>
          </table:table-cell>
          <table:table-cell office:value-type="float" office:value="0.6227871">
            <text:p>0.6227871</text:p>
          </table:table-cell>
          <table:table-cell office:value-type="float" office:value="0.8620871">
            <text:p>0.8620871</text:p>
          </table:table-cell>
          <table:table-cell office:value-type="float" office:value="1.356621">
            <text:p>1.356621</text:p>
          </table:table-cell>
          <table:table-cell office:value-type="float" office:value="1.599205">
            <text:p>1.599205</text:p>
          </table:table-cell>
          <table:table-cell office:value-type="float" office:value="1.592543">
            <text:p>1.592543</text:p>
          </table:table-cell>
          <table:table-cell office:value-type="float" office:value="2.259999">
            <text:p>2.25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96578">
            <text:p>0.5996578</text:p>
          </table:table-cell>
          <table:table-cell office:value-type="float" office:value="0.6335471">
            <text:p>0.6335471</text:p>
          </table:table-cell>
          <table:table-cell office:value-type="float" office:value="0.8713487">
            <text:p>0.8713487</text:p>
          </table:table-cell>
          <table:table-cell office:value-type="float" office:value="1.388276">
            <text:p>1.388276</text:p>
          </table:table-cell>
          <table:table-cell office:value-type="float" office:value="1.623183">
            <text:p>1.623183</text:p>
          </table:table-cell>
          <table:table-cell office:value-type="float" office:value="1.612757">
            <text:p>1.612757</text:p>
          </table:table-cell>
          <table:table-cell office:value-type="float" office:value="2.279999">
            <text:p>2.27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5699">
            <text:p>0.605699</text:p>
          </table:table-cell>
          <table:table-cell office:value-type="float" office:value="0.643429">
            <text:p>0.643429</text:p>
          </table:table-cell>
          <table:table-cell office:value-type="float" office:value="0.8799475">
            <text:p>0.8799475</text:p>
          </table:table-cell>
          <table:table-cell office:value-type="float" office:value="1.420912">
            <text:p>1.420912</text:p>
          </table:table-cell>
          <table:table-cell office:value-type="float" office:value="1.646351">
            <text:p>1.646351</text:p>
          </table:table-cell>
          <table:table-cell office:value-type="float" office:value="1.633089">
            <text:p>1.633089</text:p>
          </table:table-cell>
          <table:table-cell office:value-type="float" office:value="2.299999">
            <text:p>2.2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24003">
            <text:p>0.6124003</text:p>
          </table:table-cell>
          <table:table-cell office:value-type="float" office:value="0.6519414">
            <text:p>0.6519414</text:p>
          </table:table-cell>
          <table:table-cell office:value-type="float" office:value="0.8880028">
            <text:p>0.8880028</text:p>
          </table:table-cell>
          <table:table-cell office:value-type="float" office:value="1.454424">
            <text:p>1.454424</text:p>
          </table:table-cell>
          <table:table-cell office:value-type="float" office:value="1.668441">
            <text:p>1.668441</text:p>
          </table:table-cell>
          <table:table-cell office:value-type="float" office:value="1.652868">
            <text:p>1.652868</text:p>
          </table:table-cell>
          <table:table-cell office:value-type="float" office:value="2.319999">
            <text:p>2.31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95848">
            <text:p>0.6195848</text:p>
          </table:table-cell>
          <table:table-cell office:value-type="float" office:value="0.6607923">
            <text:p>0.6607923</text:p>
          </table:table-cell>
          <table:table-cell office:value-type="float" office:value="0.8958914">
            <text:p>0.8958914</text:p>
          </table:table-cell>
          <table:table-cell office:value-type="float" office:value="1.487247">
            <text:p>1.487247</text:p>
          </table:table-cell>
          <table:table-cell office:value-type="float" office:value="1.689949">
            <text:p>1.689949</text:p>
          </table:table-cell>
          <table:table-cell office:value-type="float" office:value="1.671448">
            <text:p>1.671448</text:p>
          </table:table-cell>
          <table:table-cell office:value-type="float" office:value="2.339998">
            <text:p>2.33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69401">
            <text:p>0.6269401</text:p>
          </table:table-cell>
          <table:table-cell office:value-type="float" office:value="0.6694567">
            <text:p>0.6694567</text:p>
          </table:table-cell>
          <table:table-cell office:value-type="float" office:value="0.9043953">
            <text:p>0.9043953</text:p>
          </table:table-cell>
          <table:table-cell office:value-type="float" office:value="1.519246">
            <text:p>1.519246</text:p>
          </table:table-cell>
          <table:table-cell office:value-type="float" office:value="1.711332">
            <text:p>1.711332</text:p>
          </table:table-cell>
          <table:table-cell office:value-type="float" office:value="1.688759">
            <text:p>1.688759</text:p>
          </table:table-cell>
          <table:table-cell office:value-type="float" office:value="2.359998">
            <text:p>2.35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42368">
            <text:p>0.6342368</text:p>
          </table:table-cell>
          <table:table-cell office:value-type="float" office:value="0.6775677">
            <text:p>0.6775677</text:p>
          </table:table-cell>
          <table:table-cell office:value-type="float" office:value="0.9137174">
            <text:p>0.9137174</text:p>
          </table:table-cell>
          <table:table-cell office:value-type="float" office:value="1.550508">
            <text:p>1.550508</text:p>
          </table:table-cell>
          <table:table-cell office:value-type="float" office:value="1.733542">
            <text:p>1.733542</text:p>
          </table:table-cell>
          <table:table-cell office:value-type="float" office:value="1.706488">
            <text:p>1.706488</text:p>
          </table:table-cell>
          <table:table-cell office:value-type="float" office:value="2.379998">
            <text:p>2.37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13991">
            <text:p>0.6413991</text:p>
          </table:table-cell>
          <table:table-cell office:value-type="float" office:value="0.6851133">
            <text:p>0.6851133</text:p>
          </table:table-cell>
          <table:table-cell office:value-type="float" office:value="0.9237052">
            <text:p>0.9237052</text:p>
          </table:table-cell>
          <table:table-cell office:value-type="float" office:value="1.582538">
            <text:p>1.582538</text:p>
          </table:table-cell>
          <table:table-cell office:value-type="float" office:value="1.757665">
            <text:p>1.757665</text:p>
          </table:table-cell>
          <table:table-cell office:value-type="float" office:value="1.725027">
            <text:p>1.725027</text:p>
          </table:table-cell>
          <table:table-cell office:value-type="float" office:value="2.399998">
            <text:p>2.3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82383">
            <text:p>0.6482383</text:p>
          </table:table-cell>
          <table:table-cell office:value-type="float" office:value="0.6928631">
            <text:p>0.6928631</text:p>
          </table:table-cell>
          <table:table-cell office:value-type="float" office:value="0.9341576">
            <text:p>0.9341576</text:p>
          </table:table-cell>
          <table:table-cell office:value-type="float" office:value="1.615757">
            <text:p>1.615757</text:p>
          </table:table-cell>
          <table:table-cell office:value-type="float" office:value="1.782139">
            <text:p>1.782139</text:p>
          </table:table-cell>
          <table:table-cell office:value-type="float" office:value="1.743941">
            <text:p>1.743941</text:p>
          </table:table-cell>
          <table:table-cell office:value-type="float" office:value="2.419998">
            <text:p>2.41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45261">
            <text:p>0.6545261</text:p>
          </table:table-cell>
          <table:table-cell office:value-type="float" office:value="0.6993992">
            <text:p>0.6993992</text:p>
          </table:table-cell>
          <table:table-cell office:value-type="float" office:value="0.9452356">
            <text:p>0.9452356</text:p>
          </table:table-cell>
          <table:table-cell office:value-type="float" office:value="1.647465">
            <text:p>1.647465</text:p>
          </table:table-cell>
          <table:table-cell office:value-type="float" office:value="1.805854">
            <text:p>1.805854</text:p>
          </table:table-cell>
          <table:table-cell office:value-type="float" office:value="1.763365">
            <text:p>1.763365</text:p>
          </table:table-cell>
          <table:table-cell office:value-type="float" office:value="2.439998">
            <text:p>2.43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00739">
            <text:p>0.6600739</text:p>
          </table:table-cell>
          <table:table-cell office:value-type="float" office:value="0.7056278">
            <text:p>0.7056278</text:p>
          </table:table-cell>
          <table:table-cell office:value-type="float" office:value="0.9566483">
            <text:p>0.9566483</text:p>
          </table:table-cell>
          <table:table-cell office:value-type="float" office:value="1.676613">
            <text:p>1.676613</text:p>
          </table:table-cell>
          <table:table-cell office:value-type="float" office:value="1.828519">
            <text:p>1.828519</text:p>
          </table:table-cell>
          <table:table-cell office:value-type="float" office:value="1.783792">
            <text:p>1.783792</text:p>
          </table:table-cell>
          <table:table-cell office:value-type="float" office:value="2.459998">
            <text:p>2.45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49631">
            <text:p>0.6649631</text:p>
          </table:table-cell>
          <table:table-cell office:value-type="float" office:value="0.7114353">
            <text:p>0.7114353</text:p>
          </table:table-cell>
          <table:table-cell office:value-type="float" office:value="0.9692377">
            <text:p>0.9692377</text:p>
          </table:table-cell>
          <table:table-cell office:value-type="float" office:value="1.704993">
            <text:p>1.704993</text:p>
          </table:table-cell>
          <table:table-cell office:value-type="float" office:value="1.850892">
            <text:p>1.850892</text:p>
          </table:table-cell>
          <table:table-cell office:value-type="float" office:value="1.80503">
            <text:p>1.80503</text:p>
          </table:table-cell>
          <table:table-cell office:value-type="float" office:value="2.479998">
            <text:p>2.47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90186">
            <text:p>0.6690186</text:p>
          </table:table-cell>
          <table:table-cell office:value-type="float" office:value="0.7170744">
            <text:p>0.7170744</text:p>
          </table:table-cell>
          <table:table-cell office:value-type="float" office:value="0.9831417">
            <text:p>0.9831417</text:p>
          </table:table-cell>
          <table:table-cell office:value-type="float" office:value="1.733157">
            <text:p>1.733157</text:p>
          </table:table-cell>
          <table:table-cell office:value-type="float" office:value="1.873272">
            <text:p>1.873272</text:p>
          </table:table-cell>
          <table:table-cell office:value-type="float" office:value="1.826845">
            <text:p>1.826845</text:p>
          </table:table-cell>
          <table:table-cell office:value-type="float" office:value="2.499998">
            <text:p>2.4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23597">
            <text:p>0.6723597</text:p>
          </table:table-cell>
          <table:table-cell office:value-type="float" office:value="0.7225076">
            <text:p>0.7225076</text:p>
          </table:table-cell>
          <table:table-cell office:value-type="float" office:value="0.9971843">
            <text:p>0.9971843</text:p>
          </table:table-cell>
          <table:table-cell office:value-type="float" office:value="1.759335">
            <text:p>1.759335</text:p>
          </table:table-cell>
          <table:table-cell office:value-type="float" office:value="1.895925">
            <text:p>1.895925</text:p>
          </table:table-cell>
          <table:table-cell office:value-type="float" office:value="1.849169">
            <text:p>1.849169</text:p>
          </table:table-cell>
          <table:table-cell office:value-type="float" office:value="2.519998">
            <text:p>2.51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48633">
            <text:p>0.6748633</text:p>
          </table:table-cell>
          <table:table-cell office:value-type="float" office:value="0.7268">
            <text:p>0.7268</text:p>
          </table:table-cell>
          <table:table-cell office:value-type="float" office:value="1.010511">
            <text:p>1.010511</text:p>
          </table:table-cell>
          <table:table-cell office:value-type="float" office:value="1.785003">
            <text:p>1.785003</text:p>
          </table:table-cell>
          <table:table-cell office:value-type="float" office:value="1.91995">
            <text:p>1.91995</text:p>
          </table:table-cell>
          <table:table-cell office:value-type="float" office:value="1.872005">
            <text:p>1.872005</text:p>
          </table:table-cell>
          <table:table-cell office:value-type="float" office:value="2.539998">
            <text:p>2.53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6609">
            <text:p>0.676609</text:p>
          </table:table-cell>
          <table:table-cell office:value-type="float" office:value="0.7303483">
            <text:p>0.7303483</text:p>
          </table:table-cell>
          <table:table-cell office:value-type="float" office:value="1.022938">
            <text:p>1.022938</text:p>
          </table:table-cell>
          <table:table-cell office:value-type="float" office:value="1.809022">
            <text:p>1.809022</text:p>
          </table:table-cell>
          <table:table-cell office:value-type="float" office:value="1.946356">
            <text:p>1.946356</text:p>
          </table:table-cell>
          <table:table-cell office:value-type="float" office:value="1.895202">
            <text:p>1.895202</text:p>
          </table:table-cell>
          <table:table-cell office:value-type="float" office:value="2.559998">
            <text:p>2.55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71403">
            <text:p>0.6771403</text:p>
          </table:table-cell>
          <table:table-cell office:value-type="float" office:value="0.733197">
            <text:p>0.733197</text:p>
          </table:table-cell>
          <table:table-cell office:value-type="float" office:value="1.03393">
            <text:p>1.03393</text:p>
          </table:table-cell>
          <table:table-cell office:value-type="float" office:value="1.831198">
            <text:p>1.831198</text:p>
          </table:table-cell>
          <table:table-cell office:value-type="float" office:value="1.973872">
            <text:p>1.973872</text:p>
          </table:table-cell>
          <table:table-cell office:value-type="float" office:value="1.918573">
            <text:p>1.918573</text:p>
          </table:table-cell>
          <table:table-cell office:value-type="float" office:value="2.579998">
            <text:p>2.57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64309">
            <text:p>0.6764309</text:p>
          </table:table-cell>
          <table:table-cell office:value-type="float" office:value="0.7353618">
            <text:p>0.7353618</text:p>
          </table:table-cell>
          <table:table-cell office:value-type="float" office:value="1.04338">
            <text:p>1.04338</text:p>
          </table:table-cell>
          <table:table-cell office:value-type="float" office:value="1.853809">
            <text:p>1.853809</text:p>
          </table:table-cell>
          <table:table-cell office:value-type="float" office:value="2.000749">
            <text:p>2.000749</text:p>
          </table:table-cell>
          <table:table-cell office:value-type="float" office:value="1.941603">
            <text:p>1.941603</text:p>
          </table:table-cell>
          <table:table-cell office:value-type="float" office:value="2.599998">
            <text:p>2.5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53022">
            <text:p>0.6753022</text:p>
          </table:table-cell>
          <table:table-cell office:value-type="float" office:value="0.7369753">
            <text:p>0.7369753</text:p>
          </table:table-cell>
          <table:table-cell office:value-type="float" office:value="1.051782">
            <text:p>1.051782</text:p>
          </table:table-cell>
          <table:table-cell office:value-type="float" office:value="1.87657">
            <text:p>1.87657</text:p>
          </table:table-cell>
          <table:table-cell office:value-type="float" office:value="2.025643">
            <text:p>2.025643</text:p>
          </table:table-cell>
          <table:table-cell office:value-type="float" office:value="1.964185">
            <text:p>1.964185</text:p>
          </table:table-cell>
          <table:table-cell office:value-type="float" office:value="2.619998">
            <text:p>2.61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31563">
            <text:p>0.6731563</text:p>
          </table:table-cell>
          <table:table-cell office:value-type="float" office:value="0.7386047">
            <text:p>0.7386047</text:p>
          </table:table-cell>
          <table:table-cell office:value-type="float" office:value="1.059503">
            <text:p>1.059503</text:p>
          </table:table-cell>
          <table:table-cell office:value-type="float" office:value="1.897205">
            <text:p>1.897205</text:p>
          </table:table-cell>
          <table:table-cell office:value-type="float" office:value="2.049483">
            <text:p>2.049483</text:p>
          </table:table-cell>
          <table:table-cell office:value-type="float" office:value="1.986773">
            <text:p>1.986773</text:p>
          </table:table-cell>
          <table:table-cell office:value-type="float" office:value="2.639998">
            <text:p>2.63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00094">
            <text:p>0.6700094</text:p>
          </table:table-cell>
          <table:table-cell office:value-type="float" office:value="0.7393727">
            <text:p>0.7393727</text:p>
          </table:table-cell>
          <table:table-cell office:value-type="float" office:value="1.06716">
            <text:p>1.06716</text:p>
          </table:table-cell>
          <table:table-cell office:value-type="float" office:value="1.915397">
            <text:p>1.915397</text:p>
          </table:table-cell>
          <table:table-cell office:value-type="float" office:value="2.073567">
            <text:p>2.073567</text:p>
          </table:table-cell>
          <table:table-cell office:value-type="float" office:value="2.008642">
            <text:p>2.008642</text:p>
          </table:table-cell>
          <table:table-cell office:value-type="float" office:value="2.659998">
            <text:p>2.65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60195">
            <text:p>0.6660195</text:p>
          </table:table-cell>
          <table:table-cell office:value-type="float" office:value="0.7401211">
            <text:p>0.7401211</text:p>
          </table:table-cell>
          <table:table-cell office:value-type="float" office:value="1.075446">
            <text:p>1.075446</text:p>
          </table:table-cell>
          <table:table-cell office:value-type="float" office:value="1.933173">
            <text:p>1.933173</text:p>
          </table:table-cell>
          <table:table-cell office:value-type="float" office:value="2.098268">
            <text:p>2.098268</text:p>
          </table:table-cell>
          <table:table-cell office:value-type="float" office:value="2.030007">
            <text:p>2.030007</text:p>
          </table:table-cell>
          <table:table-cell office:value-type="float" office:value="2.679998">
            <text:p>2.67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1284">
            <text:p>0.661284</text:p>
          </table:table-cell>
          <table:table-cell office:value-type="float" office:value="0.7403578">
            <text:p>0.7403578</text:p>
          </table:table-cell>
          <table:table-cell office:value-type="float" office:value="1.084067">
            <text:p>1.084067</text:p>
          </table:table-cell>
          <table:table-cell office:value-type="float" office:value="1.951645">
            <text:p>1.951645</text:p>
          </table:table-cell>
          <table:table-cell office:value-type="float" office:value="2.124776">
            <text:p>2.124776</text:p>
          </table:table-cell>
          <table:table-cell office:value-type="float" office:value="2.050858">
            <text:p>2.050858</text:p>
          </table:table-cell>
          <table:table-cell office:value-type="float" office:value="2.699998">
            <text:p>2.6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62036">
            <text:p>0.6562036</text:p>
          </table:table-cell>
          <table:table-cell office:value-type="float" office:value="0.740802">
            <text:p>0.740802</text:p>
          </table:table-cell>
          <table:table-cell office:value-type="float" office:value="1.093127">
            <text:p>1.093127</text:p>
          </table:table-cell>
          <table:table-cell office:value-type="float" office:value="1.969957">
            <text:p>1.969957</text:p>
          </table:table-cell>
          <table:table-cell office:value-type="float" office:value="2.151346">
            <text:p>2.151346</text:p>
          </table:table-cell>
          <table:table-cell office:value-type="float" office:value="2.071553">
            <text:p>2.071553</text:p>
          </table:table-cell>
          <table:table-cell office:value-type="float" office:value="2.719998">
            <text:p>2.71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11253">
            <text:p>0.6511253</text:p>
          </table:table-cell>
          <table:table-cell office:value-type="float" office:value="0.741998">
            <text:p>0.741998</text:p>
          </table:table-cell>
          <table:table-cell office:value-type="float" office:value="1.102836">
            <text:p>1.102836</text:p>
          </table:table-cell>
          <table:table-cell office:value-type="float" office:value="1.989054">
            <text:p>1.989054</text:p>
          </table:table-cell>
          <table:table-cell office:value-type="float" office:value="2.17696">
            <text:p>2.17696</text:p>
          </table:table-cell>
          <table:table-cell office:value-type="float" office:value="2.092218">
            <text:p>2.092218</text:p>
          </table:table-cell>
          <table:table-cell office:value-type="float" office:value="2.739998">
            <text:p>2.73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61951">
            <text:p>0.6461951</text:p>
          </table:table-cell>
          <table:table-cell office:value-type="float" office:value="0.7428802">
            <text:p>0.7428802</text:p>
          </table:table-cell>
          <table:table-cell office:value-type="float" office:value="1.113054">
            <text:p>1.113054</text:p>
          </table:table-cell>
          <table:table-cell office:value-type="float" office:value="2.008724">
            <text:p>2.008724</text:p>
          </table:table-cell>
          <table:table-cell office:value-type="float" office:value="2.202091">
            <text:p>2.202091</text:p>
          </table:table-cell>
          <table:table-cell office:value-type="float" office:value="2.113141">
            <text:p>2.113141</text:p>
          </table:table-cell>
          <table:table-cell office:value-type="float" office:value="2.759998">
            <text:p>2.75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18874">
            <text:p>0.6418874</text:p>
          </table:table-cell>
          <table:table-cell office:value-type="float" office:value="0.7438138">
            <text:p>0.7438138</text:p>
          </table:table-cell>
          <table:table-cell office:value-type="float" office:value="1.123945">
            <text:p>1.123945</text:p>
          </table:table-cell>
          <table:table-cell office:value-type="float" office:value="2.028333">
            <text:p>2.028333</text:p>
          </table:table-cell>
          <table:table-cell office:value-type="float" office:value="2.225993">
            <text:p>2.225993</text:p>
          </table:table-cell>
          <table:table-cell office:value-type="float" office:value="2.134218">
            <text:p>2.134218</text:p>
          </table:table-cell>
          <table:table-cell office:value-type="float" office:value="2.779998">
            <text:p>2.77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80849">
            <text:p>0.6380849</text:p>
          </table:table-cell>
          <table:table-cell office:value-type="float" office:value="0.7450511">
            <text:p>0.7450511</text:p>
          </table:table-cell>
          <table:table-cell office:value-type="float" office:value="1.135871">
            <text:p>1.135871</text:p>
          </table:table-cell>
          <table:table-cell office:value-type="float" office:value="2.047367">
            <text:p>2.047367</text:p>
          </table:table-cell>
          <table:table-cell office:value-type="float" office:value="2.2489">
            <text:p>2.2489</text:p>
          </table:table-cell>
          <table:table-cell office:value-type="float" office:value="2.155642">
            <text:p>2.155642</text:p>
          </table:table-cell>
          <table:table-cell office:value-type="float" office:value="2.799998">
            <text:p>2.7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42667">
            <text:p>0.6342667</text:p>
          </table:table-cell>
          <table:table-cell office:value-type="float" office:value="0.7463828">
            <text:p>0.7463828</text:p>
          </table:table-cell>
          <table:table-cell office:value-type="float" office:value="1.148757">
            <text:p>1.148757</text:p>
          </table:table-cell>
          <table:table-cell office:value-type="float" office:value="2.067274">
            <text:p>2.067274</text:p>
          </table:table-cell>
          <table:table-cell office:value-type="float" office:value="2.270881">
            <text:p>2.270881</text:p>
          </table:table-cell>
          <table:table-cell office:value-type="float" office:value="2.177178">
            <text:p>2.177178</text:p>
          </table:table-cell>
          <table:table-cell office:value-type="float" office:value="2.819998">
            <text:p>2.81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09533">
            <text:p>0.6309533</text:p>
          </table:table-cell>
          <table:table-cell office:value-type="float" office:value="0.7490468">
            <text:p>0.7490468</text:p>
          </table:table-cell>
          <table:table-cell office:value-type="float" office:value="1.162372">
            <text:p>1.162372</text:p>
          </table:table-cell>
          <table:table-cell office:value-type="float" office:value="2.088638">
            <text:p>2.088638</text:p>
          </table:table-cell>
          <table:table-cell office:value-type="float" office:value="2.292698">
            <text:p>2.292698</text:p>
          </table:table-cell>
          <table:table-cell office:value-type="float" office:value="2.198954">
            <text:p>2.198954</text:p>
          </table:table-cell>
          <table:table-cell office:value-type="float" office:value="2.839998">
            <text:p>2.83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8455">
            <text:p>0.628455</text:p>
          </table:table-cell>
          <table:table-cell office:value-type="float" office:value="0.7514446">
            <text:p>0.7514446</text:p>
          </table:table-cell>
          <table:table-cell office:value-type="float" office:value="1.176176">
            <text:p>1.176176</text:p>
          </table:table-cell>
          <table:table-cell office:value-type="float" office:value="2.111804">
            <text:p>2.111804</text:p>
          </table:table-cell>
          <table:table-cell office:value-type="float" office:value="2.314886">
            <text:p>2.314886</text:p>
          </table:table-cell>
          <table:table-cell office:value-type="float" office:value="2.221094">
            <text:p>2.221094</text:p>
          </table:table-cell>
          <table:table-cell office:value-type="float" office:value="2.859998">
            <text:p>2.85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69884">
            <text:p>0.6269884</text:p>
          </table:table-cell>
          <table:table-cell office:value-type="float" office:value="0.7544285">
            <text:p>0.7544285</text:p>
          </table:table-cell>
          <table:table-cell office:value-type="float" office:value="1.189748">
            <text:p>1.189748</text:p>
          </table:table-cell>
          <table:table-cell office:value-type="float" office:value="2.138671">
            <text:p>2.138671</text:p>
          </table:table-cell>
          <table:table-cell office:value-type="float" office:value="2.337745">
            <text:p>2.337745</text:p>
          </table:table-cell>
          <table:table-cell office:value-type="float" office:value="2.243662">
            <text:p>2.243662</text:p>
          </table:table-cell>
          <table:table-cell office:value-type="float" office:value="2.879998">
            <text:p>2.87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63945">
            <text:p>0.6263945</text:p>
          </table:table-cell>
          <table:table-cell office:value-type="float" office:value="0.7584767">
            <text:p>0.7584767</text:p>
          </table:table-cell>
          <table:table-cell office:value-type="float" office:value="1.202432">
            <text:p>1.202432</text:p>
          </table:table-cell>
          <table:table-cell office:value-type="float" office:value="2.169126">
            <text:p>2.169126</text:p>
          </table:table-cell>
          <table:table-cell office:value-type="float" office:value="2.360177">
            <text:p>2.360177</text:p>
          </table:table-cell>
          <table:table-cell office:value-type="float" office:value="2.266564">
            <text:p>2.266564</text:p>
          </table:table-cell>
          <table:table-cell office:value-type="float" office:value="2.899998">
            <text:p>2.8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71598">
            <text:p>0.6271598</text:p>
          </table:table-cell>
          <table:table-cell office:value-type="float" office:value="0.7621784">
            <text:p>0.7621784</text:p>
          </table:table-cell>
          <table:table-cell office:value-type="float" office:value="1.213624">
            <text:p>1.213624</text:p>
          </table:table-cell>
          <table:table-cell office:value-type="float" office:value="2.200784">
            <text:p>2.200784</text:p>
          </table:table-cell>
          <table:table-cell office:value-type="float" office:value="2.383416">
            <text:p>2.383416</text:p>
          </table:table-cell>
          <table:table-cell office:value-type="float" office:value="2.289549">
            <text:p>2.289549</text:p>
          </table:table-cell>
          <table:table-cell office:value-type="float" office:value="2.919998">
            <text:p>2.91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91896">
            <text:p>0.6291896</text:p>
          </table:table-cell>
          <table:table-cell office:value-type="float" office:value="0.7668509">
            <text:p>0.7668509</text:p>
          </table:table-cell>
          <table:table-cell office:value-type="float" office:value="1.223795">
            <text:p>1.223795</text:p>
          </table:table-cell>
          <table:table-cell office:value-type="float" office:value="2.231697">
            <text:p>2.231697</text:p>
          </table:table-cell>
          <table:table-cell office:value-type="float" office:value="2.406407">
            <text:p>2.406407</text:p>
          </table:table-cell>
          <table:table-cell office:value-type="float" office:value="2.312394">
            <text:p>2.312394</text:p>
          </table:table-cell>
          <table:table-cell office:value-type="float" office:value="2.939998">
            <text:p>2.93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24579">
            <text:p>0.6324579</text:p>
          </table:table-cell>
          <table:table-cell office:value-type="float" office:value="0.7713656">
            <text:p>0.7713656</text:p>
          </table:table-cell>
          <table:table-cell office:value-type="float" office:value="1.233264">
            <text:p>1.233264</text:p>
          </table:table-cell>
          <table:table-cell office:value-type="float" office:value="2.260492">
            <text:p>2.260492</text:p>
          </table:table-cell>
          <table:table-cell office:value-type="float" office:value="2.428008">
            <text:p>2.428008</text:p>
          </table:table-cell>
          <table:table-cell office:value-type="float" office:value="2.335022">
            <text:p>2.335022</text:p>
          </table:table-cell>
          <table:table-cell office:value-type="float" office:value="2.959998">
            <text:p>2.95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65837">
            <text:p>0.6365837</text:p>
          </table:table-cell>
          <table:table-cell office:value-type="float" office:value="0.7760723">
            <text:p>0.7760723</text:p>
          </table:table-cell>
          <table:table-cell office:value-type="float" office:value="1.242279">
            <text:p>1.242279</text:p>
          </table:table-cell>
          <table:table-cell office:value-type="float" office:value="2.286077">
            <text:p>2.286077</text:p>
          </table:table-cell>
          <table:table-cell office:value-type="float" office:value="2.448721">
            <text:p>2.448721</text:p>
          </table:table-cell>
          <table:table-cell office:value-type="float" office:value="2.357447">
            <text:p>2.357447</text:p>
          </table:table-cell>
          <table:table-cell office:value-type="float" office:value="2.979998">
            <text:p>2.97999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412967">
            <text:p>0.6412967</text:p>
          </table:table-cell>
          <table:table-cell office:value-type="float" office:value="0.780108">
            <text:p>0.780108</text:p>
          </table:table-cell>
          <table:table-cell office:value-type="float" office:value="1.251025">
            <text:p>1.251025</text:p>
          </table:table-cell>
          <table:table-cell office:value-type="float" office:value="2.307785">
            <text:p>2.307785</text:p>
          </table:table-cell>
          <table:table-cell office:value-type="float" office:value="2.469452">
            <text:p>2.469452</text:p>
          </table:table-cell>
          <table:table-cell office:value-type="float" office:value="2.379475">
            <text:p>2.379475</text:p>
          </table:table-cell>
          <table:table-cell office:value-type="float" office:value="2.999998">
            <text:p>2.9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63428">
            <text:p>0.6463428</text:p>
          </table:table-cell>
          <table:table-cell office:value-type="float" office:value="0.7835914">
            <text:p>0.7835914</text:p>
          </table:table-cell>
          <table:table-cell office:value-type="float" office:value="1.260277">
            <text:p>1.260277</text:p>
          </table:table-cell>
          <table:table-cell office:value-type="float" office:value="2.32533">
            <text:p>2.32533</text:p>
          </table:table-cell>
          <table:table-cell office:value-type="float" office:value="2.490886">
            <text:p>2.490886</text:p>
          </table:table-cell>
          <table:table-cell office:value-type="float" office:value="2.401001">
            <text:p>2.401001</text:p>
          </table:table-cell>
          <table:table-cell office:value-type="float" office:value="3.019998">
            <text:p>3.01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11447">
            <text:p>0.6511447</text:p>
          </table:table-cell>
          <table:table-cell office:value-type="float" office:value="0.786122">
            <text:p>0.786122</text:p>
          </table:table-cell>
          <table:table-cell office:value-type="float" office:value="1.270167">
            <text:p>1.270167</text:p>
          </table:table-cell>
          <table:table-cell office:value-type="float" office:value="2.339373">
            <text:p>2.339373</text:p>
          </table:table-cell>
          <table:table-cell office:value-type="float" office:value="2.514825">
            <text:p>2.514825</text:p>
          </table:table-cell>
          <table:table-cell office:value-type="float" office:value="2.422061">
            <text:p>2.422061</text:p>
          </table:table-cell>
          <table:table-cell office:value-type="float" office:value="3.039998">
            <text:p>3.03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53762">
            <text:p>0.6553762</text:p>
          </table:table-cell>
          <table:table-cell office:value-type="float" office:value="0.7881733">
            <text:p>0.7881733</text:p>
          </table:table-cell>
          <table:table-cell office:value-type="float" office:value="1.280609">
            <text:p>1.280609</text:p>
          </table:table-cell>
          <table:table-cell office:value-type="float" office:value="2.353169">
            <text:p>2.353169</text:p>
          </table:table-cell>
          <table:table-cell office:value-type="float" office:value="2.539091">
            <text:p>2.539091</text:p>
          </table:table-cell>
          <table:table-cell office:value-type="float" office:value="2.442628">
            <text:p>2.442628</text:p>
          </table:table-cell>
          <table:table-cell office:value-type="float" office:value="3.059998">
            <text:p>3.05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93871">
            <text:p>0.6593871</text:p>
          </table:table-cell>
          <table:table-cell office:value-type="float" office:value="0.7896303">
            <text:p>0.7896303</text:p>
          </table:table-cell>
          <table:table-cell office:value-type="float" office:value="1.291344">
            <text:p>1.291344</text:p>
          </table:table-cell>
          <table:table-cell office:value-type="float" office:value="2.368499">
            <text:p>2.368499</text:p>
          </table:table-cell>
          <table:table-cell office:value-type="float" office:value="2.563211">
            <text:p>2.563211</text:p>
          </table:table-cell>
          <table:table-cell office:value-type="float" office:value="2.463277">
            <text:p>2.463277</text:p>
          </table:table-cell>
          <table:table-cell office:value-type="float" office:value="3.079998">
            <text:p>3.07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29713">
            <text:p>0.6629713</text:p>
          </table:table-cell>
          <table:table-cell office:value-type="float" office:value="0.7910618">
            <text:p>0.7910618</text:p>
          </table:table-cell>
          <table:table-cell office:value-type="float" office:value="1.302542">
            <text:p>1.302542</text:p>
          </table:table-cell>
          <table:table-cell office:value-type="float" office:value="2.385161">
            <text:p>2.385161</text:p>
          </table:table-cell>
          <table:table-cell office:value-type="float" office:value="2.58641">
            <text:p>2.58641</text:p>
          </table:table-cell>
          <table:table-cell office:value-type="float" office:value="2.483908">
            <text:p>2.483908</text:p>
          </table:table-cell>
          <table:table-cell office:value-type="float" office:value="3.099998">
            <text:p>3.0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56788">
            <text:p>0.6656788</text:p>
          </table:table-cell>
          <table:table-cell office:value-type="float" office:value="0.7914788">
            <text:p>0.7914788</text:p>
          </table:table-cell>
          <table:table-cell office:value-type="float" office:value="1.31397">
            <text:p>1.31397</text:p>
          </table:table-cell>
          <table:table-cell office:value-type="float" office:value="2.402752">
            <text:p>2.402752</text:p>
          </table:table-cell>
          <table:table-cell office:value-type="float" office:value="2.609111">
            <text:p>2.609111</text:p>
          </table:table-cell>
          <table:table-cell office:value-type="float" office:value="2.504871">
            <text:p>2.504871</text:p>
          </table:table-cell>
          <table:table-cell office:value-type="float" office:value="3.119998">
            <text:p>3.11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75764">
            <text:p>0.6675764</text:p>
          </table:table-cell>
          <table:table-cell office:value-type="float" office:value="0.7918354">
            <text:p>0.7918354</text:p>
          </table:table-cell>
          <table:table-cell office:value-type="float" office:value="1.32606">
            <text:p>1.32606</text:p>
          </table:table-cell>
          <table:table-cell office:value-type="float" office:value="2.422508">
            <text:p>2.422508</text:p>
          </table:table-cell>
          <table:table-cell office:value-type="float" office:value="2.631485">
            <text:p>2.631485</text:p>
          </table:table-cell>
          <table:table-cell office:value-type="float" office:value="2.526189">
            <text:p>2.526189</text:p>
          </table:table-cell>
          <table:table-cell office:value-type="float" office:value="3.139998">
            <text:p>3.13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85714">
            <text:p>0.6685714</text:p>
          </table:table-cell>
          <table:table-cell office:value-type="float" office:value="0.7923421">
            <text:p>0.7923421</text:p>
          </table:table-cell>
          <table:table-cell office:value-type="float" office:value="1.339417">
            <text:p>1.339417</text:p>
          </table:table-cell>
          <table:table-cell office:value-type="float" office:value="2.445493">
            <text:p>2.445493</text:p>
          </table:table-cell>
          <table:table-cell office:value-type="float" office:value="2.654051">
            <text:p>2.654051</text:p>
          </table:table-cell>
          <table:table-cell office:value-type="float" office:value="2.547852">
            <text:p>2.547852</text:p>
          </table:table-cell>
          <table:table-cell office:value-type="float" office:value="3.159998">
            <text:p>3.15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87838">
            <text:p>0.6687838</text:p>
          </table:table-cell>
          <table:table-cell office:value-type="float" office:value="0.7931001">
            <text:p>0.7931001</text:p>
          </table:table-cell>
          <table:table-cell office:value-type="float" office:value="1.353292">
            <text:p>1.353292</text:p>
          </table:table-cell>
          <table:table-cell office:value-type="float" office:value="2.472785">
            <text:p>2.472785</text:p>
          </table:table-cell>
          <table:table-cell office:value-type="float" office:value="2.677443">
            <text:p>2.677443</text:p>
          </table:table-cell>
          <table:table-cell office:value-type="float" office:value="2.569904">
            <text:p>2.569904</text:p>
          </table:table-cell>
          <table:table-cell office:value-type="float" office:value="3.179998">
            <text:p>3.17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85346">
            <text:p>0.6685346</text:p>
          </table:table-cell>
          <table:table-cell office:value-type="float" office:value="0.7929967">
            <text:p>0.7929967</text:p>
          </table:table-cell>
          <table:table-cell office:value-type="float" office:value="1.36692">
            <text:p>1.36692</text:p>
          </table:table-cell>
          <table:table-cell office:value-type="float" office:value="2.503813">
            <text:p>2.503813</text:p>
          </table:table-cell>
          <table:table-cell office:value-type="float" office:value="2.702151">
            <text:p>2.702151</text:p>
          </table:table-cell>
          <table:table-cell office:value-type="float" office:value="2.592419">
            <text:p>2.592419</text:p>
          </table:table-cell>
          <table:table-cell office:value-type="float" office:value="3.199998">
            <text:p>3.1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7711">
            <text:p>0.667711</text:p>
          </table:table-cell>
          <table:table-cell office:value-type="float" office:value="0.7922511">
            <text:p>0.7922511</text:p>
          </table:table-cell>
          <table:table-cell office:value-type="float" office:value="1.379818">
            <text:p>1.379818</text:p>
          </table:table-cell>
          <table:table-cell office:value-type="float" office:value="2.535465">
            <text:p>2.535465</text:p>
          </table:table-cell>
          <table:table-cell office:value-type="float" office:value="2.727552">
            <text:p>2.727552</text:p>
          </table:table-cell>
          <table:table-cell office:value-type="float" office:value="2.615419">
            <text:p>2.615419</text:p>
          </table:table-cell>
          <table:table-cell office:value-type="float" office:value="3.219998">
            <text:p>3.21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59787">
            <text:p>0.6659787</text:p>
          </table:table-cell>
          <table:table-cell office:value-type="float" office:value="0.7910563">
            <text:p>0.7910563</text:p>
          </table:table-cell>
          <table:table-cell office:value-type="float" office:value="1.391603">
            <text:p>1.391603</text:p>
          </table:table-cell>
          <table:table-cell office:value-type="float" office:value="2.565436">
            <text:p>2.565436</text:p>
          </table:table-cell>
          <table:table-cell office:value-type="float" office:value="2.752743">
            <text:p>2.752743</text:p>
          </table:table-cell>
          <table:table-cell office:value-type="float" office:value="2.638656">
            <text:p>2.638656</text:p>
          </table:table-cell>
          <table:table-cell office:value-type="float" office:value="3.239998">
            <text:p>3.23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33489">
            <text:p>0.6633489</text:p>
          </table:table-cell>
          <table:table-cell office:value-type="float" office:value="0.7893624">
            <text:p>0.7893624</text:p>
          </table:table-cell>
          <table:table-cell office:value-type="float" office:value="1.401958">
            <text:p>1.401958</text:p>
          </table:table-cell>
          <table:table-cell office:value-type="float" office:value="2.593262">
            <text:p>2.593262</text:p>
          </table:table-cell>
          <table:table-cell office:value-type="float" office:value="2.776582">
            <text:p>2.776582</text:p>
          </table:table-cell>
          <table:table-cell office:value-type="float" office:value="2.662056">
            <text:p>2.662056</text:p>
          </table:table-cell>
          <table:table-cell office:value-type="float" office:value="3.259998">
            <text:p>3.25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97376">
            <text:p>0.6597376</text:p>
          </table:table-cell>
          <table:table-cell office:value-type="float" office:value="0.7876427">
            <text:p>0.7876427</text:p>
          </table:table-cell>
          <table:table-cell office:value-type="float" office:value="1.411289">
            <text:p>1.411289</text:p>
          </table:table-cell>
          <table:table-cell office:value-type="float" office:value="2.617903">
            <text:p>2.617903</text:p>
          </table:table-cell>
          <table:table-cell office:value-type="float" office:value="2.799324">
            <text:p>2.799324</text:p>
          </table:table-cell>
          <table:table-cell office:value-type="float" office:value="2.685206">
            <text:p>2.685206</text:p>
          </table:table-cell>
          <table:table-cell office:value-type="float" office:value="3.279998">
            <text:p>3.27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56847">
            <text:p>0.6556847</text:p>
          </table:table-cell>
          <table:table-cell office:value-type="float" office:value="0.7850656">
            <text:p>0.7850656</text:p>
          </table:table-cell>
          <table:table-cell office:value-type="float" office:value="1.419914">
            <text:p>1.419914</text:p>
          </table:table-cell>
          <table:table-cell office:value-type="float" office:value="2.640493">
            <text:p>2.640493</text:p>
          </table:table-cell>
          <table:table-cell office:value-type="float" office:value="2.821668">
            <text:p>2.821668</text:p>
          </table:table-cell>
          <table:table-cell office:value-type="float" office:value="2.708049">
            <text:p>2.708049</text:p>
          </table:table-cell>
          <table:table-cell office:value-type="float" office:value="3.299998">
            <text:p>3.2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09385">
            <text:p>0.6509385</text:p>
          </table:table-cell>
          <table:table-cell office:value-type="float" office:value="0.7817495">
            <text:p>0.7817495</text:p>
          </table:table-cell>
          <table:table-cell office:value-type="float" office:value="1.428566">
            <text:p>1.428566</text:p>
          </table:table-cell>
          <table:table-cell office:value-type="float" office:value="2.661458">
            <text:p>2.661458</text:p>
          </table:table-cell>
          <table:table-cell office:value-type="float" office:value="2.844877">
            <text:p>2.844877</text:p>
          </table:table-cell>
          <table:table-cell office:value-type="float" office:value="2.730505">
            <text:p>2.730505</text:p>
          </table:table-cell>
          <table:table-cell office:value-type="float" office:value="3.319998">
            <text:p>3.31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58585">
            <text:p>0.6458585</text:p>
          </table:table-cell>
          <table:table-cell office:value-type="float" office:value="0.7780264">
            <text:p>0.7780264</text:p>
          </table:table-cell>
          <table:table-cell office:value-type="float" office:value="1.437825">
            <text:p>1.437825</text:p>
          </table:table-cell>
          <table:table-cell office:value-type="float" office:value="2.681136">
            <text:p>2.681136</text:p>
          </table:table-cell>
          <table:table-cell office:value-type="float" office:value="2.869566">
            <text:p>2.869566</text:p>
          </table:table-cell>
          <table:table-cell office:value-type="float" office:value="2.7519">
            <text:p>2.7519</text:p>
          </table:table-cell>
          <table:table-cell office:value-type="float" office:value="3.339998">
            <text:p>3.33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05284">
            <text:p>0.6405284</text:p>
          </table:table-cell>
          <table:table-cell office:value-type="float" office:value="0.7735721">
            <text:p>0.7735721</text:p>
          </table:table-cell>
          <table:table-cell office:value-type="float" office:value="1.447589">
            <text:p>1.447589</text:p>
          </table:table-cell>
          <table:table-cell office:value-type="float" office:value="2.700432">
            <text:p>2.700432</text:p>
          </table:table-cell>
          <table:table-cell office:value-type="float" office:value="2.89421">
            <text:p>2.89421</text:p>
          </table:table-cell>
          <table:table-cell office:value-type="float" office:value="2.773149">
            <text:p>2.773149</text:p>
          </table:table-cell>
          <table:table-cell office:value-type="float" office:value="3.359998">
            <text:p>3.35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45249">
            <text:p>0.6345249</text:p>
          </table:table-cell>
          <table:table-cell office:value-type="float" office:value="0.7686554">
            <text:p>0.7686554</text:p>
          </table:table-cell>
          <table:table-cell office:value-type="float" office:value="1.457931">
            <text:p>1.457931</text:p>
          </table:table-cell>
          <table:table-cell office:value-type="float" office:value="2.721114">
            <text:p>2.721114</text:p>
          </table:table-cell>
          <table:table-cell office:value-type="float" office:value="2.919316">
            <text:p>2.919316</text:p>
          </table:table-cell>
          <table:table-cell office:value-type="float" office:value="2.794215">
            <text:p>2.794215</text:p>
          </table:table-cell>
          <table:table-cell office:value-type="float" office:value="3.379997">
            <text:p>3.37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854">
            <text:p>0.62854</text:p>
          </table:table-cell>
          <table:table-cell office:value-type="float" office:value="0.7640017">
            <text:p>0.7640017</text:p>
          </table:table-cell>
          <table:table-cell office:value-type="float" office:value="1.469018">
            <text:p>1.469018</text:p>
          </table:table-cell>
          <table:table-cell office:value-type="float" office:value="2.743536">
            <text:p>2.743536</text:p>
          </table:table-cell>
          <table:table-cell office:value-type="float" office:value="2.943985">
            <text:p>2.943985</text:p>
          </table:table-cell>
          <table:table-cell office:value-type="float" office:value="2.815068">
            <text:p>2.815068</text:p>
          </table:table-cell>
          <table:table-cell office:value-type="float" office:value="3.399997">
            <text:p>3.3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33865">
            <text:p>0.6233865</text:p>
          </table:table-cell>
          <table:table-cell office:value-type="float" office:value="0.7591171">
            <text:p>0.7591171</text:p>
          </table:table-cell>
          <table:table-cell office:value-type="float" office:value="1.480692">
            <text:p>1.480692</text:p>
          </table:table-cell>
          <table:table-cell office:value-type="float" office:value="2.766205">
            <text:p>2.766205</text:p>
          </table:table-cell>
          <table:table-cell office:value-type="float" office:value="2.967537">
            <text:p>2.967537</text:p>
          </table:table-cell>
          <table:table-cell office:value-type="float" office:value="2.835783">
            <text:p>2.835783</text:p>
          </table:table-cell>
          <table:table-cell office:value-type="float" office:value="3.419997">
            <text:p>3.41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85482">
            <text:p>0.6185482</text:p>
          </table:table-cell>
          <table:table-cell office:value-type="float" office:value="0.7535509">
            <text:p>0.7535509</text:p>
          </table:table-cell>
          <table:table-cell office:value-type="float" office:value="1.493507">
            <text:p>1.493507</text:p>
          </table:table-cell>
          <table:table-cell office:value-type="float" office:value="2.788303">
            <text:p>2.788303</text:p>
          </table:table-cell>
          <table:table-cell office:value-type="float" office:value="2.989928">
            <text:p>2.989928</text:p>
          </table:table-cell>
          <table:table-cell office:value-type="float" office:value="2.856745">
            <text:p>2.856745</text:p>
          </table:table-cell>
          <table:table-cell office:value-type="float" office:value="3.439997">
            <text:p>3.43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37699">
            <text:p>0.6137699</text:p>
          </table:table-cell>
          <table:table-cell office:value-type="float" office:value="0.748706">
            <text:p>0.748706</text:p>
          </table:table-cell>
          <table:table-cell office:value-type="float" office:value="1.50705">
            <text:p>1.50705</text:p>
          </table:table-cell>
          <table:table-cell office:value-type="float" office:value="2.808377">
            <text:p>2.808377</text:p>
          </table:table-cell>
          <table:table-cell office:value-type="float" office:value="3.011525">
            <text:p>3.011525</text:p>
          </table:table-cell>
          <table:table-cell office:value-type="float" office:value="2.878158">
            <text:p>2.878158</text:p>
          </table:table-cell>
          <table:table-cell office:value-type="float" office:value="3.459997">
            <text:p>3.45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93477">
            <text:p>0.6093477</text:p>
          </table:table-cell>
          <table:table-cell office:value-type="float" office:value="0.7436927">
            <text:p>0.7436927</text:p>
          </table:table-cell>
          <table:table-cell office:value-type="float" office:value="1.521329">
            <text:p>1.521329</text:p>
          </table:table-cell>
          <table:table-cell office:value-type="float" office:value="2.827623">
            <text:p>2.827623</text:p>
          </table:table-cell>
          <table:table-cell office:value-type="float" office:value="3.03251">
            <text:p>3.03251</text:p>
          </table:table-cell>
          <table:table-cell office:value-type="float" office:value="2.900066">
            <text:p>2.900066</text:p>
          </table:table-cell>
          <table:table-cell office:value-type="float" office:value="3.479997">
            <text:p>3.47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59499">
            <text:p>0.6059499</text:p>
          </table:table-cell>
          <table:table-cell office:value-type="float" office:value="0.7386214">
            <text:p>0.7386214</text:p>
          </table:table-cell>
          <table:table-cell office:value-type="float" office:value="1.536036">
            <text:p>1.536036</text:p>
          </table:table-cell>
          <table:table-cell office:value-type="float" office:value="2.845679">
            <text:p>2.845679</text:p>
          </table:table-cell>
          <table:table-cell office:value-type="float" office:value="3.053562">
            <text:p>3.053562</text:p>
          </table:table-cell>
          <table:table-cell office:value-type="float" office:value="2.922237">
            <text:p>2.922237</text:p>
          </table:table-cell>
          <table:table-cell office:value-type="float" office:value="3.499997">
            <text:p>3.4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3672">
            <text:p>0.603672</text:p>
          </table:table-cell>
          <table:table-cell office:value-type="float" office:value="0.734911">
            <text:p>0.734911</text:p>
          </table:table-cell>
          <table:table-cell office:value-type="float" office:value="1.550648">
            <text:p>1.550648</text:p>
          </table:table-cell>
          <table:table-cell office:value-type="float" office:value="2.862968">
            <text:p>2.862968</text:p>
          </table:table-cell>
          <table:table-cell office:value-type="float" office:value="3.075619">
            <text:p>3.075619</text:p>
          </table:table-cell>
          <table:table-cell office:value-type="float" office:value="2.944699">
            <text:p>2.944699</text:p>
          </table:table-cell>
          <table:table-cell office:value-type="float" office:value="3.519997">
            <text:p>3.51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26838">
            <text:p>0.6026838</text:p>
          </table:table-cell>
          <table:table-cell office:value-type="float" office:value="0.7315986">
            <text:p>0.7315986</text:p>
          </table:table-cell>
          <table:table-cell office:value-type="float" office:value="1.564527">
            <text:p>1.564527</text:p>
          </table:table-cell>
          <table:table-cell office:value-type="float" office:value="2.881437">
            <text:p>2.881437</text:p>
          </table:table-cell>
          <table:table-cell office:value-type="float" office:value="3.097871">
            <text:p>3.097871</text:p>
          </table:table-cell>
          <table:table-cell office:value-type="float" office:value="2.967481">
            <text:p>2.967481</text:p>
          </table:table-cell>
          <table:table-cell office:value-type="float" office:value="3.539997">
            <text:p>3.53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30337">
            <text:p>0.6030337</text:p>
          </table:table-cell>
          <table:table-cell office:value-type="float" office:value="0.7285736">
            <text:p>0.7285736</text:p>
          </table:table-cell>
          <table:table-cell office:value-type="float" office:value="1.577052">
            <text:p>1.577052</text:p>
          </table:table-cell>
          <table:table-cell office:value-type="float" office:value="2.901559">
            <text:p>2.901559</text:p>
          </table:table-cell>
          <table:table-cell office:value-type="float" office:value="3.121313">
            <text:p>3.121313</text:p>
          </table:table-cell>
          <table:table-cell office:value-type="float" office:value="2.990469">
            <text:p>2.990469</text:p>
          </table:table-cell>
          <table:table-cell office:value-type="float" office:value="3.559997">
            <text:p>3.55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44993">
            <text:p>0.6044993</text:p>
          </table:table-cell>
          <table:table-cell office:value-type="float" office:value="0.7276033">
            <text:p>0.7276033</text:p>
          </table:table-cell>
          <table:table-cell office:value-type="float" office:value="1.588485">
            <text:p>1.588485</text:p>
          </table:table-cell>
          <table:table-cell office:value-type="float" office:value="2.923359">
            <text:p>2.923359</text:p>
          </table:table-cell>
          <table:table-cell office:value-type="float" office:value="3.144659">
            <text:p>3.144659</text:p>
          </table:table-cell>
          <table:table-cell office:value-type="float" office:value="3.013423">
            <text:p>3.013423</text:p>
          </table:table-cell>
          <table:table-cell office:value-type="float" office:value="3.579997">
            <text:p>3.57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69568">
            <text:p>0.6069568</text:p>
          </table:table-cell>
          <table:table-cell office:value-type="float" office:value="0.7270877">
            <text:p>0.7270877</text:p>
          </table:table-cell>
          <table:table-cell office:value-type="float" office:value="1.599121">
            <text:p>1.599121</text:p>
          </table:table-cell>
          <table:table-cell office:value-type="float" office:value="2.947862">
            <text:p>2.947862</text:p>
          </table:table-cell>
          <table:table-cell office:value-type="float" office:value="3.166696">
            <text:p>3.166696</text:p>
          </table:table-cell>
          <table:table-cell office:value-type="float" office:value="3.036199">
            <text:p>3.036199</text:p>
          </table:table-cell>
          <table:table-cell office:value-type="float" office:value="3.599997">
            <text:p>3.5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03601">
            <text:p>0.6103601</text:p>
          </table:table-cell>
          <table:table-cell office:value-type="float" office:value="0.7274225">
            <text:p>0.7274225</text:p>
          </table:table-cell>
          <table:table-cell office:value-type="float" office:value="1.609043">
            <text:p>1.609043</text:p>
          </table:table-cell>
          <table:table-cell office:value-type="float" office:value="2.972911">
            <text:p>2.972911</text:p>
          </table:table-cell>
          <table:table-cell office:value-type="float" office:value="3.187566">
            <text:p>3.187566</text:p>
          </table:table-cell>
          <table:table-cell office:value-type="float" office:value="3.058634">
            <text:p>3.058634</text:p>
          </table:table-cell>
          <table:table-cell office:value-type="float" office:value="3.619997">
            <text:p>3.61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41299">
            <text:p>0.6141299</text:p>
          </table:table-cell>
          <table:table-cell office:value-type="float" office:value="0.7275388">
            <text:p>0.7275388</text:p>
          </table:table-cell>
          <table:table-cell office:value-type="float" office:value="1.618334">
            <text:p>1.618334</text:p>
          </table:table-cell>
          <table:table-cell office:value-type="float" office:value="2.997681">
            <text:p>2.997681</text:p>
          </table:table-cell>
          <table:table-cell office:value-type="float" office:value="3.20812">
            <text:p>3.20812</text:p>
          </table:table-cell>
          <table:table-cell office:value-type="float" office:value="3.080858">
            <text:p>3.080858</text:p>
          </table:table-cell>
          <table:table-cell office:value-type="float" office:value="3.639997">
            <text:p>3.63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81107">
            <text:p>0.6181107</text:p>
          </table:table-cell>
          <table:table-cell office:value-type="float" office:value="0.7284023">
            <text:p>0.7284023</text:p>
          </table:table-cell>
          <table:table-cell office:value-type="float" office:value="1.627325">
            <text:p>1.627325</text:p>
          </table:table-cell>
          <table:table-cell office:value-type="float" office:value="3.021988">
            <text:p>3.021988</text:p>
          </table:table-cell>
          <table:table-cell office:value-type="float" office:value="3.228333">
            <text:p>3.228333</text:p>
          </table:table-cell>
          <table:table-cell office:value-type="float" office:value="3.102374">
            <text:p>3.102374</text:p>
          </table:table-cell>
          <table:table-cell office:value-type="float" office:value="3.659997">
            <text:p>3.65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18728">
            <text:p>0.6218728</text:p>
          </table:table-cell>
          <table:table-cell office:value-type="float" office:value="0.7305071">
            <text:p>0.7305071</text:p>
          </table:table-cell>
          <table:table-cell office:value-type="float" office:value="1.636813">
            <text:p>1.636813</text:p>
          </table:table-cell>
          <table:table-cell office:value-type="float" office:value="3.045768">
            <text:p>3.045768</text:p>
          </table:table-cell>
          <table:table-cell office:value-type="float" office:value="3.25008">
            <text:p>3.25008</text:p>
          </table:table-cell>
          <table:table-cell office:value-type="float" office:value="3.123716">
            <text:p>3.123716</text:p>
          </table:table-cell>
          <table:table-cell office:value-type="float" office:value="3.679997">
            <text:p>3.67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51588">
            <text:p>0.6251588</text:p>
          </table:table-cell>
          <table:table-cell office:value-type="float" office:value="0.7325203">
            <text:p>0.7325203</text:p>
          </table:table-cell>
          <table:table-cell office:value-type="float" office:value="1.647045">
            <text:p>1.647045</text:p>
          </table:table-cell>
          <table:table-cell office:value-type="float" office:value="3.070203">
            <text:p>3.070203</text:p>
          </table:table-cell>
          <table:table-cell office:value-type="float" office:value="3.272592">
            <text:p>3.272592</text:p>
          </table:table-cell>
          <table:table-cell office:value-type="float" office:value="3.145289">
            <text:p>3.145289</text:p>
          </table:table-cell>
          <table:table-cell office:value-type="float" office:value="3.699997">
            <text:p>3.6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79975">
            <text:p>0.6279975</text:p>
          </table:table-cell>
          <table:table-cell office:value-type="float" office:value="0.7350836">
            <text:p>0.7350836</text:p>
          </table:table-cell>
          <table:table-cell office:value-type="float" office:value="1.657926">
            <text:p>1.657926</text:p>
          </table:table-cell>
          <table:table-cell office:value-type="float" office:value="3.094657">
            <text:p>3.094657</text:p>
          </table:table-cell>
          <table:table-cell office:value-type="float" office:value="3.29473">
            <text:p>3.29473</text:p>
          </table:table-cell>
          <table:table-cell office:value-type="float" office:value="3.167192">
            <text:p>3.167192</text:p>
          </table:table-cell>
          <table:table-cell office:value-type="float" office:value="3.719997">
            <text:p>3.71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06445">
            <text:p>0.6306445</text:p>
          </table:table-cell>
          <table:table-cell office:value-type="float" office:value="0.7375962">
            <text:p>0.7375962</text:p>
          </table:table-cell>
          <table:table-cell office:value-type="float" office:value="1.669278">
            <text:p>1.669278</text:p>
          </table:table-cell>
          <table:table-cell office:value-type="float" office:value="3.119783">
            <text:p>3.119783</text:p>
          </table:table-cell>
          <table:table-cell office:value-type="float" office:value="3.316699">
            <text:p>3.316699</text:p>
          </table:table-cell>
          <table:table-cell office:value-type="float" office:value="3.188754">
            <text:p>3.188754</text:p>
          </table:table-cell>
          <table:table-cell office:value-type="float" office:value="3.739997">
            <text:p>3.73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27879">
            <text:p>0.6327879</text:p>
          </table:table-cell>
          <table:table-cell office:value-type="float" office:value="0.7393789">
            <text:p>0.7393789</text:p>
          </table:table-cell>
          <table:table-cell office:value-type="float" office:value="1.681074">
            <text:p>1.681074</text:p>
          </table:table-cell>
          <table:table-cell office:value-type="float" office:value="3.144563">
            <text:p>3.144563</text:p>
          </table:table-cell>
          <table:table-cell office:value-type="float" office:value="3.338545">
            <text:p>3.338545</text:p>
          </table:table-cell>
          <table:table-cell office:value-type="float" office:value="3.210469">
            <text:p>3.210469</text:p>
          </table:table-cell>
          <table:table-cell office:value-type="float" office:value="3.759997">
            <text:p>3.75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41724">
            <text:p>0.6341724</text:p>
          </table:table-cell>
          <table:table-cell office:value-type="float" office:value="0.7411457">
            <text:p>0.7411457</text:p>
          </table:table-cell>
          <table:table-cell office:value-type="float" office:value="1.693128">
            <text:p>1.693128</text:p>
          </table:table-cell>
          <table:table-cell office:value-type="float" office:value="3.167878">
            <text:p>3.167878</text:p>
          </table:table-cell>
          <table:table-cell office:value-type="float" office:value="3.360531">
            <text:p>3.360531</text:p>
          </table:table-cell>
          <table:table-cell office:value-type="float" office:value="3.232824">
            <text:p>3.232824</text:p>
          </table:table-cell>
          <table:table-cell office:value-type="float" office:value="3.779997">
            <text:p>3.77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45577">
            <text:p>0.6345577</text:p>
          </table:table-cell>
          <table:table-cell office:value-type="float" office:value="0.7420277">
            <text:p>0.7420277</text:p>
          </table:table-cell>
          <table:table-cell office:value-type="float" office:value="1.706463">
            <text:p>1.706463</text:p>
          </table:table-cell>
          <table:table-cell office:value-type="float" office:value="3.190426">
            <text:p>3.190426</text:p>
          </table:table-cell>
          <table:table-cell office:value-type="float" office:value="3.382526">
            <text:p>3.382526</text:p>
          </table:table-cell>
          <table:table-cell office:value-type="float" office:value="3.255797">
            <text:p>3.255797</text:p>
          </table:table-cell>
          <table:table-cell office:value-type="float" office:value="3.799997">
            <text:p>3.7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41919">
            <text:p>0.6341919</text:p>
          </table:table-cell>
          <table:table-cell office:value-type="float" office:value="0.7425382">
            <text:p>0.7425382</text:p>
          </table:table-cell>
          <table:table-cell office:value-type="float" office:value="1.720967">
            <text:p>1.720967</text:p>
          </table:table-cell>
          <table:table-cell office:value-type="float" office:value="3.213903">
            <text:p>3.213903</text:p>
          </table:table-cell>
          <table:table-cell office:value-type="float" office:value="3.404803">
            <text:p>3.404803</text:p>
          </table:table-cell>
          <table:table-cell office:value-type="float" office:value="3.27902">
            <text:p>3.27902</text:p>
          </table:table-cell>
          <table:table-cell office:value-type="float" office:value="3.819997">
            <text:p>3.81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33504">
            <text:p>0.6333504</text:p>
          </table:table-cell>
          <table:table-cell office:value-type="float" office:value="0.7414809">
            <text:p>0.7414809</text:p>
          </table:table-cell>
          <table:table-cell office:value-type="float" office:value="1.735346">
            <text:p>1.735346</text:p>
          </table:table-cell>
          <table:table-cell office:value-type="float" office:value="3.240647">
            <text:p>3.240647</text:p>
          </table:table-cell>
          <table:table-cell office:value-type="float" office:value="3.428695">
            <text:p>3.428695</text:p>
          </table:table-cell>
          <table:table-cell office:value-type="float" office:value="3.302662">
            <text:p>3.302662</text:p>
          </table:table-cell>
          <table:table-cell office:value-type="float" office:value="3.839997">
            <text:p>3.83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18698">
            <text:p>0.6318698</text:p>
          </table:table-cell>
          <table:table-cell office:value-type="float" office:value="0.7408264">
            <text:p>0.7408264</text:p>
          </table:table-cell>
          <table:table-cell office:value-type="float" office:value="1.748912">
            <text:p>1.748912</text:p>
          </table:table-cell>
          <table:table-cell office:value-type="float" office:value="3.269058">
            <text:p>3.269058</text:p>
          </table:table-cell>
          <table:table-cell office:value-type="float" office:value="3.453523">
            <text:p>3.453523</text:p>
          </table:table-cell>
          <table:table-cell office:value-type="float" office:value="3.326639">
            <text:p>3.326639</text:p>
          </table:table-cell>
          <table:table-cell office:value-type="float" office:value="3.859997">
            <text:p>3.85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96144">
            <text:p>0.6296144</text:p>
          </table:table-cell>
          <table:table-cell office:value-type="float" office:value="0.7397361">
            <text:p>0.7397361</text:p>
          </table:table-cell>
          <table:table-cell office:value-type="float" office:value="1.761617">
            <text:p>1.761617</text:p>
          </table:table-cell>
          <table:table-cell office:value-type="float" office:value="3.298214">
            <text:p>3.298214</text:p>
          </table:table-cell>
          <table:table-cell office:value-type="float" office:value="3.478589">
            <text:p>3.478589</text:p>
          </table:table-cell>
          <table:table-cell office:value-type="float" office:value="3.351099">
            <text:p>3.351099</text:p>
          </table:table-cell>
          <table:table-cell office:value-type="float" office:value="3.879997">
            <text:p>3.87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70598">
            <text:p>0.6270598</text:p>
          </table:table-cell>
          <table:table-cell office:value-type="float" office:value="0.7390482">
            <text:p>0.7390482</text:p>
          </table:table-cell>
          <table:table-cell office:value-type="float" office:value="1.772753">
            <text:p>1.772753</text:p>
          </table:table-cell>
          <table:table-cell office:value-type="float" office:value="3.325962">
            <text:p>3.325962</text:p>
          </table:table-cell>
          <table:table-cell office:value-type="float" office:value="3.502646">
            <text:p>3.502646</text:p>
          </table:table-cell>
          <table:table-cell office:value-type="float" office:value="3.375937">
            <text:p>3.375937</text:p>
          </table:table-cell>
          <table:table-cell office:value-type="float" office:value="3.899997">
            <text:p>3.8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34682">
            <text:p>0.6234682</text:p>
          </table:table-cell>
          <table:table-cell office:value-type="float" office:value="0.7375143">
            <text:p>0.7375143</text:p>
          </table:table-cell>
          <table:table-cell office:value-type="float" office:value="1.782267">
            <text:p>1.782267</text:p>
          </table:table-cell>
          <table:table-cell office:value-type="float" office:value="3.350671">
            <text:p>3.350671</text:p>
          </table:table-cell>
          <table:table-cell office:value-type="float" office:value="3.525429">
            <text:p>3.525429</text:p>
          </table:table-cell>
          <table:table-cell office:value-type="float" office:value="3.400771">
            <text:p>3.400771</text:p>
          </table:table-cell>
          <table:table-cell office:value-type="float" office:value="3.919997">
            <text:p>3.91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97314">
            <text:p>0.6197314</text:p>
          </table:table-cell>
          <table:table-cell office:value-type="float" office:value="0.7362716">
            <text:p>0.7362716</text:p>
          </table:table-cell>
          <table:table-cell office:value-type="float" office:value="1.790824">
            <text:p>1.790824</text:p>
          </table:table-cell>
          <table:table-cell office:value-type="float" office:value="3.372897">
            <text:p>3.372897</text:p>
          </table:table-cell>
          <table:table-cell office:value-type="float" office:value="3.547917">
            <text:p>3.547917</text:p>
          </table:table-cell>
          <table:table-cell office:value-type="float" office:value="3.425321">
            <text:p>3.425321</text:p>
          </table:table-cell>
          <table:table-cell office:value-type="float" office:value="3.939997">
            <text:p>3.93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57097">
            <text:p>0.6157097</text:p>
          </table:table-cell>
          <table:table-cell office:value-type="float" office:value="0.7344232">
            <text:p>0.7344232</text:p>
          </table:table-cell>
          <table:table-cell office:value-type="float" office:value="1.798692">
            <text:p>1.798692</text:p>
          </table:table-cell>
          <table:table-cell office:value-type="float" office:value="3.392249">
            <text:p>3.392249</text:p>
          </table:table-cell>
          <table:table-cell office:value-type="float" office:value="3.571351">
            <text:p>3.571351</text:p>
          </table:table-cell>
          <table:table-cell office:value-type="float" office:value="3.449657">
            <text:p>3.449657</text:p>
          </table:table-cell>
          <table:table-cell office:value-type="float" office:value="3.959997">
            <text:p>3.95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11167">
            <text:p>0.6111167</text:p>
          </table:table-cell>
          <table:table-cell office:value-type="float" office:value="0.7329798">
            <text:p>0.7329798</text:p>
          </table:table-cell>
          <table:table-cell office:value-type="float" office:value="1.806498">
            <text:p>1.806498</text:p>
          </table:table-cell>
          <table:table-cell office:value-type="float" office:value="3.40819">
            <text:p>3.40819</text:p>
          </table:table-cell>
          <table:table-cell office:value-type="float" office:value="3.596002">
            <text:p>3.596002</text:p>
          </table:table-cell>
          <table:table-cell office:value-type="float" office:value="3.473187">
            <text:p>3.473187</text:p>
          </table:table-cell>
          <table:table-cell office:value-type="float" office:value="3.979997">
            <text:p>3.97999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058446">
            <text:p>0.6058446</text:p>
          </table:table-cell>
          <table:table-cell office:value-type="float" office:value="0.7311208">
            <text:p>0.7311208</text:p>
          </table:table-cell>
          <table:table-cell office:value-type="float" office:value="1.814709">
            <text:p>1.814709</text:p>
          </table:table-cell>
          <table:table-cell office:value-type="float" office:value="3.419982">
            <text:p>3.419982</text:p>
          </table:table-cell>
          <table:table-cell office:value-type="float" office:value="3.619908">
            <text:p>3.619908</text:p>
          </table:table-cell>
          <table:table-cell office:value-type="float" office:value="3.495573">
            <text:p>3.495573</text:p>
          </table:table-cell>
          <table:table-cell office:value-type="float" office:value="3.999997">
            <text:p>3.9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02237">
            <text:p>0.6002237</text:p>
          </table:table-cell>
          <table:table-cell office:value-type="float" office:value="0.7291635">
            <text:p>0.7291635</text:p>
          </table:table-cell>
          <table:table-cell office:value-type="float" office:value="1.823307">
            <text:p>1.823307</text:p>
          </table:table-cell>
          <table:table-cell office:value-type="float" office:value="3.428436">
            <text:p>3.428436</text:p>
          </table:table-cell>
          <table:table-cell office:value-type="float" office:value="3.643659">
            <text:p>3.643659</text:p>
          </table:table-cell>
          <table:table-cell office:value-type="float" office:value="3.517553">
            <text:p>3.517553</text:p>
          </table:table-cell>
          <table:table-cell office:value-type="float" office:value="4.019997">
            <text:p>4.01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43875">
            <text:p>0.5943875</text:p>
          </table:table-cell>
          <table:table-cell office:value-type="float" office:value="0.7269742">
            <text:p>0.7269742</text:p>
          </table:table-cell>
          <table:table-cell office:value-type="float" office:value="1.832481">
            <text:p>1.832481</text:p>
          </table:table-cell>
          <table:table-cell office:value-type="float" office:value="3.434686">
            <text:p>3.434686</text:p>
          </table:table-cell>
          <table:table-cell office:value-type="float" office:value="3.666682">
            <text:p>3.666682</text:p>
          </table:table-cell>
          <table:table-cell office:value-type="float" office:value="3.539786">
            <text:p>3.539786</text:p>
          </table:table-cell>
          <table:table-cell office:value-type="float" office:value="4.039997">
            <text:p>4.03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89127">
            <text:p>0.589127</text:p>
          </table:table-cell>
          <table:table-cell office:value-type="float" office:value="0.7247439">
            <text:p>0.7247439</text:p>
          </table:table-cell>
          <table:table-cell office:value-type="float" office:value="1.842403">
            <text:p>1.842403</text:p>
          </table:table-cell>
          <table:table-cell office:value-type="float" office:value="3.440983">
            <text:p>3.440983</text:p>
          </table:table-cell>
          <table:table-cell office:value-type="float" office:value="3.688375">
            <text:p>3.688375</text:p>
          </table:table-cell>
          <table:table-cell office:value-type="float" office:value="3.562142">
            <text:p>3.562142</text:p>
          </table:table-cell>
          <table:table-cell office:value-type="float" office:value="4.059997">
            <text:p>4.05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838153">
            <text:p>0.5838153</text:p>
          </table:table-cell>
          <table:table-cell office:value-type="float" office:value="0.722183">
            <text:p>0.722183</text:p>
          </table:table-cell>
          <table:table-cell office:value-type="float" office:value="1.852867">
            <text:p>1.852867</text:p>
          </table:table-cell>
          <table:table-cell office:value-type="float" office:value="3.447973">
            <text:p>3.447973</text:p>
          </table:table-cell>
          <table:table-cell office:value-type="float" office:value="3.708911">
            <text:p>3.708911</text:p>
          </table:table-cell>
          <table:table-cell office:value-type="float" office:value="3.58455">
            <text:p>3.58455</text:p>
          </table:table-cell>
          <table:table-cell office:value-type="float" office:value="4.079997">
            <text:p>4.07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91654">
            <text:p>0.5791654</text:p>
          </table:table-cell>
          <table:table-cell office:value-type="float" office:value="0.7189922">
            <text:p>0.7189922</text:p>
          </table:table-cell>
          <table:table-cell office:value-type="float" office:value="1.864242">
            <text:p>1.864242</text:p>
          </table:table-cell>
          <table:table-cell office:value-type="float" office:value="3.456009">
            <text:p>3.456009</text:p>
          </table:table-cell>
          <table:table-cell office:value-type="float" office:value="3.729354">
            <text:p>3.729354</text:p>
          </table:table-cell>
          <table:table-cell office:value-type="float" office:value="3.60726">
            <text:p>3.60726</text:p>
          </table:table-cell>
          <table:table-cell office:value-type="float" office:value="4.099997">
            <text:p>4.0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51364">
            <text:p>0.5751364</text:p>
          </table:table-cell>
          <table:table-cell office:value-type="float" office:value="0.7153071">
            <text:p>0.7153071</text:p>
          </table:table-cell>
          <table:table-cell office:value-type="float" office:value="1.876619">
            <text:p>1.876619</text:p>
          </table:table-cell>
          <table:table-cell office:value-type="float" office:value="3.465791">
            <text:p>3.465791</text:p>
          </table:table-cell>
          <table:table-cell office:value-type="float" office:value="3.749669">
            <text:p>3.749669</text:p>
          </table:table-cell>
          <table:table-cell office:value-type="float" office:value="3.63034">
            <text:p>3.63034</text:p>
          </table:table-cell>
          <table:table-cell office:value-type="float" office:value="4.119997">
            <text:p>4.11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2274">
            <text:p>0.572274</text:p>
          </table:table-cell>
          <table:table-cell office:value-type="float" office:value="0.7119211">
            <text:p>0.7119211</text:p>
          </table:table-cell>
          <table:table-cell office:value-type="float" office:value="1.889829">
            <text:p>1.889829</text:p>
          </table:table-cell>
          <table:table-cell office:value-type="float" office:value="3.477884">
            <text:p>3.477884</text:p>
          </table:table-cell>
          <table:table-cell office:value-type="float" office:value="3.769435">
            <text:p>3.769435</text:p>
          </table:table-cell>
          <table:table-cell office:value-type="float" office:value="3.653455">
            <text:p>3.653455</text:p>
          </table:table-cell>
          <table:table-cell office:value-type="float" office:value="4.139997">
            <text:p>4.13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09233">
            <text:p>0.5709233</text:p>
          </table:table-cell>
          <table:table-cell office:value-type="float" office:value="0.7079442">
            <text:p>0.7079442</text:p>
          </table:table-cell>
          <table:table-cell office:value-type="float" office:value="1.903672">
            <text:p>1.903672</text:p>
          </table:table-cell>
          <table:table-cell office:value-type="float" office:value="3.495139">
            <text:p>3.495139</text:p>
          </table:table-cell>
          <table:table-cell office:value-type="float" office:value="3.790498">
            <text:p>3.790498</text:p>
          </table:table-cell>
          <table:table-cell office:value-type="float" office:value="3.676708">
            <text:p>3.676708</text:p>
          </table:table-cell>
          <table:table-cell office:value-type="float" office:value="4.159997">
            <text:p>4.15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0989">
            <text:p>0.570989</text:p>
          </table:table-cell>
          <table:table-cell office:value-type="float" office:value="0.704322">
            <text:p>0.704322</text:p>
          </table:table-cell>
          <table:table-cell office:value-type="float" office:value="1.917743">
            <text:p>1.917743</text:p>
          </table:table-cell>
          <table:table-cell office:value-type="float" office:value="3.517288">
            <text:p>3.517288</text:p>
          </table:table-cell>
          <table:table-cell office:value-type="float" office:value="3.813623">
            <text:p>3.813623</text:p>
          </table:table-cell>
          <table:table-cell office:value-type="float" office:value="3.700195">
            <text:p>3.700195</text:p>
          </table:table-cell>
          <table:table-cell office:value-type="float" office:value="4.179997">
            <text:p>4.17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20971">
            <text:p>0.5720971</text:p>
          </table:table-cell>
          <table:table-cell office:value-type="float" office:value="0.7007677">
            <text:p>0.7007677</text:p>
          </table:table-cell>
          <table:table-cell office:value-type="float" office:value="1.931577">
            <text:p>1.931577</text:p>
          </table:table-cell>
          <table:table-cell office:value-type="float" office:value="3.543879">
            <text:p>3.543879</text:p>
          </table:table-cell>
          <table:table-cell office:value-type="float" office:value="3.836839">
            <text:p>3.836839</text:p>
          </table:table-cell>
          <table:table-cell office:value-type="float" office:value="3.723864">
            <text:p>3.723864</text:p>
          </table:table-cell>
          <table:table-cell office:value-type="float" office:value="4.199997">
            <text:p>4.1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41985">
            <text:p>0.5741985</text:p>
          </table:table-cell>
          <table:table-cell office:value-type="float" office:value="0.6968121">
            <text:p>0.6968121</text:p>
          </table:table-cell>
          <table:table-cell office:value-type="float" office:value="1.944173">
            <text:p>1.944173</text:p>
          </table:table-cell>
          <table:table-cell office:value-type="float" office:value="3.573442">
            <text:p>3.573442</text:p>
          </table:table-cell>
          <table:table-cell office:value-type="float" office:value="3.858979">
            <text:p>3.858979</text:p>
          </table:table-cell>
          <table:table-cell office:value-type="float" office:value="3.74766">
            <text:p>3.74766</text:p>
          </table:table-cell>
          <table:table-cell office:value-type="float" office:value="4.219997">
            <text:p>4.21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72496">
            <text:p>0.5772496</text:p>
          </table:table-cell>
          <table:table-cell office:value-type="float" office:value="0.6938305">
            <text:p>0.6938305</text:p>
          </table:table-cell>
          <table:table-cell office:value-type="float" office:value="1.955229">
            <text:p>1.955229</text:p>
          </table:table-cell>
          <table:table-cell office:value-type="float" office:value="3.605461">
            <text:p>3.605461</text:p>
          </table:table-cell>
          <table:table-cell office:value-type="float" office:value="3.879414">
            <text:p>3.879414</text:p>
          </table:table-cell>
          <table:table-cell office:value-type="float" office:value="3.771362">
            <text:p>3.771362</text:p>
          </table:table-cell>
          <table:table-cell office:value-type="float" office:value="4.239997">
            <text:p>4.23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809701">
            <text:p>0.5809701</text:p>
          </table:table-cell>
          <table:table-cell office:value-type="float" office:value="0.6906812">
            <text:p>0.6906812</text:p>
          </table:table-cell>
          <table:table-cell office:value-type="float" office:value="1.965213">
            <text:p>1.965213</text:p>
          </table:table-cell>
          <table:table-cell office:value-type="float" office:value="3.63916">
            <text:p>3.63916</text:p>
          </table:table-cell>
          <table:table-cell office:value-type="float" office:value="3.898598">
            <text:p>3.898598</text:p>
          </table:table-cell>
          <table:table-cell office:value-type="float" office:value="3.794802">
            <text:p>3.794802</text:p>
          </table:table-cell>
          <table:table-cell office:value-type="float" office:value="4.259997">
            <text:p>4.25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852029">
            <text:p>0.5852029</text:p>
          </table:table-cell>
          <table:table-cell office:value-type="float" office:value="0.6884986">
            <text:p>0.6884986</text:p>
          </table:table-cell>
          <table:table-cell office:value-type="float" office:value="1.974427">
            <text:p>1.974427</text:p>
          </table:table-cell>
          <table:table-cell office:value-type="float" office:value="3.673138">
            <text:p>3.673138</text:p>
          </table:table-cell>
          <table:table-cell office:value-type="float" office:value="3.917842">
            <text:p>3.917842</text:p>
          </table:table-cell>
          <table:table-cell office:value-type="float" office:value="3.818149">
            <text:p>3.818149</text:p>
          </table:table-cell>
          <table:table-cell office:value-type="float" office:value="4.279997">
            <text:p>4.27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897838">
            <text:p>0.5897838</text:p>
          </table:table-cell>
          <table:table-cell office:value-type="float" office:value="0.6862217">
            <text:p>0.6862217</text:p>
          </table:table-cell>
          <table:table-cell office:value-type="float" office:value="1.98322">
            <text:p>1.98322</text:p>
          </table:table-cell>
          <table:table-cell office:value-type="float" office:value="3.706224">
            <text:p>3.706224</text:p>
          </table:table-cell>
          <table:table-cell office:value-type="float" office:value="3.937719">
            <text:p>3.937719</text:p>
          </table:table-cell>
          <table:table-cell office:value-type="float" office:value="3.841301">
            <text:p>3.841301</text:p>
          </table:table-cell>
          <table:table-cell office:value-type="float" office:value="4.299997">
            <text:p>4.2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42565">
            <text:p>0.5942565</text:p>
          </table:table-cell>
          <table:table-cell office:value-type="float" office:value="0.6852843">
            <text:p>0.6852843</text:p>
          </table:table-cell>
          <table:table-cell office:value-type="float" office:value="1.992242">
            <text:p>1.992242</text:p>
          </table:table-cell>
          <table:table-cell office:value-type="float" office:value="3.738133">
            <text:p>3.738133</text:p>
          </table:table-cell>
          <table:table-cell office:value-type="float" office:value="3.959751">
            <text:p>3.959751</text:p>
          </table:table-cell>
          <table:table-cell office:value-type="float" office:value="3.863428">
            <text:p>3.863428</text:p>
          </table:table-cell>
          <table:table-cell office:value-type="float" office:value="4.319997">
            <text:p>4.31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83199">
            <text:p>0.5983199</text:p>
          </table:table-cell>
          <table:table-cell office:value-type="float" office:value="0.6839533">
            <text:p>0.6839533</text:p>
          </table:table-cell>
          <table:table-cell office:value-type="float" office:value="2.00154">
            <text:p>2.00154</text:p>
          </table:table-cell>
          <table:table-cell office:value-type="float" office:value="3.768633">
            <text:p>3.768633</text:p>
          </table:table-cell>
          <table:table-cell office:value-type="float" office:value="3.982271">
            <text:p>3.982271</text:p>
          </table:table-cell>
          <table:table-cell office:value-type="float" office:value="3.885333">
            <text:p>3.885333</text:p>
          </table:table-cell>
          <table:table-cell office:value-type="float" office:value="4.339997">
            <text:p>4.33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19215">
            <text:p>0.6019215</text:p>
          </table:table-cell>
          <table:table-cell office:value-type="float" office:value="0.6843583">
            <text:p>0.6843583</text:p>
          </table:table-cell>
          <table:table-cell office:value-type="float" office:value="2.011253">
            <text:p>2.011253</text:p>
          </table:table-cell>
          <table:table-cell office:value-type="float" office:value="3.798375">
            <text:p>3.798375</text:p>
          </table:table-cell>
          <table:table-cell office:value-type="float" office:value="4.005027">
            <text:p>4.005027</text:p>
          </table:table-cell>
          <table:table-cell office:value-type="float" office:value="3.907092">
            <text:p>3.907092</text:p>
          </table:table-cell>
          <table:table-cell office:value-type="float" office:value="4.359997">
            <text:p>4.35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53154">
            <text:p>0.6053154</text:p>
          </table:table-cell>
          <table:table-cell office:value-type="float" office:value="0.6847679">
            <text:p>0.6847679</text:p>
          </table:table-cell>
          <table:table-cell office:value-type="float" office:value="2.021473">
            <text:p>2.021473</text:p>
          </table:table-cell>
          <table:table-cell office:value-type="float" office:value="3.829296">
            <text:p>3.829296</text:p>
          </table:table-cell>
          <table:table-cell office:value-type="float" office:value="4.026681">
            <text:p>4.026681</text:p>
          </table:table-cell>
          <table:table-cell office:value-type="float" office:value="3.929163">
            <text:p>3.929163</text:p>
          </table:table-cell>
          <table:table-cell office:value-type="float" office:value="4.379997">
            <text:p>4.37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81802">
            <text:p>0.6081802</text:p>
          </table:table-cell>
          <table:table-cell office:value-type="float" office:value="0.6863465">
            <text:p>0.6863465</text:p>
          </table:table-cell>
          <table:table-cell office:value-type="float" office:value="2.032179">
            <text:p>2.032179</text:p>
          </table:table-cell>
          <table:table-cell office:value-type="float" office:value="3.86112">
            <text:p>3.86112</text:p>
          </table:table-cell>
          <table:table-cell office:value-type="float" office:value="4.047356">
            <text:p>4.047356</text:p>
          </table:table-cell>
          <table:table-cell office:value-type="float" office:value="3.951626">
            <text:p>3.951626</text:p>
          </table:table-cell>
          <table:table-cell office:value-type="float" office:value="4.399997">
            <text:p>4.3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00274">
            <text:p>0.6100274</text:p>
          </table:table-cell>
          <table:table-cell office:value-type="float" office:value="0.6878868">
            <text:p>0.6878868</text:p>
          </table:table-cell>
          <table:table-cell office:value-type="float" office:value="2.043535">
            <text:p>2.043535</text:p>
          </table:table-cell>
          <table:table-cell office:value-type="float" office:value="3.891998">
            <text:p>3.891998</text:p>
          </table:table-cell>
          <table:table-cell office:value-type="float" office:value="4.067465">
            <text:p>4.067465</text:p>
          </table:table-cell>
          <table:table-cell office:value-type="float" office:value="3.973964">
            <text:p>3.973964</text:p>
          </table:table-cell>
          <table:table-cell office:value-type="float" office:value="4.419997">
            <text:p>4.41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11655">
            <text:p>0.6111655</text:p>
          </table:table-cell>
          <table:table-cell office:value-type="float" office:value="0.6904321">
            <text:p>0.6904321</text:p>
          </table:table-cell>
          <table:table-cell office:value-type="float" office:value="2.055317">
            <text:p>2.055317</text:p>
          </table:table-cell>
          <table:table-cell office:value-type="float" office:value="3.920505">
            <text:p>3.920505</text:p>
          </table:table-cell>
          <table:table-cell office:value-type="float" office:value="4.08775">
            <text:p>4.08775</text:p>
          </table:table-cell>
          <table:table-cell office:value-type="float" office:value="3.996408">
            <text:p>3.996408</text:p>
          </table:table-cell>
          <table:table-cell office:value-type="float" office:value="4.439997">
            <text:p>4.43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17388">
            <text:p>0.6117388</text:p>
          </table:table-cell>
          <table:table-cell office:value-type="float" office:value="0.6927989">
            <text:p>0.6927989</text:p>
          </table:table-cell>
          <table:table-cell office:value-type="float" office:value="2.068174">
            <text:p>2.068174</text:p>
          </table:table-cell>
          <table:table-cell office:value-type="float" office:value="3.947801">
            <text:p>3.947801</text:p>
          </table:table-cell>
          <table:table-cell office:value-type="float" office:value="4.108971">
            <text:p>4.108971</text:p>
          </table:table-cell>
          <table:table-cell office:value-type="float" office:value="4.019485">
            <text:p>4.019485</text:p>
          </table:table-cell>
          <table:table-cell office:value-type="float" office:value="4.459997">
            <text:p>4.45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18269">
            <text:p>0.6118269</text:p>
          </table:table-cell>
          <table:table-cell office:value-type="float" office:value="0.6959587">
            <text:p>0.6959587</text:p>
          </table:table-cell>
          <table:table-cell office:value-type="float" office:value="2.082418">
            <text:p>2.082418</text:p>
          </table:table-cell>
          <table:table-cell office:value-type="float" office:value="3.975255">
            <text:p>3.975255</text:p>
          </table:table-cell>
          <table:table-cell office:value-type="float" office:value="4.131982">
            <text:p>4.131982</text:p>
          </table:table-cell>
          <table:table-cell office:value-type="float" office:value="4.04291">
            <text:p>4.04291</text:p>
          </table:table-cell>
          <table:table-cell office:value-type="float" office:value="4.479997">
            <text:p>4.47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11951">
            <text:p>0.6111951</text:p>
          </table:table-cell>
          <table:table-cell office:value-type="float" office:value="0.6992238">
            <text:p>0.6992238</text:p>
          </table:table-cell>
          <table:table-cell office:value-type="float" office:value="2.097174">
            <text:p>2.097174</text:p>
          </table:table-cell>
          <table:table-cell office:value-type="float" office:value="4.001348">
            <text:p>4.001348</text:p>
          </table:table-cell>
          <table:table-cell office:value-type="float" office:value="4.154917">
            <text:p>4.154917</text:p>
          </table:table-cell>
          <table:table-cell office:value-type="float" office:value="4.066609">
            <text:p>4.066609</text:p>
          </table:table-cell>
          <table:table-cell office:value-type="float" office:value="4.499997">
            <text:p>4.4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97712">
            <text:p>0.6097712</text:p>
          </table:table-cell>
          <table:table-cell office:value-type="float" office:value="0.7022541">
            <text:p>0.7022541</text:p>
          </table:table-cell>
          <table:table-cell office:value-type="float" office:value="2.111562">
            <text:p>2.111562</text:p>
          </table:table-cell>
          <table:table-cell office:value-type="float" office:value="4.02672">
            <text:p>4.02672</text:p>
          </table:table-cell>
          <table:table-cell office:value-type="float" office:value="4.178784">
            <text:p>4.178784</text:p>
          </table:table-cell>
          <table:table-cell office:value-type="float" office:value="4.090758">
            <text:p>4.090758</text:p>
          </table:table-cell>
          <table:table-cell office:value-type="float" office:value="4.519997">
            <text:p>4.51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7918">
            <text:p>0.607918</text:p>
          </table:table-cell>
          <table:table-cell office:value-type="float" office:value="0.7043926">
            <text:p>0.7043926</text:p>
          </table:table-cell>
          <table:table-cell office:value-type="float" office:value="2.125133">
            <text:p>2.125133</text:p>
          </table:table-cell>
          <table:table-cell office:value-type="float" office:value="4.049953">
            <text:p>4.049953</text:p>
          </table:table-cell>
          <table:table-cell office:value-type="float" office:value="4.201925">
            <text:p>4.201925</text:p>
          </table:table-cell>
          <table:table-cell office:value-type="float" office:value="4.115447">
            <text:p>4.115447</text:p>
          </table:table-cell>
          <table:table-cell office:value-type="float" office:value="4.539997">
            <text:p>4.53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56502">
            <text:p>0.6056502</text:p>
          </table:table-cell>
          <table:table-cell office:value-type="float" office:value="0.7066475">
            <text:p>0.7066475</text:p>
          </table:table-cell>
          <table:table-cell office:value-type="float" office:value="2.137498">
            <text:p>2.137498</text:p>
          </table:table-cell>
          <table:table-cell office:value-type="float" office:value="4.071397">
            <text:p>4.071397</text:p>
          </table:table-cell>
          <table:table-cell office:value-type="float" office:value="4.223949">
            <text:p>4.223949</text:p>
          </table:table-cell>
          <table:table-cell office:value-type="float" office:value="4.140446">
            <text:p>4.140446</text:p>
          </table:table-cell>
          <table:table-cell office:value-type="float" office:value="4.559997">
            <text:p>4.55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29004">
            <text:p>0.6029004</text:p>
          </table:table-cell>
          <table:table-cell office:value-type="float" office:value="0.7083377">
            <text:p>0.7083377</text:p>
          </table:table-cell>
          <table:table-cell office:value-type="float" office:value="2.14851">
            <text:p>2.14851</text:p>
          </table:table-cell>
          <table:table-cell office:value-type="float" office:value="4.091594">
            <text:p>4.091594</text:p>
          </table:table-cell>
          <table:table-cell office:value-type="float" office:value="4.245668">
            <text:p>4.245668</text:p>
          </table:table-cell>
          <table:table-cell office:value-type="float" office:value="4.165697">
            <text:p>4.165697</text:p>
          </table:table-cell>
          <table:table-cell office:value-type="float" office:value="4.579997">
            <text:p>4.57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98519">
            <text:p>0.5998519</text:p>
          </table:table-cell>
          <table:table-cell office:value-type="float" office:value="0.7086171">
            <text:p>0.7086171</text:p>
          </table:table-cell>
          <table:table-cell office:value-type="float" office:value="2.158588">
            <text:p>2.158588</text:p>
          </table:table-cell>
          <table:table-cell office:value-type="float" office:value="4.112274">
            <text:p>4.112274</text:p>
          </table:table-cell>
          <table:table-cell office:value-type="float" office:value="4.267929">
            <text:p>4.267929</text:p>
          </table:table-cell>
          <table:table-cell office:value-type="float" office:value="4.190553">
            <text:p>4.190553</text:p>
          </table:table-cell>
          <table:table-cell office:value-type="float" office:value="4.599997">
            <text:p>4.5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64205">
            <text:p>0.5964205</text:p>
          </table:table-cell>
          <table:table-cell office:value-type="float" office:value="0.7089126">
            <text:p>0.7089126</text:p>
          </table:table-cell>
          <table:table-cell office:value-type="float" office:value="2.168014">
            <text:p>2.168014</text:p>
          </table:table-cell>
          <table:table-cell office:value-type="float" office:value="4.130763">
            <text:p>4.130763</text:p>
          </table:table-cell>
          <table:table-cell office:value-type="float" office:value="4.291012">
            <text:p>4.291012</text:p>
          </table:table-cell>
          <table:table-cell office:value-type="float" office:value="4.215332">
            <text:p>4.215332</text:p>
          </table:table-cell>
          <table:table-cell office:value-type="float" office:value="4.619997">
            <text:p>4.61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19639">
            <text:p>0.5919639</text:p>
          </table:table-cell>
          <table:table-cell office:value-type="float" office:value="0.709508">
            <text:p>0.709508</text:p>
          </table:table-cell>
          <table:table-cell office:value-type="float" office:value="2.1775">
            <text:p>2.1775</text:p>
          </table:table-cell>
          <table:table-cell office:value-type="float" office:value="4.147339">
            <text:p>4.147339</text:p>
          </table:table-cell>
          <table:table-cell office:value-type="float" office:value="4.316242">
            <text:p>4.316242</text:p>
          </table:table-cell>
          <table:table-cell office:value-type="float" office:value="4.239221">
            <text:p>4.239221</text:p>
          </table:table-cell>
          <table:table-cell office:value-type="float" office:value="4.639997">
            <text:p>4.63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872135">
            <text:p>0.5872135</text:p>
          </table:table-cell>
          <table:table-cell office:value-type="float" office:value="0.7090804">
            <text:p>0.7090804</text:p>
          </table:table-cell>
          <table:table-cell office:value-type="float" office:value="2.187554">
            <text:p>2.187554</text:p>
          </table:table-cell>
          <table:table-cell office:value-type="float" office:value="4.163432">
            <text:p>4.163432</text:p>
          </table:table-cell>
          <table:table-cell office:value-type="float" office:value="4.34152">
            <text:p>4.34152</text:p>
          </table:table-cell>
          <table:table-cell office:value-type="float" office:value="4.261814">
            <text:p>4.261814</text:p>
          </table:table-cell>
          <table:table-cell office:value-type="float" office:value="4.659997">
            <text:p>4.65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826454">
            <text:p>0.5826454</text:p>
          </table:table-cell>
          <table:table-cell office:value-type="float" office:value="0.7091453">
            <text:p>0.7091453</text:p>
          </table:table-cell>
          <table:table-cell office:value-type="float" office:value="2.198096">
            <text:p>2.198096</text:p>
          </table:table-cell>
          <table:table-cell office:value-type="float" office:value="4.180472">
            <text:p>4.180472</text:p>
          </table:table-cell>
          <table:table-cell office:value-type="float" office:value="4.366494">
            <text:p>4.366494</text:p>
          </table:table-cell>
          <table:table-cell office:value-type="float" office:value="4.284169">
            <text:p>4.284169</text:p>
          </table:table-cell>
          <table:table-cell office:value-type="float" office:value="4.679996">
            <text:p>4.67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86561">
            <text:p>0.5786561</text:p>
          </table:table-cell>
          <table:table-cell office:value-type="float" office:value="0.7091792">
            <text:p>0.7091792</text:p>
          </table:table-cell>
          <table:table-cell office:value-type="float" office:value="2.209254">
            <text:p>2.209254</text:p>
          </table:table-cell>
          <table:table-cell office:value-type="float" office:value="4.197539">
            <text:p>4.197539</text:p>
          </table:table-cell>
          <table:table-cell office:value-type="float" office:value="4.390077">
            <text:p>4.390077</text:p>
          </table:table-cell>
          <table:table-cell office:value-type="float" office:value="4.306202">
            <text:p>4.306202</text:p>
          </table:table-cell>
          <table:table-cell office:value-type="float" office:value="4.699996">
            <text:p>4.69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51725">
            <text:p>0.5751725</text:p>
          </table:table-cell>
          <table:table-cell office:value-type="float" office:value="0.7087592">
            <text:p>0.7087592</text:p>
          </table:table-cell>
          <table:table-cell office:value-type="float" office:value="2.221115">
            <text:p>2.221115</text:p>
          </table:table-cell>
          <table:table-cell office:value-type="float" office:value="4.215778">
            <text:p>4.215778</text:p>
          </table:table-cell>
          <table:table-cell office:value-type="float" office:value="4.411236">
            <text:p>4.411236</text:p>
          </table:table-cell>
          <table:table-cell office:value-type="float" office:value="4.328391">
            <text:p>4.328391</text:p>
          </table:table-cell>
          <table:table-cell office:value-type="float" office:value="4.719996">
            <text:p>4.71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18679">
            <text:p>0.5718679</text:p>
          </table:table-cell>
          <table:table-cell office:value-type="float" office:value="0.7085603">
            <text:p>0.7085603</text:p>
          </table:table-cell>
          <table:table-cell office:value-type="float" office:value="2.233519">
            <text:p>2.233519</text:p>
          </table:table-cell>
          <table:table-cell office:value-type="float" office:value="4.234904">
            <text:p>4.234904</text:p>
          </table:table-cell>
          <table:table-cell office:value-type="float" office:value="4.431132">
            <text:p>4.431132</text:p>
          </table:table-cell>
          <table:table-cell office:value-type="float" office:value="4.350556">
            <text:p>4.350556</text:p>
          </table:table-cell>
          <table:table-cell office:value-type="float" office:value="4.739996">
            <text:p>4.73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693264">
            <text:p>0.5693264</text:p>
          </table:table-cell>
          <table:table-cell office:value-type="float" office:value="0.7084118">
            <text:p>0.7084118</text:p>
          </table:table-cell>
          <table:table-cell office:value-type="float" office:value="2.246967">
            <text:p>2.246967</text:p>
          </table:table-cell>
          <table:table-cell office:value-type="float" office:value="4.254353">
            <text:p>4.254353</text:p>
          </table:table-cell>
          <table:table-cell office:value-type="float" office:value="4.450178">
            <text:p>4.450178</text:p>
          </table:table-cell>
          <table:table-cell office:value-type="float" office:value="4.37279">
            <text:p>4.37279</text:p>
          </table:table-cell>
          <table:table-cell office:value-type="float" office:value="4.759996">
            <text:p>4.75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677468">
            <text:p>0.5677468</text:p>
          </table:table-cell>
          <table:table-cell office:value-type="float" office:value="0.7077195">
            <text:p>0.7077195</text:p>
          </table:table-cell>
          <table:table-cell office:value-type="float" office:value="2.260956">
            <text:p>2.260956</text:p>
          </table:table-cell>
          <table:table-cell office:value-type="float" office:value="4.273362">
            <text:p>4.273362</text:p>
          </table:table-cell>
          <table:table-cell office:value-type="float" office:value="4.469494">
            <text:p>4.469494</text:p>
          </table:table-cell>
          <table:table-cell office:value-type="float" office:value="4.395455">
            <text:p>4.395455</text:p>
          </table:table-cell>
          <table:table-cell office:value-type="float" office:value="4.779996">
            <text:p>4.77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677671">
            <text:p>0.5677671</text:p>
          </table:table-cell>
          <table:table-cell office:value-type="float" office:value="0.7070363">
            <text:p>0.7070363</text:p>
          </table:table-cell>
          <table:table-cell office:value-type="float" office:value="2.275686">
            <text:p>2.275686</text:p>
          </table:table-cell>
          <table:table-cell office:value-type="float" office:value="4.292833">
            <text:p>4.292833</text:p>
          </table:table-cell>
          <table:table-cell office:value-type="float" office:value="4.489067">
            <text:p>4.489067</text:p>
          </table:table-cell>
          <table:table-cell office:value-type="float" office:value="4.418559">
            <text:p>4.418559</text:p>
          </table:table-cell>
          <table:table-cell office:value-type="float" office:value="4.799996">
            <text:p>4.79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692244">
            <text:p>0.5692244</text:p>
          </table:table-cell>
          <table:table-cell office:value-type="float" office:value="0.7060287">
            <text:p>0.7060287</text:p>
          </table:table-cell>
          <table:table-cell office:value-type="float" office:value="2.290741">
            <text:p>2.290741</text:p>
          </table:table-cell>
          <table:table-cell office:value-type="float" office:value="4.313557">
            <text:p>4.313557</text:p>
          </table:table-cell>
          <table:table-cell office:value-type="float" office:value="4.508756">
            <text:p>4.508756</text:p>
          </table:table-cell>
          <table:table-cell office:value-type="float" office:value="4.441916">
            <text:p>4.441916</text:p>
          </table:table-cell>
          <table:table-cell office:value-type="float" office:value="4.819996">
            <text:p>4.81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16197">
            <text:p>0.5716197</text:p>
          </table:table-cell>
          <table:table-cell office:value-type="float" office:value="0.704891">
            <text:p>0.704891</text:p>
          </table:table-cell>
          <table:table-cell office:value-type="float" office:value="2.305867">
            <text:p>2.305867</text:p>
          </table:table-cell>
          <table:table-cell office:value-type="float" office:value="4.335921">
            <text:p>4.335921</text:p>
          </table:table-cell>
          <table:table-cell office:value-type="float" office:value="4.529702">
            <text:p>4.529702</text:p>
          </table:table-cell>
          <table:table-cell office:value-type="float" office:value="4.465509">
            <text:p>4.465509</text:p>
          </table:table-cell>
          <table:table-cell office:value-type="float" office:value="4.839996">
            <text:p>4.83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50234">
            <text:p>0.5750234</text:p>
          </table:table-cell>
          <table:table-cell office:value-type="float" office:value="0.7034741">
            <text:p>0.7034741</text:p>
          </table:table-cell>
          <table:table-cell office:value-type="float" office:value="2.320302">
            <text:p>2.320302</text:p>
          </table:table-cell>
          <table:table-cell office:value-type="float" office:value="4.361802">
            <text:p>4.361802</text:p>
          </table:table-cell>
          <table:table-cell office:value-type="float" office:value="4.550757">
            <text:p>4.550757</text:p>
          </table:table-cell>
          <table:table-cell office:value-type="float" office:value="4.489295">
            <text:p>4.489295</text:p>
          </table:table-cell>
          <table:table-cell office:value-type="float" office:value="4.859996">
            <text:p>4.85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93774">
            <text:p>0.5793774</text:p>
          </table:table-cell>
          <table:table-cell office:value-type="float" office:value="0.7017485">
            <text:p>0.7017485</text:p>
          </table:table-cell>
          <table:table-cell office:value-type="float" office:value="2.333381">
            <text:p>2.333381</text:p>
          </table:table-cell>
          <table:table-cell office:value-type="float" office:value="4.390341">
            <text:p>4.390341</text:p>
          </table:table-cell>
          <table:table-cell office:value-type="float" office:value="4.57104">
            <text:p>4.57104</text:p>
          </table:table-cell>
          <table:table-cell office:value-type="float" office:value="4.513153">
            <text:p>4.513153</text:p>
          </table:table-cell>
          <table:table-cell office:value-type="float" office:value="4.879996">
            <text:p>4.87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843565">
            <text:p>0.5843565</text:p>
          </table:table-cell>
          <table:table-cell office:value-type="float" office:value="0.6991328">
            <text:p>0.6991328</text:p>
          </table:table-cell>
          <table:table-cell office:value-type="float" office:value="2.345358">
            <text:p>2.345358</text:p>
          </table:table-cell>
          <table:table-cell office:value-type="float" office:value="4.420456">
            <text:p>4.420456</text:p>
          </table:table-cell>
          <table:table-cell office:value-type="float" office:value="4.590356">
            <text:p>4.590356</text:p>
          </table:table-cell>
          <table:table-cell office:value-type="float" office:value="4.536837">
            <text:p>4.536837</text:p>
          </table:table-cell>
          <table:table-cell office:value-type="float" office:value="4.899996">
            <text:p>4.89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897924">
            <text:p>0.5897924</text:p>
          </table:table-cell>
          <table:table-cell office:value-type="float" office:value="0.6967285">
            <text:p>0.6967285</text:p>
          </table:table-cell>
          <table:table-cell office:value-type="float" office:value="2.356532">
            <text:p>2.356532</text:p>
          </table:table-cell>
          <table:table-cell office:value-type="float" office:value="4.449872">
            <text:p>4.449872</text:p>
          </table:table-cell>
          <table:table-cell office:value-type="float" office:value="4.60922">
            <text:p>4.60922</text:p>
          </table:table-cell>
          <table:table-cell office:value-type="float" office:value="4.560347">
            <text:p>4.560347</text:p>
          </table:table-cell>
          <table:table-cell office:value-type="float" office:value="4.919996">
            <text:p>4.91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56717">
            <text:p>0.5956717</text:p>
          </table:table-cell>
          <table:table-cell office:value-type="float" office:value="0.6942258">
            <text:p>0.6942258</text:p>
          </table:table-cell>
          <table:table-cell office:value-type="float" office:value="2.366987">
            <text:p>2.366987</text:p>
          </table:table-cell>
          <table:table-cell office:value-type="float" office:value="4.477374">
            <text:p>4.477374</text:p>
          </table:table-cell>
          <table:table-cell office:value-type="float" office:value="4.62788">
            <text:p>4.62788</text:p>
          </table:table-cell>
          <table:table-cell office:value-type="float" office:value="4.583658">
            <text:p>4.583658</text:p>
          </table:table-cell>
          <table:table-cell office:value-type="float" office:value="4.939996">
            <text:p>4.93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14386">
            <text:p>0.6014386</text:p>
          </table:table-cell>
          <table:table-cell office:value-type="float" office:value="0.6911803">
            <text:p>0.6911803</text:p>
          </table:table-cell>
          <table:table-cell office:value-type="float" office:value="2.376785">
            <text:p>2.376785</text:p>
          </table:table-cell>
          <table:table-cell office:value-type="float" office:value="4.501542">
            <text:p>4.501542</text:p>
          </table:table-cell>
          <table:table-cell office:value-type="float" office:value="4.648069">
            <text:p>4.648069</text:p>
          </table:table-cell>
          <table:table-cell office:value-type="float" office:value="4.606644">
            <text:p>4.606644</text:p>
          </table:table-cell>
          <table:table-cell office:value-type="float" office:value="4.959996">
            <text:p>4.95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67731">
            <text:p>0.6067731</text:p>
          </table:table-cell>
          <table:table-cell office:value-type="float" office:value="0.6885324">
            <text:p>0.6885324</text:p>
          </table:table-cell>
          <table:table-cell office:value-type="float" office:value="2.386341">
            <text:p>2.386341</text:p>
          </table:table-cell>
          <table:table-cell office:value-type="float" office:value="4.522048">
            <text:p>4.522048</text:p>
          </table:table-cell>
          <table:table-cell office:value-type="float" office:value="4.670661">
            <text:p>4.670661</text:p>
          </table:table-cell>
          <table:table-cell office:value-type="float" office:value="4.628819">
            <text:p>4.628819</text:p>
          </table:table-cell>
          <table:table-cell office:value-type="float" office:value="4.979996">
            <text:p>4.979996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1169">
            <text:p>0.61169</text:p>
          </table:table-cell>
          <table:table-cell office:value-type="float" office:value="0.6860706">
            <text:p>0.6860706</text:p>
          </table:table-cell>
          <table:table-cell office:value-type="float" office:value="2.396414">
            <text:p>2.396414</text:p>
          </table:table-cell>
          <table:table-cell office:value-type="float" office:value="4.538695">
            <text:p>4.538695</text:p>
          </table:table-cell>
          <table:table-cell office:value-type="float" office:value="4.694211">
            <text:p>4.694211</text:p>
          </table:table-cell>
          <table:table-cell office:value-type="float" office:value="4.650761">
            <text:p>4.650761</text:p>
          </table:table-cell>
          <table:table-cell office:value-type="float" office:value="4.999996">
            <text:p>4.99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63623">
            <text:p>0.6163623</text:p>
          </table:table-cell>
          <table:table-cell office:value-type="float" office:value="0.6845428">
            <text:p>0.6845428</text:p>
          </table:table-cell>
          <table:table-cell office:value-type="float" office:value="2.4072">
            <text:p>2.4072</text:p>
          </table:table-cell>
          <table:table-cell office:value-type="float" office:value="4.552595">
            <text:p>4.552595</text:p>
          </table:table-cell>
          <table:table-cell office:value-type="float" office:value="4.716721">
            <text:p>4.716721</text:p>
          </table:table-cell>
          <table:table-cell office:value-type="float" office:value="4.672866">
            <text:p>4.672866</text:p>
          </table:table-cell>
          <table:table-cell office:value-type="float" office:value="5.019996">
            <text:p>5.01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05114">
            <text:p>0.6205114</text:p>
          </table:table-cell>
          <table:table-cell office:value-type="float" office:value="0.6827748">
            <text:p>0.6827748</text:p>
          </table:table-cell>
          <table:table-cell office:value-type="float" office:value="2.41855">
            <text:p>2.41855</text:p>
          </table:table-cell>
          <table:table-cell office:value-type="float" office:value="4.566184">
            <text:p>4.566184</text:p>
          </table:table-cell>
          <table:table-cell office:value-type="float" office:value="4.737855">
            <text:p>4.737855</text:p>
          </table:table-cell>
          <table:table-cell office:value-type="float" office:value="4.695267">
            <text:p>4.695267</text:p>
          </table:table-cell>
          <table:table-cell office:value-type="float" office:value="5.039996">
            <text:p>5.03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3707">
            <text:p>0.623707</text:p>
          </table:table-cell>
          <table:table-cell office:value-type="float" office:value="0.6821847">
            <text:p>0.6821847</text:p>
          </table:table-cell>
          <table:table-cell office:value-type="float" office:value="2.430312">
            <text:p>2.430312</text:p>
          </table:table-cell>
          <table:table-cell office:value-type="float" office:value="4.581183">
            <text:p>4.581183</text:p>
          </table:table-cell>
          <table:table-cell office:value-type="float" office:value="4.758069">
            <text:p>4.758069</text:p>
          </table:table-cell>
          <table:table-cell office:value-type="float" office:value="4.717402">
            <text:p>4.717402</text:p>
          </table:table-cell>
          <table:table-cell office:value-type="float" office:value="5.059996">
            <text:p>5.05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61286">
            <text:p>0.6261286</text:p>
          </table:table-cell>
          <table:table-cell office:value-type="float" office:value="0.6813951">
            <text:p>0.6813951</text:p>
          </table:table-cell>
          <table:table-cell office:value-type="float" office:value="2.442581">
            <text:p>2.442581</text:p>
          </table:table-cell>
          <table:table-cell office:value-type="float" office:value="4.597119">
            <text:p>4.597119</text:p>
          </table:table-cell>
          <table:table-cell office:value-type="float" office:value="4.77767">
            <text:p>4.77767</text:p>
          </table:table-cell>
          <table:table-cell office:value-type="float" office:value="4.739671">
            <text:p>4.739671</text:p>
          </table:table-cell>
          <table:table-cell office:value-type="float" office:value="5.079996">
            <text:p>5.07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78793">
            <text:p>0.6278793</text:p>
          </table:table-cell>
          <table:table-cell office:value-type="float" office:value="0.6817374">
            <text:p>0.6817374</text:p>
          </table:table-cell>
          <table:table-cell office:value-type="float" office:value="2.455171">
            <text:p>2.455171</text:p>
          </table:table-cell>
          <table:table-cell office:value-type="float" office:value="4.614455">
            <text:p>4.614455</text:p>
          </table:table-cell>
          <table:table-cell office:value-type="float" office:value="4.797855">
            <text:p>4.797855</text:p>
          </table:table-cell>
          <table:table-cell office:value-type="float" office:value="4.762652">
            <text:p>4.762652</text:p>
          </table:table-cell>
          <table:table-cell office:value-type="float" office:value="5.099996">
            <text:p>5.09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91882">
            <text:p>0.6291882</text:p>
          </table:table-cell>
          <table:table-cell office:value-type="float" office:value="0.6823224">
            <text:p>0.6823224</text:p>
          </table:table-cell>
          <table:table-cell office:value-type="float" office:value="2.469426">
            <text:p>2.469426</text:p>
          </table:table-cell>
          <table:table-cell office:value-type="float" office:value="4.634433">
            <text:p>4.634433</text:p>
          </table:table-cell>
          <table:table-cell office:value-type="float" office:value="4.81947">
            <text:p>4.81947</text:p>
          </table:table-cell>
          <table:table-cell office:value-type="float" office:value="4.786272">
            <text:p>4.786272</text:p>
          </table:table-cell>
          <table:table-cell office:value-type="float" office:value="5.119996">
            <text:p>5.11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96147">
            <text:p>0.6296147</text:p>
          </table:table-cell>
          <table:table-cell office:value-type="float" office:value="0.6842682">
            <text:p>0.6842682</text:p>
          </table:table-cell>
          <table:table-cell office:value-type="float" office:value="2.484549">
            <text:p>2.484549</text:p>
          </table:table-cell>
          <table:table-cell office:value-type="float" office:value="4.657893">
            <text:p>4.657893</text:p>
          </table:table-cell>
          <table:table-cell office:value-type="float" office:value="4.842726">
            <text:p>4.842726</text:p>
          </table:table-cell>
          <table:table-cell office:value-type="float" office:value="4.810214">
            <text:p>4.810214</text:p>
          </table:table-cell>
          <table:table-cell office:value-type="float" office:value="5.139996">
            <text:p>5.13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93989">
            <text:p>0.6293989</text:p>
          </table:table-cell>
          <table:table-cell office:value-type="float" office:value="0.6862174">
            <text:p>0.6862174</text:p>
          </table:table-cell>
          <table:table-cell office:value-type="float" office:value="2.499155">
            <text:p>2.499155</text:p>
          </table:table-cell>
          <table:table-cell office:value-type="float" office:value="4.685481">
            <text:p>4.685481</text:p>
          </table:table-cell>
          <table:table-cell office:value-type="float" office:value="4.867032">
            <text:p>4.867032</text:p>
          </table:table-cell>
          <table:table-cell office:value-type="float" office:value="4.834578">
            <text:p>4.834578</text:p>
          </table:table-cell>
          <table:table-cell office:value-type="float" office:value="5.159996">
            <text:p>5.15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87372">
            <text:p>0.6287372</text:p>
          </table:table-cell>
          <table:table-cell office:value-type="float" office:value="0.689278">
            <text:p>0.689278</text:p>
          </table:table-cell>
          <table:table-cell office:value-type="float" office:value="2.512887">
            <text:p>2.512887</text:p>
          </table:table-cell>
          <table:table-cell office:value-type="float" office:value="4.716036">
            <text:p>4.716036</text:p>
          </table:table-cell>
          <table:table-cell office:value-type="float" office:value="4.891018">
            <text:p>4.891018</text:p>
          </table:table-cell>
          <table:table-cell office:value-type="float" office:value="4.859237">
            <text:p>4.859237</text:p>
          </table:table-cell>
          <table:table-cell office:value-type="float" office:value="5.179996">
            <text:p>5.17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748">
            <text:p>0.62748</text:p>
          </table:table-cell>
          <table:table-cell office:value-type="float" office:value="0.6923001">
            <text:p>0.6923001</text:p>
          </table:table-cell>
          <table:table-cell office:value-type="float" office:value="2.525668">
            <text:p>2.525668</text:p>
          </table:table-cell>
          <table:table-cell office:value-type="float" office:value="4.746905">
            <text:p>4.746905</text:p>
          </table:table-cell>
          <table:table-cell office:value-type="float" office:value="4.913245">
            <text:p>4.913245</text:p>
          </table:table-cell>
          <table:table-cell office:value-type="float" office:value="4.884291">
            <text:p>4.884291</text:p>
          </table:table-cell>
          <table:table-cell office:value-type="float" office:value="5.199996">
            <text:p>5.19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57274">
            <text:p>0.6257274</text:p>
          </table:table-cell>
          <table:table-cell office:value-type="float" office:value="0.6962157">
            <text:p>0.6962157</text:p>
          </table:table-cell>
          <table:table-cell office:value-type="float" office:value="2.536874">
            <text:p>2.536874</text:p>
          </table:table-cell>
          <table:table-cell office:value-type="float" office:value="4.775898">
            <text:p>4.775898</text:p>
          </table:table-cell>
          <table:table-cell office:value-type="float" office:value="4.934593">
            <text:p>4.934593</text:p>
          </table:table-cell>
          <table:table-cell office:value-type="float" office:value="4.909632">
            <text:p>4.909632</text:p>
          </table:table-cell>
          <table:table-cell office:value-type="float" office:value="5.219996">
            <text:p>5.21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37564">
            <text:p>0.6237564</text:p>
          </table:table-cell>
          <table:table-cell office:value-type="float" office:value="0.7005087">
            <text:p>0.7005087</text:p>
          </table:table-cell>
          <table:table-cell office:value-type="float" office:value="2.546394">
            <text:p>2.546394</text:p>
          </table:table-cell>
          <table:table-cell office:value-type="float" office:value="4.802847">
            <text:p>4.802847</text:p>
          </table:table-cell>
          <table:table-cell office:value-type="float" office:value="4.956401">
            <text:p>4.956401</text:p>
          </table:table-cell>
          <table:table-cell office:value-type="float" office:value="4.934819">
            <text:p>4.934819</text:p>
          </table:table-cell>
          <table:table-cell office:value-type="float" office:value="5.239996">
            <text:p>5.23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14033">
            <text:p>0.6214033</text:p>
          </table:table-cell>
          <table:table-cell office:value-type="float" office:value="0.7044321">
            <text:p>0.7044321</text:p>
          </table:table-cell>
          <table:table-cell office:value-type="float" office:value="2.555052">
            <text:p>2.555052</text:p>
          </table:table-cell>
          <table:table-cell office:value-type="float" office:value="4.82653">
            <text:p>4.82653</text:p>
          </table:table-cell>
          <table:table-cell office:value-type="float" office:value="4.979331">
            <text:p>4.979331</text:p>
          </table:table-cell>
          <table:table-cell office:value-type="float" office:value="4.959655">
            <text:p>4.959655</text:p>
          </table:table-cell>
          <table:table-cell office:value-type="float" office:value="5.259996">
            <text:p>5.25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83251">
            <text:p>0.6183251</text:p>
          </table:table-cell>
          <table:table-cell office:value-type="float" office:value="0.7087446">
            <text:p>0.7087446</text:p>
          </table:table-cell>
          <table:table-cell office:value-type="float" office:value="2.563002">
            <text:p>2.563002</text:p>
          </table:table-cell>
          <table:table-cell office:value-type="float" office:value="4.848142">
            <text:p>4.848142</text:p>
          </table:table-cell>
          <table:table-cell office:value-type="float" office:value="5.004528">
            <text:p>5.004528</text:p>
          </table:table-cell>
          <table:table-cell office:value-type="float" office:value="4.983943">
            <text:p>4.983943</text:p>
          </table:table-cell>
          <table:table-cell office:value-type="float" office:value="5.279996">
            <text:p>5.27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4689">
            <text:p>0.614689</text:p>
          </table:table-cell>
          <table:table-cell office:value-type="float" office:value="0.7128195">
            <text:p>0.7128195</text:p>
          </table:table-cell>
          <table:table-cell office:value-type="float" office:value="2.571083">
            <text:p>2.571083</text:p>
          </table:table-cell>
          <table:table-cell office:value-type="float" office:value="4.868268">
            <text:p>4.868268</text:p>
          </table:table-cell>
          <table:table-cell office:value-type="float" office:value="5.030525">
            <text:p>5.030525</text:p>
          </table:table-cell>
          <table:table-cell office:value-type="float" office:value="5.007902">
            <text:p>5.007902</text:p>
          </table:table-cell>
          <table:table-cell office:value-type="float" office:value="5.299996">
            <text:p>5.29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0903">
            <text:p>0.610903</text:p>
          </table:table-cell>
          <table:table-cell office:value-type="float" office:value="0.7161028">
            <text:p>0.7161028</text:p>
          </table:table-cell>
          <table:table-cell office:value-type="float" office:value="2.579707">
            <text:p>2.579707</text:p>
          </table:table-cell>
          <table:table-cell office:value-type="float" office:value="4.887503">
            <text:p>4.887503</text:p>
          </table:table-cell>
          <table:table-cell office:value-type="float" office:value="5.05585">
            <text:p>5.05585</text:p>
          </table:table-cell>
          <table:table-cell office:value-type="float" office:value="5.031764">
            <text:p>5.031764</text:p>
          </table:table-cell>
          <table:table-cell office:value-type="float" office:value="5.319996">
            <text:p>5.31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77675">
            <text:p>0.6077675</text:p>
          </table:table-cell>
          <table:table-cell office:value-type="float" office:value="0.7191882">
            <text:p>0.7191882</text:p>
          </table:table-cell>
          <table:table-cell office:value-type="float" office:value="2.588895">
            <text:p>2.588895</text:p>
          </table:table-cell>
          <table:table-cell office:value-type="float" office:value="4.90747">
            <text:p>4.90747</text:p>
          </table:table-cell>
          <table:table-cell office:value-type="float" office:value="5.080204">
            <text:p>5.080204</text:p>
          </table:table-cell>
          <table:table-cell office:value-type="float" office:value="5.055433">
            <text:p>5.055433</text:p>
          </table:table-cell>
          <table:table-cell office:value-type="float" office:value="5.339996">
            <text:p>5.33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48101">
            <text:p>0.6048101</text:p>
          </table:table-cell>
          <table:table-cell office:value-type="float" office:value="0.7210706">
            <text:p>0.7210706</text:p>
          </table:table-cell>
          <table:table-cell office:value-type="float" office:value="2.598773">
            <text:p>2.598773</text:p>
          </table:table-cell>
          <table:table-cell office:value-type="float" office:value="4.928815">
            <text:p>4.928815</text:p>
          </table:table-cell>
          <table:table-cell office:value-type="float" office:value="5.102307">
            <text:p>5.102307</text:p>
          </table:table-cell>
          <table:table-cell office:value-type="float" office:value="5.078754">
            <text:p>5.078754</text:p>
          </table:table-cell>
          <table:table-cell office:value-type="float" office:value="5.359996">
            <text:p>5.35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24914">
            <text:p>0.6024914</text:p>
          </table:table-cell>
          <table:table-cell office:value-type="float" office:value="0.7224193">
            <text:p>0.7224193</text:p>
          </table:table-cell>
          <table:table-cell office:value-type="float" office:value="2.609408">
            <text:p>2.609408</text:p>
          </table:table-cell>
          <table:table-cell office:value-type="float" office:value="4.951537">
            <text:p>4.951537</text:p>
          </table:table-cell>
          <table:table-cell office:value-type="float" office:value="5.122444">
            <text:p>5.122444</text:p>
          </table:table-cell>
          <table:table-cell office:value-type="float" office:value="5.102103">
            <text:p>5.102103</text:p>
          </table:table-cell>
          <table:table-cell office:value-type="float" office:value="5.379996">
            <text:p>5.37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07764">
            <text:p>0.6007764</text:p>
          </table:table-cell>
          <table:table-cell office:value-type="float" office:value="0.7243198">
            <text:p>0.7243198</text:p>
          </table:table-cell>
          <table:table-cell office:value-type="float" office:value="2.620882">
            <text:p>2.620882</text:p>
          </table:table-cell>
          <table:table-cell office:value-type="float" office:value="4.973619">
            <text:p>4.973619</text:p>
          </table:table-cell>
          <table:table-cell office:value-type="float" office:value="5.141326">
            <text:p>5.141326</text:p>
          </table:table-cell>
          <table:table-cell office:value-type="float" office:value="5.125331">
            <text:p>5.125331</text:p>
          </table:table-cell>
          <table:table-cell office:value-type="float" office:value="5.399996">
            <text:p>5.39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98421">
            <text:p>0.5998421</text:p>
          </table:table-cell>
          <table:table-cell office:value-type="float" office:value="0.7253255">
            <text:p>0.7253255</text:p>
          </table:table-cell>
          <table:table-cell office:value-type="float" office:value="2.633103">
            <text:p>2.633103</text:p>
          </table:table-cell>
          <table:table-cell office:value-type="float" office:value="4.994591">
            <text:p>4.994591</text:p>
          </table:table-cell>
          <table:table-cell office:value-type="float" office:value="5.160205">
            <text:p>5.160205</text:p>
          </table:table-cell>
          <table:table-cell office:value-type="float" office:value="5.148771">
            <text:p>5.148771</text:p>
          </table:table-cell>
          <table:table-cell office:value-type="float" office:value="5.419996">
            <text:p>5.41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05015">
            <text:p>0.6005015</text:p>
          </table:table-cell>
          <table:table-cell office:value-type="float" office:value="0.7267871">
            <text:p>0.7267871</text:p>
          </table:table-cell>
          <table:table-cell office:value-type="float" office:value="2.646535">
            <text:p>2.646535</text:p>
          </table:table-cell>
          <table:table-cell office:value-type="float" office:value="5.013165">
            <text:p>5.013165</text:p>
          </table:table-cell>
          <table:table-cell office:value-type="float" office:value="5.180023">
            <text:p>5.180023</text:p>
          </table:table-cell>
          <table:table-cell office:value-type="float" office:value="5.172467">
            <text:p>5.172467</text:p>
          </table:table-cell>
          <table:table-cell office:value-type="float" office:value="5.439996">
            <text:p>5.43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21385">
            <text:p>0.6021385</text:p>
          </table:table-cell>
          <table:table-cell office:value-type="float" office:value="0.7280778">
            <text:p>0.7280778</text:p>
          </table:table-cell>
          <table:table-cell office:value-type="float" office:value="2.660625">
            <text:p>2.660625</text:p>
          </table:table-cell>
          <table:table-cell office:value-type="float" office:value="5.031139">
            <text:p>5.031139</text:p>
          </table:table-cell>
          <table:table-cell office:value-type="float" office:value="5.201429">
            <text:p>5.201429</text:p>
          </table:table-cell>
          <table:table-cell office:value-type="float" office:value="5.196136">
            <text:p>5.196136</text:p>
          </table:table-cell>
          <table:table-cell office:value-type="float" office:value="5.459996">
            <text:p>5.45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49984">
            <text:p>0.6049984</text:p>
          </table:table-cell>
          <table:table-cell office:value-type="float" office:value="0.7289132">
            <text:p>0.7289132</text:p>
          </table:table-cell>
          <table:table-cell office:value-type="float" office:value="2.675045">
            <text:p>2.675045</text:p>
          </table:table-cell>
          <table:table-cell office:value-type="float" office:value="5.049057">
            <text:p>5.049057</text:p>
          </table:table-cell>
          <table:table-cell office:value-type="float" office:value="5.222905">
            <text:p>5.222905</text:p>
          </table:table-cell>
          <table:table-cell office:value-type="float" office:value="5.219868">
            <text:p>5.219868</text:p>
          </table:table-cell>
          <table:table-cell office:value-type="float" office:value="5.479996">
            <text:p>5.47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90706">
            <text:p>0.6090706</text:p>
          </table:table-cell>
          <table:table-cell office:value-type="float" office:value="0.7298067">
            <text:p>0.7298067</text:p>
          </table:table-cell>
          <table:table-cell office:value-type="float" office:value="2.689554">
            <text:p>2.689554</text:p>
          </table:table-cell>
          <table:table-cell office:value-type="float" office:value="5.066497">
            <text:p>5.066497</text:p>
          </table:table-cell>
          <table:table-cell office:value-type="float" office:value="5.243826">
            <text:p>5.243826</text:p>
          </table:table-cell>
          <table:table-cell office:value-type="float" office:value="5.243854">
            <text:p>5.243854</text:p>
          </table:table-cell>
          <table:table-cell office:value-type="float" office:value="5.499996">
            <text:p>5.49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38908">
            <text:p>0.6138908</text:p>
          </table:table-cell>
          <table:table-cell office:value-type="float" office:value="0.7305374">
            <text:p>0.7305374</text:p>
          </table:table-cell>
          <table:table-cell office:value-type="float" office:value="2.703732">
            <text:p>2.703732</text:p>
          </table:table-cell>
          <table:table-cell office:value-type="float" office:value="5.084285">
            <text:p>5.084285</text:p>
          </table:table-cell>
          <table:table-cell office:value-type="float" office:value="5.263336">
            <text:p>5.263336</text:p>
          </table:table-cell>
          <table:table-cell office:value-type="float" office:value="5.268089">
            <text:p>5.268089</text:p>
          </table:table-cell>
          <table:table-cell office:value-type="float" office:value="5.519996">
            <text:p>5.51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9317">
            <text:p>0.619317</text:p>
          </table:table-cell>
          <table:table-cell office:value-type="float" office:value="0.7309786">
            <text:p>0.7309786</text:p>
          </table:table-cell>
          <table:table-cell office:value-type="float" office:value="2.716455">
            <text:p>2.716455</text:p>
          </table:table-cell>
          <table:table-cell office:value-type="float" office:value="5.103351">
            <text:p>5.103351</text:p>
          </table:table-cell>
          <table:table-cell office:value-type="float" office:value="5.281485">
            <text:p>5.281485</text:p>
          </table:table-cell>
          <table:table-cell office:value-type="float" office:value="5.292506">
            <text:p>5.292506</text:p>
          </table:table-cell>
          <table:table-cell office:value-type="float" office:value="5.539996">
            <text:p>5.53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52207">
            <text:p>0.6252207</text:p>
          </table:table-cell>
          <table:table-cell office:value-type="float" office:value="0.7314491">
            <text:p>0.7314491</text:p>
          </table:table-cell>
          <table:table-cell office:value-type="float" office:value="2.72763">
            <text:p>2.72763</text:p>
          </table:table-cell>
          <table:table-cell office:value-type="float" office:value="5.12465">
            <text:p>5.12465</text:p>
          </table:table-cell>
          <table:table-cell office:value-type="float" office:value="5.299155">
            <text:p>5.299155</text:p>
          </table:table-cell>
          <table:table-cell office:value-type="float" office:value="5.316873">
            <text:p>5.316873</text:p>
          </table:table-cell>
          <table:table-cell office:value-type="float" office:value="5.559996">
            <text:p>5.55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17012">
            <text:p>0.6317012</text:p>
          </table:table-cell>
          <table:table-cell office:value-type="float" office:value="0.7315901">
            <text:p>0.7315901</text:p>
          </table:table-cell>
          <table:table-cell office:value-type="float" office:value="2.73768">
            <text:p>2.73768</text:p>
          </table:table-cell>
          <table:table-cell office:value-type="float" office:value="5.148674">
            <text:p>5.148674</text:p>
          </table:table-cell>
          <table:table-cell office:value-type="float" office:value="5.31688">
            <text:p>5.31688</text:p>
          </table:table-cell>
          <table:table-cell office:value-type="float" office:value="5.340959">
            <text:p>5.340959</text:p>
          </table:table-cell>
          <table:table-cell office:value-type="float" office:value="5.579996">
            <text:p>5.57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76352">
            <text:p>0.6376352</text:p>
          </table:table-cell>
          <table:table-cell office:value-type="float" office:value="0.7316628">
            <text:p>0.7316628</text:p>
          </table:table-cell>
          <table:table-cell office:value-type="float" office:value="2.74685">
            <text:p>2.74685</text:p>
          </table:table-cell>
          <table:table-cell office:value-type="float" office:value="5.173388">
            <text:p>5.173388</text:p>
          </table:table-cell>
          <table:table-cell office:value-type="float" office:value="5.337405">
            <text:p>5.337405</text:p>
          </table:table-cell>
          <table:table-cell office:value-type="float" office:value="5.364932">
            <text:p>5.364932</text:p>
          </table:table-cell>
          <table:table-cell office:value-type="float" office:value="5.599996">
            <text:p>5.59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30343">
            <text:p>0.6430343</text:p>
          </table:table-cell>
          <table:table-cell office:value-type="float" office:value="0.7313591">
            <text:p>0.7313591</text:p>
          </table:table-cell>
          <table:table-cell office:value-type="float" office:value="2.755609">
            <text:p>2.755609</text:p>
          </table:table-cell>
          <table:table-cell office:value-type="float" office:value="5.196843">
            <text:p>5.196843</text:p>
          </table:table-cell>
          <table:table-cell office:value-type="float" office:value="5.360107">
            <text:p>5.360107</text:p>
          </table:table-cell>
          <table:table-cell office:value-type="float" office:value="5.388582">
            <text:p>5.388582</text:p>
          </table:table-cell>
          <table:table-cell office:value-type="float" office:value="5.619996">
            <text:p>5.61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81841">
            <text:p>0.6481841</text:p>
          </table:table-cell>
          <table:table-cell office:value-type="float" office:value="0.7303608">
            <text:p>0.7303608</text:p>
          </table:table-cell>
          <table:table-cell office:value-type="float" office:value="2.764685">
            <text:p>2.764685</text:p>
          </table:table-cell>
          <table:table-cell office:value-type="float" office:value="5.219655">
            <text:p>5.219655</text:p>
          </table:table-cell>
          <table:table-cell office:value-type="float" office:value="5.382795">
            <text:p>5.382795</text:p>
          </table:table-cell>
          <table:table-cell office:value-type="float" office:value="5.411003">
            <text:p>5.411003</text:p>
          </table:table-cell>
          <table:table-cell office:value-type="float" office:value="5.639996">
            <text:p>5.63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29573">
            <text:p>0.6529573</text:p>
          </table:table-cell>
          <table:table-cell office:value-type="float" office:value="0.728794">
            <text:p>0.728794</text:p>
          </table:table-cell>
          <table:table-cell office:value-type="float" office:value="2.774035">
            <text:p>2.774035</text:p>
          </table:table-cell>
          <table:table-cell office:value-type="float" office:value="5.241988">
            <text:p>5.241988</text:p>
          </table:table-cell>
          <table:table-cell office:value-type="float" office:value="5.404607">
            <text:p>5.404607</text:p>
          </table:table-cell>
          <table:table-cell office:value-type="float" office:value="5.433047">
            <text:p>5.433047</text:p>
          </table:table-cell>
          <table:table-cell office:value-type="float" office:value="5.659996">
            <text:p>5.65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70008">
            <text:p>0.6570008</text:p>
          </table:table-cell>
          <table:table-cell office:value-type="float" office:value="0.7275389">
            <text:p>0.7275389</text:p>
          </table:table-cell>
          <table:table-cell office:value-type="float" office:value="2.783835">
            <text:p>2.783835</text:p>
          </table:table-cell>
          <table:table-cell office:value-type="float" office:value="5.264955">
            <text:p>5.264955</text:p>
          </table:table-cell>
          <table:table-cell office:value-type="float" office:value="5.424912">
            <text:p>5.424912</text:p>
          </table:table-cell>
          <table:table-cell office:value-type="float" office:value="5.454799">
            <text:p>5.454799</text:p>
          </table:table-cell>
          <table:table-cell office:value-type="float" office:value="5.679996">
            <text:p>5.67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04557">
            <text:p>0.6604557</text:p>
          </table:table-cell>
          <table:table-cell office:value-type="float" office:value="0.726135">
            <text:p>0.726135</text:p>
          </table:table-cell>
          <table:table-cell office:value-type="float" office:value="2.794124">
            <text:p>2.794124</text:p>
          </table:table-cell>
          <table:table-cell office:value-type="float" office:value="5.288967">
            <text:p>5.288967</text:p>
          </table:table-cell>
          <table:table-cell office:value-type="float" office:value="5.44385">
            <text:p>5.44385</text:p>
          </table:table-cell>
          <table:table-cell office:value-type="float" office:value="5.476733">
            <text:p>5.476733</text:p>
          </table:table-cell>
          <table:table-cell office:value-type="float" office:value="5.699996">
            <text:p>5.69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29625">
            <text:p>0.6629625</text:p>
          </table:table-cell>
          <table:table-cell office:value-type="float" office:value="0.7240796">
            <text:p>0.7240796</text:p>
          </table:table-cell>
          <table:table-cell office:value-type="float" office:value="2.804872">
            <text:p>2.804872</text:p>
          </table:table-cell>
          <table:table-cell office:value-type="float" office:value="5.3145">
            <text:p>5.3145</text:p>
          </table:table-cell>
          <table:table-cell office:value-type="float" office:value="5.4626">
            <text:p>5.4626</text:p>
          </table:table-cell>
          <table:table-cell office:value-type="float" office:value="5.499053">
            <text:p>5.499053</text:p>
          </table:table-cell>
          <table:table-cell office:value-type="float" office:value="5.719995">
            <text:p>5.71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44599">
            <text:p>0.6644599</text:p>
          </table:table-cell>
          <table:table-cell office:value-type="float" office:value="0.7224022">
            <text:p>0.7224022</text:p>
          </table:table-cell>
          <table:table-cell office:value-type="float" office:value="2.81616">
            <text:p>2.81616</text:p>
          </table:table-cell>
          <table:table-cell office:value-type="float" office:value="5.33992">
            <text:p>5.33992</text:p>
          </table:table-cell>
          <table:table-cell office:value-type="float" office:value="5.48178">
            <text:p>5.48178</text:p>
          </table:table-cell>
          <table:table-cell office:value-type="float" office:value="5.521355">
            <text:p>5.521355</text:p>
          </table:table-cell>
          <table:table-cell office:value-type="float" office:value="5.739995">
            <text:p>5.73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54922">
            <text:p>0.6654922</text:p>
          </table:table-cell>
          <table:table-cell office:value-type="float" office:value="0.7207193">
            <text:p>0.7207193</text:p>
          </table:table-cell>
          <table:table-cell office:value-type="float" office:value="2.828445">
            <text:p>2.828445</text:p>
          </table:table-cell>
          <table:table-cell office:value-type="float" office:value="5.363803">
            <text:p>5.363803</text:p>
          </table:table-cell>
          <table:table-cell office:value-type="float" office:value="5.501958">
            <text:p>5.501958</text:p>
          </table:table-cell>
          <table:table-cell office:value-type="float" office:value="5.54386">
            <text:p>5.54386</text:p>
          </table:table-cell>
          <table:table-cell office:value-type="float" office:value="5.759995">
            <text:p>5.75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58107">
            <text:p>0.6658107</text:p>
          </table:table-cell>
          <table:table-cell office:value-type="float" office:value="0.7194254">
            <text:p>0.7194254</text:p>
          </table:table-cell>
          <table:table-cell office:value-type="float" office:value="2.841618">
            <text:p>2.841618</text:p>
          </table:table-cell>
          <table:table-cell office:value-type="float" office:value="5.386873">
            <text:p>5.386873</text:p>
          </table:table-cell>
          <table:table-cell office:value-type="float" office:value="5.523571">
            <text:p>5.523571</text:p>
          </table:table-cell>
          <table:table-cell office:value-type="float" office:value="5.567011">
            <text:p>5.567011</text:p>
          </table:table-cell>
          <table:table-cell office:value-type="float" office:value="5.779995">
            <text:p>5.77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5386">
            <text:p>0.665386</text:p>
          </table:table-cell>
          <table:table-cell office:value-type="float" office:value="0.7182116">
            <text:p>0.7182116</text:p>
          </table:table-cell>
          <table:table-cell office:value-type="float" office:value="2.85607">
            <text:p>2.85607</text:p>
          </table:table-cell>
          <table:table-cell office:value-type="float" office:value="5.411087">
            <text:p>5.411087</text:p>
          </table:table-cell>
          <table:table-cell office:value-type="float" office:value="5.545873">
            <text:p>5.545873</text:p>
          </table:table-cell>
          <table:table-cell office:value-type="float" office:value="5.590571">
            <text:p>5.590571</text:p>
          </table:table-cell>
          <table:table-cell office:value-type="float" office:value="5.799995">
            <text:p>5.79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46352">
            <text:p>0.6646352</text:p>
          </table:table-cell>
          <table:table-cell office:value-type="float" office:value="0.7179723">
            <text:p>0.7179723</text:p>
          </table:table-cell>
          <table:table-cell office:value-type="float" office:value="2.871037">
            <text:p>2.871037</text:p>
          </table:table-cell>
          <table:table-cell office:value-type="float" office:value="5.438381">
            <text:p>5.438381</text:p>
          </table:table-cell>
          <table:table-cell office:value-type="float" office:value="5.568799">
            <text:p>5.568799</text:p>
          </table:table-cell>
          <table:table-cell office:value-type="float" office:value="5.614337">
            <text:p>5.614337</text:p>
          </table:table-cell>
          <table:table-cell office:value-type="float" office:value="5.819995">
            <text:p>5.81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25202">
            <text:p>0.6625202</text:p>
          </table:table-cell>
          <table:table-cell office:value-type="float" office:value="0.717796">
            <text:p>0.717796</text:p>
          </table:table-cell>
          <table:table-cell office:value-type="float" office:value="2.885711">
            <text:p>2.885711</text:p>
          </table:table-cell>
          <table:table-cell office:value-type="float" office:value="5.466733">
            <text:p>5.466733</text:p>
          </table:table-cell>
          <table:table-cell office:value-type="float" office:value="5.5906">
            <text:p>5.5906</text:p>
          </table:table-cell>
          <table:table-cell office:value-type="float" office:value="5.638454">
            <text:p>5.638454</text:p>
          </table:table-cell>
          <table:table-cell office:value-type="float" office:value="5.839995">
            <text:p>5.83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00868">
            <text:p>0.6600868</text:p>
          </table:table-cell>
          <table:table-cell office:value-type="float" office:value="0.7178996">
            <text:p>0.7178996</text:p>
          </table:table-cell>
          <table:table-cell office:value-type="float" office:value="2.899651">
            <text:p>2.899651</text:p>
          </table:table-cell>
          <table:table-cell office:value-type="float" office:value="5.494645">
            <text:p>5.494645</text:p>
          </table:table-cell>
          <table:table-cell office:value-type="float" office:value="5.610881">
            <text:p>5.610881</text:p>
          </table:table-cell>
          <table:table-cell office:value-type="float" office:value="5.663066">
            <text:p>5.663066</text:p>
          </table:table-cell>
          <table:table-cell office:value-type="float" office:value="5.859995">
            <text:p>5.85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7">
            <text:p>0.657</text:p>
          </table:table-cell>
          <table:table-cell office:value-type="float" office:value="0.7197773">
            <text:p>0.7197773</text:p>
          </table:table-cell>
          <table:table-cell office:value-type="float" office:value="2.912386">
            <text:p>2.912386</text:p>
          </table:table-cell>
          <table:table-cell office:value-type="float" office:value="5.521284">
            <text:p>5.521284</text:p>
          </table:table-cell>
          <table:table-cell office:value-type="float" office:value="5.630818">
            <text:p>5.630818</text:p>
          </table:table-cell>
          <table:table-cell office:value-type="float" office:value="5.687943">
            <text:p>5.687943</text:p>
          </table:table-cell>
          <table:table-cell office:value-type="float" office:value="5.879995">
            <text:p>5.87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36669">
            <text:p>0.6536669</text:p>
          </table:table-cell>
          <table:table-cell office:value-type="float" office:value="0.7219626">
            <text:p>0.7219626</text:p>
          </table:table-cell>
          <table:table-cell office:value-type="float" office:value="2.923621">
            <text:p>2.923621</text:p>
          </table:table-cell>
          <table:table-cell office:value-type="float" office:value="5.544836">
            <text:p>5.544836</text:p>
          </table:table-cell>
          <table:table-cell office:value-type="float" office:value="5.651994">
            <text:p>5.651994</text:p>
          </table:table-cell>
          <table:table-cell office:value-type="float" office:value="5.712963">
            <text:p>5.712963</text:p>
          </table:table-cell>
          <table:table-cell office:value-type="float" office:value="5.899995">
            <text:p>5.89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99936">
            <text:p>0.6499936</text:p>
          </table:table-cell>
          <table:table-cell office:value-type="float" office:value="0.7249764">
            <text:p>0.7249764</text:p>
          </table:table-cell>
          <table:table-cell office:value-type="float" office:value="2.933902">
            <text:p>2.933902</text:p>
          </table:table-cell>
          <table:table-cell office:value-type="float" office:value="5.565717">
            <text:p>5.565717</text:p>
          </table:table-cell>
          <table:table-cell office:value-type="float" office:value="5.67543">
            <text:p>5.67543</text:p>
          </table:table-cell>
          <table:table-cell office:value-type="float" office:value="5.737437">
            <text:p>5.737437</text:p>
          </table:table-cell>
          <table:table-cell office:value-type="float" office:value="5.919995">
            <text:p>5.91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60482">
            <text:p>0.6460482</text:p>
          </table:table-cell>
          <table:table-cell office:value-type="float" office:value="0.7280014">
            <text:p>0.7280014</text:p>
          </table:table-cell>
          <table:table-cell office:value-type="float" office:value="2.943398">
            <text:p>2.943398</text:p>
          </table:table-cell>
          <table:table-cell office:value-type="float" office:value="5.582969">
            <text:p>5.582969</text:p>
          </table:table-cell>
          <table:table-cell office:value-type="float" office:value="5.699426">
            <text:p>5.699426</text:p>
          </table:table-cell>
          <table:table-cell office:value-type="float" office:value="5.761573">
            <text:p>5.761573</text:p>
          </table:table-cell>
          <table:table-cell office:value-type="float" office:value="5.939995">
            <text:p>5.93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20248">
            <text:p>0.6420248</text:p>
          </table:table-cell>
          <table:table-cell office:value-type="float" office:value="0.7320719">
            <text:p>0.7320719</text:p>
          </table:table-cell>
          <table:table-cell office:value-type="float" office:value="2.952973">
            <text:p>2.952973</text:p>
          </table:table-cell>
          <table:table-cell office:value-type="float" office:value="5.596568">
            <text:p>5.596568</text:p>
          </table:table-cell>
          <table:table-cell office:value-type="float" office:value="5.722258">
            <text:p>5.722258</text:p>
          </table:table-cell>
          <table:table-cell office:value-type="float" office:value="5.785447">
            <text:p>5.785447</text:p>
          </table:table-cell>
          <table:table-cell office:value-type="float" office:value="5.959995">
            <text:p>5.95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85111">
            <text:p>0.6385111</text:p>
          </table:table-cell>
          <table:table-cell office:value-type="float" office:value="0.7361606">
            <text:p>0.7361606</text:p>
          </table:table-cell>
          <table:table-cell office:value-type="float" office:value="2.963095">
            <text:p>2.963095</text:p>
          </table:table-cell>
          <table:table-cell office:value-type="float" office:value="5.606402">
            <text:p>5.606402</text:p>
          </table:table-cell>
          <table:table-cell office:value-type="float" office:value="5.744724">
            <text:p>5.744724</text:p>
          </table:table-cell>
          <table:table-cell office:value-type="float" office:value="5.808318">
            <text:p>5.808318</text:p>
          </table:table-cell>
          <table:table-cell office:value-type="float" office:value="5.979995">
            <text:p>5.97999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347815">
            <text:p>0.6347815</text:p>
          </table:table-cell>
          <table:table-cell office:value-type="float" office:value="0.741047">
            <text:p>0.741047</text:p>
          </table:table-cell>
          <table:table-cell office:value-type="float" office:value="2.97371">
            <text:p>2.97371</text:p>
          </table:table-cell>
          <table:table-cell office:value-type="float" office:value="5.612043">
            <text:p>5.612043</text:p>
          </table:table-cell>
          <table:table-cell office:value-type="float" office:value="5.765888">
            <text:p>5.765888</text:p>
          </table:table-cell>
          <table:table-cell office:value-type="float" office:value="5.831089">
            <text:p>5.831089</text:p>
          </table:table-cell>
          <table:table-cell office:value-type="float" office:value="5.999995">
            <text:p>5.99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14412">
            <text:p>0.6314412</text:p>
          </table:table-cell>
          <table:table-cell office:value-type="float" office:value="0.74576">
            <text:p>0.74576</text:p>
          </table:table-cell>
          <table:table-cell office:value-type="float" office:value="2.984805">
            <text:p>2.984805</text:p>
          </table:table-cell>
          <table:table-cell office:value-type="float" office:value="5.615716">
            <text:p>5.615716</text:p>
          </table:table-cell>
          <table:table-cell office:value-type="float" office:value="5.785669">
            <text:p>5.785669</text:p>
          </table:table-cell>
          <table:table-cell office:value-type="float" office:value="5.853698">
            <text:p>5.853698</text:p>
          </table:table-cell>
          <table:table-cell office:value-type="float" office:value="6.019995">
            <text:p>6.01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83966">
            <text:p>0.6283966</text:p>
          </table:table-cell>
          <table:table-cell office:value-type="float" office:value="0.7509041">
            <text:p>0.7509041</text:p>
          </table:table-cell>
          <table:table-cell office:value-type="float" office:value="2.996478">
            <text:p>2.996478</text:p>
          </table:table-cell>
          <table:table-cell office:value-type="float" office:value="5.619689">
            <text:p>5.619689</text:p>
          </table:table-cell>
          <table:table-cell office:value-type="float" office:value="5.80448">
            <text:p>5.80448</text:p>
          </table:table-cell>
          <table:table-cell office:value-type="float" office:value="5.876126">
            <text:p>5.876126</text:p>
          </table:table-cell>
          <table:table-cell office:value-type="float" office:value="6.039995">
            <text:p>6.03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66198">
            <text:p>0.6266198</text:p>
          </table:table-cell>
          <table:table-cell office:value-type="float" office:value="0.7558347">
            <text:p>0.7558347</text:p>
          </table:table-cell>
          <table:table-cell office:value-type="float" office:value="3.008701">
            <text:p>3.008701</text:p>
          </table:table-cell>
          <table:table-cell office:value-type="float" office:value="5.624561">
            <text:p>5.624561</text:p>
          </table:table-cell>
          <table:table-cell office:value-type="float" office:value="5.823227">
            <text:p>5.823227</text:p>
          </table:table-cell>
          <table:table-cell office:value-type="float" office:value="5.898344">
            <text:p>5.898344</text:p>
          </table:table-cell>
          <table:table-cell office:value-type="float" office:value="6.059995">
            <text:p>6.05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5904">
            <text:p>0.625904</text:p>
          </table:table-cell>
          <table:table-cell office:value-type="float" office:value="0.7598919">
            <text:p>0.7598919</text:p>
          </table:table-cell>
          <table:table-cell office:value-type="float" office:value="3.021998">
            <text:p>3.021998</text:p>
          </table:table-cell>
          <table:table-cell office:value-type="float" office:value="5.63053">
            <text:p>5.63053</text:p>
          </table:table-cell>
          <table:table-cell office:value-type="float" office:value="5.842044">
            <text:p>5.842044</text:p>
          </table:table-cell>
          <table:table-cell office:value-type="float" office:value="5.920774">
            <text:p>5.920774</text:p>
          </table:table-cell>
          <table:table-cell office:value-type="float" office:value="6.079995">
            <text:p>6.07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63955">
            <text:p>0.6263955</text:p>
          </table:table-cell>
          <table:table-cell office:value-type="float" office:value="0.7637855">
            <text:p>0.7637855</text:p>
          </table:table-cell>
          <table:table-cell office:value-type="float" office:value="3.035849">
            <text:p>3.035849</text:p>
          </table:table-cell>
          <table:table-cell office:value-type="float" office:value="5.638276">
            <text:p>5.638276</text:p>
          </table:table-cell>
          <table:table-cell office:value-type="float" office:value="5.861308">
            <text:p>5.861308</text:p>
          </table:table-cell>
          <table:table-cell office:value-type="float" office:value="5.94355">
            <text:p>5.94355</text:p>
          </table:table-cell>
          <table:table-cell office:value-type="float" office:value="6.099995">
            <text:p>6.09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78618">
            <text:p>0.6278618</text:p>
          </table:table-cell>
          <table:table-cell office:value-type="float" office:value="0.7667749">
            <text:p>0.7667749</text:p>
          </table:table-cell>
          <table:table-cell office:value-type="float" office:value="3.050372">
            <text:p>3.050372</text:p>
          </table:table-cell>
          <table:table-cell office:value-type="float" office:value="5.648612">
            <text:p>5.648612</text:p>
          </table:table-cell>
          <table:table-cell office:value-type="float" office:value="5.882706">
            <text:p>5.882706</text:p>
          </table:table-cell>
          <table:table-cell office:value-type="float" office:value="5.966659">
            <text:p>5.966659</text:p>
          </table:table-cell>
          <table:table-cell office:value-type="float" office:value="6.119995">
            <text:p>6.11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04119">
            <text:p>0.6304119</text:p>
          </table:table-cell>
          <table:table-cell office:value-type="float" office:value="0.7689122">
            <text:p>0.7689122</text:p>
          </table:table-cell>
          <table:table-cell office:value-type="float" office:value="3.065235">
            <text:p>3.065235</text:p>
          </table:table-cell>
          <table:table-cell office:value-type="float" office:value="5.664588">
            <text:p>5.664588</text:p>
          </table:table-cell>
          <table:table-cell office:value-type="float" office:value="5.904837">
            <text:p>5.904837</text:p>
          </table:table-cell>
          <table:table-cell office:value-type="float" office:value="5.9899">
            <text:p>5.9899</text:p>
          </table:table-cell>
          <table:table-cell office:value-type="float" office:value="6.139995">
            <text:p>6.13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41009">
            <text:p>0.6341009</text:p>
          </table:table-cell>
          <table:table-cell office:value-type="float" office:value="0.7707096">
            <text:p>0.7707096</text:p>
          </table:table-cell>
          <table:table-cell office:value-type="float" office:value="3.080144">
            <text:p>3.080144</text:p>
          </table:table-cell>
          <table:table-cell office:value-type="float" office:value="5.685941">
            <text:p>5.685941</text:p>
          </table:table-cell>
          <table:table-cell office:value-type="float" office:value="5.92617">
            <text:p>5.92617</text:p>
          </table:table-cell>
          <table:table-cell office:value-type="float" office:value="6.013298">
            <text:p>6.013298</text:p>
          </table:table-cell>
          <table:table-cell office:value-type="float" office:value="6.159995">
            <text:p>6.15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87444">
            <text:p>0.6387444</text:p>
          </table:table-cell>
          <table:table-cell office:value-type="float" office:value="0.7719005">
            <text:p>0.7719005</text:p>
          </table:table-cell>
          <table:table-cell office:value-type="float" office:value="3.094549">
            <text:p>3.094549</text:p>
          </table:table-cell>
          <table:table-cell office:value-type="float" office:value="5.711734">
            <text:p>5.711734</text:p>
          </table:table-cell>
          <table:table-cell office:value-type="float" office:value="5.945938">
            <text:p>5.945938</text:p>
          </table:table-cell>
          <table:table-cell office:value-type="float" office:value="6.03691">
            <text:p>6.03691</text:p>
          </table:table-cell>
          <table:table-cell office:value-type="float" office:value="6.179995">
            <text:p>6.17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3769">
            <text:p>0.643769</text:p>
          </table:table-cell>
          <table:table-cell office:value-type="float" office:value="0.7735713">
            <text:p>0.7735713</text:p>
          </table:table-cell>
          <table:table-cell office:value-type="float" office:value="3.1078">
            <text:p>3.1078</text:p>
          </table:table-cell>
          <table:table-cell office:value-type="float" office:value="5.740635">
            <text:p>5.740635</text:p>
          </table:table-cell>
          <table:table-cell office:value-type="float" office:value="5.964188">
            <text:p>5.964188</text:p>
          </table:table-cell>
          <table:table-cell office:value-type="float" office:value="6.060666">
            <text:p>6.060666</text:p>
          </table:table-cell>
          <table:table-cell office:value-type="float" office:value="6.199995">
            <text:p>6.19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87913">
            <text:p>0.6487913</text:p>
          </table:table-cell>
          <table:table-cell office:value-type="float" office:value="0.7748241">
            <text:p>0.7748241</text:p>
          </table:table-cell>
          <table:table-cell office:value-type="float" office:value="3.12007">
            <text:p>3.12007</text:p>
          </table:table-cell>
          <table:table-cell office:value-type="float" office:value="5.771945">
            <text:p>5.771945</text:p>
          </table:table-cell>
          <table:table-cell office:value-type="float" office:value="5.982299">
            <text:p>5.982299</text:p>
          </table:table-cell>
          <table:table-cell office:value-type="float" office:value="6.084404">
            <text:p>6.084404</text:p>
          </table:table-cell>
          <table:table-cell office:value-type="float" office:value="6.219995">
            <text:p>6.21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34736">
            <text:p>0.6534736</text:p>
          </table:table-cell>
          <table:table-cell office:value-type="float" office:value="0.7758844">
            <text:p>0.7758844</text:p>
          </table:table-cell>
          <table:table-cell office:value-type="float" office:value="3.131626">
            <text:p>3.131626</text:p>
          </table:table-cell>
          <table:table-cell office:value-type="float" office:value="5.80473">
            <text:p>5.80473</text:p>
          </table:table-cell>
          <table:table-cell office:value-type="float" office:value="6.000467">
            <text:p>6.000467</text:p>
          </table:table-cell>
          <table:table-cell office:value-type="float" office:value="6.108048">
            <text:p>6.108048</text:p>
          </table:table-cell>
          <table:table-cell office:value-type="float" office:value="6.239995">
            <text:p>6.23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79034">
            <text:p>0.6579034</text:p>
          </table:table-cell>
          <table:table-cell office:value-type="float" office:value="0.7768881">
            <text:p>0.7768881</text:p>
          </table:table-cell>
          <table:table-cell office:value-type="float" office:value="3.142502">
            <text:p>3.142502</text:p>
          </table:table-cell>
          <table:table-cell office:value-type="float" office:value="5.837855">
            <text:p>5.837855</text:p>
          </table:table-cell>
          <table:table-cell office:value-type="float" office:value="6.0206">
            <text:p>6.0206</text:p>
          </table:table-cell>
          <table:table-cell office:value-type="float" office:value="6.131282">
            <text:p>6.131282</text:p>
          </table:table-cell>
          <table:table-cell office:value-type="float" office:value="6.259995">
            <text:p>6.25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19247">
            <text:p>0.6619247</text:p>
          </table:table-cell>
          <table:table-cell office:value-type="float" office:value="0.777527">
            <text:p>0.777527</text:p>
          </table:table-cell>
          <table:table-cell office:value-type="float" office:value="3.152753">
            <text:p>3.152753</text:p>
          </table:table-cell>
          <table:table-cell office:value-type="float" office:value="5.871256">
            <text:p>5.871256</text:p>
          </table:table-cell>
          <table:table-cell office:value-type="float" office:value="6.042038">
            <text:p>6.042038</text:p>
          </table:table-cell>
          <table:table-cell office:value-type="float" office:value="6.154247">
            <text:p>6.154247</text:p>
          </table:table-cell>
          <table:table-cell office:value-type="float" office:value="6.279995">
            <text:p>6.27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57507">
            <text:p>0.6657507</text:p>
          </table:table-cell>
          <table:table-cell office:value-type="float" office:value="0.7775298">
            <text:p>0.7775298</text:p>
          </table:table-cell>
          <table:table-cell office:value-type="float" office:value="3.163076">
            <text:p>3.163076</text:p>
          </table:table-cell>
          <table:table-cell office:value-type="float" office:value="5.904115">
            <text:p>5.904115</text:p>
          </table:table-cell>
          <table:table-cell office:value-type="float" office:value="6.063376">
            <text:p>6.063376</text:p>
          </table:table-cell>
          <table:table-cell office:value-type="float" office:value="6.176503">
            <text:p>6.176503</text:p>
          </table:table-cell>
          <table:table-cell office:value-type="float" office:value="6.299995">
            <text:p>6.29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89841">
            <text:p>0.6689841</text:p>
          </table:table-cell>
          <table:table-cell office:value-type="float" office:value="0.7775929">
            <text:p>0.7775929</text:p>
          </table:table-cell>
          <table:table-cell office:value-type="float" office:value="3.173722">
            <text:p>3.173722</text:p>
          </table:table-cell>
          <table:table-cell office:value-type="float" office:value="5.936276">
            <text:p>5.936276</text:p>
          </table:table-cell>
          <table:table-cell office:value-type="float" office:value="6.083704">
            <text:p>6.083704</text:p>
          </table:table-cell>
          <table:table-cell office:value-type="float" office:value="6.197961">
            <text:p>6.197961</text:p>
          </table:table-cell>
          <table:table-cell office:value-type="float" office:value="6.319995">
            <text:p>6.31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1459">
            <text:p>0.671459</text:p>
          </table:table-cell>
          <table:table-cell office:value-type="float" office:value="0.777742">
            <text:p>0.777742</text:p>
          </table:table-cell>
          <table:table-cell office:value-type="float" office:value="3.184688">
            <text:p>3.184688</text:p>
          </table:table-cell>
          <table:table-cell office:value-type="float" office:value="5.968628">
            <text:p>5.968628</text:p>
          </table:table-cell>
          <table:table-cell office:value-type="float" office:value="6.103099">
            <text:p>6.103099</text:p>
          </table:table-cell>
          <table:table-cell office:value-type="float" office:value="6.220158">
            <text:p>6.220158</text:p>
          </table:table-cell>
          <table:table-cell office:value-type="float" office:value="6.339995">
            <text:p>6.33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28751">
            <text:p>0.6728751</text:p>
          </table:table-cell>
          <table:table-cell office:value-type="float" office:value="0.7773794">
            <text:p>0.7773794</text:p>
          </table:table-cell>
          <table:table-cell office:value-type="float" office:value="3.196215">
            <text:p>3.196215</text:p>
          </table:table-cell>
          <table:table-cell office:value-type="float" office:value="6.000977">
            <text:p>6.000977</text:p>
          </table:table-cell>
          <table:table-cell office:value-type="float" office:value="6.122508">
            <text:p>6.122508</text:p>
          </table:table-cell>
          <table:table-cell office:value-type="float" office:value="6.242503">
            <text:p>6.242503</text:p>
          </table:table-cell>
          <table:table-cell office:value-type="float" office:value="6.359995">
            <text:p>6.35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33513">
            <text:p>0.6733513</text:p>
          </table:table-cell>
          <table:table-cell office:value-type="float" office:value="0.7767785">
            <text:p>0.7767785</text:p>
          </table:table-cell>
          <table:table-cell office:value-type="float" office:value="3.208097">
            <text:p>3.208097</text:p>
          </table:table-cell>
          <table:table-cell office:value-type="float" office:value="6.033739">
            <text:p>6.033739</text:p>
          </table:table-cell>
          <table:table-cell office:value-type="float" office:value="6.142068">
            <text:p>6.142068</text:p>
          </table:table-cell>
          <table:table-cell office:value-type="float" office:value="6.264821">
            <text:p>6.264821</text:p>
          </table:table-cell>
          <table:table-cell office:value-type="float" office:value="6.379995">
            <text:p>6.37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33491">
            <text:p>0.6733491</text:p>
          </table:table-cell>
          <table:table-cell office:value-type="float" office:value="0.7758414">
            <text:p>0.7758414</text:p>
          </table:table-cell>
          <table:table-cell office:value-type="float" office:value="3.22042">
            <text:p>3.22042</text:p>
          </table:table-cell>
          <table:table-cell office:value-type="float" office:value="6.065835">
            <text:p>6.065835</text:p>
          </table:table-cell>
          <table:table-cell office:value-type="float" office:value="6.162829">
            <text:p>6.162829</text:p>
          </table:table-cell>
          <table:table-cell office:value-type="float" office:value="6.287403">
            <text:p>6.287403</text:p>
          </table:table-cell>
          <table:table-cell office:value-type="float" office:value="6.399995">
            <text:p>6.39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26691">
            <text:p>0.6726691</text:p>
          </table:table-cell>
          <table:table-cell office:value-type="float" office:value="0.7748188">
            <text:p>0.7748188</text:p>
          </table:table-cell>
          <table:table-cell office:value-type="float" office:value="3.233496">
            <text:p>3.233496</text:p>
          </table:table-cell>
          <table:table-cell office:value-type="float" office:value="6.096164">
            <text:p>6.096164</text:p>
          </table:table-cell>
          <table:table-cell office:value-type="float" office:value="6.185116">
            <text:p>6.185116</text:p>
          </table:table-cell>
          <table:table-cell office:value-type="float" office:value="6.310638">
            <text:p>6.310638</text:p>
          </table:table-cell>
          <table:table-cell office:value-type="float" office:value="6.419995">
            <text:p>6.41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11149">
            <text:p>0.6711149</text:p>
          </table:table-cell>
          <table:table-cell office:value-type="float" office:value="0.7729881">
            <text:p>0.7729881</text:p>
          </table:table-cell>
          <table:table-cell office:value-type="float" office:value="3.247926">
            <text:p>3.247926</text:p>
          </table:table-cell>
          <table:table-cell office:value-type="float" office:value="6.124549">
            <text:p>6.124549</text:p>
          </table:table-cell>
          <table:table-cell office:value-type="float" office:value="6.208355">
            <text:p>6.208355</text:p>
          </table:table-cell>
          <table:table-cell office:value-type="float" office:value="6.334729">
            <text:p>6.334729</text:p>
          </table:table-cell>
          <table:table-cell office:value-type="float" office:value="6.439995">
            <text:p>6.43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90568">
            <text:p>0.6690568</text:p>
          </table:table-cell>
          <table:table-cell office:value-type="float" office:value="0.7713625">
            <text:p>0.7713625</text:p>
          </table:table-cell>
          <table:table-cell office:value-type="float" office:value="3.262816">
            <text:p>3.262816</text:p>
          </table:table-cell>
          <table:table-cell office:value-type="float" office:value="6.153541">
            <text:p>6.153541</text:p>
          </table:table-cell>
          <table:table-cell office:value-type="float" office:value="6.231813">
            <text:p>6.231813</text:p>
          </table:table-cell>
          <table:table-cell office:value-type="float" office:value="6.35917">
            <text:p>6.35917</text:p>
          </table:table-cell>
          <table:table-cell office:value-type="float" office:value="6.459995">
            <text:p>6.45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57369">
            <text:p>0.6657369</text:p>
          </table:table-cell>
          <table:table-cell office:value-type="float" office:value="0.7693494">
            <text:p>0.7693494</text:p>
          </table:table-cell>
          <table:table-cell office:value-type="float" office:value="3.277158">
            <text:p>3.277158</text:p>
          </table:table-cell>
          <table:table-cell office:value-type="float" office:value="6.182119">
            <text:p>6.182119</text:p>
          </table:table-cell>
          <table:table-cell office:value-type="float" office:value="6.254147">
            <text:p>6.254147</text:p>
          </table:table-cell>
          <table:table-cell office:value-type="float" office:value="6.383818">
            <text:p>6.383818</text:p>
          </table:table-cell>
          <table:table-cell office:value-type="float" office:value="6.479995">
            <text:p>6.47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22448">
            <text:p>0.6622448</text:p>
          </table:table-cell>
          <table:table-cell office:value-type="float" office:value="0.767658">
            <text:p>0.767658</text:p>
          </table:table-cell>
          <table:table-cell office:value-type="float" office:value="3.290698">
            <text:p>3.290698</text:p>
          </table:table-cell>
          <table:table-cell office:value-type="float" office:value="6.2083">
            <text:p>6.2083</text:p>
          </table:table-cell>
          <table:table-cell office:value-type="float" office:value="6.274963">
            <text:p>6.274963</text:p>
          </table:table-cell>
          <table:table-cell office:value-type="float" office:value="6.408735">
            <text:p>6.408735</text:p>
          </table:table-cell>
          <table:table-cell office:value-type="float" office:value="6.499995">
            <text:p>6.49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81429">
            <text:p>0.6581429</text:p>
          </table:table-cell>
          <table:table-cell office:value-type="float" office:value="0.7655787">
            <text:p>0.7655787</text:p>
          </table:table-cell>
          <table:table-cell office:value-type="float" office:value="3.303226">
            <text:p>3.303226</text:p>
          </table:table-cell>
          <table:table-cell office:value-type="float" office:value="6.231637">
            <text:p>6.231637</text:p>
          </table:table-cell>
          <table:table-cell office:value-type="float" office:value="6.295799">
            <text:p>6.295799</text:p>
          </table:table-cell>
          <table:table-cell office:value-type="float" office:value="6.43394">
            <text:p>6.43394</text:p>
          </table:table-cell>
          <table:table-cell office:value-type="float" office:value="6.519995">
            <text:p>6.51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38052">
            <text:p>0.6538052</text:p>
          </table:table-cell>
          <table:table-cell office:value-type="float" office:value="0.7643431">
            <text:p>0.7643431</text:p>
          </table:table-cell>
          <table:table-cell office:value-type="float" office:value="3.314091">
            <text:p>3.314091</text:p>
          </table:table-cell>
          <table:table-cell office:value-type="float" office:value="6.252774">
            <text:p>6.252774</text:p>
          </table:table-cell>
          <table:table-cell office:value-type="float" office:value="6.317359">
            <text:p>6.317359</text:p>
          </table:table-cell>
          <table:table-cell office:value-type="float" office:value="6.459435">
            <text:p>6.459435</text:p>
          </table:table-cell>
          <table:table-cell office:value-type="float" office:value="6.539995">
            <text:p>6.53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91489">
            <text:p>0.6491489</text:p>
          </table:table-cell>
          <table:table-cell office:value-type="float" office:value="0.7628742">
            <text:p>0.7628742</text:p>
          </table:table-cell>
          <table:table-cell office:value-type="float" office:value="3.323581">
            <text:p>3.323581</text:p>
          </table:table-cell>
          <table:table-cell office:value-type="float" office:value="6.273676">
            <text:p>6.273676</text:p>
          </table:table-cell>
          <table:table-cell office:value-type="float" office:value="6.340894">
            <text:p>6.340894</text:p>
          </table:table-cell>
          <table:table-cell office:value-type="float" office:value="6.484691">
            <text:p>6.484691</text:p>
          </table:table-cell>
          <table:table-cell office:value-type="float" office:value="6.559995">
            <text:p>6.55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42462">
            <text:p>0.6442462</text:p>
          </table:table-cell>
          <table:table-cell office:value-type="float" office:value="0.7620552">
            <text:p>0.7620552</text:p>
          </table:table-cell>
          <table:table-cell office:value-type="float" office:value="3.332326">
            <text:p>3.332326</text:p>
          </table:table-cell>
          <table:table-cell office:value-type="float" office:value="6.294317">
            <text:p>6.294317</text:p>
          </table:table-cell>
          <table:table-cell office:value-type="float" office:value="6.364242">
            <text:p>6.364242</text:p>
          </table:table-cell>
          <table:table-cell office:value-type="float" office:value="6.509485">
            <text:p>6.509485</text:p>
          </table:table-cell>
          <table:table-cell office:value-type="float" office:value="6.579995">
            <text:p>6.57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92322">
            <text:p>0.6392322</text:p>
          </table:table-cell>
          <table:table-cell office:value-type="float" office:value="0.7610101">
            <text:p>0.7610101</text:p>
          </table:table-cell>
          <table:table-cell office:value-type="float" office:value="3.340619">
            <text:p>3.340619</text:p>
          </table:table-cell>
          <table:table-cell office:value-type="float" office:value="6.313499">
            <text:p>6.313499</text:p>
          </table:table-cell>
          <table:table-cell office:value-type="float" office:value="6.386944">
            <text:p>6.386944</text:p>
          </table:table-cell>
          <table:table-cell office:value-type="float" office:value="6.533666">
            <text:p>6.533666</text:p>
          </table:table-cell>
          <table:table-cell office:value-type="float" office:value="6.599995">
            <text:p>6.59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42289">
            <text:p>0.6342289</text:p>
          </table:table-cell>
          <table:table-cell office:value-type="float" office:value="0.7601655">
            <text:p>0.7601655</text:p>
          </table:table-cell>
          <table:table-cell office:value-type="float" office:value="3.34897">
            <text:p>3.34897</text:p>
          </table:table-cell>
          <table:table-cell office:value-type="float" office:value="6.330604">
            <text:p>6.330604</text:p>
          </table:table-cell>
          <table:table-cell office:value-type="float" office:value="6.409178">
            <text:p>6.409178</text:p>
          </table:table-cell>
          <table:table-cell office:value-type="float" office:value="6.557548">
            <text:p>6.557548</text:p>
          </table:table-cell>
          <table:table-cell office:value-type="float" office:value="6.619995">
            <text:p>6.61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98373">
            <text:p>0.6298373</text:p>
          </table:table-cell>
          <table:table-cell office:value-type="float" office:value="0.7609982">
            <text:p>0.7609982</text:p>
          </table:table-cell>
          <table:table-cell office:value-type="float" office:value="3.357872">
            <text:p>3.357872</text:p>
          </table:table-cell>
          <table:table-cell office:value-type="float" office:value="6.346996">
            <text:p>6.346996</text:p>
          </table:table-cell>
          <table:table-cell office:value-type="float" office:value="6.43034">
            <text:p>6.43034</text:p>
          </table:table-cell>
          <table:table-cell office:value-type="float" office:value="6.581433">
            <text:p>6.581433</text:p>
          </table:table-cell>
          <table:table-cell office:value-type="float" office:value="6.639995">
            <text:p>6.63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57526">
            <text:p>0.6257526</text:p>
          </table:table-cell>
          <table:table-cell office:value-type="float" office:value="0.7621143">
            <text:p>0.7621143</text:p>
          </table:table-cell>
          <table:table-cell office:value-type="float" office:value="3.367379">
            <text:p>3.367379</text:p>
          </table:table-cell>
          <table:table-cell office:value-type="float" office:value="6.364196">
            <text:p>6.364196</text:p>
          </table:table-cell>
          <table:table-cell office:value-type="float" office:value="6.449996">
            <text:p>6.449996</text:p>
          </table:table-cell>
          <table:table-cell office:value-type="float" office:value="6.604908">
            <text:p>6.604908</text:p>
          </table:table-cell>
          <table:table-cell office:value-type="float" office:value="6.659995">
            <text:p>6.65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22824">
            <text:p>0.6222824</text:p>
          </table:table-cell>
          <table:table-cell office:value-type="float" office:value="0.764372">
            <text:p>0.764372</text:p>
          </table:table-cell>
          <table:table-cell office:value-type="float" office:value="3.37766">
            <text:p>3.37766</text:p>
          </table:table-cell>
          <table:table-cell office:value-type="float" office:value="6.381411">
            <text:p>6.381411</text:p>
          </table:table-cell>
          <table:table-cell office:value-type="float" office:value="6.468984">
            <text:p>6.468984</text:p>
          </table:table-cell>
          <table:table-cell office:value-type="float" office:value="6.62825">
            <text:p>6.62825</text:p>
          </table:table-cell>
          <table:table-cell office:value-type="float" office:value="6.679995">
            <text:p>6.67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00678">
            <text:p>0.6200678</text:p>
          </table:table-cell>
          <table:table-cell office:value-type="float" office:value="0.7670315">
            <text:p>0.7670315</text:p>
          </table:table-cell>
          <table:table-cell office:value-type="float" office:value="3.388902">
            <text:p>3.388902</text:p>
          </table:table-cell>
          <table:table-cell office:value-type="float" office:value="6.400138">
            <text:p>6.400138</text:p>
          </table:table-cell>
          <table:table-cell office:value-type="float" office:value="6.487518">
            <text:p>6.487518</text:p>
          </table:table-cell>
          <table:table-cell office:value-type="float" office:value="6.651825">
            <text:p>6.651825</text:p>
          </table:table-cell>
          <table:table-cell office:value-type="float" office:value="6.699995">
            <text:p>6.69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88598">
            <text:p>0.6188598</text:p>
          </table:table-cell>
          <table:table-cell office:value-type="float" office:value="0.7705784">
            <text:p>0.7705784</text:p>
          </table:table-cell>
          <table:table-cell office:value-type="float" office:value="3.400475">
            <text:p>3.400475</text:p>
          </table:table-cell>
          <table:table-cell office:value-type="float" office:value="6.41962">
            <text:p>6.41962</text:p>
          </table:table-cell>
          <table:table-cell office:value-type="float" office:value="6.506438">
            <text:p>6.506438</text:p>
          </table:table-cell>
          <table:table-cell office:value-type="float" office:value="6.67544">
            <text:p>6.67544</text:p>
          </table:table-cell>
          <table:table-cell office:value-type="float" office:value="6.719995">
            <text:p>6.71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87028">
            <text:p>0.6187028</text:p>
          </table:table-cell>
          <table:table-cell office:value-type="float" office:value="0.7742221">
            <text:p>0.7742221</text:p>
          </table:table-cell>
          <table:table-cell office:value-type="float" office:value="3.413242">
            <text:p>3.413242</text:p>
          </table:table-cell>
          <table:table-cell office:value-type="float" office:value="6.438797">
            <text:p>6.438797</text:p>
          </table:table-cell>
          <table:table-cell office:value-type="float" office:value="6.525799">
            <text:p>6.525799</text:p>
          </table:table-cell>
          <table:table-cell office:value-type="float" office:value="6.699283">
            <text:p>6.699283</text:p>
          </table:table-cell>
          <table:table-cell office:value-type="float" office:value="6.739995">
            <text:p>6.73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96455">
            <text:p>0.6196455</text:p>
          </table:table-cell>
          <table:table-cell office:value-type="float" office:value="0.7787139">
            <text:p>0.7787139</text:p>
          </table:table-cell>
          <table:table-cell office:value-type="float" office:value="3.426637">
            <text:p>3.426637</text:p>
          </table:table-cell>
          <table:table-cell office:value-type="float" office:value="6.457237">
            <text:p>6.457237</text:p>
          </table:table-cell>
          <table:table-cell office:value-type="float" office:value="6.546885">
            <text:p>6.546885</text:p>
          </table:table-cell>
          <table:table-cell office:value-type="float" office:value="6.723386">
            <text:p>6.723386</text:p>
          </table:table-cell>
          <table:table-cell office:value-type="float" office:value="6.759995">
            <text:p>6.75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15609">
            <text:p>0.6215609</text:p>
          </table:table-cell>
          <table:table-cell office:value-type="float" office:value="0.7831329">
            <text:p>0.7831329</text:p>
          </table:table-cell>
          <table:table-cell office:value-type="float" office:value="3.440137">
            <text:p>3.440137</text:p>
          </table:table-cell>
          <table:table-cell office:value-type="float" office:value="6.477038">
            <text:p>6.477038</text:p>
          </table:table-cell>
          <table:table-cell office:value-type="float" office:value="6.567051">
            <text:p>6.567051</text:p>
          </table:table-cell>
          <table:table-cell office:value-type="float" office:value="6.747424">
            <text:p>6.747424</text:p>
          </table:table-cell>
          <table:table-cell office:value-type="float" office:value="6.779994">
            <text:p>6.77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44534">
            <text:p>0.6244534</text:p>
          </table:table-cell>
          <table:table-cell office:value-type="float" office:value="0.7880587">
            <text:p>0.7880587</text:p>
          </table:table-cell>
          <table:table-cell office:value-type="float" office:value="3.453996">
            <text:p>3.453996</text:p>
          </table:table-cell>
          <table:table-cell office:value-type="float" office:value="6.500424">
            <text:p>6.500424</text:p>
          </table:table-cell>
          <table:table-cell office:value-type="float" office:value="6.587217">
            <text:p>6.587217</text:p>
          </table:table-cell>
          <table:table-cell office:value-type="float" office:value="6.771531">
            <text:p>6.771531</text:p>
          </table:table-cell>
          <table:table-cell office:value-type="float" office:value="6.799994">
            <text:p>6.79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79672">
            <text:p>0.6279672</text:p>
          </table:table-cell>
          <table:table-cell office:value-type="float" office:value="0.7924126">
            <text:p>0.7924126</text:p>
          </table:table-cell>
          <table:table-cell office:value-type="float" office:value="3.467822">
            <text:p>3.467822</text:p>
          </table:table-cell>
          <table:table-cell office:value-type="float" office:value="6.526009">
            <text:p>6.526009</text:p>
          </table:table-cell>
          <table:table-cell office:value-type="float" office:value="6.606805">
            <text:p>6.606805</text:p>
          </table:table-cell>
          <table:table-cell office:value-type="float" office:value="6.795832">
            <text:p>6.795832</text:p>
          </table:table-cell>
          <table:table-cell office:value-type="float" office:value="6.819994">
            <text:p>6.81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18312">
            <text:p>0.6318312</text:p>
          </table:table-cell>
          <table:table-cell office:value-type="float" office:value="0.7969035">
            <text:p>0.7969035</text:p>
          </table:table-cell>
          <table:table-cell office:value-type="float" office:value="3.481026">
            <text:p>3.481026</text:p>
          </table:table-cell>
          <table:table-cell office:value-type="float" office:value="6.554702">
            <text:p>6.554702</text:p>
          </table:table-cell>
          <table:table-cell office:value-type="float" office:value="6.625415">
            <text:p>6.625415</text:p>
          </table:table-cell>
          <table:table-cell office:value-type="float" office:value="6.820316">
            <text:p>6.820316</text:p>
          </table:table-cell>
          <table:table-cell office:value-type="float" office:value="6.839994">
            <text:p>6.83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60193">
            <text:p>0.6360193</text:p>
          </table:table-cell>
          <table:table-cell office:value-type="float" office:value="0.8002186">
            <text:p>0.8002186</text:p>
          </table:table-cell>
          <table:table-cell office:value-type="float" office:value="3.492494">
            <text:p>3.492494</text:p>
          </table:table-cell>
          <table:table-cell office:value-type="float" office:value="6.587302">
            <text:p>6.587302</text:p>
          </table:table-cell>
          <table:table-cell office:value-type="float" office:value="6.643982">
            <text:p>6.643982</text:p>
          </table:table-cell>
          <table:table-cell office:value-type="float" office:value="6.84489">
            <text:p>6.84489</text:p>
          </table:table-cell>
          <table:table-cell office:value-type="float" office:value="6.859994">
            <text:p>6.85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98296">
            <text:p>0.6398296</text:p>
          </table:table-cell>
          <table:table-cell office:value-type="float" office:value="0.8035206">
            <text:p>0.8035206</text:p>
          </table:table-cell>
          <table:table-cell office:value-type="float" office:value="3.502579">
            <text:p>3.502579</text:p>
          </table:table-cell>
          <table:table-cell office:value-type="float" office:value="6.62148">
            <text:p>6.62148</text:p>
          </table:table-cell>
          <table:table-cell office:value-type="float" office:value="6.66248">
            <text:p>6.66248</text:p>
          </table:table-cell>
          <table:table-cell office:value-type="float" office:value="6.869419">
            <text:p>6.869419</text:p>
          </table:table-cell>
          <table:table-cell office:value-type="float" office:value="6.879994">
            <text:p>6.87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33171">
            <text:p>0.6433171</text:p>
          </table:table-cell>
          <table:table-cell office:value-type="float" office:value="0.8063794">
            <text:p>0.8063794</text:p>
          </table:table-cell>
          <table:table-cell office:value-type="float" office:value="3.511564">
            <text:p>3.511564</text:p>
          </table:table-cell>
          <table:table-cell office:value-type="float" office:value="6.65364">
            <text:p>6.65364</text:p>
          </table:table-cell>
          <table:table-cell office:value-type="float" office:value="6.682288">
            <text:p>6.682288</text:p>
          </table:table-cell>
          <table:table-cell office:value-type="float" office:value="6.893699">
            <text:p>6.893699</text:p>
          </table:table-cell>
          <table:table-cell office:value-type="float" office:value="6.899994">
            <text:p>6.89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64898">
            <text:p>0.6464898</text:p>
          </table:table-cell>
          <table:table-cell office:value-type="float" office:value="0.8078929">
            <text:p>0.8078929</text:p>
          </table:table-cell>
          <table:table-cell office:value-type="float" office:value="3.519668">
            <text:p>3.519668</text:p>
          </table:table-cell>
          <table:table-cell office:value-type="float" office:value="6.682661">
            <text:p>6.682661</text:p>
          </table:table-cell>
          <table:table-cell office:value-type="float" office:value="6.704054">
            <text:p>6.704054</text:p>
          </table:table-cell>
          <table:table-cell office:value-type="float" office:value="6.918111">
            <text:p>6.918111</text:p>
          </table:table-cell>
          <table:table-cell office:value-type="float" office:value="6.919994">
            <text:p>6.91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94648">
            <text:p>0.6494648</text:p>
          </table:table-cell>
          <table:table-cell office:value-type="float" office:value="0.8092449">
            <text:p>0.8092449</text:p>
          </table:table-cell>
          <table:table-cell office:value-type="float" office:value="3.527345">
            <text:p>3.527345</text:p>
          </table:table-cell>
          <table:table-cell office:value-type="float" office:value="6.707832">
            <text:p>6.707832</text:p>
          </table:table-cell>
          <table:table-cell office:value-type="float" office:value="6.725869">
            <text:p>6.725869</text:p>
          </table:table-cell>
          <table:table-cell office:value-type="float" office:value="6.941778">
            <text:p>6.941778</text:p>
          </table:table-cell>
          <table:table-cell office:value-type="float" office:value="6.939994">
            <text:p>6.93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18384">
            <text:p>0.6518384</text:p>
          </table:table-cell>
          <table:table-cell office:value-type="float" office:value="0.8103632">
            <text:p>0.8103632</text:p>
          </table:table-cell>
          <table:table-cell office:value-type="float" office:value="3.535362">
            <text:p>3.535362</text:p>
          </table:table-cell>
          <table:table-cell office:value-type="float" office:value="6.728294">
            <text:p>6.728294</text:p>
          </table:table-cell>
          <table:table-cell office:value-type="float" office:value="6.747199">
            <text:p>6.747199</text:p>
          </table:table-cell>
          <table:table-cell office:value-type="float" office:value="6.964148">
            <text:p>6.964148</text:p>
          </table:table-cell>
          <table:table-cell office:value-type="float" office:value="6.959994">
            <text:p>6.95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34544">
            <text:p>0.6534544</text:p>
          </table:table-cell>
          <table:table-cell office:value-type="float" office:value="0.8120667">
            <text:p>0.8120667</text:p>
          </table:table-cell>
          <table:table-cell office:value-type="float" office:value="3.54372">
            <text:p>3.54372</text:p>
          </table:table-cell>
          <table:table-cell office:value-type="float" office:value="6.745185">
            <text:p>6.745185</text:p>
          </table:table-cell>
          <table:table-cell office:value-type="float" office:value="6.767792">
            <text:p>6.767792</text:p>
          </table:table-cell>
          <table:table-cell office:value-type="float" office:value="6.986322">
            <text:p>6.986322</text:p>
          </table:table-cell>
          <table:table-cell office:value-type="float" office:value="6.979994">
            <text:p>6.97999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540712">
            <text:p>0.6540712</text:p>
          </table:table-cell>
          <table:table-cell office:value-type="float" office:value="0.812959">
            <text:p>0.812959</text:p>
          </table:table-cell>
          <table:table-cell office:value-type="float" office:value="3.552606">
            <text:p>3.552606</text:p>
          </table:table-cell>
          <table:table-cell office:value-type="float" office:value="6.759325">
            <text:p>6.759325</text:p>
          </table:table-cell>
          <table:table-cell office:value-type="float" office:value="6.788233">
            <text:p>6.788233</text:p>
          </table:table-cell>
          <table:table-cell office:value-type="float" office:value="7.00864">
            <text:p>7.00864</text:p>
          </table:table-cell>
          <table:table-cell office:value-type="float" office:value="6.999994">
            <text:p>6.99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39066">
            <text:p>0.6539066</text:p>
          </table:table-cell>
          <table:table-cell office:value-type="float" office:value="0.813853">
            <text:p>0.813853</text:p>
          </table:table-cell>
          <table:table-cell office:value-type="float" office:value="3.562068">
            <text:p>3.562068</text:p>
          </table:table-cell>
          <table:table-cell office:value-type="float" office:value="6.773112">
            <text:p>6.773112</text:p>
          </table:table-cell>
          <table:table-cell office:value-type="float" office:value="6.808584">
            <text:p>6.808584</text:p>
          </table:table-cell>
          <table:table-cell office:value-type="float" office:value="7.031315">
            <text:p>7.031315</text:p>
          </table:table-cell>
          <table:table-cell office:value-type="float" office:value="7.019994">
            <text:p>7.01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32481">
            <text:p>0.6532481</text:p>
          </table:table-cell>
          <table:table-cell office:value-type="float" office:value="0.8140426">
            <text:p>0.8140426</text:p>
          </table:table-cell>
          <table:table-cell office:value-type="float" office:value="3.572136">
            <text:p>3.572136</text:p>
          </table:table-cell>
          <table:table-cell office:value-type="float" office:value="6.788579">
            <text:p>6.788579</text:p>
          </table:table-cell>
          <table:table-cell office:value-type="float" office:value="6.829398">
            <text:p>6.829398</text:p>
          </table:table-cell>
          <table:table-cell office:value-type="float" office:value="7.054241">
            <text:p>7.054241</text:p>
          </table:table-cell>
          <table:table-cell office:value-type="float" office:value="7.039994">
            <text:p>7.03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20087">
            <text:p>0.6520087</text:p>
          </table:table-cell>
          <table:table-cell office:value-type="float" office:value="0.8137783">
            <text:p>0.8137783</text:p>
          </table:table-cell>
          <table:table-cell office:value-type="float" office:value="3.583201">
            <text:p>3.583201</text:p>
          </table:table-cell>
          <table:table-cell office:value-type="float" office:value="6.805034">
            <text:p>6.805034</text:p>
          </table:table-cell>
          <table:table-cell office:value-type="float" office:value="6.850955">
            <text:p>6.850955</text:p>
          </table:table-cell>
          <table:table-cell office:value-type="float" office:value="7.077183">
            <text:p>7.077183</text:p>
          </table:table-cell>
          <table:table-cell office:value-type="float" office:value="7.059994">
            <text:p>7.05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98641">
            <text:p>0.6498641</text:p>
          </table:table-cell>
          <table:table-cell office:value-type="float" office:value="0.8133067">
            <text:p>0.8133067</text:p>
          </table:table-cell>
          <table:table-cell office:value-type="float" office:value="3.59485">
            <text:p>3.59485</text:p>
          </table:table-cell>
          <table:table-cell office:value-type="float" office:value="6.82233">
            <text:p>6.82233</text:p>
          </table:table-cell>
          <table:table-cell office:value-type="float" office:value="6.873979">
            <text:p>6.873979</text:p>
          </table:table-cell>
          <table:table-cell office:value-type="float" office:value="7.100427">
            <text:p>7.100427</text:p>
          </table:table-cell>
          <table:table-cell office:value-type="float" office:value="7.079994">
            <text:p>7.07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72127">
            <text:p>0.6472127</text:p>
          </table:table-cell>
          <table:table-cell office:value-type="float" office:value="0.8126141">
            <text:p>0.8126141</text:p>
          </table:table-cell>
          <table:table-cell office:value-type="float" office:value="3.60732">
            <text:p>3.60732</text:p>
          </table:table-cell>
          <table:table-cell office:value-type="float" office:value="6.841775">
            <text:p>6.841775</text:p>
          </table:table-cell>
          <table:table-cell office:value-type="float" office:value="6.89762">
            <text:p>6.89762</text:p>
          </table:table-cell>
          <table:table-cell office:value-type="float" office:value="7.124156">
            <text:p>7.124156</text:p>
          </table:table-cell>
          <table:table-cell office:value-type="float" office:value="7.099994">
            <text:p>7.09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40371">
            <text:p>0.6440371</text:p>
          </table:table-cell>
          <table:table-cell office:value-type="float" office:value="0.8116645">
            <text:p>0.8116645</text:p>
          </table:table-cell>
          <table:table-cell office:value-type="float" office:value="3.621136">
            <text:p>3.621136</text:p>
          </table:table-cell>
          <table:table-cell office:value-type="float" office:value="6.866201">
            <text:p>6.866201</text:p>
          </table:table-cell>
          <table:table-cell office:value-type="float" office:value="6.920969">
            <text:p>6.920969</text:p>
          </table:table-cell>
          <table:table-cell office:value-type="float" office:value="7.148228">
            <text:p>7.148228</text:p>
          </table:table-cell>
          <table:table-cell office:value-type="float" office:value="7.119994">
            <text:p>7.11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03708">
            <text:p>0.6403708</text:p>
          </table:table-cell>
          <table:table-cell office:value-type="float" office:value="0.8102086">
            <text:p>0.8102086</text:p>
          </table:table-cell>
          <table:table-cell office:value-type="float" office:value="3.635691">
            <text:p>3.635691</text:p>
          </table:table-cell>
          <table:table-cell office:value-type="float" office:value="6.895159">
            <text:p>6.895159</text:p>
          </table:table-cell>
          <table:table-cell office:value-type="float" office:value="6.942896">
            <text:p>6.942896</text:p>
          </table:table-cell>
          <table:table-cell office:value-type="float" office:value="7.17263">
            <text:p>7.17263</text:p>
          </table:table-cell>
          <table:table-cell office:value-type="float" office:value="7.139994">
            <text:p>7.13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66096">
            <text:p>0.6366096</text:p>
          </table:table-cell>
          <table:table-cell office:value-type="float" office:value="0.8084096">
            <text:p>0.8084096</text:p>
          </table:table-cell>
          <table:table-cell office:value-type="float" office:value="3.650101">
            <text:p>3.650101</text:p>
          </table:table-cell>
          <table:table-cell office:value-type="float" office:value="6.925542">
            <text:p>6.925542</text:p>
          </table:table-cell>
          <table:table-cell office:value-type="float" office:value="6.964464">
            <text:p>6.964464</text:p>
          </table:table-cell>
          <table:table-cell office:value-type="float" office:value="7.197549">
            <text:p>7.197549</text:p>
          </table:table-cell>
          <table:table-cell office:value-type="float" office:value="7.159994">
            <text:p>7.15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24562">
            <text:p>0.6324562</text:p>
          </table:table-cell>
          <table:table-cell office:value-type="float" office:value="0.8062568">
            <text:p>0.8062568</text:p>
          </table:table-cell>
          <table:table-cell office:value-type="float" office:value="3.663877">
            <text:p>3.663877</text:p>
          </table:table-cell>
          <table:table-cell office:value-type="float" office:value="6.954509">
            <text:p>6.954509</text:p>
          </table:table-cell>
          <table:table-cell office:value-type="float" office:value="6.986548">
            <text:p>6.986548</text:p>
          </table:table-cell>
          <table:table-cell office:value-type="float" office:value="7.222962">
            <text:p>7.222962</text:p>
          </table:table-cell>
          <table:table-cell office:value-type="float" office:value="7.179994">
            <text:p>7.17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76203">
            <text:p>0.6276203</text:p>
          </table:table-cell>
          <table:table-cell office:value-type="float" office:value="0.8038491">
            <text:p>0.8038491</text:p>
          </table:table-cell>
          <table:table-cell office:value-type="float" office:value="3.676527">
            <text:p>3.676527</text:p>
          </table:table-cell>
          <table:table-cell office:value-type="float" office:value="6.980943">
            <text:p>6.980943</text:p>
          </table:table-cell>
          <table:table-cell office:value-type="float" office:value="7.009476">
            <text:p>7.009476</text:p>
          </table:table-cell>
          <table:table-cell office:value-type="float" office:value="7.248581">
            <text:p>7.248581</text:p>
          </table:table-cell>
          <table:table-cell office:value-type="float" office:value="7.199994">
            <text:p>7.19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24412">
            <text:p>0.6224412</text:p>
          </table:table-cell>
          <table:table-cell office:value-type="float" office:value="0.8018826">
            <text:p>0.8018826</text:p>
          </table:table-cell>
          <table:table-cell office:value-type="float" office:value="3.687461">
            <text:p>3.687461</text:p>
          </table:table-cell>
          <table:table-cell office:value-type="float" office:value="7.004848">
            <text:p>7.004848</text:p>
          </table:table-cell>
          <table:table-cell office:value-type="float" office:value="7.033407">
            <text:p>7.033407</text:p>
          </table:table-cell>
          <table:table-cell office:value-type="float" office:value="7.274131">
            <text:p>7.274131</text:p>
          </table:table-cell>
          <table:table-cell office:value-type="float" office:value="7.219994">
            <text:p>7.21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71495">
            <text:p>0.6171495</text:p>
          </table:table-cell>
          <table:table-cell office:value-type="float" office:value="0.7994075">
            <text:p>0.7994075</text:p>
          </table:table-cell>
          <table:table-cell office:value-type="float" office:value="3.697405">
            <text:p>3.697405</text:p>
          </table:table-cell>
          <table:table-cell office:value-type="float" office:value="7.026322">
            <text:p>7.026322</text:p>
          </table:table-cell>
          <table:table-cell office:value-type="float" office:value="7.056961">
            <text:p>7.056961</text:p>
          </table:table-cell>
          <table:table-cell office:value-type="float" office:value="7.299285">
            <text:p>7.299285</text:p>
          </table:table-cell>
          <table:table-cell office:value-type="float" office:value="7.239994">
            <text:p>7.23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18298">
            <text:p>0.6118298</text:p>
          </table:table-cell>
          <table:table-cell office:value-type="float" office:value="0.7971548">
            <text:p>0.7971548</text:p>
          </table:table-cell>
          <table:table-cell office:value-type="float" office:value="3.706347">
            <text:p>3.706347</text:p>
          </table:table-cell>
          <table:table-cell office:value-type="float" office:value="7.046078">
            <text:p>7.046078</text:p>
          </table:table-cell>
          <table:table-cell office:value-type="float" office:value="7.080804">
            <text:p>7.080804</text:p>
          </table:table-cell>
          <table:table-cell office:value-type="float" office:value="7.324593">
            <text:p>7.324593</text:p>
          </table:table-cell>
          <table:table-cell office:value-type="float" office:value="7.259994">
            <text:p>7.25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72837">
            <text:p>0.6072837</text:p>
          </table:table-cell>
          <table:table-cell office:value-type="float" office:value="0.7944779">
            <text:p>0.7944779</text:p>
          </table:table-cell>
          <table:table-cell office:value-type="float" office:value="3.715214">
            <text:p>3.715214</text:p>
          </table:table-cell>
          <table:table-cell office:value-type="float" office:value="7.064147">
            <text:p>7.064147</text:p>
          </table:table-cell>
          <table:table-cell office:value-type="float" office:value="7.104199">
            <text:p>7.104199</text:p>
          </table:table-cell>
          <table:table-cell office:value-type="float" office:value="7.349099">
            <text:p>7.349099</text:p>
          </table:table-cell>
          <table:table-cell office:value-type="float" office:value="7.279994">
            <text:p>7.27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31234">
            <text:p>0.6031234</text:p>
          </table:table-cell>
          <table:table-cell office:value-type="float" office:value="0.7921131">
            <text:p>0.7921131</text:p>
          </table:table-cell>
          <table:table-cell office:value-type="float" office:value="3.724632">
            <text:p>3.724632</text:p>
          </table:table-cell>
          <table:table-cell office:value-type="float" office:value="7.081555">
            <text:p>7.081555</text:p>
          </table:table-cell>
          <table:table-cell office:value-type="float" office:value="7.126188">
            <text:p>7.126188</text:p>
          </table:table-cell>
          <table:table-cell office:value-type="float" office:value="7.372141">
            <text:p>7.372141</text:p>
          </table:table-cell>
          <table:table-cell office:value-type="float" office:value="7.299994">
            <text:p>7.29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94105">
            <text:p>0.5994105</text:p>
          </table:table-cell>
          <table:table-cell office:value-type="float" office:value="0.7902253">
            <text:p>0.7902253</text:p>
          </table:table-cell>
          <table:table-cell office:value-type="float" office:value="3.734524">
            <text:p>3.734524</text:p>
          </table:table-cell>
          <table:table-cell office:value-type="float" office:value="7.099949">
            <text:p>7.099949</text:p>
          </table:table-cell>
          <table:table-cell office:value-type="float" office:value="7.147381">
            <text:p>7.147381</text:p>
          </table:table-cell>
          <table:table-cell office:value-type="float" office:value="7.394492">
            <text:p>7.394492</text:p>
          </table:table-cell>
          <table:table-cell office:value-type="float" office:value="7.319994">
            <text:p>7.31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67482">
            <text:p>0.5967482</text:p>
          </table:table-cell>
          <table:table-cell office:value-type="float" office:value="0.7883203">
            <text:p>0.7883203</text:p>
          </table:table-cell>
          <table:table-cell office:value-type="float" office:value="3.744881">
            <text:p>3.744881</text:p>
          </table:table-cell>
          <table:table-cell office:value-type="float" office:value="7.119693">
            <text:p>7.119693</text:p>
          </table:table-cell>
          <table:table-cell office:value-type="float" office:value="7.167968">
            <text:p>7.167968</text:p>
          </table:table-cell>
          <table:table-cell office:value-type="float" office:value="7.416402">
            <text:p>7.416402</text:p>
          </table:table-cell>
          <table:table-cell office:value-type="float" office:value="7.339994">
            <text:p>7.33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57241">
            <text:p>0.5957241</text:p>
          </table:table-cell>
          <table:table-cell office:value-type="float" office:value="0.7866492">
            <text:p>0.7866492</text:p>
          </table:table-cell>
          <table:table-cell office:value-type="float" office:value="3.755722">
            <text:p>3.755722</text:p>
          </table:table-cell>
          <table:table-cell office:value-type="float" office:value="7.14094">
            <text:p>7.14094</text:p>
          </table:table-cell>
          <table:table-cell office:value-type="float" office:value="7.188883">
            <text:p>7.188883</text:p>
          </table:table-cell>
          <table:table-cell office:value-type="float" office:value="7.438389">
            <text:p>7.438389</text:p>
          </table:table-cell>
          <table:table-cell office:value-type="float" office:value="7.359994">
            <text:p>7.35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60395">
            <text:p>0.5960395</text:p>
          </table:table-cell>
          <table:table-cell office:value-type="float" office:value="0.7859989">
            <text:p>0.7859989</text:p>
          </table:table-cell>
          <table:table-cell office:value-type="float" office:value="3.766946">
            <text:p>3.766946</text:p>
          </table:table-cell>
          <table:table-cell office:value-type="float" office:value="7.16192">
            <text:p>7.16192</text:p>
          </table:table-cell>
          <table:table-cell office:value-type="float" office:value="7.210105">
            <text:p>7.210105</text:p>
          </table:table-cell>
          <table:table-cell office:value-type="float" office:value="7.460495">
            <text:p>7.460495</text:p>
          </table:table-cell>
          <table:table-cell office:value-type="float" office:value="7.379994">
            <text:p>7.37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7519">
            <text:p>0.597519</text:p>
          </table:table-cell>
          <table:table-cell office:value-type="float" office:value="0.7852445">
            <text:p>0.7852445</text:p>
          </table:table-cell>
          <table:table-cell office:value-type="float" office:value="3.778758">
            <text:p>3.778758</text:p>
          </table:table-cell>
          <table:table-cell office:value-type="float" office:value="7.181872">
            <text:p>7.181872</text:p>
          </table:table-cell>
          <table:table-cell office:value-type="float" office:value="7.231578">
            <text:p>7.231578</text:p>
          </table:table-cell>
          <table:table-cell office:value-type="float" office:value="7.482704">
            <text:p>7.482704</text:p>
          </table:table-cell>
          <table:table-cell office:value-type="float" office:value="7.399994">
            <text:p>7.39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00364">
            <text:p>0.6000364</text:p>
          </table:table-cell>
          <table:table-cell office:value-type="float" office:value="0.7853162">
            <text:p>0.7853162</text:p>
          </table:table-cell>
          <table:table-cell office:value-type="float" office:value="3.791661">
            <text:p>3.791661</text:p>
          </table:table-cell>
          <table:table-cell office:value-type="float" office:value="7.199477">
            <text:p>7.199477</text:p>
          </table:table-cell>
          <table:table-cell office:value-type="float" office:value="7.254272">
            <text:p>7.254272</text:p>
          </table:table-cell>
          <table:table-cell office:value-type="float" office:value="7.505237">
            <text:p>7.505237</text:p>
          </table:table-cell>
          <table:table-cell office:value-type="float" office:value="7.419994">
            <text:p>7.41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34616">
            <text:p>0.6034616</text:p>
          </table:table-cell>
          <table:table-cell office:value-type="float" office:value="0.7865509">
            <text:p>0.7865509</text:p>
          </table:table-cell>
          <table:table-cell office:value-type="float" office:value="3.805448">
            <text:p>3.805448</text:p>
          </table:table-cell>
          <table:table-cell office:value-type="float" office:value="7.216707">
            <text:p>7.216707</text:p>
          </table:table-cell>
          <table:table-cell office:value-type="float" office:value="7.276978">
            <text:p>7.276978</text:p>
          </table:table-cell>
          <table:table-cell office:value-type="float" office:value="7.528114">
            <text:p>7.528114</text:p>
          </table:table-cell>
          <table:table-cell office:value-type="float" office:value="7.439994">
            <text:p>7.43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75619">
            <text:p>0.6075619</text:p>
          </table:table-cell>
          <table:table-cell office:value-type="float" office:value="0.7882729">
            <text:p>0.7882729</text:p>
          </table:table-cell>
          <table:table-cell office:value-type="float" office:value="3.819541">
            <text:p>3.819541</text:p>
          </table:table-cell>
          <table:table-cell office:value-type="float" office:value="7.234183">
            <text:p>7.234183</text:p>
          </table:table-cell>
          <table:table-cell office:value-type="float" office:value="7.298852">
            <text:p>7.298852</text:p>
          </table:table-cell>
          <table:table-cell office:value-type="float" office:value="7.551152">
            <text:p>7.551152</text:p>
          </table:table-cell>
          <table:table-cell office:value-type="float" office:value="7.459994">
            <text:p>7.45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19449">
            <text:p>0.6119449</text:p>
          </table:table-cell>
          <table:table-cell office:value-type="float" office:value="0.7906457">
            <text:p>0.7906457</text:p>
          </table:table-cell>
          <table:table-cell office:value-type="float" office:value="3.833632">
            <text:p>3.833632</text:p>
          </table:table-cell>
          <table:table-cell office:value-type="float" office:value="7.25111">
            <text:p>7.25111</text:p>
          </table:table-cell>
          <table:table-cell office:value-type="float" office:value="7.319391">
            <text:p>7.319391</text:p>
          </table:table-cell>
          <table:table-cell office:value-type="float" office:value="7.574406">
            <text:p>7.574406</text:p>
          </table:table-cell>
          <table:table-cell office:value-type="float" office:value="7.479994">
            <text:p>7.47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64747">
            <text:p>0.6164747</text:p>
          </table:table-cell>
          <table:table-cell office:value-type="float" office:value="0.7941846">
            <text:p>0.7941846</text:p>
          </table:table-cell>
          <table:table-cell office:value-type="float" office:value="3.847461">
            <text:p>3.847461</text:p>
          </table:table-cell>
          <table:table-cell office:value-type="float" office:value="7.267981">
            <text:p>7.267981</text:p>
          </table:table-cell>
          <table:table-cell office:value-type="float" office:value="7.33934">
            <text:p>7.33934</text:p>
          </table:table-cell>
          <table:table-cell office:value-type="float" office:value="7.597873">
            <text:p>7.597873</text:p>
          </table:table-cell>
          <table:table-cell office:value-type="float" office:value="7.499994">
            <text:p>7.49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05938">
            <text:p>0.6205938</text:p>
          </table:table-cell>
          <table:table-cell office:value-type="float" office:value="0.7977751">
            <text:p>0.7977751</text:p>
          </table:table-cell>
          <table:table-cell office:value-type="float" office:value="3.860514">
            <text:p>3.860514</text:p>
          </table:table-cell>
          <table:table-cell office:value-type="float" office:value="7.285699">
            <text:p>7.285699</text:p>
          </table:table-cell>
          <table:table-cell office:value-type="float" office:value="7.359074">
            <text:p>7.359074</text:p>
          </table:table-cell>
          <table:table-cell office:value-type="float" office:value="7.621486">
            <text:p>7.621486</text:p>
          </table:table-cell>
          <table:table-cell office:value-type="float" office:value="7.519994">
            <text:p>7.51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44796">
            <text:p>0.6244796</text:p>
          </table:table-cell>
          <table:table-cell office:value-type="float" office:value="0.8021027">
            <text:p>0.8021027</text:p>
          </table:table-cell>
          <table:table-cell office:value-type="float" office:value="3.87249">
            <text:p>3.87249</text:p>
          </table:table-cell>
          <table:table-cell office:value-type="float" office:value="7.306233">
            <text:p>7.306233</text:p>
          </table:table-cell>
          <table:table-cell office:value-type="float" office:value="7.379776">
            <text:p>7.379776</text:p>
          </table:table-cell>
          <table:table-cell office:value-type="float" office:value="7.645143">
            <text:p>7.645143</text:p>
          </table:table-cell>
          <table:table-cell office:value-type="float" office:value="7.539994">
            <text:p>7.53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81531">
            <text:p>0.6281531</text:p>
          </table:table-cell>
          <table:table-cell office:value-type="float" office:value="0.8061731">
            <text:p>0.8061731</text:p>
          </table:table-cell>
          <table:table-cell office:value-type="float" office:value="3.883815">
            <text:p>3.883815</text:p>
          </table:table-cell>
          <table:table-cell office:value-type="float" office:value="7.32911">
            <text:p>7.32911</text:p>
          </table:table-cell>
          <table:table-cell office:value-type="float" office:value="7.401635">
            <text:p>7.401635</text:p>
          </table:table-cell>
          <table:table-cell office:value-type="float" office:value="7.668739">
            <text:p>7.668739</text:p>
          </table:table-cell>
          <table:table-cell office:value-type="float" office:value="7.559994">
            <text:p>7.55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16493">
            <text:p>0.6316493</text:p>
          </table:table-cell>
          <table:table-cell office:value-type="float" office:value="0.8104828">
            <text:p>0.8104828</text:p>
          </table:table-cell>
          <table:table-cell office:value-type="float" office:value="3.894513">
            <text:p>3.894513</text:p>
          </table:table-cell>
          <table:table-cell office:value-type="float" office:value="7.35253">
            <text:p>7.35253</text:p>
          </table:table-cell>
          <table:table-cell office:value-type="float" office:value="7.424943">
            <text:p>7.424943</text:p>
          </table:table-cell>
          <table:table-cell office:value-type="float" office:value="7.691967">
            <text:p>7.691967</text:p>
          </table:table-cell>
          <table:table-cell office:value-type="float" office:value="7.579994">
            <text:p>7.57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45509">
            <text:p>0.6345509</text:p>
          </table:table-cell>
          <table:table-cell office:value-type="float" office:value="0.8139103">
            <text:p>0.8139103</text:p>
          </table:table-cell>
          <table:table-cell office:value-type="float" office:value="3.904701">
            <text:p>3.904701</text:p>
          </table:table-cell>
          <table:table-cell office:value-type="float" office:value="7.374701">
            <text:p>7.374701</text:p>
          </table:table-cell>
          <table:table-cell office:value-type="float" office:value="7.448157">
            <text:p>7.448157</text:p>
          </table:table-cell>
          <table:table-cell office:value-type="float" office:value="7.714943">
            <text:p>7.714943</text:p>
          </table:table-cell>
          <table:table-cell office:value-type="float" office:value="7.599994">
            <text:p>7.59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65287">
            <text:p>0.6365287</text:p>
          </table:table-cell>
          <table:table-cell office:value-type="float" office:value="0.8176301">
            <text:p>0.8176301</text:p>
          </table:table-cell>
          <table:table-cell office:value-type="float" office:value="3.915053">
            <text:p>3.915053</text:p>
          </table:table-cell>
          <table:table-cell office:value-type="float" office:value="7.395742">
            <text:p>7.395742</text:p>
          </table:table-cell>
          <table:table-cell office:value-type="float" office:value="7.470775">
            <text:p>7.470775</text:p>
          </table:table-cell>
          <table:table-cell office:value-type="float" office:value="7.737247">
            <text:p>7.737247</text:p>
          </table:table-cell>
          <table:table-cell office:value-type="float" office:value="7.619994">
            <text:p>7.61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77044">
            <text:p>0.6377044</text:p>
          </table:table-cell>
          <table:table-cell office:value-type="float" office:value="0.820417">
            <text:p>0.820417</text:p>
          </table:table-cell>
          <table:table-cell office:value-type="float" office:value="3.92575">
            <text:p>3.92575</text:p>
          </table:table-cell>
          <table:table-cell office:value-type="float" office:value="7.416033">
            <text:p>7.416033</text:p>
          </table:table-cell>
          <table:table-cell office:value-type="float" office:value="7.492737">
            <text:p>7.492737</text:p>
          </table:table-cell>
          <table:table-cell office:value-type="float" office:value="7.758729">
            <text:p>7.758729</text:p>
          </table:table-cell>
          <table:table-cell office:value-type="float" office:value="7.639994">
            <text:p>7.63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82545">
            <text:p>0.6382545</text:p>
          </table:table-cell>
          <table:table-cell office:value-type="float" office:value="0.8224756">
            <text:p>0.8224756</text:p>
          </table:table-cell>
          <table:table-cell office:value-type="float" office:value="3.936721">
            <text:p>3.936721</text:p>
          </table:table-cell>
          <table:table-cell office:value-type="float" office:value="7.437422">
            <text:p>7.437422</text:p>
          </table:table-cell>
          <table:table-cell office:value-type="float" office:value="7.514359">
            <text:p>7.514359</text:p>
          </table:table-cell>
          <table:table-cell office:value-type="float" office:value="7.780734">
            <text:p>7.780734</text:p>
          </table:table-cell>
          <table:table-cell office:value-type="float" office:value="7.659994">
            <text:p>7.65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82885">
            <text:p>0.6382885</text:p>
          </table:table-cell>
          <table:table-cell office:value-type="float" office:value="0.8241559">
            <text:p>0.8241559</text:p>
          </table:table-cell>
          <table:table-cell office:value-type="float" office:value="3.948203">
            <text:p>3.948203</text:p>
          </table:table-cell>
          <table:table-cell office:value-type="float" office:value="7.459787">
            <text:p>7.459787</text:p>
          </table:table-cell>
          <table:table-cell office:value-type="float" office:value="7.536148">
            <text:p>7.536148</text:p>
          </table:table-cell>
          <table:table-cell office:value-type="float" office:value="7.80265">
            <text:p>7.80265</text:p>
          </table:table-cell>
          <table:table-cell office:value-type="float" office:value="7.679994">
            <text:p>7.67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76748">
            <text:p>0.6376748</text:p>
          </table:table-cell>
          <table:table-cell office:value-type="float" office:value="0.8259082">
            <text:p>0.8259082</text:p>
          </table:table-cell>
          <table:table-cell office:value-type="float" office:value="3.959958">
            <text:p>3.959958</text:p>
          </table:table-cell>
          <table:table-cell office:value-type="float" office:value="7.484654">
            <text:p>7.484654</text:p>
          </table:table-cell>
          <table:table-cell office:value-type="float" office:value="7.558783">
            <text:p>7.558783</text:p>
          </table:table-cell>
          <table:table-cell office:value-type="float" office:value="7.824558">
            <text:p>7.824558</text:p>
          </table:table-cell>
          <table:table-cell office:value-type="float" office:value="7.699994">
            <text:p>7.69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61707">
            <text:p>0.6361707</text:p>
          </table:table-cell>
          <table:table-cell office:value-type="float" office:value="0.8267166">
            <text:p>0.8267166</text:p>
          </table:table-cell>
          <table:table-cell office:value-type="float" office:value="3.972078">
            <text:p>3.972078</text:p>
          </table:table-cell>
          <table:table-cell office:value-type="float" office:value="7.508552">
            <text:p>7.508552</text:p>
          </table:table-cell>
          <table:table-cell office:value-type="float" office:value="7.583037">
            <text:p>7.583037</text:p>
          </table:table-cell>
          <table:table-cell office:value-type="float" office:value="7.846657">
            <text:p>7.846657</text:p>
          </table:table-cell>
          <table:table-cell office:value-type="float" office:value="7.719994">
            <text:p>7.71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41704">
            <text:p>0.6341704</text:p>
          </table:table-cell>
          <table:table-cell office:value-type="float" office:value="0.8275484">
            <text:p>0.8275484</text:p>
          </table:table-cell>
          <table:table-cell office:value-type="float" office:value="3.984939">
            <text:p>3.984939</text:p>
          </table:table-cell>
          <table:table-cell office:value-type="float" office:value="7.53101">
            <text:p>7.53101</text:p>
          </table:table-cell>
          <table:table-cell office:value-type="float" office:value="7.608391">
            <text:p>7.608391</text:p>
          </table:table-cell>
          <table:table-cell office:value-type="float" office:value="7.869129">
            <text:p>7.869129</text:p>
          </table:table-cell>
          <table:table-cell office:value-type="float" office:value="7.739994">
            <text:p>7.73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17432">
            <text:p>0.6317432</text:p>
          </table:table-cell>
          <table:table-cell office:value-type="float" office:value="0.8289825">
            <text:p>0.8289825</text:p>
          </table:table-cell>
          <table:table-cell office:value-type="float" office:value="3.998812">
            <text:p>3.998812</text:p>
          </table:table-cell>
          <table:table-cell office:value-type="float" office:value="7.552877">
            <text:p>7.552877</text:p>
          </table:table-cell>
          <table:table-cell office:value-type="float" office:value="7.633993">
            <text:p>7.633993</text:p>
          </table:table-cell>
          <table:table-cell office:value-type="float" office:value="7.892367">
            <text:p>7.892367</text:p>
          </table:table-cell>
          <table:table-cell office:value-type="float" office:value="7.759994">
            <text:p>7.75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8878">
            <text:p>0.628878</text:p>
          </table:table-cell>
          <table:table-cell office:value-type="float" office:value="0.8298865">
            <text:p>0.8298865</text:p>
          </table:table-cell>
          <table:table-cell office:value-type="float" office:value="4.012784">
            <text:p>4.012784</text:p>
          </table:table-cell>
          <table:table-cell office:value-type="float" office:value="7.576146">
            <text:p>7.576146</text:p>
          </table:table-cell>
          <table:table-cell office:value-type="float" office:value="7.658316">
            <text:p>7.658316</text:p>
          </table:table-cell>
          <table:table-cell office:value-type="float" office:value="7.916301">
            <text:p>7.916301</text:p>
          </table:table-cell>
          <table:table-cell office:value-type="float" office:value="7.779994">
            <text:p>7.77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5886">
            <text:p>0.625886</text:p>
          </table:table-cell>
          <table:table-cell office:value-type="float" office:value="0.8305893">
            <text:p>0.8305893</text:p>
          </table:table-cell>
          <table:table-cell office:value-type="float" office:value="4.026296">
            <text:p>4.026296</text:p>
          </table:table-cell>
          <table:table-cell office:value-type="float" office:value="7.603052">
            <text:p>7.603052</text:p>
          </table:table-cell>
          <table:table-cell office:value-type="float" office:value="7.681179">
            <text:p>7.681179</text:p>
          </table:table-cell>
          <table:table-cell office:value-type="float" office:value="7.940487">
            <text:p>7.940487</text:p>
          </table:table-cell>
          <table:table-cell office:value-type="float" office:value="7.799994">
            <text:p>7.79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2456">
            <text:p>0.622456</text:p>
          </table:table-cell>
          <table:table-cell office:value-type="float" office:value="0.8304335">
            <text:p>0.8304335</text:p>
          </table:table-cell>
          <table:table-cell office:value-type="float" office:value="4.039088">
            <text:p>4.039088</text:p>
          </table:table-cell>
          <table:table-cell office:value-type="float" office:value="7.630933">
            <text:p>7.630933</text:p>
          </table:table-cell>
          <table:table-cell office:value-type="float" office:value="7.703764">
            <text:p>7.703764</text:p>
          </table:table-cell>
          <table:table-cell office:value-type="float" office:value="7.964922">
            <text:p>7.964922</text:p>
          </table:table-cell>
          <table:table-cell office:value-type="float" office:value="7.819993">
            <text:p>7.819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83866">
            <text:p>0.6183866</text:p>
          </table:table-cell>
          <table:table-cell office:value-type="float" office:value="0.8300707">
            <text:p>0.8300707</text:p>
          </table:table-cell>
          <table:table-cell office:value-type="float" office:value="4.05082">
            <text:p>4.05082</text:p>
          </table:table-cell>
          <table:table-cell office:value-type="float" office:value="7.657763">
            <text:p>7.657763</text:p>
          </table:table-cell>
          <table:table-cell office:value-type="float" office:value="7.727001">
            <text:p>7.727001</text:p>
          </table:table-cell>
          <table:table-cell office:value-type="float" office:value="7.989568">
            <text:p>7.989568</text:p>
          </table:table-cell>
          <table:table-cell office:value-type="float" office:value="7.839993">
            <text:p>7.839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35016">
            <text:p>0.6135016</text:p>
          </table:table-cell>
          <table:table-cell office:value-type="float" office:value="0.829406">
            <text:p>0.829406</text:p>
          </table:table-cell>
          <table:table-cell office:value-type="float" office:value="4.061118">
            <text:p>4.061118</text:p>
          </table:table-cell>
          <table:table-cell office:value-type="float" office:value="7.6829">
            <text:p>7.6829</text:p>
          </table:table-cell>
          <table:table-cell office:value-type="float" office:value="7.751517">
            <text:p>7.751517</text:p>
          </table:table-cell>
          <table:table-cell office:value-type="float" office:value="8.014451">
            <text:p>8.014451</text:p>
          </table:table-cell>
          <table:table-cell office:value-type="float" office:value="7.859993">
            <text:p>7.859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86359">
            <text:p>0.6086359</text:p>
          </table:table-cell>
          <table:table-cell office:value-type="float" office:value="0.8283194">
            <text:p>0.8283194</text:p>
          </table:table-cell>
          <table:table-cell office:value-type="float" office:value="4.070178">
            <text:p>4.070178</text:p>
          </table:table-cell>
          <table:table-cell office:value-type="float" office:value="7.706028">
            <text:p>7.706028</text:p>
          </table:table-cell>
          <table:table-cell office:value-type="float" office:value="7.775491">
            <text:p>7.775491</text:p>
          </table:table-cell>
          <table:table-cell office:value-type="float" office:value="8.03914">
            <text:p>8.03914</text:p>
          </table:table-cell>
          <table:table-cell office:value-type="float" office:value="7.879993">
            <text:p>7.879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47241">
            <text:p>0.6047241</text:p>
          </table:table-cell>
          <table:table-cell office:value-type="float" office:value="0.8268468">
            <text:p>0.8268468</text:p>
          </table:table-cell>
          <table:table-cell office:value-type="float" office:value="4.078732">
            <text:p>4.078732</text:p>
          </table:table-cell>
          <table:table-cell office:value-type="float" office:value="7.726123">
            <text:p>7.726123</text:p>
          </table:table-cell>
          <table:table-cell office:value-type="float" office:value="7.800323">
            <text:p>7.800323</text:p>
          </table:table-cell>
          <table:table-cell office:value-type="float" office:value="8.063443">
            <text:p>8.063443</text:p>
          </table:table-cell>
          <table:table-cell office:value-type="float" office:value="7.899993">
            <text:p>7.899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13931">
            <text:p>0.6013931</text:p>
          </table:table-cell>
          <table:table-cell office:value-type="float" office:value="0.8247188">
            <text:p>0.8247188</text:p>
          </table:table-cell>
          <table:table-cell office:value-type="float" office:value="4.086985">
            <text:p>4.086985</text:p>
          </table:table-cell>
          <table:table-cell office:value-type="float" office:value="7.742179">
            <text:p>7.742179</text:p>
          </table:table-cell>
          <table:table-cell office:value-type="float" office:value="7.824953">
            <text:p>7.824953</text:p>
          </table:table-cell>
          <table:table-cell office:value-type="float" office:value="8.087055">
            <text:p>8.087055</text:p>
          </table:table-cell>
          <table:table-cell office:value-type="float" office:value="7.919993">
            <text:p>7.919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80498">
            <text:p>0.5980498</text:p>
          </table:table-cell>
          <table:table-cell office:value-type="float" office:value="0.8218057">
            <text:p>0.8218057</text:p>
          </table:table-cell>
          <table:table-cell office:value-type="float" office:value="4.095249">
            <text:p>4.095249</text:p>
          </table:table-cell>
          <table:table-cell office:value-type="float" office:value="7.754428">
            <text:p>7.754428</text:p>
          </table:table-cell>
          <table:table-cell office:value-type="float" office:value="7.848212">
            <text:p>7.848212</text:p>
          </table:table-cell>
          <table:table-cell office:value-type="float" office:value="8.110415">
            <text:p>8.110415</text:p>
          </table:table-cell>
          <table:table-cell office:value-type="float" office:value="7.939993">
            <text:p>7.939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53644">
            <text:p>0.5953644</text:p>
          </table:table-cell>
          <table:table-cell office:value-type="float" office:value="0.8184212">
            <text:p>0.8184212</text:p>
          </table:table-cell>
          <table:table-cell office:value-type="float" office:value="4.104013">
            <text:p>4.104013</text:p>
          </table:table-cell>
          <table:table-cell office:value-type="float" office:value="7.76337">
            <text:p>7.76337</text:p>
          </table:table-cell>
          <table:table-cell office:value-type="float" office:value="7.87013">
            <text:p>7.87013</text:p>
          </table:table-cell>
          <table:table-cell office:value-type="float" office:value="8.134029">
            <text:p>8.134029</text:p>
          </table:table-cell>
          <table:table-cell office:value-type="float" office:value="7.959993">
            <text:p>7.959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37856">
            <text:p>0.5937856</text:p>
          </table:table-cell>
          <table:table-cell office:value-type="float" office:value="0.8149254">
            <text:p>0.8149254</text:p>
          </table:table-cell>
          <table:table-cell office:value-type="float" office:value="4.113413">
            <text:p>4.113413</text:p>
          </table:table-cell>
          <table:table-cell office:value-type="float" office:value="7.768734">
            <text:p>7.768734</text:p>
          </table:table-cell>
          <table:table-cell office:value-type="float" office:value="7.891642">
            <text:p>7.891642</text:p>
          </table:table-cell>
          <table:table-cell office:value-type="float" office:value="8.157899">
            <text:p>8.157899</text:p>
          </table:table-cell>
          <table:table-cell office:value-type="float" office:value="7.979993">
            <text:p>7.979993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938044">
            <text:p>0.5938044</text:p>
          </table:table-cell>
          <table:table-cell office:value-type="float" office:value="0.8120096">
            <text:p>0.8120096</text:p>
          </table:table-cell>
          <table:table-cell office:value-type="float" office:value="4.123682">
            <text:p>4.123682</text:p>
          </table:table-cell>
          <table:table-cell office:value-type="float" office:value="7.772424">
            <text:p>7.772424</text:p>
          </table:table-cell>
          <table:table-cell office:value-type="float" office:value="7.912558">
            <text:p>7.912558</text:p>
          </table:table-cell>
          <table:table-cell office:value-type="float" office:value="8.181701">
            <text:p>8.181701</text:p>
          </table:table-cell>
          <table:table-cell office:value-type="float" office:value="7.999993">
            <text:p>7.999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51792">
            <text:p>0.5951792</text:p>
          </table:table-cell>
          <table:table-cell office:value-type="float" office:value="0.8086625">
            <text:p>0.8086625</text:p>
          </table:table-cell>
          <table:table-cell office:value-type="float" office:value="4.134814">
            <text:p>4.134814</text:p>
          </table:table-cell>
          <table:table-cell office:value-type="float" office:value="7.776279">
            <text:p>7.776279</text:p>
          </table:table-cell>
          <table:table-cell office:value-type="float" office:value="7.933115">
            <text:p>7.933115</text:p>
          </table:table-cell>
          <table:table-cell office:value-type="float" office:value="8.205291">
            <text:p>8.205291</text:p>
          </table:table-cell>
          <table:table-cell office:value-type="float" office:value="8.019994">
            <text:p>8.01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74374">
            <text:p>0.5974374</text:p>
          </table:table-cell>
          <table:table-cell office:value-type="float" office:value="0.8056765">
            <text:p>0.8056765</text:p>
          </table:table-cell>
          <table:table-cell office:value-type="float" office:value="4.147224">
            <text:p>4.147224</text:p>
          </table:table-cell>
          <table:table-cell office:value-type="float" office:value="7.781328">
            <text:p>7.781328</text:p>
          </table:table-cell>
          <table:table-cell office:value-type="float" office:value="7.953768">
            <text:p>7.953768</text:p>
          </table:table-cell>
          <table:table-cell office:value-type="float" office:value="8.228942">
            <text:p>8.228942</text:p>
          </table:table-cell>
          <table:table-cell office:value-type="float" office:value="8.039994">
            <text:p>8.03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05824">
            <text:p>0.6005824</text:p>
          </table:table-cell>
          <table:table-cell office:value-type="float" office:value="0.8025117">
            <text:p>0.8025117</text:p>
          </table:table-cell>
          <table:table-cell office:value-type="float" office:value="4.160254">
            <text:p>4.160254</text:p>
          </table:table-cell>
          <table:table-cell office:value-type="float" office:value="7.787677">
            <text:p>7.787677</text:p>
          </table:table-cell>
          <table:table-cell office:value-type="float" office:value="7.977118">
            <text:p>7.977118</text:p>
          </table:table-cell>
          <table:table-cell office:value-type="float" office:value="8.252838">
            <text:p>8.252838</text:p>
          </table:table-cell>
          <table:table-cell office:value-type="float" office:value="8.059995">
            <text:p>8.05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44968">
            <text:p>0.6044968</text:p>
          </table:table-cell>
          <table:table-cell office:value-type="float" office:value="0.7998562">
            <text:p>0.7998562</text:p>
          </table:table-cell>
          <table:table-cell office:value-type="float" office:value="4.173363">
            <text:p>4.173363</text:p>
          </table:table-cell>
          <table:table-cell office:value-type="float" office:value="7.795873">
            <text:p>7.795873</text:p>
          </table:table-cell>
          <table:table-cell office:value-type="float" office:value="8.00104">
            <text:p>8.00104</text:p>
          </table:table-cell>
          <table:table-cell office:value-type="float" office:value="8.277012">
            <text:p>8.277012</text:p>
          </table:table-cell>
          <table:table-cell office:value-type="float" office:value="8.079995">
            <text:p>8.07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90909">
            <text:p>0.6090909</text:p>
          </table:table-cell>
          <table:table-cell office:value-type="float" office:value="0.798191">
            <text:p>0.798191</text:p>
          </table:table-cell>
          <table:table-cell office:value-type="float" office:value="4.186974">
            <text:p>4.186974</text:p>
          </table:table-cell>
          <table:table-cell office:value-type="float" office:value="7.80689">
            <text:p>7.80689</text:p>
          </table:table-cell>
          <table:table-cell office:value-type="float" office:value="8.024042">
            <text:p>8.024042</text:p>
          </table:table-cell>
          <table:table-cell office:value-type="float" office:value="8.301119">
            <text:p>8.301119</text:p>
          </table:table-cell>
          <table:table-cell office:value-type="float" office:value="8.099996">
            <text:p>8.09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43238">
            <text:p>0.6143238</text:p>
          </table:table-cell>
          <table:table-cell office:value-type="float" office:value="0.7964869">
            <text:p>0.7964869</text:p>
          </table:table-cell>
          <table:table-cell office:value-type="float" office:value="4.200843">
            <text:p>4.200843</text:p>
          </table:table-cell>
          <table:table-cell office:value-type="float" office:value="7.823101">
            <text:p>7.823101</text:p>
          </table:table-cell>
          <table:table-cell office:value-type="float" office:value="8.045386">
            <text:p>8.045386</text:p>
          </table:table-cell>
          <table:table-cell office:value-type="float" office:value="8.32516">
            <text:p>8.32516</text:p>
          </table:table-cell>
          <table:table-cell office:value-type="float" office:value="8.119996">
            <text:p>8.11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97433">
            <text:p>0.6197433</text:p>
          </table:table-cell>
          <table:table-cell office:value-type="float" office:value="0.7948198">
            <text:p>0.7948198</text:p>
          </table:table-cell>
          <table:table-cell office:value-type="float" office:value="4.214345">
            <text:p>4.214345</text:p>
          </table:table-cell>
          <table:table-cell office:value-type="float" office:value="7.84488">
            <text:p>7.84488</text:p>
          </table:table-cell>
          <table:table-cell office:value-type="float" office:value="8.065472">
            <text:p>8.065472</text:p>
          </table:table-cell>
          <table:table-cell office:value-type="float" office:value="8.349389">
            <text:p>8.349389</text:p>
          </table:table-cell>
          <table:table-cell office:value-type="float" office:value="8.139997">
            <text:p>8.13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47274">
            <text:p>0.6247274</text:p>
          </table:table-cell>
          <table:table-cell office:value-type="float" office:value="0.794681">
            <text:p>0.794681</text:p>
          </table:table-cell>
          <table:table-cell office:value-type="float" office:value="4.226644">
            <text:p>4.226644</text:p>
          </table:table-cell>
          <table:table-cell office:value-type="float" office:value="7.871077">
            <text:p>7.871077</text:p>
          </table:table-cell>
          <table:table-cell office:value-type="float" office:value="8.085389">
            <text:p>8.085389</text:p>
          </table:table-cell>
          <table:table-cell office:value-type="float" office:value="8.373878">
            <text:p>8.373878</text:p>
          </table:table-cell>
          <table:table-cell office:value-type="float" office:value="8.159997">
            <text:p>8.15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93906">
            <text:p>0.6293906</text:p>
          </table:table-cell>
          <table:table-cell office:value-type="float" office:value="0.7949125">
            <text:p>0.7949125</text:p>
          </table:table-cell>
          <table:table-cell office:value-type="float" office:value="4.237503">
            <text:p>4.237503</text:p>
          </table:table-cell>
          <table:table-cell office:value-type="float" office:value="7.900293">
            <text:p>7.900293</text:p>
          </table:table-cell>
          <table:table-cell office:value-type="float" office:value="8.105446">
            <text:p>8.105446</text:p>
          </table:table-cell>
          <table:table-cell office:value-type="float" office:value="8.398534">
            <text:p>8.398534</text:p>
          </table:table-cell>
          <table:table-cell office:value-type="float" office:value="8.179997">
            <text:p>8.17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3839">
            <text:p>0.633839</text:p>
          </table:table-cell>
          <table:table-cell office:value-type="float" office:value="0.7954447">
            <text:p>0.7954447</text:p>
          </table:table-cell>
          <table:table-cell office:value-type="float" office:value="4.247183">
            <text:p>4.247183</text:p>
          </table:table-cell>
          <table:table-cell office:value-type="float" office:value="7.931598">
            <text:p>7.931598</text:p>
          </table:table-cell>
          <table:table-cell office:value-type="float" office:value="8.12706">
            <text:p>8.12706</text:p>
          </table:table-cell>
          <table:table-cell office:value-type="float" office:value="8.42312">
            <text:p>8.42312</text:p>
          </table:table-cell>
          <table:table-cell office:value-type="float" office:value="8.199998">
            <text:p>8.1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81011">
            <text:p>0.6381011</text:p>
          </table:table-cell>
          <table:table-cell office:value-type="float" office:value="0.7973835">
            <text:p>0.7973835</text:p>
          </table:table-cell>
          <table:table-cell office:value-type="float" office:value="4.256015">
            <text:p>4.256015</text:p>
          </table:table-cell>
          <table:table-cell office:value-type="float" office:value="7.964451">
            <text:p>7.964451</text:p>
          </table:table-cell>
          <table:table-cell office:value-type="float" office:value="8.150804">
            <text:p>8.150804</text:p>
          </table:table-cell>
          <table:table-cell office:value-type="float" office:value="8.44745">
            <text:p>8.44745</text:p>
          </table:table-cell>
          <table:table-cell office:value-type="float" office:value="8.219998">
            <text:p>8.21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18457">
            <text:p>0.6418457</text:p>
          </table:table-cell>
          <table:table-cell office:value-type="float" office:value="0.7997327">
            <text:p>0.7997327</text:p>
          </table:table-cell>
          <table:table-cell office:value-type="float" office:value="4.264156">
            <text:p>4.264156</text:p>
          </table:table-cell>
          <table:table-cell office:value-type="float" office:value="7.997474">
            <text:p>7.997474</text:p>
          </table:table-cell>
          <table:table-cell office:value-type="float" office:value="8.174694">
            <text:p>8.174694</text:p>
          </table:table-cell>
          <table:table-cell office:value-type="float" office:value="8.471693">
            <text:p>8.471693</text:p>
          </table:table-cell>
          <table:table-cell office:value-type="float" office:value="8.239999">
            <text:p>8.2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46188">
            <text:p>0.6446188</text:p>
          </table:table-cell>
          <table:table-cell office:value-type="float" office:value="0.8023015">
            <text:p>0.8023015</text:p>
          </table:table-cell>
          <table:table-cell office:value-type="float" office:value="4.271623">
            <text:p>4.271623</text:p>
          </table:table-cell>
          <table:table-cell office:value-type="float" office:value="8.029964">
            <text:p>8.029964</text:p>
          </table:table-cell>
          <table:table-cell office:value-type="float" office:value="8.197687">
            <text:p>8.197687</text:p>
          </table:table-cell>
          <table:table-cell office:value-type="float" office:value="8.495426">
            <text:p>8.495426</text:p>
          </table:table-cell>
          <table:table-cell office:value-type="float" office:value="8.259999">
            <text:p>8.25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65843">
            <text:p>0.6465843</text:p>
          </table:table-cell>
          <table:table-cell office:value-type="float" office:value="0.8056008">
            <text:p>0.8056008</text:p>
          </table:table-cell>
          <table:table-cell office:value-type="float" office:value="4.279586">
            <text:p>4.279586</text:p>
          </table:table-cell>
          <table:table-cell office:value-type="float" office:value="8.061553">
            <text:p>8.061553</text:p>
          </table:table-cell>
          <table:table-cell office:value-type="float" office:value="8.219728">
            <text:p>8.219728</text:p>
          </table:table-cell>
          <table:table-cell office:value-type="float" office:value="8.517828">
            <text:p>8.517828</text:p>
          </table:table-cell>
          <table:table-cell office:value-type="float" office:value="8.28">
            <text:p>8.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79084">
            <text:p>0.6479084</text:p>
          </table:table-cell>
          <table:table-cell office:value-type="float" office:value="0.8091036">
            <text:p>0.8091036</text:p>
          </table:table-cell>
          <table:table-cell office:value-type="float" office:value="4.287956">
            <text:p>4.287956</text:p>
          </table:table-cell>
          <table:table-cell office:value-type="float" office:value="8.092407">
            <text:p>8.092407</text:p>
          </table:table-cell>
          <table:table-cell office:value-type="float" office:value="8.241043">
            <text:p>8.241043</text:p>
          </table:table-cell>
          <table:table-cell office:value-type="float" office:value="8.540276">
            <text:p>8.540276</text:p>
          </table:table-cell>
          <table:table-cell office:value-type="float" office:value="8.3">
            <text:p>8.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86193">
            <text:p>0.6486193</text:p>
          </table:table-cell>
          <table:table-cell office:value-type="float" office:value="0.813325">
            <text:p>0.813325</text:p>
          </table:table-cell>
          <table:table-cell office:value-type="float" office:value="4.296752">
            <text:p>4.296752</text:p>
          </table:table-cell>
          <table:table-cell office:value-type="float" office:value="8.123874">
            <text:p>8.123874</text:p>
          </table:table-cell>
          <table:table-cell office:value-type="float" office:value="8.262476">
            <text:p>8.262476</text:p>
          </table:table-cell>
          <table:table-cell office:value-type="float" office:value="8.562768">
            <text:p>8.562768</text:p>
          </table:table-cell>
          <table:table-cell office:value-type="float" office:value="8.320001">
            <text:p>8.32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86129">
            <text:p>0.6486129</text:p>
          </table:table-cell>
          <table:table-cell office:value-type="float" office:value="0.8171138">
            <text:p>0.8171138</text:p>
          </table:table-cell>
          <table:table-cell office:value-type="float" office:value="4.306221">
            <text:p>4.306221</text:p>
          </table:table-cell>
          <table:table-cell office:value-type="float" office:value="8.156562">
            <text:p>8.156562</text:p>
          </table:table-cell>
          <table:table-cell office:value-type="float" office:value="8.284492">
            <text:p>8.284492</text:p>
          </table:table-cell>
          <table:table-cell office:value-type="float" office:value="8.58565">
            <text:p>8.58565</text:p>
          </table:table-cell>
          <table:table-cell office:value-type="float" office:value="8.340001">
            <text:p>8.34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76649">
            <text:p>0.6476649</text:p>
          </table:table-cell>
          <table:table-cell office:value-type="float" office:value="0.8210769">
            <text:p>0.8210769</text:p>
          </table:table-cell>
          <table:table-cell office:value-type="float" office:value="4.316226">
            <text:p>4.316226</text:p>
          </table:table-cell>
          <table:table-cell office:value-type="float" office:value="8.190195">
            <text:p>8.190195</text:p>
          </table:table-cell>
          <table:table-cell office:value-type="float" office:value="8.308273">
            <text:p>8.308273</text:p>
          </table:table-cell>
          <table:table-cell office:value-type="float" office:value="8.608891">
            <text:p>8.608891</text:p>
          </table:table-cell>
          <table:table-cell office:value-type="float" office:value="8.360002">
            <text:p>8.360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61159">
            <text:p>0.6461159</text:p>
          </table:table-cell>
          <table:table-cell office:value-type="float" office:value="0.8243364">
            <text:p>0.8243364</text:p>
          </table:table-cell>
          <table:table-cell office:value-type="float" office:value="4.32659">
            <text:p>4.32659</text:p>
          </table:table-cell>
          <table:table-cell office:value-type="float" office:value="8.222281">
            <text:p>8.222281</text:p>
          </table:table-cell>
          <table:table-cell office:value-type="float" office:value="8.332052">
            <text:p>8.332052</text:p>
          </table:table-cell>
          <table:table-cell office:value-type="float" office:value="8.632175">
            <text:p>8.632175</text:p>
          </table:table-cell>
          <table:table-cell office:value-type="float" office:value="8.380002">
            <text:p>8.380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41534">
            <text:p>0.6441534</text:p>
          </table:table-cell>
          <table:table-cell office:value-type="float" office:value="0.8270227">
            <text:p>0.8270227</text:p>
          </table:table-cell>
          <table:table-cell office:value-type="float" office:value="4.337428">
            <text:p>4.337428</text:p>
          </table:table-cell>
          <table:table-cell office:value-type="float" office:value="8.251833">
            <text:p>8.251833</text:p>
          </table:table-cell>
          <table:table-cell office:value-type="float" office:value="8.356581">
            <text:p>8.356581</text:p>
          </table:table-cell>
          <table:table-cell office:value-type="float" office:value="8.656087">
            <text:p>8.656087</text:p>
          </table:table-cell>
          <table:table-cell office:value-type="float" office:value="8.400002">
            <text:p>8.400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17629">
            <text:p>0.6417629</text:p>
          </table:table-cell>
          <table:table-cell office:value-type="float" office:value="0.828963">
            <text:p>0.828963</text:p>
          </table:table-cell>
          <table:table-cell office:value-type="float" office:value="4.349084">
            <text:p>4.349084</text:p>
          </table:table-cell>
          <table:table-cell office:value-type="float" office:value="8.279724">
            <text:p>8.279724</text:p>
          </table:table-cell>
          <table:table-cell office:value-type="float" office:value="8.380539">
            <text:p>8.380539</text:p>
          </table:table-cell>
          <table:table-cell office:value-type="float" office:value="8.680658">
            <text:p>8.680658</text:p>
          </table:table-cell>
          <table:table-cell office:value-type="float" office:value="8.420003">
            <text:p>8.420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92676">
            <text:p>0.6392676</text:p>
          </table:table-cell>
          <table:table-cell office:value-type="float" office:value="0.8307934">
            <text:p>0.8307934</text:p>
          </table:table-cell>
          <table:table-cell office:value-type="float" office:value="4.362029">
            <text:p>4.362029</text:p>
          </table:table-cell>
          <table:table-cell office:value-type="float" office:value="8.309362">
            <text:p>8.309362</text:p>
          </table:table-cell>
          <table:table-cell office:value-type="float" office:value="8.403489">
            <text:p>8.403489</text:p>
          </table:table-cell>
          <table:table-cell office:value-type="float" office:value="8.705213">
            <text:p>8.705213</text:p>
          </table:table-cell>
          <table:table-cell office:value-type="float" office:value="8.440003">
            <text:p>8.440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64884">
            <text:p>0.6364884</text:p>
          </table:table-cell>
          <table:table-cell office:value-type="float" office:value="0.8315895">
            <text:p>0.8315895</text:p>
          </table:table-cell>
          <table:table-cell office:value-type="float" office:value="4.375559">
            <text:p>4.375559</text:p>
          </table:table-cell>
          <table:table-cell office:value-type="float" office:value="8.338159">
            <text:p>8.338159</text:p>
          </table:table-cell>
          <table:table-cell office:value-type="float" office:value="8.426498">
            <text:p>8.426498</text:p>
          </table:table-cell>
          <table:table-cell office:value-type="float" office:value="8.730055">
            <text:p>8.730055</text:p>
          </table:table-cell>
          <table:table-cell office:value-type="float" office:value="8.460004">
            <text:p>8.460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30482">
            <text:p>0.6330482</text:p>
          </table:table-cell>
          <table:table-cell office:value-type="float" office:value="0.8323908">
            <text:p>0.8323908</text:p>
          </table:table-cell>
          <table:table-cell office:value-type="float" office:value="4.388762">
            <text:p>4.388762</text:p>
          </table:table-cell>
          <table:table-cell office:value-type="float" office:value="8.364551">
            <text:p>8.364551</text:p>
          </table:table-cell>
          <table:table-cell office:value-type="float" office:value="8.450017">
            <text:p>8.450017</text:p>
          </table:table-cell>
          <table:table-cell office:value-type="float" office:value="8.755323">
            <text:p>8.755323</text:p>
          </table:table-cell>
          <table:table-cell office:value-type="float" office:value="8.480004">
            <text:p>8.480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91943">
            <text:p>0.6291943</text:p>
          </table:table-cell>
          <table:table-cell office:value-type="float" office:value="0.8330122">
            <text:p>0.8330122</text:p>
          </table:table-cell>
          <table:table-cell office:value-type="float" office:value="4.401133">
            <text:p>4.401133</text:p>
          </table:table-cell>
          <table:table-cell office:value-type="float" office:value="8.387116">
            <text:p>8.387116</text:p>
          </table:table-cell>
          <table:table-cell office:value-type="float" office:value="8.474415">
            <text:p>8.474415</text:p>
          </table:table-cell>
          <table:table-cell office:value-type="float" office:value="8.781055">
            <text:p>8.781055</text:p>
          </table:table-cell>
          <table:table-cell office:value-type="float" office:value="8.500005">
            <text:p>8.500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46938">
            <text:p>0.6246938</text:p>
          </table:table-cell>
          <table:table-cell office:value-type="float" office:value="0.8340482">
            <text:p>0.8340482</text:p>
          </table:table-cell>
          <table:table-cell office:value-type="float" office:value="4.412169">
            <text:p>4.412169</text:p>
          </table:table-cell>
          <table:table-cell office:value-type="float" office:value="8.407369">
            <text:p>8.407369</text:p>
          </table:table-cell>
          <table:table-cell office:value-type="float" office:value="8.499026">
            <text:p>8.499026</text:p>
          </table:table-cell>
          <table:table-cell office:value-type="float" office:value="8.80694">
            <text:p>8.80694</text:p>
          </table:table-cell>
          <table:table-cell office:value-type="float" office:value="8.520005">
            <text:p>8.520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09948">
            <text:p>0.6209948</text:p>
          </table:table-cell>
          <table:table-cell office:value-type="float" office:value="0.8344151">
            <text:p>0.8344151</text:p>
          </table:table-cell>
          <table:table-cell office:value-type="float" office:value="4.421694">
            <text:p>4.421694</text:p>
          </table:table-cell>
          <table:table-cell office:value-type="float" office:value="8.427547">
            <text:p>8.427547</text:p>
          </table:table-cell>
          <table:table-cell office:value-type="float" office:value="8.524285">
            <text:p>8.524285</text:p>
          </table:table-cell>
          <table:table-cell office:value-type="float" office:value="8.832694">
            <text:p>8.832694</text:p>
          </table:table-cell>
          <table:table-cell office:value-type="float" office:value="8.540006">
            <text:p>8.540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82673">
            <text:p>0.6182673</text:p>
          </table:table-cell>
          <table:table-cell office:value-type="float" office:value="0.8348505">
            <text:p>0.8348505</text:p>
          </table:table-cell>
          <table:table-cell office:value-type="float" office:value="4.430142">
            <text:p>4.430142</text:p>
          </table:table-cell>
          <table:table-cell office:value-type="float" office:value="8.447227">
            <text:p>8.447227</text:p>
          </table:table-cell>
          <table:table-cell office:value-type="float" office:value="8.549269">
            <text:p>8.549269</text:p>
          </table:table-cell>
          <table:table-cell office:value-type="float" office:value="8.858244">
            <text:p>8.858244</text:p>
          </table:table-cell>
          <table:table-cell office:value-type="float" office:value="8.560006">
            <text:p>8.560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55037">
            <text:p>0.6155037</text:p>
          </table:table-cell>
          <table:table-cell office:value-type="float" office:value="0.8344611">
            <text:p>0.8344611</text:p>
          </table:table-cell>
          <table:table-cell office:value-type="float" office:value="4.437612">
            <text:p>4.437612</text:p>
          </table:table-cell>
          <table:table-cell office:value-type="float" office:value="8.464633">
            <text:p>8.464633</text:p>
          </table:table-cell>
          <table:table-cell office:value-type="float" office:value="8.572841">
            <text:p>8.572841</text:p>
          </table:table-cell>
          <table:table-cell office:value-type="float" office:value="8.883711">
            <text:p>8.883711</text:p>
          </table:table-cell>
          <table:table-cell office:value-type="float" office:value="8.580007">
            <text:p>8.580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31622">
            <text:p>0.6131622</text:p>
          </table:table-cell>
          <table:table-cell office:value-type="float" office:value="0.8336204">
            <text:p>0.8336204</text:p>
          </table:table-cell>
          <table:table-cell office:value-type="float" office:value="4.445132">
            <text:p>4.445132</text:p>
          </table:table-cell>
          <table:table-cell office:value-type="float" office:value="8.47992">
            <text:p>8.47992</text:p>
          </table:table-cell>
          <table:table-cell office:value-type="float" office:value="8.594945">
            <text:p>8.594945</text:p>
          </table:table-cell>
          <table:table-cell office:value-type="float" office:value="8.908127">
            <text:p>8.908127</text:p>
          </table:table-cell>
          <table:table-cell office:value-type="float" office:value="8.600007">
            <text:p>8.600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18936">
            <text:p>0.6118936</text:p>
          </table:table-cell>
          <table:table-cell office:value-type="float" office:value="0.8325387">
            <text:p>0.8325387</text:p>
          </table:table-cell>
          <table:table-cell office:value-type="float" office:value="4.453047">
            <text:p>4.453047</text:p>
          </table:table-cell>
          <table:table-cell office:value-type="float" office:value="8.494999">
            <text:p>8.494999</text:p>
          </table:table-cell>
          <table:table-cell office:value-type="float" office:value="8.616225">
            <text:p>8.616225</text:p>
          </table:table-cell>
          <table:table-cell office:value-type="float" office:value="8.931113">
            <text:p>8.931113</text:p>
          </table:table-cell>
          <table:table-cell office:value-type="float" office:value="8.620008">
            <text:p>8.62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23153">
            <text:p>0.6123153</text:p>
          </table:table-cell>
          <table:table-cell office:value-type="float" office:value="0.8312067">
            <text:p>0.8312067</text:p>
          </table:table-cell>
          <table:table-cell office:value-type="float" office:value="4.461277">
            <text:p>4.461277</text:p>
          </table:table-cell>
          <table:table-cell office:value-type="float" office:value="8.511574">
            <text:p>8.511574</text:p>
          </table:table-cell>
          <table:table-cell office:value-type="float" office:value="8.636854">
            <text:p>8.636854</text:p>
          </table:table-cell>
          <table:table-cell office:value-type="float" office:value="8.953364">
            <text:p>8.953364</text:p>
          </table:table-cell>
          <table:table-cell office:value-type="float" office:value="8.640008">
            <text:p>8.64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40495">
            <text:p>0.6140495</text:p>
          </table:table-cell>
          <table:table-cell office:value-type="float" office:value="0.8295324">
            <text:p>0.8295324</text:p>
          </table:table-cell>
          <table:table-cell office:value-type="float" office:value="4.470017">
            <text:p>4.470017</text:p>
          </table:table-cell>
          <table:table-cell office:value-type="float" office:value="8.529226">
            <text:p>8.529226</text:p>
          </table:table-cell>
          <table:table-cell office:value-type="float" office:value="8.6573">
            <text:p>8.6573</text:p>
          </table:table-cell>
          <table:table-cell office:value-type="float" office:value="8.975704">
            <text:p>8.975704</text:p>
          </table:table-cell>
          <table:table-cell office:value-type="float" office:value="8.660008">
            <text:p>8.66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66796">
            <text:p>0.6166796</text:p>
          </table:table-cell>
          <table:table-cell office:value-type="float" office:value="0.8273575">
            <text:p>0.8273575</text:p>
          </table:table-cell>
          <table:table-cell office:value-type="float" office:value="4.4794">
            <text:p>4.4794</text:p>
          </table:table-cell>
          <table:table-cell office:value-type="float" office:value="8.548013">
            <text:p>8.548013</text:p>
          </table:table-cell>
          <table:table-cell office:value-type="float" office:value="8.677902">
            <text:p>8.677902</text:p>
          </table:table-cell>
          <table:table-cell office:value-type="float" office:value="8.998125">
            <text:p>8.998125</text:p>
          </table:table-cell>
          <table:table-cell office:value-type="float" office:value="8.680009">
            <text:p>8.680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04359">
            <text:p>0.6204359</text:p>
          </table:table-cell>
          <table:table-cell office:value-type="float" office:value="0.8244943">
            <text:p>0.8244943</text:p>
          </table:table-cell>
          <table:table-cell office:value-type="float" office:value="4.489263">
            <text:p>4.489263</text:p>
          </table:table-cell>
          <table:table-cell office:value-type="float" office:value="8.56825">
            <text:p>8.56825</text:p>
          </table:table-cell>
          <table:table-cell office:value-type="float" office:value="8.698532">
            <text:p>8.698532</text:p>
          </table:table-cell>
          <table:table-cell office:value-type="float" office:value="9.020655">
            <text:p>9.020655</text:p>
          </table:table-cell>
          <table:table-cell office:value-type="float" office:value="8.700009">
            <text:p>8.700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251222">
            <text:p>0.6251222</text:p>
          </table:table-cell>
          <table:table-cell office:value-type="float" office:value="0.8210185">
            <text:p>0.8210185</text:p>
          </table:table-cell>
          <table:table-cell office:value-type="float" office:value="4.499618">
            <text:p>4.499618</text:p>
          </table:table-cell>
          <table:table-cell office:value-type="float" office:value="8.589089">
            <text:p>8.589089</text:p>
          </table:table-cell>
          <table:table-cell office:value-type="float" office:value="8.720678">
            <text:p>8.720678</text:p>
          </table:table-cell>
          <table:table-cell office:value-type="float" office:value="9.043584">
            <text:p>9.043584</text:p>
          </table:table-cell>
          <table:table-cell office:value-type="float" office:value="8.72001">
            <text:p>8.72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02583">
            <text:p>0.6302583</text:p>
          </table:table-cell>
          <table:table-cell office:value-type="float" office:value="0.8173617">
            <text:p>0.8173617</text:p>
          </table:table-cell>
          <table:table-cell office:value-type="float" office:value="4.510678">
            <text:p>4.510678</text:p>
          </table:table-cell>
          <table:table-cell office:value-type="float" office:value="8.608976">
            <text:p>8.608976</text:p>
          </table:table-cell>
          <table:table-cell office:value-type="float" office:value="8.743232">
            <text:p>8.743232</text:p>
          </table:table-cell>
          <table:table-cell office:value-type="float" office:value="9.066935">
            <text:p>9.066935</text:p>
          </table:table-cell>
          <table:table-cell office:value-type="float" office:value="8.74001">
            <text:p>8.74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55757">
            <text:p>0.6355757</text:p>
          </table:table-cell>
          <table:table-cell office:value-type="float" office:value="0.8142924">
            <text:p>0.8142924</text:p>
          </table:table-cell>
          <table:table-cell office:value-type="float" office:value="4.522037">
            <text:p>4.522037</text:p>
          </table:table-cell>
          <table:table-cell office:value-type="float" office:value="8.630151">
            <text:p>8.630151</text:p>
          </table:table-cell>
          <table:table-cell office:value-type="float" office:value="8.764813">
            <text:p>8.764813</text:p>
          </table:table-cell>
          <table:table-cell office:value-type="float" office:value="9.090421">
            <text:p>9.090421</text:p>
          </table:table-cell>
          <table:table-cell office:value-type="float" office:value="8.760011">
            <text:p>8.760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09932">
            <text:p>0.6409932</text:p>
          </table:table-cell>
          <table:table-cell office:value-type="float" office:value="0.8108015">
            <text:p>0.8108015</text:p>
          </table:table-cell>
          <table:table-cell office:value-type="float" office:value="4.533296">
            <text:p>4.533296</text:p>
          </table:table-cell>
          <table:table-cell office:value-type="float" office:value="8.654829">
            <text:p>8.654829</text:p>
          </table:table-cell>
          <table:table-cell office:value-type="float" office:value="8.78539">
            <text:p>8.78539</text:p>
          </table:table-cell>
          <table:table-cell office:value-type="float" office:value="9.114149">
            <text:p>9.114149</text:p>
          </table:table-cell>
          <table:table-cell office:value-type="float" office:value="8.780011">
            <text:p>8.780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61103">
            <text:p>0.6461103</text:p>
          </table:table-cell>
          <table:table-cell office:value-type="float" office:value="0.8076326">
            <text:p>0.8076326</text:p>
          </table:table-cell>
          <table:table-cell office:value-type="float" office:value="4.544606">
            <text:p>4.544606</text:p>
          </table:table-cell>
          <table:table-cell office:value-type="float" office:value="8.681626">
            <text:p>8.681626</text:p>
          </table:table-cell>
          <table:table-cell office:value-type="float" office:value="8.8058">
            <text:p>8.8058</text:p>
          </table:table-cell>
          <table:table-cell office:value-type="float" office:value="9.13818">
            <text:p>9.13818</text:p>
          </table:table-cell>
          <table:table-cell office:value-type="float" office:value="8.800012">
            <text:p>8.800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08543">
            <text:p>0.6508543</text:p>
          </table:table-cell>
          <table:table-cell office:value-type="float" office:value="0.8041775">
            <text:p>0.8041775</text:p>
          </table:table-cell>
          <table:table-cell office:value-type="float" office:value="4.555992">
            <text:p>4.555992</text:p>
          </table:table-cell>
          <table:table-cell office:value-type="float" office:value="8.710368">
            <text:p>8.710368</text:p>
          </table:table-cell>
          <table:table-cell office:value-type="float" office:value="8.825942">
            <text:p>8.825942</text:p>
          </table:table-cell>
          <table:table-cell office:value-type="float" office:value="9.162455">
            <text:p>9.162455</text:p>
          </table:table-cell>
          <table:table-cell office:value-type="float" office:value="8.820012">
            <text:p>8.820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53124">
            <text:p>0.6553124</text:p>
          </table:table-cell>
          <table:table-cell office:value-type="float" office:value="0.8011788">
            <text:p>0.8011788</text:p>
          </table:table-cell>
          <table:table-cell office:value-type="float" office:value="4.566933">
            <text:p>4.566933</text:p>
          </table:table-cell>
          <table:table-cell office:value-type="float" office:value="8.74168">
            <text:p>8.74168</text:p>
          </table:table-cell>
          <table:table-cell office:value-type="float" office:value="8.847372">
            <text:p>8.847372</text:p>
          </table:table-cell>
          <table:table-cell office:value-type="float" office:value="9.186931">
            <text:p>9.186931</text:p>
          </table:table-cell>
          <table:table-cell office:value-type="float" office:value="8.840013">
            <text:p>8.840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95965">
            <text:p>0.6595965</text:p>
          </table:table-cell>
          <table:table-cell office:value-type="float" office:value="0.7990814">
            <text:p>0.7990814</text:p>
          </table:table-cell>
          <table:table-cell office:value-type="float" office:value="4.576937">
            <text:p>4.576937</text:p>
          </table:table-cell>
          <table:table-cell office:value-type="float" office:value="8.774712">
            <text:p>8.774712</text:p>
          </table:table-cell>
          <table:table-cell office:value-type="float" office:value="8.870921">
            <text:p>8.870921</text:p>
          </table:table-cell>
          <table:table-cell office:value-type="float" office:value="9.211413">
            <text:p>9.211413</text:p>
          </table:table-cell>
          <table:table-cell office:value-type="float" office:value="8.860013">
            <text:p>8.860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3433">
            <text:p>0.663433</text:p>
          </table:table-cell>
          <table:table-cell office:value-type="float" office:value="0.7968448">
            <text:p>0.7968448</text:p>
          </table:table-cell>
          <table:table-cell office:value-type="float" office:value="4.586519">
            <text:p>4.586519</text:p>
          </table:table-cell>
          <table:table-cell office:value-type="float" office:value="8.805925">
            <text:p>8.805925</text:p>
          </table:table-cell>
          <table:table-cell office:value-type="float" office:value="8.895299">
            <text:p>8.895299</text:p>
          </table:table-cell>
          <table:table-cell office:value-type="float" office:value="9.235736">
            <text:p>9.235736</text:p>
          </table:table-cell>
          <table:table-cell office:value-type="float" office:value="8.880013">
            <text:p>8.880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64661">
            <text:p>0.6664661</text:p>
          </table:table-cell>
          <table:table-cell office:value-type="float" office:value="0.7946386">
            <text:p>0.7946386</text:p>
          </table:table-cell>
          <table:table-cell office:value-type="float" office:value="4.595782">
            <text:p>4.595782</text:p>
          </table:table-cell>
          <table:table-cell office:value-type="float" office:value="8.834791">
            <text:p>8.834791</text:p>
          </table:table-cell>
          <table:table-cell office:value-type="float" office:value="8.918818">
            <text:p>8.918818</text:p>
          </table:table-cell>
          <table:table-cell office:value-type="float" office:value="9.259941">
            <text:p>9.259941</text:p>
          </table:table-cell>
          <table:table-cell office:value-type="float" office:value="8.900014">
            <text:p>8.900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85131">
            <text:p>0.6685131</text:p>
          </table:table-cell>
          <table:table-cell office:value-type="float" office:value="0.7940262">
            <text:p>0.7940262</text:p>
          </table:table-cell>
          <table:table-cell office:value-type="float" office:value="4.604771">
            <text:p>4.604771</text:p>
          </table:table-cell>
          <table:table-cell office:value-type="float" office:value="8.860302">
            <text:p>8.860302</text:p>
          </table:table-cell>
          <table:table-cell office:value-type="float" office:value="8.941335">
            <text:p>8.941335</text:p>
          </table:table-cell>
          <table:table-cell office:value-type="float" office:value="9.283834">
            <text:p>9.283834</text:p>
          </table:table-cell>
          <table:table-cell office:value-type="float" office:value="8.920014">
            <text:p>8.920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97984">
            <text:p>0.6697984</text:p>
          </table:table-cell>
          <table:table-cell office:value-type="float" office:value="0.7937409">
            <text:p>0.7937409</text:p>
          </table:table-cell>
          <table:table-cell office:value-type="float" office:value="4.613904">
            <text:p>4.613904</text:p>
          </table:table-cell>
          <table:table-cell office:value-type="float" office:value="8.882586">
            <text:p>8.882586</text:p>
          </table:table-cell>
          <table:table-cell office:value-type="float" office:value="8.963287">
            <text:p>8.963287</text:p>
          </table:table-cell>
          <table:table-cell office:value-type="float" office:value="9.306849">
            <text:p>9.306849</text:p>
          </table:table-cell>
          <table:table-cell office:value-type="float" office:value="8.940015">
            <text:p>8.940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05073">
            <text:p>0.6705073</text:p>
          </table:table-cell>
          <table:table-cell office:value-type="float" office:value="0.7940462">
            <text:p>0.7940462</text:p>
          </table:table-cell>
          <table:table-cell office:value-type="float" office:value="4.623328">
            <text:p>4.623328</text:p>
          </table:table-cell>
          <table:table-cell office:value-type="float" office:value="8.900831">
            <text:p>8.900831</text:p>
          </table:table-cell>
          <table:table-cell office:value-type="float" office:value="8.984931">
            <text:p>8.984931</text:p>
          </table:table-cell>
          <table:table-cell office:value-type="float" office:value="9.329343">
            <text:p>9.329343</text:p>
          </table:table-cell>
          <table:table-cell office:value-type="float" office:value="8.960015">
            <text:p>8.960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06113">
            <text:p>0.6706113</text:p>
          </table:table-cell>
          <table:table-cell office:value-type="float" office:value="0.7955658">
            <text:p>0.7955658</text:p>
          </table:table-cell>
          <table:table-cell office:value-type="float" office:value="4.633171">
            <text:p>4.633171</text:p>
          </table:table-cell>
          <table:table-cell office:value-type="float" office:value="8.916209">
            <text:p>8.916209</text:p>
          </table:table-cell>
          <table:table-cell office:value-type="float" office:value="9.007165">
            <text:p>9.007165</text:p>
          </table:table-cell>
          <table:table-cell office:value-type="float" office:value="9.35188">
            <text:p>9.35188</text:p>
          </table:table-cell>
          <table:table-cell office:value-type="float" office:value="8.980016">
            <text:p>8.980016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696657">
            <text:p>0.6696657</text:p>
          </table:table-cell>
          <table:table-cell office:value-type="float" office:value="0.7973254">
            <text:p>0.7973254</text:p>
          </table:table-cell>
          <table:table-cell office:value-type="float" office:value="4.643685">
            <text:p>4.643685</text:p>
          </table:table-cell>
          <table:table-cell office:value-type="float" office:value="8.930702">
            <text:p>8.930702</text:p>
          </table:table-cell>
          <table:table-cell office:value-type="float" office:value="9.029614">
            <text:p>9.029614</text:p>
          </table:table-cell>
          <table:table-cell office:value-type="float" office:value="9.374629">
            <text:p>9.374629</text:p>
          </table:table-cell>
          <table:table-cell office:value-type="float" office:value="9.000016">
            <text:p>9.000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82894">
            <text:p>0.6682894</text:p>
          </table:table-cell>
          <table:table-cell office:value-type="float" office:value="0.7994996">
            <text:p>0.7994996</text:p>
          </table:table-cell>
          <table:table-cell office:value-type="float" office:value="4.654551">
            <text:p>4.654551</text:p>
          </table:table-cell>
          <table:table-cell office:value-type="float" office:value="8.946136">
            <text:p>8.946136</text:p>
          </table:table-cell>
          <table:table-cell office:value-type="float" office:value="9.054006">
            <text:p>9.054006</text:p>
          </table:table-cell>
          <table:table-cell office:value-type="float" office:value="9.397143">
            <text:p>9.397143</text:p>
          </table:table-cell>
          <table:table-cell office:value-type="float" office:value="9.020017">
            <text:p>9.020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58204">
            <text:p>0.6658204</text:p>
          </table:table-cell>
          <table:table-cell office:value-type="float" office:value="0.8027713">
            <text:p>0.8027713</text:p>
          </table:table-cell>
          <table:table-cell office:value-type="float" office:value="4.665756">
            <text:p>4.665756</text:p>
          </table:table-cell>
          <table:table-cell office:value-type="float" office:value="8.962102">
            <text:p>8.962102</text:p>
          </table:table-cell>
          <table:table-cell office:value-type="float" office:value="9.079652">
            <text:p>9.079652</text:p>
          </table:table-cell>
          <table:table-cell office:value-type="float" office:value="9.41952">
            <text:p>9.41952</text:p>
          </table:table-cell>
          <table:table-cell office:value-type="float" office:value="9.040017">
            <text:p>9.040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31683">
            <text:p>0.6631683</text:p>
          </table:table-cell>
          <table:table-cell office:value-type="float" office:value="0.8060111">
            <text:p>0.8060111</text:p>
          </table:table-cell>
          <table:table-cell office:value-type="float" office:value="4.677668">
            <text:p>4.677668</text:p>
          </table:table-cell>
          <table:table-cell office:value-type="float" office:value="8.978864">
            <text:p>8.978864</text:p>
          </table:table-cell>
          <table:table-cell office:value-type="float" office:value="9.104447">
            <text:p>9.104447</text:p>
          </table:table-cell>
          <table:table-cell office:value-type="float" office:value="9.442308">
            <text:p>9.442308</text:p>
          </table:table-cell>
          <table:table-cell office:value-type="float" office:value="9.060018">
            <text:p>9.060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01011">
            <text:p>0.6601011</text:p>
          </table:table-cell>
          <table:table-cell office:value-type="float" office:value="0.8099228">
            <text:p>0.8099228</text:p>
          </table:table-cell>
          <table:table-cell office:value-type="float" office:value="4.690662">
            <text:p>4.690662</text:p>
          </table:table-cell>
          <table:table-cell office:value-type="float" office:value="8.997568">
            <text:p>8.997568</text:p>
          </table:table-cell>
          <table:table-cell office:value-type="float" office:value="9.127785">
            <text:p>9.127785</text:p>
          </table:table-cell>
          <table:table-cell office:value-type="float" office:value="9.465888">
            <text:p>9.465888</text:p>
          </table:table-cell>
          <table:table-cell office:value-type="float" office:value="9.080018">
            <text:p>9.080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69861">
            <text:p>0.6569861</text:p>
          </table:table-cell>
          <table:table-cell office:value-type="float" office:value="0.813437">
            <text:p>0.813437</text:p>
          </table:table-cell>
          <table:table-cell office:value-type="float" office:value="4.704253">
            <text:p>4.704253</text:p>
          </table:table-cell>
          <table:table-cell office:value-type="float" office:value="9.021018">
            <text:p>9.021018</text:p>
          </table:table-cell>
          <table:table-cell office:value-type="float" office:value="9.15077">
            <text:p>9.15077</text:p>
          </table:table-cell>
          <table:table-cell office:value-type="float" office:value="9.489829">
            <text:p>9.489829</text:p>
          </table:table-cell>
          <table:table-cell office:value-type="float" office:value="9.100019">
            <text:p>9.100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36065">
            <text:p>0.6536065</text:p>
          </table:table-cell>
          <table:table-cell office:value-type="float" office:value="0.8173258">
            <text:p>0.8173258</text:p>
          </table:table-cell>
          <table:table-cell office:value-type="float" office:value="4.718028">
            <text:p>4.718028</text:p>
          </table:table-cell>
          <table:table-cell office:value-type="float" office:value="9.049073">
            <text:p>9.049073</text:p>
          </table:table-cell>
          <table:table-cell office:value-type="float" office:value="9.174493">
            <text:p>9.174493</text:p>
          </table:table-cell>
          <table:table-cell office:value-type="float" office:value="9.513911">
            <text:p>9.513911</text:p>
          </table:table-cell>
          <table:table-cell office:value-type="float" office:value="9.120019">
            <text:p>9.120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93931">
            <text:p>0.6493931</text:p>
          </table:table-cell>
          <table:table-cell office:value-type="float" office:value="0.8202319">
            <text:p>0.8202319</text:p>
          </table:table-cell>
          <table:table-cell office:value-type="float" office:value="4.73126">
            <text:p>4.73126</text:p>
          </table:table-cell>
          <table:table-cell office:value-type="float" office:value="9.07831">
            <text:p>9.07831</text:p>
          </table:table-cell>
          <table:table-cell office:value-type="float" office:value="9.198883">
            <text:p>9.198883</text:p>
          </table:table-cell>
          <table:table-cell office:value-type="float" office:value="9.538225">
            <text:p>9.538225</text:p>
          </table:table-cell>
          <table:table-cell office:value-type="float" office:value="9.140019">
            <text:p>9.140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51399">
            <text:p>0.6451399</text:p>
          </table:table-cell>
          <table:table-cell office:value-type="float" office:value="0.8234077">
            <text:p>0.8234077</text:p>
          </table:table-cell>
          <table:table-cell office:value-type="float" office:value="4.743508">
            <text:p>4.743508</text:p>
          </table:table-cell>
          <table:table-cell office:value-type="float" office:value="9.106105">
            <text:p>9.106105</text:p>
          </table:table-cell>
          <table:table-cell office:value-type="float" office:value="9.225324">
            <text:p>9.225324</text:p>
          </table:table-cell>
          <table:table-cell office:value-type="float" office:value="9.56286">
            <text:p>9.56286</text:p>
          </table:table-cell>
          <table:table-cell office:value-type="float" office:value="9.16002">
            <text:p>9.16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1792">
            <text:p>0.641792</text:p>
          </table:table-cell>
          <table:table-cell office:value-type="float" office:value="0.8256828">
            <text:p>0.8256828</text:p>
          </table:table-cell>
          <table:table-cell office:value-type="float" office:value="4.754676">
            <text:p>4.754676</text:p>
          </table:table-cell>
          <table:table-cell office:value-type="float" office:value="9.131166">
            <text:p>9.131166</text:p>
          </table:table-cell>
          <table:table-cell office:value-type="float" office:value="9.252671">
            <text:p>9.252671</text:p>
          </table:table-cell>
          <table:table-cell office:value-type="float" office:value="9.587766">
            <text:p>9.587766</text:p>
          </table:table-cell>
          <table:table-cell office:value-type="float" office:value="9.18002">
            <text:p>9.18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84678">
            <text:p>0.6384678</text:p>
          </table:table-cell>
          <table:table-cell office:value-type="float" office:value="0.8272687">
            <text:p>0.8272687</text:p>
          </table:table-cell>
          <table:table-cell office:value-type="float" office:value="4.764847">
            <text:p>4.764847</text:p>
          </table:table-cell>
          <table:table-cell office:value-type="float" office:value="9.152656">
            <text:p>9.152656</text:p>
          </table:table-cell>
          <table:table-cell office:value-type="float" office:value="9.279905">
            <text:p>9.279905</text:p>
          </table:table-cell>
          <table:table-cell office:value-type="float" office:value="9.612621">
            <text:p>9.612621</text:p>
          </table:table-cell>
          <table:table-cell office:value-type="float" office:value="9.200021">
            <text:p>9.200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50645">
            <text:p>0.6350645</text:p>
          </table:table-cell>
          <table:table-cell office:value-type="float" office:value="0.8282945">
            <text:p>0.8282945</text:p>
          </table:table-cell>
          <table:table-cell office:value-type="float" office:value="4.774271">
            <text:p>4.774271</text:p>
          </table:table-cell>
          <table:table-cell office:value-type="float" office:value="9.171431">
            <text:p>9.171431</text:p>
          </table:table-cell>
          <table:table-cell office:value-type="float" office:value="9.306267">
            <text:p>9.306267</text:p>
          </table:table-cell>
          <table:table-cell office:value-type="float" office:value="9.637036">
            <text:p>9.637036</text:p>
          </table:table-cell>
          <table:table-cell office:value-type="float" office:value="9.220021">
            <text:p>9.220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2265">
            <text:p>0.632265</text:p>
          </table:table-cell>
          <table:table-cell office:value-type="float" office:value="0.829344">
            <text:p>0.829344</text:p>
          </table:table-cell>
          <table:table-cell office:value-type="float" office:value="4.783134">
            <text:p>4.783134</text:p>
          </table:table-cell>
          <table:table-cell office:value-type="float" office:value="9.188197">
            <text:p>9.188197</text:p>
          </table:table-cell>
          <table:table-cell office:value-type="float" office:value="9.330678">
            <text:p>9.330678</text:p>
          </table:table-cell>
          <table:table-cell office:value-type="float" office:value="9.660812">
            <text:p>9.660812</text:p>
          </table:table-cell>
          <table:table-cell office:value-type="float" office:value="9.240022">
            <text:p>9.240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05156">
            <text:p>0.6305156</text:p>
          </table:table-cell>
          <table:table-cell office:value-type="float" office:value="0.8299106">
            <text:p>0.8299106</text:p>
          </table:table-cell>
          <table:table-cell office:value-type="float" office:value="4.792085">
            <text:p>4.792085</text:p>
          </table:table-cell>
          <table:table-cell office:value-type="float" office:value="9.203544">
            <text:p>9.203544</text:p>
          </table:table-cell>
          <table:table-cell office:value-type="float" office:value="9.353052">
            <text:p>9.353052</text:p>
          </table:table-cell>
          <table:table-cell office:value-type="float" office:value="9.684373">
            <text:p>9.684373</text:p>
          </table:table-cell>
          <table:table-cell office:value-type="float" office:value="9.260022">
            <text:p>9.260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03059">
            <text:p>0.6303059</text:p>
          </table:table-cell>
          <table:table-cell office:value-type="float" office:value="0.8304127">
            <text:p>0.8304127</text:p>
          </table:table-cell>
          <table:table-cell office:value-type="float" office:value="4.801643">
            <text:p>4.801643</text:p>
          </table:table-cell>
          <table:table-cell office:value-type="float" office:value="9.218988">
            <text:p>9.218988</text:p>
          </table:table-cell>
          <table:table-cell office:value-type="float" office:value="9.374152">
            <text:p>9.374152</text:p>
          </table:table-cell>
          <table:table-cell office:value-type="float" office:value="9.70803">
            <text:p>9.70803</text:p>
          </table:table-cell>
          <table:table-cell office:value-type="float" office:value="9.280023">
            <text:p>9.280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12124">
            <text:p>0.6312124</text:p>
          </table:table-cell>
          <table:table-cell office:value-type="float" office:value="0.8313118">
            <text:p>0.8313118</text:p>
          </table:table-cell>
          <table:table-cell office:value-type="float" office:value="4.811872">
            <text:p>4.811872</text:p>
          </table:table-cell>
          <table:table-cell office:value-type="float" office:value="9.235786">
            <text:p>9.235786</text:p>
          </table:table-cell>
          <table:table-cell office:value-type="float" office:value="9.395163">
            <text:p>9.395163</text:p>
          </table:table-cell>
          <table:table-cell office:value-type="float" office:value="9.731815">
            <text:p>9.731815</text:p>
          </table:table-cell>
          <table:table-cell office:value-type="float" office:value="9.300023">
            <text:p>9.300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33987">
            <text:p>0.6333987</text:p>
          </table:table-cell>
          <table:table-cell office:value-type="float" office:value="0.8313555">
            <text:p>0.8313555</text:p>
          </table:table-cell>
          <table:table-cell office:value-type="float" office:value="4.822854">
            <text:p>4.822854</text:p>
          </table:table-cell>
          <table:table-cell office:value-type="float" office:value="9.254278">
            <text:p>9.254278</text:p>
          </table:table-cell>
          <table:table-cell office:value-type="float" office:value="9.41614">
            <text:p>9.41614</text:p>
          </table:table-cell>
          <table:table-cell office:value-type="float" office:value="9.75538">
            <text:p>9.75538</text:p>
          </table:table-cell>
          <table:table-cell office:value-type="float" office:value="9.320024">
            <text:p>9.320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66909">
            <text:p>0.6366909</text:p>
          </table:table-cell>
          <table:table-cell office:value-type="float" office:value="0.8314143">
            <text:p>0.8314143</text:p>
          </table:table-cell>
          <table:table-cell office:value-type="float" office:value="4.835054">
            <text:p>4.835054</text:p>
          </table:table-cell>
          <table:table-cell office:value-type="float" office:value="9.274359">
            <text:p>9.274359</text:p>
          </table:table-cell>
          <table:table-cell office:value-type="float" office:value="9.437373">
            <text:p>9.437373</text:p>
          </table:table-cell>
          <table:table-cell office:value-type="float" office:value="9.77871">
            <text:p>9.77871</text:p>
          </table:table-cell>
          <table:table-cell office:value-type="float" office:value="9.340024">
            <text:p>9.340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08828">
            <text:p>0.6408828</text:p>
          </table:table-cell>
          <table:table-cell office:value-type="float" office:value="0.8309515">
            <text:p>0.8309515</text:p>
          </table:table-cell>
          <table:table-cell office:value-type="float" office:value="4.847495">
            <text:p>4.847495</text:p>
          </table:table-cell>
          <table:table-cell office:value-type="float" office:value="9.294657">
            <text:p>9.294657</text:p>
          </table:table-cell>
          <table:table-cell office:value-type="float" office:value="9.460071">
            <text:p>9.460071</text:p>
          </table:table-cell>
          <table:table-cell office:value-type="float" office:value="9.802028">
            <text:p>9.802028</text:p>
          </table:table-cell>
          <table:table-cell office:value-type="float" office:value="9.360024">
            <text:p>9.360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56103">
            <text:p>0.6456103</text:p>
          </table:table-cell>
          <table:table-cell office:value-type="float" office:value="0.8300598">
            <text:p>0.8300598</text:p>
          </table:table-cell>
          <table:table-cell office:value-type="float" office:value="4.85989">
            <text:p>4.85989</text:p>
          </table:table-cell>
          <table:table-cell office:value-type="float" office:value="9.314063">
            <text:p>9.314063</text:p>
          </table:table-cell>
          <table:table-cell office:value-type="float" office:value="9.482944">
            <text:p>9.482944</text:p>
          </table:table-cell>
          <table:table-cell office:value-type="float" office:value="9.825572">
            <text:p>9.825572</text:p>
          </table:table-cell>
          <table:table-cell office:value-type="float" office:value="9.380025">
            <text:p>9.380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05707">
            <text:p>0.6505707</text:p>
          </table:table-cell>
          <table:table-cell office:value-type="float" office:value="0.8288987">
            <text:p>0.8288987</text:p>
          </table:table-cell>
          <table:table-cell office:value-type="float" office:value="4.87315">
            <text:p>4.87315</text:p>
          </table:table-cell>
          <table:table-cell office:value-type="float" office:value="9.331322">
            <text:p>9.331322</text:p>
          </table:table-cell>
          <table:table-cell office:value-type="float" office:value="9.504824">
            <text:p>9.504824</text:p>
          </table:table-cell>
          <table:table-cell office:value-type="float" office:value="9.849441">
            <text:p>9.849441</text:p>
          </table:table-cell>
          <table:table-cell office:value-type="float" office:value="9.400025">
            <text:p>9.400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58003">
            <text:p>0.6558003</text:p>
          </table:table-cell>
          <table:table-cell office:value-type="float" office:value="0.8273739">
            <text:p>0.8273739</text:p>
          </table:table-cell>
          <table:table-cell office:value-type="float" office:value="4.887247">
            <text:p>4.887247</text:p>
          </table:table-cell>
          <table:table-cell office:value-type="float" office:value="9.3478">
            <text:p>9.3478</text:p>
          </table:table-cell>
          <table:table-cell office:value-type="float" office:value="9.52544">
            <text:p>9.52544</text:p>
          </table:table-cell>
          <table:table-cell office:value-type="float" office:value="9.873529">
            <text:p>9.873529</text:p>
          </table:table-cell>
          <table:table-cell office:value-type="float" office:value="9.420026">
            <text:p>9.420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06732">
            <text:p>0.6606732</text:p>
          </table:table-cell>
          <table:table-cell office:value-type="float" office:value="0.8250713">
            <text:p>0.8250713</text:p>
          </table:table-cell>
          <table:table-cell office:value-type="float" office:value="4.901536">
            <text:p>4.901536</text:p>
          </table:table-cell>
          <table:table-cell office:value-type="float" office:value="9.364172">
            <text:p>9.364172</text:p>
          </table:table-cell>
          <table:table-cell office:value-type="float" office:value="9.545613">
            <text:p>9.545613</text:p>
          </table:table-cell>
          <table:table-cell office:value-type="float" office:value="9.897554">
            <text:p>9.897554</text:p>
          </table:table-cell>
          <table:table-cell office:value-type="float" office:value="9.440026">
            <text:p>9.440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50267">
            <text:p>0.6650267</text:p>
          </table:table-cell>
          <table:table-cell office:value-type="float" office:value="0.8224139">
            <text:p>0.8224139</text:p>
          </table:table-cell>
          <table:table-cell office:value-type="float" office:value="4.915365">
            <text:p>4.915365</text:p>
          </table:table-cell>
          <table:table-cell office:value-type="float" office:value="9.381013">
            <text:p>9.381013</text:p>
          </table:table-cell>
          <table:table-cell office:value-type="float" office:value="9.565537">
            <text:p>9.565537</text:p>
          </table:table-cell>
          <table:table-cell office:value-type="float" office:value="9.921667">
            <text:p>9.921667</text:p>
          </table:table-cell>
          <table:table-cell office:value-type="float" office:value="9.460027">
            <text:p>9.460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91695">
            <text:p>0.6691695</text:p>
          </table:table-cell>
          <table:table-cell office:value-type="float" office:value="0.8194584">
            <text:p>0.8194584</text:p>
          </table:table-cell>
          <table:table-cell office:value-type="float" office:value="4.928232">
            <text:p>4.928232</text:p>
          </table:table-cell>
          <table:table-cell office:value-type="float" office:value="9.398334">
            <text:p>9.398334</text:p>
          </table:table-cell>
          <table:table-cell office:value-type="float" office:value="9.586533">
            <text:p>9.586533</text:p>
          </table:table-cell>
          <table:table-cell office:value-type="float" office:value="9.945898">
            <text:p>9.945898</text:p>
          </table:table-cell>
          <table:table-cell office:value-type="float" office:value="9.480027">
            <text:p>9.480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3093">
            <text:p>0.673093</text:p>
          </table:table-cell>
          <table:table-cell office:value-type="float" office:value="0.8163189">
            <text:p>0.8163189</text:p>
          </table:table-cell>
          <table:table-cell office:value-type="float" office:value="4.939968">
            <text:p>4.939968</text:p>
          </table:table-cell>
          <table:table-cell office:value-type="float" office:value="9.41678">
            <text:p>9.41678</text:p>
          </table:table-cell>
          <table:table-cell office:value-type="float" office:value="9.610645">
            <text:p>9.610645</text:p>
          </table:table-cell>
          <table:table-cell office:value-type="float" office:value="9.970158">
            <text:p>9.970158</text:p>
          </table:table-cell>
          <table:table-cell office:value-type="float" office:value="9.500028">
            <text:p>9.500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64982">
            <text:p>0.6764982</text:p>
          </table:table-cell>
          <table:table-cell office:value-type="float" office:value="0.8131126">
            <text:p>0.8131126</text:p>
          </table:table-cell>
          <table:table-cell office:value-type="float" office:value="4.950768">
            <text:p>4.950768</text:p>
          </table:table-cell>
          <table:table-cell office:value-type="float" office:value="9.437673">
            <text:p>9.437673</text:p>
          </table:table-cell>
          <table:table-cell office:value-type="float" office:value="9.635455">
            <text:p>9.635455</text:p>
          </table:table-cell>
          <table:table-cell office:value-type="float" office:value="9.994303">
            <text:p>9.994303</text:p>
          </table:table-cell>
          <table:table-cell office:value-type="float" office:value="9.520028">
            <text:p>9.520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91033">
            <text:p>0.6791033</text:p>
          </table:table-cell>
          <table:table-cell office:value-type="float" office:value="0.8103845">
            <text:p>0.8103845</text:p>
          </table:table-cell>
          <table:table-cell office:value-type="float" office:value="4.960819">
            <text:p>4.960819</text:p>
          </table:table-cell>
          <table:table-cell office:value-type="float" office:value="9.460925">
            <text:p>9.460925</text:p>
          </table:table-cell>
          <table:table-cell office:value-type="float" office:value="9.659122">
            <text:p>9.659122</text:p>
          </table:table-cell>
          <table:table-cell office:value-type="float" office:value="10.01819">
            <text:p>10.01819</text:p>
          </table:table-cell>
          <table:table-cell office:value-type="float" office:value="9.540029">
            <text:p>9.540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806846">
            <text:p>0.6806846</text:p>
          </table:table-cell>
          <table:table-cell office:value-type="float" office:value="0.8072387">
            <text:p>0.8072387</text:p>
          </table:table-cell>
          <table:table-cell office:value-type="float" office:value="4.969898">
            <text:p>4.969898</text:p>
          </table:table-cell>
          <table:table-cell office:value-type="float" office:value="9.484612">
            <text:p>9.484612</text:p>
          </table:table-cell>
          <table:table-cell office:value-type="float" office:value="9.68133">
            <text:p>9.68133</text:p>
          </table:table-cell>
          <table:table-cell office:value-type="float" office:value="10.04181">
            <text:p>10.04181</text:p>
          </table:table-cell>
          <table:table-cell office:value-type="float" office:value="9.560029">
            <text:p>9.560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815358">
            <text:p>0.6815358</text:p>
          </table:table-cell>
          <table:table-cell office:value-type="float" office:value="0.8044024">
            <text:p>0.8044024</text:p>
          </table:table-cell>
          <table:table-cell office:value-type="float" office:value="4.977947">
            <text:p>4.977947</text:p>
          </table:table-cell>
          <table:table-cell office:value-type="float" office:value="9.506454">
            <text:p>9.506454</text:p>
          </table:table-cell>
          <table:table-cell office:value-type="float" office:value="9.702496">
            <text:p>9.702496</text:p>
          </table:table-cell>
          <table:table-cell office:value-type="float" office:value="10.06509">
            <text:p>10.06509</text:p>
          </table:table-cell>
          <table:table-cell office:value-type="float" office:value="9.580029">
            <text:p>9.580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818218">
            <text:p>0.6818218</text:p>
          </table:table-cell>
          <table:table-cell office:value-type="float" office:value="0.801738">
            <text:p>0.801738</text:p>
          </table:table-cell>
          <table:table-cell office:value-type="float" office:value="4.986457">
            <text:p>4.986457</text:p>
          </table:table-cell>
          <table:table-cell office:value-type="float" office:value="9.527133">
            <text:p>9.527133</text:p>
          </table:table-cell>
          <table:table-cell office:value-type="float" office:value="9.723333">
            <text:p>9.723333</text:p>
          </table:table-cell>
          <table:table-cell office:value-type="float" office:value="10.08717">
            <text:p>10.08717</text:p>
          </table:table-cell>
          <table:table-cell office:value-type="float" office:value="9.60003">
            <text:p>9.60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81362">
            <text:p>0.681362</text:p>
          </table:table-cell>
          <table:table-cell office:value-type="float" office:value="0.7992388">
            <text:p>0.7992388</text:p>
          </table:table-cell>
          <table:table-cell office:value-type="float" office:value="4.995447">
            <text:p>4.995447</text:p>
          </table:table-cell>
          <table:table-cell office:value-type="float" office:value="9.54752">
            <text:p>9.54752</text:p>
          </table:table-cell>
          <table:table-cell office:value-type="float" office:value="9.74392">
            <text:p>9.74392</text:p>
          </table:table-cell>
          <table:table-cell office:value-type="float" office:value="10.10938">
            <text:p>10.10938</text:p>
          </table:table-cell>
          <table:table-cell office:value-type="float" office:value="9.62003">
            <text:p>9.62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98567">
            <text:p>0.6798567</text:p>
          </table:table-cell>
          <table:table-cell office:value-type="float" office:value="0.7969626">
            <text:p>0.7969626</text:p>
          </table:table-cell>
          <table:table-cell office:value-type="float" office:value="5.005383">
            <text:p>5.005383</text:p>
          </table:table-cell>
          <table:table-cell office:value-type="float" office:value="9.569468">
            <text:p>9.569468</text:p>
          </table:table-cell>
          <table:table-cell office:value-type="float" office:value="9.765447">
            <text:p>9.765447</text:p>
          </table:table-cell>
          <table:table-cell office:value-type="float" office:value="10.13157">
            <text:p>10.13157</text:p>
          </table:table-cell>
          <table:table-cell office:value-type="float" office:value="9.640031">
            <text:p>9.640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78674">
            <text:p>0.6778674</text:p>
          </table:table-cell>
          <table:table-cell office:value-type="float" office:value="0.7952419">
            <text:p>0.7952419</text:p>
          </table:table-cell>
          <table:table-cell office:value-type="float" office:value="5.015858">
            <text:p>5.015858</text:p>
          </table:table-cell>
          <table:table-cell office:value-type="float" office:value="9.592653">
            <text:p>9.592653</text:p>
          </table:table-cell>
          <table:table-cell office:value-type="float" office:value="9.789267">
            <text:p>9.789267</text:p>
          </table:table-cell>
          <table:table-cell office:value-type="float" office:value="10.15424">
            <text:p>10.15424</text:p>
          </table:table-cell>
          <table:table-cell office:value-type="float" office:value="9.660031">
            <text:p>9.660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44653">
            <text:p>0.6744653</text:p>
          </table:table-cell>
          <table:table-cell office:value-type="float" office:value="0.7938974">
            <text:p>0.7938974</text:p>
          </table:table-cell>
          <table:table-cell office:value-type="float" office:value="5.027124">
            <text:p>5.027124</text:p>
          </table:table-cell>
          <table:table-cell office:value-type="float" office:value="9.618155">
            <text:p>9.618155</text:p>
          </table:table-cell>
          <table:table-cell office:value-type="float" office:value="9.814479">
            <text:p>9.814479</text:p>
          </table:table-cell>
          <table:table-cell office:value-type="float" office:value="10.17694">
            <text:p>10.17694</text:p>
          </table:table-cell>
          <table:table-cell office:value-type="float" office:value="9.680032">
            <text:p>9.68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09633">
            <text:p>0.6709633</text:p>
          </table:table-cell>
          <table:table-cell office:value-type="float" office:value="0.7931778">
            <text:p>0.7931778</text:p>
          </table:table-cell>
          <table:table-cell office:value-type="float" office:value="5.038981">
            <text:p>5.038981</text:p>
          </table:table-cell>
          <table:table-cell office:value-type="float" office:value="9.642662">
            <text:p>9.642662</text:p>
          </table:table-cell>
          <table:table-cell office:value-type="float" office:value="9.839604">
            <text:p>9.839604</text:p>
          </table:table-cell>
          <table:table-cell office:value-type="float" office:value="10.19956">
            <text:p>10.19956</text:p>
          </table:table-cell>
          <table:table-cell office:value-type="float" office:value="9.700032">
            <text:p>9.70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71667">
            <text:p>0.6671667</text:p>
          </table:table-cell>
          <table:table-cell office:value-type="float" office:value="0.792875">
            <text:p>0.792875</text:p>
          </table:table-cell>
          <table:table-cell office:value-type="float" office:value="5.051573">
            <text:p>5.051573</text:p>
          </table:table-cell>
          <table:table-cell office:value-type="float" office:value="9.665358">
            <text:p>9.665358</text:p>
          </table:table-cell>
          <table:table-cell office:value-type="float" office:value="9.863071">
            <text:p>9.863071</text:p>
          </table:table-cell>
          <table:table-cell office:value-type="float" office:value="10.22275">
            <text:p>10.22275</text:p>
          </table:table-cell>
          <table:table-cell office:value-type="float" office:value="9.720033">
            <text:p>9.720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33638">
            <text:p>0.6633638</text:p>
          </table:table-cell>
          <table:table-cell office:value-type="float" office:value="0.7941478">
            <text:p>0.7941478</text:p>
          </table:table-cell>
          <table:table-cell office:value-type="float" office:value="5.065428">
            <text:p>5.065428</text:p>
          </table:table-cell>
          <table:table-cell office:value-type="float" office:value="9.68806">
            <text:p>9.68806</text:p>
          </table:table-cell>
          <table:table-cell office:value-type="float" office:value="9.885715">
            <text:p>9.885715</text:p>
          </table:table-cell>
          <table:table-cell office:value-type="float" office:value="10.24655">
            <text:p>10.24655</text:p>
          </table:table-cell>
          <table:table-cell office:value-type="float" office:value="9.740033">
            <text:p>9.740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93598">
            <text:p>0.6593598</text:p>
          </table:table-cell>
          <table:table-cell office:value-type="float" office:value="0.7957501">
            <text:p>0.7957501</text:p>
          </table:table-cell>
          <table:table-cell office:value-type="float" office:value="5.079557">
            <text:p>5.079557</text:p>
          </table:table-cell>
          <table:table-cell office:value-type="float" office:value="9.713189">
            <text:p>9.713189</text:p>
          </table:table-cell>
          <table:table-cell office:value-type="float" office:value="9.908399">
            <text:p>9.908399</text:p>
          </table:table-cell>
          <table:table-cell office:value-type="float" office:value="10.2704">
            <text:p>10.2704</text:p>
          </table:table-cell>
          <table:table-cell office:value-type="float" office:value="9.760034">
            <text:p>9.760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45576">
            <text:p>0.6545576</text:p>
          </table:table-cell>
          <table:table-cell office:value-type="float" office:value="0.7975906">
            <text:p>0.7975906</text:p>
          </table:table-cell>
          <table:table-cell office:value-type="float" office:value="5.092986">
            <text:p>5.092986</text:p>
          </table:table-cell>
          <table:table-cell office:value-type="float" office:value="9.740493">
            <text:p>9.740493</text:p>
          </table:table-cell>
          <table:table-cell office:value-type="float" office:value="9.931911">
            <text:p>9.931911</text:p>
          </table:table-cell>
          <table:table-cell office:value-type="float" office:value="10.29451">
            <text:p>10.29451</text:p>
          </table:table-cell>
          <table:table-cell office:value-type="float" office:value="9.780034">
            <text:p>9.780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98107">
            <text:p>0.6498107</text:p>
          </table:table-cell>
          <table:table-cell office:value-type="float" office:value="0.8008084">
            <text:p>0.8008084</text:p>
          </table:table-cell>
          <table:table-cell office:value-type="float" office:value="5.105527">
            <text:p>5.105527</text:p>
          </table:table-cell>
          <table:table-cell office:value-type="float" office:value="9.76748">
            <text:p>9.76748</text:p>
          </table:table-cell>
          <table:table-cell office:value-type="float" office:value="9.957466">
            <text:p>9.957466</text:p>
          </table:table-cell>
          <table:table-cell office:value-type="float" office:value="10.31903">
            <text:p>10.31903</text:p>
          </table:table-cell>
          <table:table-cell office:value-type="float" office:value="9.800035">
            <text:p>9.800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59209">
            <text:p>0.6459209</text:p>
          </table:table-cell>
          <table:table-cell office:value-type="float" office:value="0.8042896">
            <text:p>0.8042896</text:p>
          </table:table-cell>
          <table:table-cell office:value-type="float" office:value="5.116441">
            <text:p>5.116441</text:p>
          </table:table-cell>
          <table:table-cell office:value-type="float" office:value="9.791957">
            <text:p>9.791957</text:p>
          </table:table-cell>
          <table:table-cell office:value-type="float" office:value="9.983547">
            <text:p>9.983547</text:p>
          </table:table-cell>
          <table:table-cell office:value-type="float" office:value="10.34407">
            <text:p>10.34407</text:p>
          </table:table-cell>
          <table:table-cell office:value-type="float" office:value="9.820035">
            <text:p>9.820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20922">
            <text:p>0.6420922</text:p>
          </table:table-cell>
          <table:table-cell office:value-type="float" office:value="0.8080332">
            <text:p>0.8080332</text:p>
          </table:table-cell>
          <table:table-cell office:value-type="float" office:value="5.125631">
            <text:p>5.125631</text:p>
          </table:table-cell>
          <table:table-cell office:value-type="float" office:value="9.815193">
            <text:p>9.815193</text:p>
          </table:table-cell>
          <table:table-cell office:value-type="float" office:value="10.00947">
            <text:p>10.00947</text:p>
          </table:table-cell>
          <table:table-cell office:value-type="float" office:value="10.36933">
            <text:p>10.36933</text:p>
          </table:table-cell>
          <table:table-cell office:value-type="float" office:value="9.840035">
            <text:p>9.840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82838">
            <text:p>0.6382838</text:p>
          </table:table-cell>
          <table:table-cell office:value-type="float" office:value="0.8124235">
            <text:p>0.8124235</text:p>
          </table:table-cell>
          <table:table-cell office:value-type="float" office:value="5.133503">
            <text:p>5.133503</text:p>
          </table:table-cell>
          <table:table-cell office:value-type="float" office:value="9.837502">
            <text:p>9.837502</text:p>
          </table:table-cell>
          <table:table-cell office:value-type="float" office:value="10.03467">
            <text:p>10.03467</text:p>
          </table:table-cell>
          <table:table-cell office:value-type="float" office:value="10.39451">
            <text:p>10.39451</text:p>
          </table:table-cell>
          <table:table-cell office:value-type="float" office:value="9.860036">
            <text:p>9.860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50341">
            <text:p>0.6350341</text:p>
          </table:table-cell>
          <table:table-cell office:value-type="float" office:value="0.8164144">
            <text:p>0.8164144</text:p>
          </table:table-cell>
          <table:table-cell office:value-type="float" office:value="5.140531">
            <text:p>5.140531</text:p>
          </table:table-cell>
          <table:table-cell office:value-type="float" office:value="9.857446">
            <text:p>9.857446</text:p>
          </table:table-cell>
          <table:table-cell office:value-type="float" office:value="10.05776">
            <text:p>10.05776</text:p>
          </table:table-cell>
          <table:table-cell office:value-type="float" office:value="10.41926">
            <text:p>10.41926</text:p>
          </table:table-cell>
          <table:table-cell office:value-type="float" office:value="9.880036">
            <text:p>9.880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27175">
            <text:p>0.6327175</text:p>
          </table:table-cell>
          <table:table-cell office:value-type="float" office:value="0.8204712">
            <text:p>0.8204712</text:p>
          </table:table-cell>
          <table:table-cell office:value-type="float" office:value="5.146996">
            <text:p>5.146996</text:p>
          </table:table-cell>
          <table:table-cell office:value-type="float" office:value="9.873335">
            <text:p>9.873335</text:p>
          </table:table-cell>
          <table:table-cell office:value-type="float" office:value="10.07915">
            <text:p>10.07915</text:p>
          </table:table-cell>
          <table:table-cell office:value-type="float" office:value="10.44395">
            <text:p>10.44395</text:p>
          </table:table-cell>
          <table:table-cell office:value-type="float" office:value="9.900037">
            <text:p>9.900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1945">
            <text:p>0.631945</text:p>
          </table:table-cell>
          <table:table-cell office:value-type="float" office:value="0.8234661">
            <text:p>0.8234661</text:p>
          </table:table-cell>
          <table:table-cell office:value-type="float" office:value="5.154009">
            <text:p>5.154009</text:p>
          </table:table-cell>
          <table:table-cell office:value-type="float" office:value="9.885415">
            <text:p>9.885415</text:p>
          </table:table-cell>
          <table:table-cell office:value-type="float" office:value="10.09883">
            <text:p>10.09883</text:p>
          </table:table-cell>
          <table:table-cell office:value-type="float" office:value="10.46777">
            <text:p>10.46777</text:p>
          </table:table-cell>
          <table:table-cell office:value-type="float" office:value="9.920037">
            <text:p>9.920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23231">
            <text:p>0.6323231</text:p>
          </table:table-cell>
          <table:table-cell office:value-type="float" office:value="0.8264297">
            <text:p>0.8264297</text:p>
          </table:table-cell>
          <table:table-cell office:value-type="float" office:value="5.161509">
            <text:p>5.161509</text:p>
          </table:table-cell>
          <table:table-cell office:value-type="float" office:value="9.893761">
            <text:p>9.893761</text:p>
          </table:table-cell>
          <table:table-cell office:value-type="float" office:value="10.11813">
            <text:p>10.11813</text:p>
          </table:table-cell>
          <table:table-cell office:value-type="float" office:value="10.49016">
            <text:p>10.49016</text:p>
          </table:table-cell>
          <table:table-cell office:value-type="float" office:value="9.940038">
            <text:p>9.940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40456">
            <text:p>0.6340456</text:p>
          </table:table-cell>
          <table:table-cell office:value-type="float" office:value="0.8285303">
            <text:p>0.8285303</text:p>
          </table:table-cell>
          <table:table-cell office:value-type="float" office:value="5.169548">
            <text:p>5.169548</text:p>
          </table:table-cell>
          <table:table-cell office:value-type="float" office:value="9.898573">
            <text:p>9.898573</text:p>
          </table:table-cell>
          <table:table-cell office:value-type="float" office:value="10.13855">
            <text:p>10.13855</text:p>
          </table:table-cell>
          <table:table-cell office:value-type="float" office:value="10.51205">
            <text:p>10.51205</text:p>
          </table:table-cell>
          <table:table-cell office:value-type="float" office:value="9.960038">
            <text:p>9.960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68402">
            <text:p>0.6368402</text:p>
          </table:table-cell>
          <table:table-cell office:value-type="float" office:value="0.8301511">
            <text:p>0.8301511</text:p>
          </table:table-cell>
          <table:table-cell office:value-type="float" office:value="5.178325">
            <text:p>5.178325</text:p>
          </table:table-cell>
          <table:table-cell office:value-type="float" office:value="9.902385">
            <text:p>9.902385</text:p>
          </table:table-cell>
          <table:table-cell office:value-type="float" office:value="10.16089">
            <text:p>10.16089</text:p>
          </table:table-cell>
          <table:table-cell office:value-type="float" office:value="10.53399">
            <text:p>10.53399</text:p>
          </table:table-cell>
          <table:table-cell office:value-type="float" office:value="9.980039">
            <text:p>9.98003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404794">
            <text:p>0.6404794</text:p>
          </table:table-cell>
          <table:table-cell office:value-type="float" office:value="0.8312908">
            <text:p>0.8312908</text:p>
          </table:table-cell>
          <table:table-cell office:value-type="float" office:value="5.187942">
            <text:p>5.187942</text:p>
          </table:table-cell>
          <table:table-cell office:value-type="float" office:value="9.906489">
            <text:p>9.906489</text:p>
          </table:table-cell>
          <table:table-cell office:value-type="float" office:value="10.18388">
            <text:p>10.18388</text:p>
          </table:table-cell>
          <table:table-cell office:value-type="float" office:value="10.55575">
            <text:p>10.55575</text:p>
          </table:table-cell>
          <table:table-cell office:value-type="float" office:value="10.00004">
            <text:p>10.00004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21/07/2014</text:date>, <text:time>10:30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6T20:47:45.41</meta:creation-date>
    <meta:printed-by>W W</meta:printed-by>
    <meta:print-date>2014-07-16T21:31:22.24</meta:print-date>
    <dc:date>2014-07-21T10:30:39.95</dc:date>
    <dc:creator>W W</dc:creator>
    <meta:editing-duration>PT4H21M38S</meta:editing-duration>
    <meta:editing-cycles>5</meta:editing-cycles>
    <meta:generator>OpenOffice/4.0.1$Win32 OpenOffice.org_project/401m5$Build-9714</meta:generator>
    <meta:document-statistic meta:table-count="3" meta:cell-count="352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31cm" svg:height="8.555cm" xlink:href=".." xlink:type="simple" chart:class="chart:line" chart:style-name="ch1">
        <chart:legend chart:legend-position="end" svg:x="12.038cm" svg:y="2.393cm" style:legend-expansion="high" chart:style-name="ch2"/>
        <chart:plot-area chart:style-name="ch3" table:cell-range-address="Hoja1.A1:Hoja1.H502" chart:data-source-has-labels="both" svg:x="1.35cm" svg:y="0.819cm" svg:width="10.064cm" svg:height="6.557cm">
          <chartooo:coordinate-region svg:x="1.971cm" svg:y="1.032cm" svg:width="9.256cm" svg:height="5.671cm"/>
          <chart:axis chart:dimension="x" chart:name="primary-x" chart:style-name="ch4" chartooo:axis-type="auto">
            <chartooo:date-scale/>
            <chart:title svg:x="4.883cm" svg:y="7.548cm" chart:style-name="ch5">
              <text:p>Tiempo (segundos)</text:p>
            </chart:title>
            <chart:categories table:cell-range-address="Hoja1.A2:Hoja1.A502"/>
          </chart:axis>
          <chart:axis chart:dimension="y" chart:name="primary-y" chart:style-name="ch6">
            <chart:title svg:x="0.451cm" svg:y="5.583cm" chart:style-name="ch7">
              <text:p>Posicion X (metros)</text:p>
            </chart:title>
            <chart:grid chart:style-name="ch8" chart:class="major"/>
          </chart:axis>
          <chart:series chart:style-name="ch9" chart:values-cell-range-address="Hoja1.B2:Hoja1.B502" chart:label-cell-address="Hoja1.B1:Hoja1.B1" chart:class="chart:line">
            <chart:data-point chart:repeated="501"/>
          </chart:series>
          <chart:series chart:style-name="ch10" chart:values-cell-range-address="Hoja1.C2:Hoja1.C502" chart:label-cell-address="Hoja1.C1:Hoja1.C1" chart:class="chart:line">
            <chart:data-point chart:repeated="501"/>
          </chart:series>
          <chart:series chart:style-name="ch11" chart:values-cell-range-address="Hoja1.D2:Hoja1.D502" chart:label-cell-address="Hoja1.D1:Hoja1.D1" chart:class="chart:line">
            <chart:data-point chart:repeated="501"/>
          </chart:series>
          <chart:series chart:style-name="ch12" chart:values-cell-range-address="Hoja1.E2:Hoja1.E502" chart:label-cell-address="Hoja1.E1:Hoja1.E1" chart:class="chart:line">
            <chart:data-point chart:repeated="501"/>
          </chart:series>
          <chart:series chart:style-name="ch13" chart:values-cell-range-address="Hoja1.F2:Hoja1.F502" chart:label-cell-address="Hoja1.F1:Hoja1.F1" chart:class="chart:line">
            <chart:data-point chart:repeated="501"/>
          </chart:series>
          <chart:series chart:style-name="ch14" chart:values-cell-range-address="Hoja1.G2:Hoja1.G502" chart:label-cell-address="Hoja1.G1:Hoja1.G1" chart:class="chart:line">
            <chart:data-point chart:repeated="501"/>
          </chart:series>
          <chart:series chart:style-name="ch15" chart:values-cell-range-address="Hoja1.H2:Hoja1.H502" chart:label-cell-address="Hoja1.H1:Hoja1.H1" chart:class="chart:line">
            <chart:data-point chart:repeated="5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viduo tipo 1</text:p>
                <draw:g>
                  <svg:desc>Hoja1.B1:Hoja1.B1</svg:desc>
                </draw:g>
              </table:table-cell>
              <table:table-cell office:value-type="string">
                <text:p>Individuo tipo 2</text:p>
                <draw:g>
                  <svg:desc>Hoja1.C1:Hoja1.C1</svg:desc>
                </draw:g>
              </table:table-cell>
              <table:table-cell office:value-type="string">
                <text:p>Individuo tipo 3</text:p>
                <draw:g>
                  <svg:desc>Hoja1.D1:Hoja1.D1</svg:desc>
                </draw:g>
              </table:table-cell>
              <table:table-cell office:value-type="string">
                <text:p>Individuo tipo 4</text:p>
                <draw:g>
                  <svg:desc>Hoja1.E1:Hoja1.E1</svg:desc>
                </draw:g>
              </table:table-cell>
              <table:table-cell office:value-type="string">
                <text:p>Individuo tipo 5</text:p>
                <draw:g>
                  <svg:desc>Hoja1.F1:Hoja1.F1</svg:desc>
                </draw:g>
              </table:table-cell>
              <table:table-cell office:value-type="string">
                <text:p>Individuo tipo 6</text:p>
                <draw:g>
                  <svg:desc>Hoja1.G1:Hoja1.G1</svg:desc>
                </draw:g>
              </table:table-cell>
              <table:table-cell office:value-type="string">
                <text:p>Ideal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502</svg:desc>
                </draw:g>
              </table:table-cell>
              <table:table-cell office:value-type="float" office:value="0">
                <text:p>0</text:p>
                <draw:g>
                  <svg:desc>Hoja1.B2:Hoja1.B502</svg:desc>
                </draw:g>
              </table:table-cell>
              <table:table-cell office:value-type="float" office:value="0">
                <text:p>0</text:p>
                <draw:g>
                  <svg:desc>Hoja1.C2:Hoja1.C502</svg:desc>
                </draw:g>
              </table:table-cell>
              <table:table-cell office:value-type="float" office:value="0">
                <text:p>0</text:p>
                <draw:g>
                  <svg:desc>Hoja1.D2:Hoja1.D502</svg:desc>
                </draw:g>
              </table:table-cell>
              <table:table-cell office:value-type="float" office:value="0">
                <text:p>0</text:p>
                <draw:g>
                  <svg:desc>Hoja1.E2:Hoja1.E502</svg:desc>
                </draw:g>
              </table:table-cell>
              <table:table-cell office:value-type="float" office:value="0">
                <text:p>0</text:p>
                <draw:g>
                  <svg:desc>Hoja1.F2:Hoja1.F502</svg:desc>
                </draw:g>
              </table:table-cell>
              <table:table-cell office:value-type="float" office:value="0">
                <text:p>0</text:p>
                <draw:g>
                  <svg:desc>Hoja1.G2:Hoja1.G502</svg:desc>
                </draw:g>
              </table:table-cell>
              <table:table-cell office:value-type="float" office:value="0">
                <text:p>0</text:p>
                <draw:g>
                  <svg:desc>Hoja1.H2:Hoja1.H5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3153849">
                <text:p>0.003153849</text:p>
              </table:table-cell>
              <table:table-cell office:value-type="float" office:value="0.004669916">
                <text:p>0.004669916</text:p>
              </table:table-cell>
              <table:table-cell office:value-type="float" office:value="0.002169957">
                <text:p>0.002169957</text:p>
              </table:table-cell>
              <table:table-cell office:value-type="float" office:value="0.002295939">
                <text:p>0.002295939</text:p>
              </table:table-cell>
              <table:table-cell office:value-type="float" office:value="-0.001803243">
                <text:p>-0.001803243</text:p>
              </table:table-cell>
              <table:table-cell office:value-type="float" office:value="0.001013086">
                <text:p>0.00101308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042746">
                <text:p>0.004042746</text:p>
              </table:table-cell>
              <table:table-cell office:value-type="float" office:value="0.006130195">
                <text:p>0.006130195</text:p>
              </table:table-cell>
              <table:table-cell office:value-type="float" office:value="0.004422792">
                <text:p>0.004422792</text:p>
              </table:table-cell>
              <table:table-cell office:value-type="float" office:value="0.003734792">
                <text:p>0.003734792</text:p>
              </table:table-cell>
              <table:table-cell office:value-type="float" office:value="-0.001591893">
                <text:p>-0.001591893</text:p>
              </table:table-cell>
              <table:table-cell office:value-type="float" office:value="0.002610596">
                <text:p>0.0026105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3617966">
                <text:p>0.003617966</text:p>
              </table:table-cell>
              <table:table-cell office:value-type="float" office:value="0.006506816">
                <text:p>0.006506816</text:p>
              </table:table-cell>
              <table:table-cell office:value-type="float" office:value="0.006831585">
                <text:p>0.006831585</text:p>
              </table:table-cell>
              <table:table-cell office:value-type="float" office:value="0.004595579">
                <text:p>0.004595579</text:p>
              </table:table-cell>
              <table:table-cell office:value-type="float" office:value="-0.00004027574">
                <text:p>-0.00004027574</text:p>
              </table:table-cell>
              <table:table-cell office:value-type="float" office:value="0.0046211">
                <text:p>0.00462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145791">
                <text:p>0.002145791</text:p>
              </table:table-cell>
              <table:table-cell office:value-type="float" office:value="0.005597662">
                <text:p>0.005597662</text:p>
              </table:table-cell>
              <table:table-cell office:value-type="float" office:value="0.009494588">
                <text:p>0.009494588</text:p>
              </table:table-cell>
              <table:table-cell office:value-type="float" office:value="0.005183692">
                <text:p>0.005183692</text:p>
              </table:table-cell>
              <table:table-cell office:value-type="float" office:value="0.002458384">
                <text:p>0.002458384</text:p>
              </table:table-cell>
              <table:table-cell office:value-type="float" office:value="0.007235212">
                <text:p>0.0072352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01505739">
                <text:p>0.00001505739</text:p>
              </table:table-cell>
              <table:table-cell office:value-type="float" office:value="0.004067136">
                <text:p>0.004067136</text:p>
              </table:table-cell>
              <table:table-cell office:value-type="float" office:value="0.01294043">
                <text:p>0.01294043</text:p>
              </table:table-cell>
              <table:table-cell office:value-type="float" office:value="0.006237441">
                <text:p>0.006237441</text:p>
              </table:table-cell>
              <table:table-cell office:value-type="float" office:value="0.005961418">
                <text:p>0.005961418</text:p>
              </table:table-cell>
              <table:table-cell office:value-type="float" office:value="0.01027089">
                <text:p>0.01027089</text:p>
              </table:table-cell>
              <table:table-cell office:value-type="float" office:value="0.09999999">
                <text:p>0.0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0275648">
                <text:p>-0.00275648</text:p>
              </table:table-cell>
              <table:table-cell office:value-type="float" office:value="0.002920913">
                <text:p>0.002920913</text:p>
              </table:table-cell>
              <table:table-cell office:value-type="float" office:value="0.01659338">
                <text:p>0.01659338</text:p>
              </table:table-cell>
              <table:table-cell office:value-type="float" office:value="0.007558621">
                <text:p>0.007558621</text:p>
              </table:table-cell>
              <table:table-cell office:value-type="float" office:value="0.008948801">
                <text:p>0.008948801</text:p>
              </table:table-cell>
              <table:table-cell office:value-type="float" office:value="0.01337302">
                <text:p>0.0133730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05983682">
                <text:p>-0.005983682</text:p>
              </table:table-cell>
              <table:table-cell office:value-type="float" office:value="0.002951373">
                <text:p>0.002951373</text:p>
              </table:table-cell>
              <table:table-cell office:value-type="float" office:value="0.02020432">
                <text:p>0.02020432</text:p>
              </table:table-cell>
              <table:table-cell office:value-type="float" office:value="0.008776267">
                <text:p>0.008776267</text:p>
              </table:table-cell>
              <table:table-cell office:value-type="float" office:value="0.01179947">
                <text:p>0.01179947</text:p>
              </table:table-cell>
              <table:table-cell office:value-type="float" office:value="0.01642549">
                <text:p>0.0164254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09420497">
                <text:p>-0.009420497</text:p>
              </table:table-cell>
              <table:table-cell office:value-type="float" office:value="0.003144841">
                <text:p>0.003144841</text:p>
              </table:table-cell>
              <table:table-cell office:value-type="float" office:value="0.02389481">
                <text:p>0.02389481</text:p>
              </table:table-cell>
              <table:table-cell office:value-type="float" office:value="0.009971165">
                <text:p>0.009971165</text:p>
              </table:table-cell>
              <table:table-cell office:value-type="float" office:value="0.01481703">
                <text:p>0.01481703</text:p>
              </table:table-cell>
              <table:table-cell office:value-type="float" office:value="0.019358">
                <text:p>0.01935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1226819">
                <text:p>-0.01226819</text:p>
              </table:table-cell>
              <table:table-cell office:value-type="float" office:value="0.002347144">
                <text:p>0.002347144</text:p>
              </table:table-cell>
              <table:table-cell office:value-type="float" office:value="0.02762293">
                <text:p>0.02762293</text:p>
              </table:table-cell>
              <table:table-cell office:value-type="float" office:value="0.01094381">
                <text:p>0.01094381</text:p>
              </table:table-cell>
              <table:table-cell office:value-type="float" office:value="0.01799008">
                <text:p>0.01799008</text:p>
              </table:table-cell>
              <table:table-cell office:value-type="float" office:value="0.02211536">
                <text:p>0.0221153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1500536">
                <text:p>-0.01500536</text:p>
              </table:table-cell>
              <table:table-cell office:value-type="float" office:value="-0.00007691677">
                <text:p>-0.00007691677</text:p>
              </table:table-cell>
              <table:table-cell office:value-type="float" office:value="0.0313261">
                <text:p>0.0313261</text:p>
              </table:table-cell>
              <table:table-cell office:value-type="float" office:value="0.01139406">
                <text:p>0.01139406</text:p>
              </table:table-cell>
              <table:table-cell office:value-type="float" office:value="0.02137258">
                <text:p>0.02137258</text:p>
              </table:table-cell>
              <table:table-cell office:value-type="float" office:value="0.02470465">
                <text:p>0.024704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177313">
                <text:p>-0.0177313</text:p>
              </table:table-cell>
              <table:table-cell office:value-type="float" office:value="-0.004263535">
                <text:p>-0.004263535</text:p>
              </table:table-cell>
              <table:table-cell office:value-type="float" office:value="0.03524825">
                <text:p>0.03524825</text:p>
              </table:table-cell>
              <table:table-cell office:value-type="float" office:value="0.01136671">
                <text:p>0.01136671</text:p>
              </table:table-cell>
              <table:table-cell office:value-type="float" office:value="0.02502439">
                <text:p>0.02502439</text:p>
              </table:table-cell>
              <table:table-cell office:value-type="float" office:value="0.02723964">
                <text:p>0.0272396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2011852">
                <text:p>-0.02011852</text:p>
              </table:table-cell>
              <table:table-cell office:value-type="float" office:value="-0.00999154">
                <text:p>-0.00999154</text:p>
              </table:table-cell>
              <table:table-cell office:value-type="float" office:value="0.03955263">
                <text:p>0.03955263</text:p>
              </table:table-cell>
              <table:table-cell office:value-type="float" office:value="0.01106688">
                <text:p>0.01106688</text:p>
              </table:table-cell>
              <table:table-cell office:value-type="float" office:value="0.02910185">
                <text:p>0.02910185</text:p>
              </table:table-cell>
              <table:table-cell office:value-type="float" office:value="0.03010084">
                <text:p>0.0301008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2210168">
                <text:p>-0.02210168</text:p>
              </table:table-cell>
              <table:table-cell office:value-type="float" office:value="-0.0168699">
                <text:p>-0.0168699</text:p>
              </table:table-cell>
              <table:table-cell office:value-type="float" office:value="0.04437347">
                <text:p>0.04437347</text:p>
              </table:table-cell>
              <table:table-cell office:value-type="float" office:value="0.01048378">
                <text:p>0.01048378</text:p>
              </table:table-cell>
              <table:table-cell office:value-type="float" office:value="0.03331314">
                <text:p>0.03331314</text:p>
              </table:table-cell>
              <table:table-cell office:value-type="float" office:value="0.03315681">
                <text:p>0.0331568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234576">
                <text:p>-0.0234576</text:p>
              </table:table-cell>
              <table:table-cell office:value-type="float" office:value="-0.02427287">
                <text:p>-0.02427287</text:p>
              </table:table-cell>
              <table:table-cell office:value-type="float" office:value="0.04966036">
                <text:p>0.04966036</text:p>
              </table:table-cell>
              <table:table-cell office:value-type="float" office:value="0.009822562">
                <text:p>0.009822562</text:p>
              </table:table-cell>
              <table:table-cell office:value-type="float" office:value="0.03736452">
                <text:p>0.03736452</text:p>
              </table:table-cell>
              <table:table-cell office:value-type="float" office:value="0.03621688">
                <text:p>0.0362168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2396847">
                <text:p>-0.02396847</text:p>
              </table:table-cell>
              <table:table-cell office:value-type="float" office:value="-0.03161672">
                <text:p>-0.03161672</text:p>
              </table:table-cell>
              <table:table-cell office:value-type="float" office:value="0.05542035">
                <text:p>0.05542035</text:p>
              </table:table-cell>
              <table:table-cell office:value-type="float" office:value="0.009257418">
                <text:p>0.009257418</text:p>
              </table:table-cell>
              <table:table-cell office:value-type="float" office:value="0.04138416">
                <text:p>0.04138416</text:p>
              </table:table-cell>
              <table:table-cell office:value-type="float" office:value="0.03945585">
                <text:p>0.0394558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2359668">
                <text:p>-0.02359668</text:p>
              </table:table-cell>
              <table:table-cell office:value-type="float" office:value="-0.03834562">
                <text:p>-0.03834562</text:p>
              </table:table-cell>
              <table:table-cell office:value-type="float" office:value="0.06154982">
                <text:p>0.06154982</text:p>
              </table:table-cell>
              <table:table-cell office:value-type="float" office:value="0.008718752">
                <text:p>0.008718752</text:p>
              </table:table-cell>
              <table:table-cell office:value-type="float" office:value="0.04572716">
                <text:p>0.04572716</text:p>
              </table:table-cell>
              <table:table-cell office:value-type="float" office:value="0.04321894">
                <text:p>0.0432189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2229597">
                <text:p>-0.02229597</text:p>
              </table:table-cell>
              <table:table-cell office:value-type="float" office:value="-0.04423653">
                <text:p>-0.04423653</text:p>
              </table:table-cell>
              <table:table-cell office:value-type="float" office:value="0.06807299">
                <text:p>0.06807299</text:p>
              </table:table-cell>
              <table:table-cell office:value-type="float" office:value="0.008306262">
                <text:p>0.008306262</text:p>
              </table:table-cell>
              <table:table-cell office:value-type="float" office:value="0.05010751">
                <text:p>0.05010751</text:p>
              </table:table-cell>
              <table:table-cell office:value-type="float" office:value="0.04718973">
                <text:p>0.0471897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1987647">
                <text:p>-0.01987647</text:p>
              </table:table-cell>
              <table:table-cell office:value-type="float" office:value="-0.04930389">
                <text:p>-0.04930389</text:p>
              </table:table-cell>
              <table:table-cell office:value-type="float" office:value="0.07485737">
                <text:p>0.07485737</text:p>
              </table:table-cell>
              <table:table-cell office:value-type="float" office:value="0.008070824">
                <text:p>0.008070824</text:p>
              </table:table-cell>
              <table:table-cell office:value-type="float" office:value="0.05466744">
                <text:p>0.05466744</text:p>
              </table:table-cell>
              <table:table-cell office:value-type="float" office:value="0.05158845">
                <text:p>0.051588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1623584">
                <text:p>-0.01623584</text:p>
              </table:table-cell>
              <table:table-cell office:value-type="float" office:value="-0.0537758">
                <text:p>-0.0537758</text:p>
              </table:table-cell>
              <table:table-cell office:value-type="float" office:value="0.08189136">
                <text:p>0.08189136</text:p>
              </table:table-cell>
              <table:table-cell office:value-type="float" office:value="0.007870824">
                <text:p>0.007870824</text:p>
              </table:table-cell>
              <table:table-cell office:value-type="float" office:value="0.05961668">
                <text:p>0.05961668</text:p>
              </table:table-cell>
              <table:table-cell office:value-type="float" office:value="0.05634435">
                <text:p>0.056344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1135348">
                <text:p>-0.01135348</text:p>
              </table:table-cell>
              <table:table-cell office:value-type="float" office:value="-0.0578297">
                <text:p>-0.0578297</text:p>
              </table:table-cell>
              <table:table-cell office:value-type="float" office:value="0.08841355">
                <text:p>0.08841355</text:p>
              </table:table-cell>
              <table:table-cell office:value-type="float" office:value="0.00767837">
                <text:p>0.00767837</text:p>
              </table:table-cell>
              <table:table-cell office:value-type="float" office:value="0.06466006">
                <text:p>0.06466006</text:p>
              </table:table-cell>
              <table:table-cell office:value-type="float" office:value="0.06154024">
                <text:p>0.061540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05359068">
                <text:p>-0.005359068</text:p>
              </table:table-cell>
              <table:table-cell office:value-type="float" office:value="-0.06163044">
                <text:p>-0.06163044</text:p>
              </table:table-cell>
              <table:table-cell office:value-type="float" office:value="0.0944734">
                <text:p>0.0944734</text:p>
              </table:table-cell>
              <table:table-cell office:value-type="float" office:value="0.007530849">
                <text:p>0.007530849</text:p>
              </table:table-cell>
              <table:table-cell office:value-type="float" office:value="0.06985517">
                <text:p>0.06985517</text:p>
              </table:table-cell>
              <table:table-cell office:value-type="float" office:value="0.06713027">
                <text:p>0.0671302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1479479">
                <text:p>0.001479479</text:p>
              </table:table-cell>
              <table:table-cell office:value-type="float" office:value="-0.06535578">
                <text:p>-0.06535578</text:p>
              </table:table-cell>
              <table:table-cell office:value-type="float" office:value="0.1007035">
                <text:p>0.1007035</text:p>
              </table:table-cell>
              <table:table-cell office:value-type="float" office:value="0.007528822">
                <text:p>0.007528822</text:p>
              </table:table-cell>
              <table:table-cell office:value-type="float" office:value="0.07527229">
                <text:p>0.07527229</text:p>
              </table:table-cell>
              <table:table-cell office:value-type="float" office:value="0.07319407">
                <text:p>0.07319407</text:p>
              </table:table-cell>
              <table:table-cell office:value-type="float" office:value="0.4400001">
                <text:p>0.44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9037022">
                <text:p>0.009037022</text:p>
              </table:table-cell>
              <table:table-cell office:value-type="float" office:value="-0.06903918">
                <text:p>-0.06903918</text:p>
              </table:table-cell>
              <table:table-cell office:value-type="float" office:value="0.1068864">
                <text:p>0.1068864</text:p>
              </table:table-cell>
              <table:table-cell office:value-type="float" office:value="0.007658878">
                <text:p>0.007658878</text:p>
              </table:table-cell>
              <table:table-cell office:value-type="float" office:value="0.08104224">
                <text:p>0.08104224</text:p>
              </table:table-cell>
              <table:table-cell office:value-type="float" office:value="0.07970501">
                <text:p>0.07970501</text:p>
              </table:table-cell>
              <table:table-cell office:value-type="float" office:value="0.4600001">
                <text:p>0.46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11355">
                <text:p>0.01711355</text:p>
              </table:table-cell>
              <table:table-cell office:value-type="float" office:value="-0.07261144">
                <text:p>-0.07261144</text:p>
              </table:table-cell>
              <table:table-cell office:value-type="float" office:value="0.1135942">
                <text:p>0.1135942</text:p>
              </table:table-cell>
              <table:table-cell office:value-type="float" office:value="0.008037565">
                <text:p>0.008037565</text:p>
              </table:table-cell>
              <table:table-cell office:value-type="float" office:value="0.08684365">
                <text:p>0.08684365</text:p>
              </table:table-cell>
              <table:table-cell office:value-type="float" office:value="0.08672512">
                <text:p>0.08672512</text:p>
              </table:table-cell>
              <table:table-cell office:value-type="float" office:value="0.4800001">
                <text:p>0.48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562267">
                <text:p>0.02562267</text:p>
              </table:table-cell>
              <table:table-cell office:value-type="float" office:value="-0.07626046">
                <text:p>-0.07626046</text:p>
              </table:table-cell>
              <table:table-cell office:value-type="float" office:value="0.1209668">
                <text:p>0.1209668</text:p>
              </table:table-cell>
              <table:table-cell office:value-type="float" office:value="0.008619796">
                <text:p>0.008619796</text:p>
              </table:table-cell>
              <table:table-cell office:value-type="float" office:value="0.09273262">
                <text:p>0.09273262</text:p>
              </table:table-cell>
              <table:table-cell office:value-type="float" office:value="0.09407667">
                <text:p>0.09407667</text:p>
              </table:table-cell>
              <table:table-cell office:value-type="float" office:value="0.5000001">
                <text:p>0.5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459606">
                <text:p>0.03459606</text:p>
              </table:table-cell>
              <table:table-cell office:value-type="float" office:value="-0.07987516">
                <text:p>-0.07987516</text:p>
              </table:table-cell>
              <table:table-cell office:value-type="float" office:value="0.1290344">
                <text:p>0.1290344</text:p>
              </table:table-cell>
              <table:table-cell office:value-type="float" office:value="0.009550159">
                <text:p>0.009550159</text:p>
              </table:table-cell>
              <table:table-cell office:value-type="float" office:value="0.09876588">
                <text:p>0.09876588</text:p>
              </table:table-cell>
              <table:table-cell office:value-type="float" office:value="0.1020273">
                <text:p>0.102027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373347">
                <text:p>0.04373347</text:p>
              </table:table-cell>
              <table:table-cell office:value-type="float" office:value="-0.0833722">
                <text:p>-0.0833722</text:p>
              </table:table-cell>
              <table:table-cell office:value-type="float" office:value="0.1373563">
                <text:p>0.1373563</text:p>
              </table:table-cell>
              <table:table-cell office:value-type="float" office:value="0.01067147">
                <text:p>0.01067147</text:p>
              </table:table-cell>
              <table:table-cell office:value-type="float" office:value="0.1051407">
                <text:p>0.1051407</text:p>
              </table:table-cell>
              <table:table-cell office:value-type="float" office:value="0.110313">
                <text:p>0.11031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301485">
                <text:p>0.05301485</text:p>
              </table:table-cell>
              <table:table-cell office:value-type="float" office:value="-0.08694865">
                <text:p>-0.08694865</text:p>
              </table:table-cell>
              <table:table-cell office:value-type="float" office:value="0.1455597">
                <text:p>0.1455597</text:p>
              </table:table-cell>
              <table:table-cell office:value-type="float" office:value="0.01200743">
                <text:p>0.01200743</text:p>
              </table:table-cell>
              <table:table-cell office:value-type="float" office:value="0.1115213">
                <text:p>0.1115213</text:p>
              </table:table-cell>
              <table:table-cell office:value-type="float" office:value="0.1192804">
                <text:p>0.119280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224262">
                <text:p>0.06224262</text:p>
              </table:table-cell>
              <table:table-cell office:value-type="float" office:value="-0.0905002">
                <text:p>-0.0905002</text:p>
              </table:table-cell>
              <table:table-cell office:value-type="float" office:value="0.1535363">
                <text:p>0.1535363</text:p>
              </table:table-cell>
              <table:table-cell office:value-type="float" office:value="0.01360863">
                <text:p>0.01360863</text:p>
              </table:table-cell>
              <table:table-cell office:value-type="float" office:value="0.1180536">
                <text:p>0.1180536</text:p>
              </table:table-cell>
              <table:table-cell office:value-type="float" office:value="0.1288793">
                <text:p>0.128879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132453">
                <text:p>0.07132453</text:p>
              </table:table-cell>
              <table:table-cell office:value-type="float" office:value="-0.09411216">
                <text:p>-0.09411216</text:p>
              </table:table-cell>
              <table:table-cell office:value-type="float" office:value="0.1613086">
                <text:p>0.1613086</text:p>
              </table:table-cell>
              <table:table-cell office:value-type="float" office:value="0.01556213">
                <text:p>0.01556213</text:p>
              </table:table-cell>
              <table:table-cell office:value-type="float" office:value="0.1247555">
                <text:p>0.1247555</text:p>
              </table:table-cell>
              <table:table-cell office:value-type="float" office:value="0.1394468">
                <text:p>0.139446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016551">
                <text:p>0.08016551</text:p>
              </table:table-cell>
              <table:table-cell office:value-type="float" office:value="-0.09790128">
                <text:p>-0.09790128</text:p>
              </table:table-cell>
              <table:table-cell office:value-type="float" office:value="0.1686054">
                <text:p>0.1686054</text:p>
              </table:table-cell>
              <table:table-cell office:value-type="float" office:value="0.01780842">
                <text:p>0.01780842</text:p>
              </table:table-cell>
              <table:table-cell office:value-type="float" office:value="0.1318742">
                <text:p>0.1318742</text:p>
              </table:table-cell>
              <table:table-cell office:value-type="float" office:value="0.1506917">
                <text:p>0.1506917</text:p>
              </table:table-cell>
              <table:table-cell office:value-type="float" office:value="0.6199999">
                <text:p>0.61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872993">
                <text:p>0.08872993</text:p>
              </table:table-cell>
              <table:table-cell office:value-type="float" office:value="-0.1031278">
                <text:p>-0.1031278</text:p>
              </table:table-cell>
              <table:table-cell office:value-type="float" office:value="0.1751697">
                <text:p>0.1751697</text:p>
              </table:table-cell>
              <table:table-cell office:value-type="float" office:value="0.02040053">
                <text:p>0.02040053</text:p>
              </table:table-cell>
              <table:table-cell office:value-type="float" office:value="0.1390014">
                <text:p>0.1390014</text:p>
              </table:table-cell>
              <table:table-cell office:value-type="float" office:value="0.1627228">
                <text:p>0.1627228</text:p>
              </table:table-cell>
              <table:table-cell office:value-type="float" office:value="0.6399999">
                <text:p>0.63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68045">
                <text:p>0.0968045</text:p>
              </table:table-cell>
              <table:table-cell office:value-type="float" office:value="-0.1081391">
                <text:p>-0.1081391</text:p>
              </table:table-cell>
              <table:table-cell office:value-type="float" office:value="0.180965">
                <text:p>0.180965</text:p>
              </table:table-cell>
              <table:table-cell office:value-type="float" office:value="0.0233312">
                <text:p>0.0233312</text:p>
              </table:table-cell>
              <table:table-cell office:value-type="float" office:value="0.1463602">
                <text:p>0.1463602</text:p>
              </table:table-cell>
              <table:table-cell office:value-type="float" office:value="0.1755631">
                <text:p>0.1755631</text:p>
              </table:table-cell>
              <table:table-cell office:value-type="float" office:value="0.6599999">
                <text:p>0.65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40494">
                <text:p>0.1040494</text:p>
              </table:table-cell>
              <table:table-cell office:value-type="float" office:value="-0.1111065">
                <text:p>-0.1111065</text:p>
              </table:table-cell>
              <table:table-cell office:value-type="float" office:value="0.1860405">
                <text:p>0.1860405</text:p>
              </table:table-cell>
              <table:table-cell office:value-type="float" office:value="0.02669189">
                <text:p>0.02669189</text:p>
              </table:table-cell>
              <table:table-cell office:value-type="float" office:value="0.1539399">
                <text:p>0.1539399</text:p>
              </table:table-cell>
              <table:table-cell office:value-type="float" office:value="0.1892173">
                <text:p>0.1892173</text:p>
              </table:table-cell>
              <table:table-cell office:value-type="float" office:value="0.6799999">
                <text:p>0.67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05082">
                <text:p>0.1105082</text:p>
              </table:table-cell>
              <table:table-cell office:value-type="float" office:value="-0.1126566">
                <text:p>-0.1126566</text:p>
              </table:table-cell>
              <table:table-cell office:value-type="float" office:value="0.1914791">
                <text:p>0.1914791</text:p>
              </table:table-cell>
              <table:table-cell office:value-type="float" office:value="0.03062907">
                <text:p>0.03062907</text:p>
              </table:table-cell>
              <table:table-cell office:value-type="float" office:value="0.1620265">
                <text:p>0.1620265</text:p>
              </table:table-cell>
              <table:table-cell office:value-type="float" office:value="0.2037366">
                <text:p>0.2037366</text:p>
              </table:table-cell>
              <table:table-cell office:value-type="float" office:value="0.6999999">
                <text:p>0.6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61791">
                <text:p>0.1161791</text:p>
              </table:table-cell>
              <table:table-cell office:value-type="float" office:value="-0.1128366">
                <text:p>-0.1128366</text:p>
              </table:table-cell>
              <table:table-cell office:value-type="float" office:value="0.1976215">
                <text:p>0.1976215</text:p>
              </table:table-cell>
              <table:table-cell office:value-type="float" office:value="0.0346701">
                <text:p>0.0346701</text:p>
              </table:table-cell>
              <table:table-cell office:value-type="float" office:value="0.1702152">
                <text:p>0.1702152</text:p>
              </table:table-cell>
              <table:table-cell office:value-type="float" office:value="0.2191812">
                <text:p>0.2191812</text:p>
              </table:table-cell>
              <table:table-cell office:value-type="float" office:value="0.7199998">
                <text:p>0.71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10595">
                <text:p>0.1210595</text:p>
              </table:table-cell>
              <table:table-cell office:value-type="float" office:value="-0.1127078">
                <text:p>-0.1127078</text:p>
              </table:table-cell>
              <table:table-cell office:value-type="float" office:value="0.2044795">
                <text:p>0.2044795</text:p>
              </table:table-cell>
              <table:table-cell office:value-type="float" office:value="0.0393122">
                <text:p>0.0393122</text:p>
              </table:table-cell>
              <table:table-cell office:value-type="float" office:value="0.1837991">
                <text:p>0.1837991</text:p>
              </table:table-cell>
              <table:table-cell office:value-type="float" office:value="0.2317464">
                <text:p>0.2317464</text:p>
              </table:table-cell>
              <table:table-cell office:value-type="float" office:value="0.7399998">
                <text:p>0.73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51238">
                <text:p>0.1251238</text:p>
              </table:table-cell>
              <table:table-cell office:value-type="float" office:value="-0.1119492">
                <text:p>-0.1119492</text:p>
              </table:table-cell>
              <table:table-cell office:value-type="float" office:value="0.2114859">
                <text:p>0.2114859</text:p>
              </table:table-cell>
              <table:table-cell office:value-type="float" office:value="0.04414031">
                <text:p>0.04414031</text:p>
              </table:table-cell>
              <table:table-cell office:value-type="float" office:value="0.1994066">
                <text:p>0.1994066</text:p>
              </table:table-cell>
              <table:table-cell office:value-type="float" office:value="0.2442284">
                <text:p>0.2442284</text:p>
              </table:table-cell>
              <table:table-cell office:value-type="float" office:value="0.7599998">
                <text:p>0.75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84296">
                <text:p>0.1284296</text:p>
              </table:table-cell>
              <table:table-cell office:value-type="float" office:value="-0.1110777">
                <text:p>-0.1110777</text:p>
              </table:table-cell>
              <table:table-cell office:value-type="float" office:value="0.21877">
                <text:p>0.21877</text:p>
              </table:table-cell>
              <table:table-cell office:value-type="float" office:value="0.04413261">
                <text:p>0.04413261</text:p>
              </table:table-cell>
              <table:table-cell office:value-type="float" office:value="0.2148502">
                <text:p>0.2148502</text:p>
              </table:table-cell>
              <table:table-cell office:value-type="float" office:value="0.2567587">
                <text:p>0.2567587</text:p>
              </table:table-cell>
              <table:table-cell office:value-type="float" office:value="0.7799998">
                <text:p>0.77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14237">
                <text:p>0.1314237</text:p>
              </table:table-cell>
              <table:table-cell office:value-type="float" office:value="-0.1095902">
                <text:p>-0.1095902</text:p>
              </table:table-cell>
              <table:table-cell office:value-type="float" office:value="0.2265292">
                <text:p>0.2265292</text:p>
              </table:table-cell>
              <table:table-cell office:value-type="float" office:value="0.04447043">
                <text:p>0.04447043</text:p>
              </table:table-cell>
              <table:table-cell office:value-type="float" office:value="0.2289564">
                <text:p>0.2289564</text:p>
              </table:table-cell>
              <table:table-cell office:value-type="float" office:value="0.2699422">
                <text:p>0.2699422</text:p>
              </table:table-cell>
              <table:table-cell office:value-type="float" office:value="0.7999998">
                <text:p>0.79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46474">
                <text:p>0.1346474</text:p>
              </table:table-cell>
              <table:table-cell office:value-type="float" office:value="-0.1077195">
                <text:p>-0.1077195</text:p>
              </table:table-cell>
              <table:table-cell office:value-type="float" office:value="0.2347397">
                <text:p>0.2347397</text:p>
              </table:table-cell>
              <table:table-cell office:value-type="float" office:value="0.04887395">
                <text:p>0.04887395</text:p>
              </table:table-cell>
              <table:table-cell office:value-type="float" office:value="0.2422521">
                <text:p>0.2422521</text:p>
              </table:table-cell>
              <table:table-cell office:value-type="float" office:value="0.2836465">
                <text:p>0.2836465</text:p>
              </table:table-cell>
              <table:table-cell office:value-type="float" office:value="0.8199998">
                <text:p>0.81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82963">
                <text:p>0.1382963</text:p>
              </table:table-cell>
              <table:table-cell office:value-type="float" office:value="-0.1056852">
                <text:p>-0.1056852</text:p>
              </table:table-cell>
              <table:table-cell office:value-type="float" office:value="0.2433082">
                <text:p>0.2433082</text:p>
              </table:table-cell>
              <table:table-cell office:value-type="float" office:value="0.05600325">
                <text:p>0.05600325</text:p>
              </table:table-cell>
              <table:table-cell office:value-type="float" office:value="0.2548304">
                <text:p>0.2548304</text:p>
              </table:table-cell>
              <table:table-cell office:value-type="float" office:value="0.2975608">
                <text:p>0.2975608</text:p>
              </table:table-cell>
              <table:table-cell office:value-type="float" office:value="0.8399997">
                <text:p>0.83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25412">
                <text:p>0.1425412</text:p>
              </table:table-cell>
              <table:table-cell office:value-type="float" office:value="-0.1031403">
                <text:p>-0.1031403</text:p>
              </table:table-cell>
              <table:table-cell office:value-type="float" office:value="0.2519934">
                <text:p>0.2519934</text:p>
              </table:table-cell>
              <table:table-cell office:value-type="float" office:value="0.06650678">
                <text:p>0.06650678</text:p>
              </table:table-cell>
              <table:table-cell office:value-type="float" office:value="0.2666657">
                <text:p>0.2666657</text:p>
              </table:table-cell>
              <table:table-cell office:value-type="float" office:value="0.3116008">
                <text:p>0.3116008</text:p>
              </table:table-cell>
              <table:table-cell office:value-type="float" office:value="0.8599997">
                <text:p>0.85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71902">
                <text:p>0.1471902</text:p>
              </table:table-cell>
              <table:table-cell office:value-type="float" office:value="-0.1004973">
                <text:p>-0.1004973</text:p>
              </table:table-cell>
              <table:table-cell office:value-type="float" office:value="0.2607277">
                <text:p>0.2607277</text:p>
              </table:table-cell>
              <table:table-cell office:value-type="float" office:value="0.07971305">
                <text:p>0.07971305</text:p>
              </table:table-cell>
              <table:table-cell office:value-type="float" office:value="0.2784592">
                <text:p>0.2784592</text:p>
              </table:table-cell>
              <table:table-cell office:value-type="float" office:value="0.3259896">
                <text:p>0.3259896</text:p>
              </table:table-cell>
              <table:table-cell office:value-type="float" office:value="0.8799997">
                <text:p>0.87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2371">
                <text:p>0.152371</text:p>
              </table:table-cell>
              <table:table-cell office:value-type="float" office:value="-0.09731527">
                <text:p>-0.09731527</text:p>
              </table:table-cell>
              <table:table-cell office:value-type="float" office:value="0.2695855">
                <text:p>0.2695855</text:p>
              </table:table-cell>
              <table:table-cell office:value-type="float" office:value="0.09464891">
                <text:p>0.09464891</text:p>
              </table:table-cell>
              <table:table-cell office:value-type="float" office:value="0.2910964">
                <text:p>0.2910964</text:p>
              </table:table-cell>
              <table:table-cell office:value-type="float" office:value="0.3417122">
                <text:p>0.3417122</text:p>
              </table:table-cell>
              <table:table-cell office:value-type="float" office:value="0.8999997">
                <text:p>0.89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80312">
                <text:p>0.1580312</text:p>
              </table:table-cell>
              <table:table-cell office:value-type="float" office:value="-0.09385354">
                <text:p>-0.09385354</text:p>
              </table:table-cell>
              <table:table-cell office:value-type="float" office:value="0.2776772">
                <text:p>0.2776772</text:p>
              </table:table-cell>
              <table:table-cell office:value-type="float" office:value="0.1112608">
                <text:p>0.1112608</text:p>
              </table:table-cell>
              <table:table-cell office:value-type="float" office:value="0.3053174">
                <text:p>0.3053174</text:p>
              </table:table-cell>
              <table:table-cell office:value-type="float" office:value="0.3576971">
                <text:p>0.3576971</text:p>
              </table:table-cell>
              <table:table-cell office:value-type="float" office:value="0.9199997">
                <text:p>0.91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44259">
                <text:p>0.1644259</text:p>
              </table:table-cell>
              <table:table-cell office:value-type="float" office:value="-0.09012751">
                <text:p>-0.09012751</text:p>
              </table:table-cell>
              <table:table-cell office:value-type="float" office:value="0.2844419">
                <text:p>0.2844419</text:p>
              </table:table-cell>
              <table:table-cell office:value-type="float" office:value="0.1287436">
                <text:p>0.1287436</text:p>
              </table:table-cell>
              <table:table-cell office:value-type="float" office:value="0.3191777">
                <text:p>0.3191777</text:p>
              </table:table-cell>
              <table:table-cell office:value-type="float" office:value="0.3737622">
                <text:p>0.3737622</text:p>
              </table:table-cell>
              <table:table-cell office:value-type="float" office:value="0.9399996">
                <text:p>0.93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12224">
                <text:p>0.1712224</text:p>
              </table:table-cell>
              <table:table-cell office:value-type="float" office:value="-0.0860674">
                <text:p>-0.0860674</text:p>
              </table:table-cell>
              <table:table-cell office:value-type="float" office:value="0.2901745">
                <text:p>0.2901745</text:p>
              </table:table-cell>
              <table:table-cell office:value-type="float" office:value="0.1455847">
                <text:p>0.1455847</text:p>
              </table:table-cell>
              <table:table-cell office:value-type="float" office:value="0.3309472">
                <text:p>0.3309472</text:p>
              </table:table-cell>
              <table:table-cell office:value-type="float" office:value="0.3896725">
                <text:p>0.3896725</text:p>
              </table:table-cell>
              <table:table-cell office:value-type="float" office:value="0.9599996">
                <text:p>0.95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83589">
                <text:p>0.1783589</text:p>
              </table:table-cell>
              <table:table-cell office:value-type="float" office:value="-0.0818854">
                <text:p>-0.0818854</text:p>
              </table:table-cell>
              <table:table-cell office:value-type="float" office:value="0.2952256">
                <text:p>0.2952256</text:p>
              </table:table-cell>
              <table:table-cell office:value-type="float" office:value="0.1624139">
                <text:p>0.1624139</text:p>
              </table:table-cell>
              <table:table-cell office:value-type="float" office:value="0.3400391">
                <text:p>0.3400391</text:p>
              </table:table-cell>
              <table:table-cell office:value-type="float" office:value="0.4051399">
                <text:p>0.4051399</text:p>
              </table:table-cell>
              <table:table-cell office:value-type="float" office:value="0.9799996">
                <text:p>0.979999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862124">
                <text:p>0.1862124</text:p>
              </table:table-cell>
              <table:table-cell office:value-type="float" office:value="-0.07760337">
                <text:p>-0.07760337</text:p>
              </table:table-cell>
              <table:table-cell office:value-type="float" office:value="0.2997112">
                <text:p>0.2997112</text:p>
              </table:table-cell>
              <table:table-cell office:value-type="float" office:value="0.1781072">
                <text:p>0.1781072</text:p>
              </table:table-cell>
              <table:table-cell office:value-type="float" office:value="0.3470137">
                <text:p>0.3470137</text:p>
              </table:table-cell>
              <table:table-cell office:value-type="float" office:value="0.4201527">
                <text:p>0.4201527</text:p>
              </table:table-cell>
              <table:table-cell office:value-type="float" office:value="0.9999996">
                <text:p>0.99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4579">
                <text:p>0.194579</text:p>
              </table:table-cell>
              <table:table-cell office:value-type="float" office:value="-0.07346828">
                <text:p>-0.07346828</text:p>
              </table:table-cell>
              <table:table-cell office:value-type="float" office:value="0.3038612">
                <text:p>0.3038612</text:p>
              </table:table-cell>
              <table:table-cell office:value-type="float" office:value="0.189614">
                <text:p>0.189614</text:p>
              </table:table-cell>
              <table:table-cell office:value-type="float" office:value="0.3535936">
                <text:p>0.3535936</text:p>
              </table:table-cell>
              <table:table-cell office:value-type="float" office:value="0.4345489">
                <text:p>0.43454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36369">
                <text:p>0.2036369</text:p>
              </table:table-cell>
              <table:table-cell office:value-type="float" office:value="-0.06967373">
                <text:p>-0.06967373</text:p>
              </table:table-cell>
              <table:table-cell office:value-type="float" office:value="0.3085327">
                <text:p>0.3085327</text:p>
              </table:table-cell>
              <table:table-cell office:value-type="float" office:value="0.1977153">
                <text:p>0.1977153</text:p>
              </table:table-cell>
              <table:table-cell office:value-type="float" office:value="0.3619032">
                <text:p>0.3619032</text:p>
              </table:table-cell>
              <table:table-cell office:value-type="float" office:value="0.448881">
                <text:p>0.4488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1412">
                <text:p>0.2131412</text:p>
              </table:table-cell>
              <table:table-cell office:value-type="float" office:value="-0.06600562">
                <text:p>-0.06600562</text:p>
              </table:table-cell>
              <table:table-cell office:value-type="float" office:value="0.3137513">
                <text:p>0.3137513</text:p>
              </table:table-cell>
              <table:table-cell office:value-type="float" office:value="0.2029399">
                <text:p>0.2029399</text:p>
              </table:table-cell>
              <table:table-cell office:value-type="float" office:value="0.3736984">
                <text:p>0.3736984</text:p>
              </table:table-cell>
              <table:table-cell office:value-type="float" office:value="0.4634037">
                <text:p>0.4634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31842">
                <text:p>0.2231842</text:p>
              </table:table-cell>
              <table:table-cell office:value-type="float" office:value="-0.06184989">
                <text:p>-0.06184989</text:p>
              </table:table-cell>
              <table:table-cell office:value-type="float" office:value="0.3198517">
                <text:p>0.3198517</text:p>
              </table:table-cell>
              <table:table-cell office:value-type="float" office:value="0.2082565">
                <text:p>0.2082565</text:p>
              </table:table-cell>
              <table:table-cell office:value-type="float" office:value="0.3873722">
                <text:p>0.3873722</text:p>
              </table:table-cell>
              <table:table-cell office:value-type="float" office:value="0.478398">
                <text:p>0.47839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38853">
                <text:p>0.2338853</text:p>
              </table:table-cell>
              <table:table-cell office:value-type="float" office:value="-0.0573744">
                <text:p>-0.0573744</text:p>
              </table:table-cell>
              <table:table-cell office:value-type="float" office:value="0.3265013">
                <text:p>0.3265013</text:p>
              </table:table-cell>
              <table:table-cell office:value-type="float" office:value="0.2167311">
                <text:p>0.2167311</text:p>
              </table:table-cell>
              <table:table-cell office:value-type="float" office:value="0.4012916">
                <text:p>0.4012916</text:p>
              </table:table-cell>
              <table:table-cell office:value-type="float" office:value="0.4938174">
                <text:p>0.49381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48778">
                <text:p>0.2448778</text:p>
              </table:table-cell>
              <table:table-cell office:value-type="float" office:value="-0.05274864">
                <text:p>-0.05274864</text:p>
              </table:table-cell>
              <table:table-cell office:value-type="float" office:value="0.3336988">
                <text:p>0.3336988</text:p>
              </table:table-cell>
              <table:table-cell office:value-type="float" office:value="0.2275164">
                <text:p>0.2275164</text:p>
              </table:table-cell>
              <table:table-cell office:value-type="float" office:value="0.4149522">
                <text:p>0.4149522</text:p>
              </table:table-cell>
              <table:table-cell office:value-type="float" office:value="0.5098786">
                <text:p>0.509878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57122">
                <text:p>0.2557122</text:p>
              </table:table-cell>
              <table:table-cell office:value-type="float" office:value="-0.04733339">
                <text:p>-0.04733339</text:p>
              </table:table-cell>
              <table:table-cell office:value-type="float" office:value="0.3411612">
                <text:p>0.3411612</text:p>
              </table:table-cell>
              <table:table-cell office:value-type="float" office:value="0.2407758">
                <text:p>0.2407758</text:p>
              </table:table-cell>
              <table:table-cell office:value-type="float" office:value="0.4294823">
                <text:p>0.4294823</text:p>
              </table:table-cell>
              <table:table-cell office:value-type="float" office:value="0.5265265">
                <text:p>0.526526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65007">
                <text:p>0.2665007</text:p>
              </table:table-cell>
              <table:table-cell office:value-type="float" office:value="-0.04149426">
                <text:p>-0.04149426</text:p>
              </table:table-cell>
              <table:table-cell office:value-type="float" office:value="0.3492552">
                <text:p>0.3492552</text:p>
              </table:table-cell>
              <table:table-cell office:value-type="float" office:value="0.2563337">
                <text:p>0.2563337</text:p>
              </table:table-cell>
              <table:table-cell office:value-type="float" office:value="0.4442175">
                <text:p>0.4442175</text:p>
              </table:table-cell>
              <table:table-cell office:value-type="float" office:value="0.5436663">
                <text:p>0.5436663</text:p>
              </table:table-cell>
              <table:table-cell office:value-type="float" office:value="1.159999">
                <text:p>1.15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72101">
                <text:p>0.2772101</text:p>
              </table:table-cell>
              <table:table-cell office:value-type="float" office:value="-0.03422549">
                <text:p>-0.03422549</text:p>
              </table:table-cell>
              <table:table-cell office:value-type="float" office:value="0.3578041">
                <text:p>0.3578041</text:p>
              </table:table-cell>
              <table:table-cell office:value-type="float" office:value="0.2743334">
                <text:p>0.2743334</text:p>
              </table:table-cell>
              <table:table-cell office:value-type="float" office:value="0.4592349">
                <text:p>0.4592349</text:p>
              </table:table-cell>
              <table:table-cell office:value-type="float" office:value="0.5611519">
                <text:p>0.5611519</text:p>
              </table:table-cell>
              <table:table-cell office:value-type="float" office:value="1.179999">
                <text:p>1.17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873617">
                <text:p>0.2873617</text:p>
              </table:table-cell>
              <table:table-cell office:value-type="float" office:value="-0.02622405">
                <text:p>-0.02622405</text:p>
              </table:table-cell>
              <table:table-cell office:value-type="float" office:value="0.3666775">
                <text:p>0.3666775</text:p>
              </table:table-cell>
              <table:table-cell office:value-type="float" office:value="0.2956442">
                <text:p>0.2956442</text:p>
              </table:table-cell>
              <table:table-cell office:value-type="float" office:value="0.474766">
                <text:p>0.474766</text:p>
              </table:table-cell>
              <table:table-cell office:value-type="float" office:value="0.5791195">
                <text:p>0.5791195</text:p>
              </table:table-cell>
              <table:table-cell office:value-type="float" office:value="1.199999">
                <text:p>1.1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71873">
                <text:p>0.2971873</text:p>
              </table:table-cell>
              <table:table-cell office:value-type="float" office:value="-0.01733948">
                <text:p>-0.01733948</text:p>
              </table:table-cell>
              <table:table-cell office:value-type="float" office:value="0.3757057">
                <text:p>0.3757057</text:p>
              </table:table-cell>
              <table:table-cell office:value-type="float" office:value="0.3196097">
                <text:p>0.3196097</text:p>
              </table:table-cell>
              <table:table-cell office:value-type="float" office:value="0.4913115">
                <text:p>0.4913115</text:p>
              </table:table-cell>
              <table:table-cell office:value-type="float" office:value="0.5976848">
                <text:p>0.5976848</text:p>
              </table:table-cell>
              <table:table-cell office:value-type="float" office:value="1.219999">
                <text:p>1.21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8264">
                <text:p>0.3068264</text:p>
              </table:table-cell>
              <table:table-cell office:value-type="float" office:value="-0.008246775">
                <text:p>-0.008246775</text:p>
              </table:table-cell>
              <table:table-cell office:value-type="float" office:value="0.3846015">
                <text:p>0.3846015</text:p>
              </table:table-cell>
              <table:table-cell office:value-type="float" office:value="0.344359">
                <text:p>0.344359</text:p>
              </table:table-cell>
              <table:table-cell office:value-type="float" office:value="0.5086326">
                <text:p>0.5086326</text:p>
              </table:table-cell>
              <table:table-cell office:value-type="float" office:value="0.6169591">
                <text:p>0.6169591</text:p>
              </table:table-cell>
              <table:table-cell office:value-type="float" office:value="1.239999">
                <text:p>1.23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7585">
                <text:p>0.3167585</text:p>
              </table:table-cell>
              <table:table-cell office:value-type="float" office:value="0.001811578">
                <text:p>0.001811578</text:p>
              </table:table-cell>
              <table:table-cell office:value-type="float" office:value="0.3930976">
                <text:p>0.3930976</text:p>
              </table:table-cell>
              <table:table-cell office:value-type="float" office:value="0.368202">
                <text:p>0.368202</text:p>
              </table:table-cell>
              <table:table-cell office:value-type="float" office:value="0.5254834">
                <text:p>0.5254834</text:p>
              </table:table-cell>
              <table:table-cell office:value-type="float" office:value="0.6369707">
                <text:p>0.6369707</text:p>
              </table:table-cell>
              <table:table-cell office:value-type="float" office:value="1.259999">
                <text:p>1.25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64015">
                <text:p>0.3264015</text:p>
              </table:table-cell>
              <table:table-cell office:value-type="float" office:value="0.01283274">
                <text:p>0.01283274</text:p>
              </table:table-cell>
              <table:table-cell office:value-type="float" office:value="0.400656">
                <text:p>0.400656</text:p>
              </table:table-cell>
              <table:table-cell office:value-type="float" office:value="0.3906326">
                <text:p>0.3906326</text:p>
              </table:table-cell>
              <table:table-cell office:value-type="float" office:value="0.5439301">
                <text:p>0.5439301</text:p>
              </table:table-cell>
              <table:table-cell office:value-type="float" office:value="0.6569684">
                <text:p>0.6569684</text:p>
              </table:table-cell>
              <table:table-cell office:value-type="float" office:value="1.279999">
                <text:p>1.27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51503">
                <text:p>0.3351503</text:p>
              </table:table-cell>
              <table:table-cell office:value-type="float" office:value="0.02408195">
                <text:p>0.02408195</text:p>
              </table:table-cell>
              <table:table-cell office:value-type="float" office:value="0.4074213">
                <text:p>0.4074213</text:p>
              </table:table-cell>
              <table:table-cell office:value-type="float" office:value="0.4106866">
                <text:p>0.4106866</text:p>
              </table:table-cell>
              <table:table-cell office:value-type="float" office:value="0.5633209">
                <text:p>0.5633209</text:p>
              </table:table-cell>
              <table:table-cell office:value-type="float" office:value="0.6765028">
                <text:p>0.6765028</text:p>
              </table:table-cell>
              <table:table-cell office:value-type="float" office:value="1.299999">
                <text:p>1.2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2876">
                <text:p>0.342876</text:p>
              </table:table-cell>
              <table:table-cell office:value-type="float" office:value="0.0361025">
                <text:p>0.0361025</text:p>
              </table:table-cell>
              <table:table-cell office:value-type="float" office:value="0.4133465">
                <text:p>0.4133465</text:p>
              </table:table-cell>
              <table:table-cell office:value-type="float" office:value="0.4301067">
                <text:p>0.4301067</text:p>
              </table:table-cell>
              <table:table-cell office:value-type="float" office:value="0.5825394">
                <text:p>0.5825394</text:p>
              </table:table-cell>
              <table:table-cell office:value-type="float" office:value="0.6951782">
                <text:p>0.6951782</text:p>
              </table:table-cell>
              <table:table-cell office:value-type="float" office:value="1.319999">
                <text:p>1.31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96279">
                <text:p>0.3496279</text:p>
              </table:table-cell>
              <table:table-cell office:value-type="float" office:value="0.04894553">
                <text:p>0.04894553</text:p>
              </table:table-cell>
              <table:table-cell office:value-type="float" office:value="0.4189538">
                <text:p>0.4189538</text:p>
              </table:table-cell>
              <table:table-cell office:value-type="float" office:value="0.4499444">
                <text:p>0.4499444</text:p>
              </table:table-cell>
              <table:table-cell office:value-type="float" office:value="0.6008403">
                <text:p>0.6008403</text:p>
              </table:table-cell>
              <table:table-cell office:value-type="float" office:value="0.7132084">
                <text:p>0.7132084</text:p>
              </table:table-cell>
              <table:table-cell office:value-type="float" office:value="1.339999">
                <text:p>1.33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56207">
                <text:p>0.3556207</text:p>
              </table:table-cell>
              <table:table-cell office:value-type="float" office:value="0.06210436">
                <text:p>0.06210436</text:p>
              </table:table-cell>
              <table:table-cell office:value-type="float" office:value="0.4252185">
                <text:p>0.4252185</text:p>
              </table:table-cell>
              <table:table-cell office:value-type="float" office:value="0.4701321">
                <text:p>0.4701321</text:p>
              </table:table-cell>
              <table:table-cell office:value-type="float" office:value="0.6196889">
                <text:p>0.6196889</text:p>
              </table:table-cell>
              <table:table-cell office:value-type="float" office:value="0.73115">
                <text:p>0.73115</text:p>
              </table:table-cell>
              <table:table-cell office:value-type="float" office:value="1.359999">
                <text:p>1.35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10906">
                <text:p>0.3610906</text:p>
              </table:table-cell>
              <table:table-cell office:value-type="float" office:value="0.07558699">
                <text:p>0.07558699</text:p>
              </table:table-cell>
              <table:table-cell office:value-type="float" office:value="0.4319715">
                <text:p>0.4319715</text:p>
              </table:table-cell>
              <table:table-cell office:value-type="float" office:value="0.4903926">
                <text:p>0.4903926</text:p>
              </table:table-cell>
              <table:table-cell office:value-type="float" office:value="0.6401247">
                <text:p>0.6401247</text:p>
              </table:table-cell>
              <table:table-cell office:value-type="float" office:value="0.7488418">
                <text:p>0.7488418</text:p>
              </table:table-cell>
              <table:table-cell office:value-type="float" office:value="1.379999">
                <text:p>1.37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51012">
                <text:p>0.3651012</text:p>
              </table:table-cell>
              <table:table-cell office:value-type="float" office:value="0.08942945">
                <text:p>0.08942945</text:p>
              </table:table-cell>
              <table:table-cell office:value-type="float" office:value="0.4388697">
                <text:p>0.4388697</text:p>
              </table:table-cell>
              <table:table-cell office:value-type="float" office:value="0.5112297">
                <text:p>0.5112297</text:p>
              </table:table-cell>
              <table:table-cell office:value-type="float" office:value="0.6633052">
                <text:p>0.6633052</text:p>
              </table:table-cell>
              <table:table-cell office:value-type="float" office:value="0.7660763">
                <text:p>0.7660763</text:p>
              </table:table-cell>
              <table:table-cell office:value-type="float" office:value="1.399999">
                <text:p>1.3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79042">
                <text:p>0.3679042</text:p>
              </table:table-cell>
              <table:table-cell office:value-type="float" office:value="0.1035046">
                <text:p>0.1035046</text:p>
              </table:table-cell>
              <table:table-cell office:value-type="float" office:value="0.4461284">
                <text:p>0.4461284</text:p>
              </table:table-cell>
              <table:table-cell office:value-type="float" office:value="0.5331765">
                <text:p>0.5331765</text:p>
              </table:table-cell>
              <table:table-cell office:value-type="float" office:value="0.6859486">
                <text:p>0.6859486</text:p>
              </table:table-cell>
              <table:table-cell office:value-type="float" office:value="0.7829487">
                <text:p>0.7829487</text:p>
              </table:table-cell>
              <table:table-cell office:value-type="float" office:value="1.419999">
                <text:p>1.41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99439">
                <text:p>0.3699439</text:p>
              </table:table-cell>
              <table:table-cell office:value-type="float" office:value="0.1177313">
                <text:p>0.1177313</text:p>
              </table:table-cell>
              <table:table-cell office:value-type="float" office:value="0.4539791">
                <text:p>0.4539791</text:p>
              </table:table-cell>
              <table:table-cell office:value-type="float" office:value="0.5547606">
                <text:p>0.5547606</text:p>
              </table:table-cell>
              <table:table-cell office:value-type="float" office:value="0.7053706">
                <text:p>0.7053706</text:p>
              </table:table-cell>
              <table:table-cell office:value-type="float" office:value="0.7999318">
                <text:p>0.7999318</text:p>
              </table:table-cell>
              <table:table-cell office:value-type="float" office:value="1.439999">
                <text:p>1.43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717399">
                <text:p>0.3717399</text:p>
              </table:table-cell>
              <table:table-cell office:value-type="float" office:value="0.1318044">
                <text:p>0.1318044</text:p>
              </table:table-cell>
              <table:table-cell office:value-type="float" office:value="0.462263">
                <text:p>0.462263</text:p>
              </table:table-cell>
              <table:table-cell office:value-type="float" office:value="0.575632">
                <text:p>0.575632</text:p>
              </table:table-cell>
              <table:table-cell office:value-type="float" office:value="0.7229796">
                <text:p>0.7229796</text:p>
              </table:table-cell>
              <table:table-cell office:value-type="float" office:value="0.8176773">
                <text:p>0.8176773</text:p>
              </table:table-cell>
              <table:table-cell office:value-type="float" office:value="1.459999">
                <text:p>1.45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741862">
                <text:p>0.3741862</text:p>
              </table:table-cell>
              <table:table-cell office:value-type="float" office:value="0.146065">
                <text:p>0.146065</text:p>
              </table:table-cell>
              <table:table-cell office:value-type="float" office:value="0.4715257">
                <text:p>0.4715257</text:p>
              </table:table-cell>
              <table:table-cell office:value-type="float" office:value="0.5950999">
                <text:p>0.5950999</text:p>
              </table:table-cell>
              <table:table-cell office:value-type="float" office:value="0.7400475">
                <text:p>0.7400475</text:p>
              </table:table-cell>
              <table:table-cell office:value-type="float" office:value="0.8357812">
                <text:p>0.8357812</text:p>
              </table:table-cell>
              <table:table-cell office:value-type="float" office:value="1.479999">
                <text:p>1.47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767482">
                <text:p>0.3767482</text:p>
              </table:table-cell>
              <table:table-cell office:value-type="float" office:value="0.1601681">
                <text:p>0.1601681</text:p>
              </table:table-cell>
              <table:table-cell office:value-type="float" office:value="0.4816533">
                <text:p>0.4816533</text:p>
              </table:table-cell>
              <table:table-cell office:value-type="float" office:value="0.613882">
                <text:p>0.613882</text:p>
              </table:table-cell>
              <table:table-cell office:value-type="float" office:value="0.7572653">
                <text:p>0.7572653</text:p>
              </table:table-cell>
              <table:table-cell office:value-type="float" office:value="0.853943">
                <text:p>0.853943</text:p>
              </table:table-cell>
              <table:table-cell office:value-type="float" office:value="1.499999">
                <text:p>1.4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799421">
                <text:p>0.3799421</text:p>
              </table:table-cell>
              <table:table-cell office:value-type="float" office:value="0.1739005">
                <text:p>0.1739005</text:p>
              </table:table-cell>
              <table:table-cell office:value-type="float" office:value="0.4921967">
                <text:p>0.4921967</text:p>
              </table:table-cell>
              <table:table-cell office:value-type="float" office:value="0.6310658">
                <text:p>0.6310658</text:p>
              </table:table-cell>
              <table:table-cell office:value-type="float" office:value="0.7752219">
                <text:p>0.7752219</text:p>
              </table:table-cell>
              <table:table-cell office:value-type="float" office:value="0.8725082">
                <text:p>0.8725082</text:p>
              </table:table-cell>
              <table:table-cell office:value-type="float" office:value="1.519999">
                <text:p>1.51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39263">
                <text:p>0.3839263</text:p>
              </table:table-cell>
              <table:table-cell office:value-type="float" office:value="0.1875782">
                <text:p>0.1875782</text:p>
              </table:table-cell>
              <table:table-cell office:value-type="float" office:value="0.5028238">
                <text:p>0.5028238</text:p>
              </table:table-cell>
              <table:table-cell office:value-type="float" office:value="0.6471491">
                <text:p>0.6471491</text:p>
              </table:table-cell>
              <table:table-cell office:value-type="float" office:value="0.7943344">
                <text:p>0.7943344</text:p>
              </table:table-cell>
              <table:table-cell office:value-type="float" office:value="0.891476">
                <text:p>0.891476</text:p>
              </table:table-cell>
              <table:table-cell office:value-type="float" office:value="1.539999">
                <text:p>1.53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86645">
                <text:p>0.3886645</text:p>
              </table:table-cell>
              <table:table-cell office:value-type="float" office:value="0.2009553">
                <text:p>0.2009553</text:p>
              </table:table-cell>
              <table:table-cell office:value-type="float" office:value="0.513289">
                <text:p>0.513289</text:p>
              </table:table-cell>
              <table:table-cell office:value-type="float" office:value="0.6623074">
                <text:p>0.6623074</text:p>
              </table:table-cell>
              <table:table-cell office:value-type="float" office:value="0.8140231">
                <text:p>0.8140231</text:p>
              </table:table-cell>
              <table:table-cell office:value-type="float" office:value="0.9108985">
                <text:p>0.9108985</text:p>
              </table:table-cell>
              <table:table-cell office:value-type="float" office:value="1.559999">
                <text:p>1.55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41254">
                <text:p>0.3941254</text:p>
              </table:table-cell>
              <table:table-cell office:value-type="float" office:value="0.2149173">
                <text:p>0.2149173</text:p>
              </table:table-cell>
              <table:table-cell office:value-type="float" office:value="0.5231503">
                <text:p>0.5231503</text:p>
              </table:table-cell>
              <table:table-cell office:value-type="float" office:value="0.6795159">
                <text:p>0.6795159</text:p>
              </table:table-cell>
              <table:table-cell office:value-type="float" office:value="0.8336133">
                <text:p>0.8336133</text:p>
              </table:table-cell>
              <table:table-cell office:value-type="float" office:value="0.9304877">
                <text:p>0.9304877</text:p>
              </table:table-cell>
              <table:table-cell office:value-type="float" office:value="1.579999">
                <text:p>1.57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003688">
                <text:p>0.4003688</text:p>
              </table:table-cell>
              <table:table-cell office:value-type="float" office:value="0.2291231">
                <text:p>0.2291231</text:p>
              </table:table-cell>
              <table:table-cell office:value-type="float" office:value="0.5319881">
                <text:p>0.5319881</text:p>
              </table:table-cell>
              <table:table-cell office:value-type="float" office:value="0.6993915">
                <text:p>0.6993915</text:p>
              </table:table-cell>
              <table:table-cell office:value-type="float" office:value="0.8528764">
                <text:p>0.8528764</text:p>
              </table:table-cell>
              <table:table-cell office:value-type="float" office:value="0.9504864">
                <text:p>0.9504864</text:p>
              </table:table-cell>
              <table:table-cell office:value-type="float" office:value="1.599999">
                <text:p>1.5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073802">
                <text:p>0.4073802</text:p>
              </table:table-cell>
              <table:table-cell office:value-type="float" office:value="0.2436266">
                <text:p>0.2436266</text:p>
              </table:table-cell>
              <table:table-cell office:value-type="float" office:value="0.5400463">
                <text:p>0.5400463</text:p>
              </table:table-cell>
              <table:table-cell office:value-type="float" office:value="0.7226201">
                <text:p>0.7226201</text:p>
              </table:table-cell>
              <table:table-cell office:value-type="float" office:value="0.8736699">
                <text:p>0.8736699</text:p>
              </table:table-cell>
              <table:table-cell office:value-type="float" office:value="0.9712816">
                <text:p>0.9712816</text:p>
              </table:table-cell>
              <table:table-cell office:value-type="float" office:value="1.619999">
                <text:p>1.61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55591">
                <text:p>0.4155591</text:p>
              </table:table-cell>
              <table:table-cell office:value-type="float" office:value="0.2584201">
                <text:p>0.2584201</text:p>
              </table:table-cell>
              <table:table-cell office:value-type="float" office:value="0.547577">
                <text:p>0.547577</text:p>
              </table:table-cell>
              <table:table-cell office:value-type="float" office:value="0.7470489">
                <text:p>0.7470489</text:p>
              </table:table-cell>
              <table:table-cell office:value-type="float" office:value="0.8947964">
                <text:p>0.8947964</text:p>
              </table:table-cell>
              <table:table-cell office:value-type="float" office:value="0.9918622">
                <text:p>0.9918622</text:p>
              </table:table-cell>
              <table:table-cell office:value-type="float" office:value="1.639999">
                <text:p>1.63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45768">
                <text:p>0.4245768</text:p>
              </table:table-cell>
              <table:table-cell office:value-type="float" office:value="0.272472">
                <text:p>0.272472</text:p>
              </table:table-cell>
              <table:table-cell office:value-type="float" office:value="0.5546637">
                <text:p>0.5546637</text:p>
              </table:table-cell>
              <table:table-cell office:value-type="float" office:value="0.771023">
                <text:p>0.771023</text:p>
              </table:table-cell>
              <table:table-cell office:value-type="float" office:value="0.915531">
                <text:p>0.915531</text:p>
              </table:table-cell>
              <table:table-cell office:value-type="float" office:value="1.011756">
                <text:p>1.011756</text:p>
              </table:table-cell>
              <table:table-cell office:value-type="float" office:value="1.659999">
                <text:p>1.65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4565">
                <text:p>0.434565</text:p>
              </table:table-cell>
              <table:table-cell office:value-type="float" office:value="0.2863907">
                <text:p>0.2863907</text:p>
              </table:table-cell>
              <table:table-cell office:value-type="float" office:value="0.5615231">
                <text:p>0.5615231</text:p>
              </table:table-cell>
              <table:table-cell office:value-type="float" office:value="0.7938747">
                <text:p>0.7938747</text:p>
              </table:table-cell>
              <table:table-cell office:value-type="float" office:value="0.9361075">
                <text:p>0.9361075</text:p>
              </table:table-cell>
              <table:table-cell office:value-type="float" office:value="1.030424">
                <text:p>1.030424</text:p>
              </table:table-cell>
              <table:table-cell office:value-type="float" office:value="1.679999">
                <text:p>1.67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52816">
                <text:p>0.4452816</text:p>
              </table:table-cell>
              <table:table-cell office:value-type="float" office:value="0.3002313">
                <text:p>0.3002313</text:p>
              </table:table-cell>
              <table:table-cell office:value-type="float" office:value="0.5690141">
                <text:p>0.5690141</text:p>
              </table:table-cell>
              <table:table-cell office:value-type="float" office:value="0.8159202">
                <text:p>0.8159202</text:p>
              </table:table-cell>
              <table:table-cell office:value-type="float" office:value="0.9569494">
                <text:p>0.9569494</text:p>
              </table:table-cell>
              <table:table-cell office:value-type="float" office:value="1.048822">
                <text:p>1.048822</text:p>
              </table:table-cell>
              <table:table-cell office:value-type="float" office:value="1.699999">
                <text:p>1.6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64112">
                <text:p>0.4564112</text:p>
              </table:table-cell>
              <table:table-cell office:value-type="float" office:value="0.3135128">
                <text:p>0.3135128</text:p>
              </table:table-cell>
              <table:table-cell office:value-type="float" office:value="0.5773156">
                <text:p>0.5773156</text:p>
              </table:table-cell>
              <table:table-cell office:value-type="float" office:value="0.838236">
                <text:p>0.838236</text:p>
              </table:table-cell>
              <table:table-cell office:value-type="float" office:value="0.9790229">
                <text:p>0.9790229</text:p>
              </table:table-cell>
              <table:table-cell office:value-type="float" office:value="1.066896">
                <text:p>1.066896</text:p>
              </table:table-cell>
              <table:table-cell office:value-type="float" office:value="1.719999">
                <text:p>1.71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675097">
                <text:p>0.4675097</text:p>
              </table:table-cell>
              <table:table-cell office:value-type="float" office:value="0.326611">
                <text:p>0.326611</text:p>
              </table:table-cell>
              <table:table-cell office:value-type="float" office:value="0.5861514">
                <text:p>0.5861514</text:p>
              </table:table-cell>
              <table:table-cell office:value-type="float" office:value="0.8605956">
                <text:p>0.8605956</text:p>
              </table:table-cell>
              <table:table-cell office:value-type="float" office:value="1.000509">
                <text:p>1.000509</text:p>
              </table:table-cell>
              <table:table-cell office:value-type="float" office:value="1.084647">
                <text:p>1.084647</text:p>
              </table:table-cell>
              <table:table-cell office:value-type="float" office:value="1.739999">
                <text:p>1.73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84221">
                <text:p>0.4784221</text:p>
              </table:table-cell>
              <table:table-cell office:value-type="float" office:value="0.3389767">
                <text:p>0.3389767</text:p>
              </table:table-cell>
              <table:table-cell office:value-type="float" office:value="0.5954753">
                <text:p>0.5954753</text:p>
              </table:table-cell>
              <table:table-cell office:value-type="float" office:value="0.8841892">
                <text:p>0.8841892</text:p>
              </table:table-cell>
              <table:table-cell office:value-type="float" office:value="1.021605">
                <text:p>1.021605</text:p>
              </table:table-cell>
              <table:table-cell office:value-type="float" office:value="1.102409">
                <text:p>1.102409</text:p>
              </table:table-cell>
              <table:table-cell office:value-type="float" office:value="1.759999">
                <text:p>1.75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88789">
                <text:p>0.4888789</text:p>
              </table:table-cell>
              <table:table-cell office:value-type="float" office:value="0.3510671">
                <text:p>0.3510671</text:p>
              </table:table-cell>
              <table:table-cell office:value-type="float" office:value="0.6053501">
                <text:p>0.6053501</text:p>
              </table:table-cell>
              <table:table-cell office:value-type="float" office:value="0.9089516">
                <text:p>0.9089516</text:p>
              </table:table-cell>
              <table:table-cell office:value-type="float" office:value="1.043377">
                <text:p>1.043377</text:p>
              </table:table-cell>
              <table:table-cell office:value-type="float" office:value="1.120539">
                <text:p>1.120539</text:p>
              </table:table-cell>
              <table:table-cell office:value-type="float" office:value="1.779999">
                <text:p>1.77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9006">
                <text:p>0.499006</text:p>
              </table:table-cell>
              <table:table-cell office:value-type="float" office:value="0.3624364">
                <text:p>0.3624364</text:p>
              </table:table-cell>
              <table:table-cell office:value-type="float" office:value="0.6159927">
                <text:p>0.6159927</text:p>
              </table:table-cell>
              <table:table-cell office:value-type="float" office:value="0.933233">
                <text:p>0.933233</text:p>
              </table:table-cell>
              <table:table-cell office:value-type="float" office:value="1.064692">
                <text:p>1.064692</text:p>
              </table:table-cell>
              <table:table-cell office:value-type="float" office:value="1.139164">
                <text:p>1.139164</text:p>
              </table:table-cell>
              <table:table-cell office:value-type="float" office:value="1.799999">
                <text:p>1.7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86949">
                <text:p>0.5086949</text:p>
              </table:table-cell>
              <table:table-cell office:value-type="float" office:value="0.372805">
                <text:p>0.372805</text:p>
              </table:table-cell>
              <table:table-cell office:value-type="float" office:value="0.6277279">
                <text:p>0.6277279</text:p>
              </table:table-cell>
              <table:table-cell office:value-type="float" office:value="0.9567308">
                <text:p>0.9567308</text:p>
              </table:table-cell>
              <table:table-cell office:value-type="float" office:value="1.086199">
                <text:p>1.086199</text:p>
              </table:table-cell>
              <table:table-cell office:value-type="float" office:value="1.158002">
                <text:p>1.158002</text:p>
              </table:table-cell>
              <table:table-cell office:value-type="float" office:value="1.819999">
                <text:p>1.81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78845">
                <text:p>0.5178845</text:p>
              </table:table-cell>
              <table:table-cell office:value-type="float" office:value="0.3827029">
                <text:p>0.3827029</text:p>
              </table:table-cell>
              <table:table-cell office:value-type="float" office:value="0.6399969">
                <text:p>0.6399969</text:p>
              </table:table-cell>
              <table:table-cell office:value-type="float" office:value="0.9812796">
                <text:p>0.9812796</text:p>
              </table:table-cell>
              <table:table-cell office:value-type="float" office:value="1.107774">
                <text:p>1.107774</text:p>
              </table:table-cell>
              <table:table-cell office:value-type="float" office:value="1.17699">
                <text:p>1.17699</text:p>
              </table:table-cell>
              <table:table-cell office:value-type="float" office:value="1.839999">
                <text:p>1.83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64784">
                <text:p>0.5264784</text:p>
              </table:table-cell>
              <table:table-cell office:value-type="float" office:value="0.3922036">
                <text:p>0.3922036</text:p>
              </table:table-cell>
              <table:table-cell office:value-type="float" office:value="0.6523313">
                <text:p>0.6523313</text:p>
              </table:table-cell>
              <table:table-cell office:value-type="float" office:value="1.008719">
                <text:p>1.008719</text:p>
              </table:table-cell>
              <table:table-cell office:value-type="float" office:value="1.130145">
                <text:p>1.130145</text:p>
              </table:table-cell>
              <table:table-cell office:value-type="float" office:value="1.196431">
                <text:p>1.196431</text:p>
              </table:table-cell>
              <table:table-cell office:value-type="float" office:value="1.859999">
                <text:p>1.85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344569">
                <text:p>0.5344569</text:p>
              </table:table-cell>
              <table:table-cell office:value-type="float" office:value="0.401538">
                <text:p>0.401538</text:p>
              </table:table-cell>
              <table:table-cell office:value-type="float" office:value="0.6641788">
                <text:p>0.6641788</text:p>
              </table:table-cell>
              <table:table-cell office:value-type="float" office:value="1.038706">
                <text:p>1.038706</text:p>
              </table:table-cell>
              <table:table-cell office:value-type="float" office:value="1.153237">
                <text:p>1.153237</text:p>
              </table:table-cell>
              <table:table-cell office:value-type="float" office:value="1.216088">
                <text:p>1.216088</text:p>
              </table:table-cell>
              <table:table-cell office:value-type="float" office:value="1.879999">
                <text:p>1.87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21063">
                <text:p>0.5421063</text:p>
              </table:table-cell>
              <table:table-cell office:value-type="float" office:value="0.410762">
                <text:p>0.410762</text:p>
              </table:table-cell>
              <table:table-cell office:value-type="float" office:value="0.6749697">
                <text:p>0.6749697</text:p>
              </table:table-cell>
              <table:table-cell office:value-type="float" office:value="1.069412">
                <text:p>1.069412</text:p>
              </table:table-cell>
              <table:table-cell office:value-type="float" office:value="1.17596">
                <text:p>1.17596</text:p>
              </table:table-cell>
              <table:table-cell office:value-type="float" office:value="1.23618">
                <text:p>1.23618</text:p>
              </table:table-cell>
              <table:table-cell office:value-type="float" office:value="1.899999">
                <text:p>1.8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91008">
                <text:p>0.5491008</text:p>
              </table:table-cell>
              <table:table-cell office:value-type="float" office:value="0.4203215">
                <text:p>0.4203215</text:p>
              </table:table-cell>
              <table:table-cell office:value-type="float" office:value="0.6848001">
                <text:p>0.6848001</text:p>
              </table:table-cell>
              <table:table-cell office:value-type="float" office:value="1.098099">
                <text:p>1.098099</text:p>
              </table:table-cell>
              <table:table-cell office:value-type="float" office:value="1.200587">
                <text:p>1.200587</text:p>
              </table:table-cell>
              <table:table-cell office:value-type="float" office:value="1.256584">
                <text:p>1.256584</text:p>
              </table:table-cell>
              <table:table-cell office:value-type="float" office:value="1.919999">
                <text:p>1.91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55389">
                <text:p>0.555389</text:p>
              </table:table-cell>
              <table:table-cell office:value-type="float" office:value="0.4301566">
                <text:p>0.4301566</text:p>
              </table:table-cell>
              <table:table-cell office:value-type="float" office:value="0.6934606">
                <text:p>0.6934606</text:p>
              </table:table-cell>
              <table:table-cell office:value-type="float" office:value="1.123728">
                <text:p>1.123728</text:p>
              </table:table-cell>
              <table:table-cell office:value-type="float" office:value="1.226314">
                <text:p>1.226314</text:p>
              </table:table-cell>
              <table:table-cell office:value-type="float" office:value="1.277379">
                <text:p>1.277379</text:p>
              </table:table-cell>
              <table:table-cell office:value-type="float" office:value="1.939999">
                <text:p>1.93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07997">
                <text:p>0.5607997</text:p>
              </table:table-cell>
              <table:table-cell office:value-type="float" office:value="0.4402805">
                <text:p>0.4402805</text:p>
              </table:table-cell>
              <table:table-cell office:value-type="float" office:value="0.7013324">
                <text:p>0.7013324</text:p>
              </table:table-cell>
              <table:table-cell office:value-type="float" office:value="1.147177">
                <text:p>1.147177</text:p>
              </table:table-cell>
              <table:table-cell office:value-type="float" office:value="1.251319">
                <text:p>1.251319</text:p>
              </table:table-cell>
              <table:table-cell office:value-type="float" office:value="1.298954">
                <text:p>1.298954</text:p>
              </table:table-cell>
              <table:table-cell office:value-type="float" office:value="1.959999">
                <text:p>1.95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50392">
                <text:p>0.5650392</text:p>
              </table:table-cell>
              <table:table-cell office:value-type="float" office:value="0.4507408">
                <text:p>0.4507408</text:p>
              </table:table-cell>
              <table:table-cell office:value-type="float" office:value="0.7085933">
                <text:p>0.7085933</text:p>
              </table:table-cell>
              <table:table-cell office:value-type="float" office:value="1.167768">
                <text:p>1.167768</text:p>
              </table:table-cell>
              <table:table-cell office:value-type="float" office:value="1.274974">
                <text:p>1.274974</text:p>
              </table:table-cell>
              <table:table-cell office:value-type="float" office:value="1.32008">
                <text:p>1.32008</text:p>
              </table:table-cell>
              <table:table-cell office:value-type="float" office:value="1.979999">
                <text:p>1.97999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684608">
                <text:p>0.5684608</text:p>
              </table:table-cell>
              <table:table-cell office:value-type="float" office:value="0.461326">
                <text:p>0.461326</text:p>
              </table:table-cell>
              <table:table-cell office:value-type="float" office:value="0.715896">
                <text:p>0.715896</text:p>
              </table:table-cell>
              <table:table-cell office:value-type="float" office:value="1.184499">
                <text:p>1.184499</text:p>
              </table:table-cell>
              <table:table-cell office:value-type="float" office:value="1.298441">
                <text:p>1.298441</text:p>
              </table:table-cell>
              <table:table-cell office:value-type="float" office:value="1.340105">
                <text:p>1.340105</text:p>
              </table:table-cell>
              <table:table-cell office:value-type="float" office:value="1.999999">
                <text:p>1.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09732">
                <text:p>0.5709732</text:p>
              </table:table-cell>
              <table:table-cell office:value-type="float" office:value="0.4725823">
                <text:p>0.4725823</text:p>
              </table:table-cell>
              <table:table-cell office:value-type="float" office:value="0.7238597">
                <text:p>0.7238597</text:p>
              </table:table-cell>
              <table:table-cell office:value-type="float" office:value="1.197119">
                <text:p>1.197119</text:p>
              </table:table-cell>
              <table:table-cell office:value-type="float" office:value="1.322568">
                <text:p>1.322568</text:p>
              </table:table-cell>
              <table:table-cell office:value-type="float" office:value="1.358693">
                <text:p>1.358693</text:p>
              </table:table-cell>
              <table:table-cell office:value-type="float" office:value="2.019999">
                <text:p>2.01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31226">
                <text:p>0.5731226</text:p>
              </table:table-cell>
              <table:table-cell office:value-type="float" office:value="0.4841418">
                <text:p>0.4841418</text:p>
              </table:table-cell>
              <table:table-cell office:value-type="float" office:value="0.7323303">
                <text:p>0.7323303</text:p>
              </table:table-cell>
              <table:table-cell office:value-type="float" office:value="1.204762">
                <text:p>1.204762</text:p>
              </table:table-cell>
              <table:table-cell office:value-type="float" office:value="1.348171">
                <text:p>1.348171</text:p>
              </table:table-cell>
              <table:table-cell office:value-type="float" office:value="1.376266">
                <text:p>1.376266</text:p>
              </table:table-cell>
              <table:table-cell office:value-type="float" office:value="2.039999">
                <text:p>2.03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46089">
                <text:p>0.5746089</text:p>
              </table:table-cell>
              <table:table-cell office:value-type="float" office:value="0.4961571">
                <text:p>0.4961571</text:p>
              </table:table-cell>
              <table:table-cell office:value-type="float" office:value="0.7413973">
                <text:p>0.7413973</text:p>
              </table:table-cell>
              <table:table-cell office:value-type="float" office:value="1.209179">
                <text:p>1.209179</text:p>
              </table:table-cell>
              <table:table-cell office:value-type="float" office:value="1.372663">
                <text:p>1.372663</text:p>
              </table:table-cell>
              <table:table-cell office:value-type="float" office:value="1.394124">
                <text:p>1.394124</text:p>
              </table:table-cell>
              <table:table-cell office:value-type="float" office:value="2.059999">
                <text:p>2.05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56121">
                <text:p>0.5756121</text:p>
              </table:table-cell>
              <table:table-cell office:value-type="float" office:value="0.508786">
                <text:p>0.508786</text:p>
              </table:table-cell>
              <table:table-cell office:value-type="float" office:value="0.7512901">
                <text:p>0.7512901</text:p>
              </table:table-cell>
              <table:table-cell office:value-type="float" office:value="1.213178">
                <text:p>1.213178</text:p>
              </table:table-cell>
              <table:table-cell office:value-type="float" office:value="1.396141">
                <text:p>1.396141</text:p>
              </table:table-cell>
              <table:table-cell office:value-type="float" office:value="1.412571">
                <text:p>1.412571</text:p>
              </table:table-cell>
              <table:table-cell office:value-type="float" office:value="2.079999">
                <text:p>2.07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62951">
                <text:p>0.5762951</text:p>
              </table:table-cell>
              <table:table-cell office:value-type="float" office:value="0.5214427">
                <text:p>0.5214427</text:p>
              </table:table-cell>
              <table:table-cell office:value-type="float" office:value="0.7617318">
                <text:p>0.7617318</text:p>
              </table:table-cell>
              <table:table-cell office:value-type="float" office:value="1.217507">
                <text:p>1.217507</text:p>
              </table:table-cell>
              <table:table-cell office:value-type="float" office:value="1.420346">
                <text:p>1.420346</text:p>
              </table:table-cell>
              <table:table-cell office:value-type="float" office:value="1.43151">
                <text:p>1.43151</text:p>
              </table:table-cell>
              <table:table-cell office:value-type="float" office:value="2.099999">
                <text:p>2.0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69523">
                <text:p>0.5769523</text:p>
              </table:table-cell>
              <table:table-cell office:value-type="float" office:value="0.5344369">
                <text:p>0.5344369</text:p>
              </table:table-cell>
              <table:table-cell office:value-type="float" office:value="0.7730825">
                <text:p>0.7730825</text:p>
              </table:table-cell>
              <table:table-cell office:value-type="float" office:value="1.22255">
                <text:p>1.22255</text:p>
              </table:table-cell>
              <table:table-cell office:value-type="float" office:value="1.443996">
                <text:p>1.443996</text:p>
              </table:table-cell>
              <table:table-cell office:value-type="float" office:value="1.450917">
                <text:p>1.450917</text:p>
              </table:table-cell>
              <table:table-cell office:value-type="float" office:value="2.119999">
                <text:p>2.11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75384">
                <text:p>0.5775384</text:p>
              </table:table-cell>
              <table:table-cell office:value-type="float" office:value="0.5475109">
                <text:p>0.5475109</text:p>
              </table:table-cell>
              <table:table-cell office:value-type="float" office:value="0.7856045">
                <text:p>0.7856045</text:p>
              </table:table-cell>
              <table:table-cell office:value-type="float" office:value="1.229147">
                <text:p>1.229147</text:p>
              </table:table-cell>
              <table:table-cell office:value-type="float" office:value="1.466289">
                <text:p>1.466289</text:p>
              </table:table-cell>
              <table:table-cell office:value-type="float" office:value="1.470771">
                <text:p>1.470771</text:p>
              </table:table-cell>
              <table:table-cell office:value-type="float" office:value="2.139999">
                <text:p>2.13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82322">
                <text:p>0.5782322</text:p>
              </table:table-cell>
              <table:table-cell office:value-type="float" office:value="0.5605342">
                <text:p>0.5605342</text:p>
              </table:table-cell>
              <table:table-cell office:value-type="float" office:value="0.7991167">
                <text:p>0.7991167</text:p>
              </table:table-cell>
              <table:table-cell office:value-type="float" office:value="1.239662">
                <text:p>1.239662</text:p>
              </table:table-cell>
              <table:table-cell office:value-type="float" office:value="1.488127">
                <text:p>1.488127</text:p>
              </table:table-cell>
              <table:table-cell office:value-type="float" office:value="1.490817">
                <text:p>1.490817</text:p>
              </table:table-cell>
              <table:table-cell office:value-type="float" office:value="2.159999">
                <text:p>2.15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93661">
                <text:p>0.5793661</text:p>
              </table:table-cell>
              <table:table-cell office:value-type="float" office:value="0.5733446">
                <text:p>0.5733446</text:p>
              </table:table-cell>
              <table:table-cell office:value-type="float" office:value="0.8132322">
                <text:p>0.8132322</text:p>
              </table:table-cell>
              <table:table-cell office:value-type="float" office:value="1.255902">
                <text:p>1.255902</text:p>
              </table:table-cell>
              <table:table-cell office:value-type="float" office:value="1.510079">
                <text:p>1.510079</text:p>
              </table:table-cell>
              <table:table-cell office:value-type="float" office:value="1.511017">
                <text:p>1.511017</text:p>
              </table:table-cell>
              <table:table-cell office:value-type="float" office:value="2.179999">
                <text:p>2.17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12659">
                <text:p>0.5812659</text:p>
              </table:table-cell>
              <table:table-cell office:value-type="float" office:value="0.5864777">
                <text:p>0.5864777</text:p>
              </table:table-cell>
              <table:table-cell office:value-type="float" office:value="0.8273547">
                <text:p>0.8273547</text:p>
              </table:table-cell>
              <table:table-cell office:value-type="float" office:value="1.275866">
                <text:p>1.275866</text:p>
              </table:table-cell>
              <table:table-cell office:value-type="float" office:value="1.532008">
                <text:p>1.532008</text:p>
              </table:table-cell>
              <table:table-cell office:value-type="float" office:value="1.531353">
                <text:p>1.531353</text:p>
              </table:table-cell>
              <table:table-cell office:value-type="float" office:value="2.199999">
                <text:p>2.1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44979">
                <text:p>0.5844979</text:p>
              </table:table-cell>
              <table:table-cell office:value-type="float" office:value="0.5992628">
                <text:p>0.5992628</text:p>
              </table:table-cell>
              <table:table-cell office:value-type="float" office:value="0.8404852">
                <text:p>0.8404852</text:p>
              </table:table-cell>
              <table:table-cell office:value-type="float" office:value="1.299853">
                <text:p>1.299853</text:p>
              </table:table-cell>
              <table:table-cell office:value-type="float" office:value="1.553683">
                <text:p>1.553683</text:p>
              </table:table-cell>
              <table:table-cell office:value-type="float" office:value="1.551774">
                <text:p>1.551774</text:p>
              </table:table-cell>
              <table:table-cell office:value-type="float" office:value="2.219999">
                <text:p>2.21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90284">
                <text:p>0.5890284</text:p>
              </table:table-cell>
              <table:table-cell office:value-type="float" office:value="0.6111523">
                <text:p>0.6111523</text:p>
              </table:table-cell>
              <table:table-cell office:value-type="float" office:value="0.8519471">
                <text:p>0.8519471</text:p>
              </table:table-cell>
              <table:table-cell office:value-type="float" office:value="1.326897">
                <text:p>1.326897</text:p>
              </table:table-cell>
              <table:table-cell office:value-type="float" office:value="1.575514">
                <text:p>1.575514</text:p>
              </table:table-cell>
              <table:table-cell office:value-type="float" office:value="1.572234">
                <text:p>1.572234</text:p>
              </table:table-cell>
              <table:table-cell office:value-type="float" office:value="2.239999">
                <text:p>2.23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40712">
                <text:p>0.5940712</text:p>
              </table:table-cell>
              <table:table-cell office:value-type="float" office:value="0.6227871">
                <text:p>0.6227871</text:p>
              </table:table-cell>
              <table:table-cell office:value-type="float" office:value="0.8620871">
                <text:p>0.8620871</text:p>
              </table:table-cell>
              <table:table-cell office:value-type="float" office:value="1.356621">
                <text:p>1.356621</text:p>
              </table:table-cell>
              <table:table-cell office:value-type="float" office:value="1.599205">
                <text:p>1.599205</text:p>
              </table:table-cell>
              <table:table-cell office:value-type="float" office:value="1.592543">
                <text:p>1.592543</text:p>
              </table:table-cell>
              <table:table-cell office:value-type="float" office:value="2.259999">
                <text:p>2.25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96578">
                <text:p>0.5996578</text:p>
              </table:table-cell>
              <table:table-cell office:value-type="float" office:value="0.6335471">
                <text:p>0.6335471</text:p>
              </table:table-cell>
              <table:table-cell office:value-type="float" office:value="0.8713487">
                <text:p>0.8713487</text:p>
              </table:table-cell>
              <table:table-cell office:value-type="float" office:value="1.388276">
                <text:p>1.388276</text:p>
              </table:table-cell>
              <table:table-cell office:value-type="float" office:value="1.623183">
                <text:p>1.623183</text:p>
              </table:table-cell>
              <table:table-cell office:value-type="float" office:value="1.612757">
                <text:p>1.612757</text:p>
              </table:table-cell>
              <table:table-cell office:value-type="float" office:value="2.279999">
                <text:p>2.27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5699">
                <text:p>0.605699</text:p>
              </table:table-cell>
              <table:table-cell office:value-type="float" office:value="0.643429">
                <text:p>0.643429</text:p>
              </table:table-cell>
              <table:table-cell office:value-type="float" office:value="0.8799475">
                <text:p>0.8799475</text:p>
              </table:table-cell>
              <table:table-cell office:value-type="float" office:value="1.420912">
                <text:p>1.420912</text:p>
              </table:table-cell>
              <table:table-cell office:value-type="float" office:value="1.646351">
                <text:p>1.646351</text:p>
              </table:table-cell>
              <table:table-cell office:value-type="float" office:value="1.633089">
                <text:p>1.633089</text:p>
              </table:table-cell>
              <table:table-cell office:value-type="float" office:value="2.299999">
                <text:p>2.2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24003">
                <text:p>0.6124003</text:p>
              </table:table-cell>
              <table:table-cell office:value-type="float" office:value="0.6519414">
                <text:p>0.6519414</text:p>
              </table:table-cell>
              <table:table-cell office:value-type="float" office:value="0.8880028">
                <text:p>0.8880028</text:p>
              </table:table-cell>
              <table:table-cell office:value-type="float" office:value="1.454424">
                <text:p>1.454424</text:p>
              </table:table-cell>
              <table:table-cell office:value-type="float" office:value="1.668441">
                <text:p>1.668441</text:p>
              </table:table-cell>
              <table:table-cell office:value-type="float" office:value="1.652868">
                <text:p>1.652868</text:p>
              </table:table-cell>
              <table:table-cell office:value-type="float" office:value="2.319999">
                <text:p>2.31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95848">
                <text:p>0.6195848</text:p>
              </table:table-cell>
              <table:table-cell office:value-type="float" office:value="0.6607923">
                <text:p>0.6607923</text:p>
              </table:table-cell>
              <table:table-cell office:value-type="float" office:value="0.8958914">
                <text:p>0.8958914</text:p>
              </table:table-cell>
              <table:table-cell office:value-type="float" office:value="1.487247">
                <text:p>1.487247</text:p>
              </table:table-cell>
              <table:table-cell office:value-type="float" office:value="1.689949">
                <text:p>1.689949</text:p>
              </table:table-cell>
              <table:table-cell office:value-type="float" office:value="1.671448">
                <text:p>1.671448</text:p>
              </table:table-cell>
              <table:table-cell office:value-type="float" office:value="2.339998">
                <text:p>2.3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69401">
                <text:p>0.6269401</text:p>
              </table:table-cell>
              <table:table-cell office:value-type="float" office:value="0.6694567">
                <text:p>0.6694567</text:p>
              </table:table-cell>
              <table:table-cell office:value-type="float" office:value="0.9043953">
                <text:p>0.9043953</text:p>
              </table:table-cell>
              <table:table-cell office:value-type="float" office:value="1.519246">
                <text:p>1.519246</text:p>
              </table:table-cell>
              <table:table-cell office:value-type="float" office:value="1.711332">
                <text:p>1.711332</text:p>
              </table:table-cell>
              <table:table-cell office:value-type="float" office:value="1.688759">
                <text:p>1.688759</text:p>
              </table:table-cell>
              <table:table-cell office:value-type="float" office:value="2.359998">
                <text:p>2.35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42368">
                <text:p>0.6342368</text:p>
              </table:table-cell>
              <table:table-cell office:value-type="float" office:value="0.6775677">
                <text:p>0.6775677</text:p>
              </table:table-cell>
              <table:table-cell office:value-type="float" office:value="0.9137174">
                <text:p>0.9137174</text:p>
              </table:table-cell>
              <table:table-cell office:value-type="float" office:value="1.550508">
                <text:p>1.550508</text:p>
              </table:table-cell>
              <table:table-cell office:value-type="float" office:value="1.733542">
                <text:p>1.733542</text:p>
              </table:table-cell>
              <table:table-cell office:value-type="float" office:value="1.706488">
                <text:p>1.706488</text:p>
              </table:table-cell>
              <table:table-cell office:value-type="float" office:value="2.379998">
                <text:p>2.37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13991">
                <text:p>0.6413991</text:p>
              </table:table-cell>
              <table:table-cell office:value-type="float" office:value="0.6851133">
                <text:p>0.6851133</text:p>
              </table:table-cell>
              <table:table-cell office:value-type="float" office:value="0.9237052">
                <text:p>0.9237052</text:p>
              </table:table-cell>
              <table:table-cell office:value-type="float" office:value="1.582538">
                <text:p>1.582538</text:p>
              </table:table-cell>
              <table:table-cell office:value-type="float" office:value="1.757665">
                <text:p>1.757665</text:p>
              </table:table-cell>
              <table:table-cell office:value-type="float" office:value="1.725027">
                <text:p>1.725027</text:p>
              </table:table-cell>
              <table:table-cell office:value-type="float" office:value="2.399998">
                <text:p>2.3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82383">
                <text:p>0.6482383</text:p>
              </table:table-cell>
              <table:table-cell office:value-type="float" office:value="0.6928631">
                <text:p>0.6928631</text:p>
              </table:table-cell>
              <table:table-cell office:value-type="float" office:value="0.9341576">
                <text:p>0.9341576</text:p>
              </table:table-cell>
              <table:table-cell office:value-type="float" office:value="1.615757">
                <text:p>1.615757</text:p>
              </table:table-cell>
              <table:table-cell office:value-type="float" office:value="1.782139">
                <text:p>1.782139</text:p>
              </table:table-cell>
              <table:table-cell office:value-type="float" office:value="1.743941">
                <text:p>1.743941</text:p>
              </table:table-cell>
              <table:table-cell office:value-type="float" office:value="2.419998">
                <text:p>2.41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45261">
                <text:p>0.6545261</text:p>
              </table:table-cell>
              <table:table-cell office:value-type="float" office:value="0.6993992">
                <text:p>0.6993992</text:p>
              </table:table-cell>
              <table:table-cell office:value-type="float" office:value="0.9452356">
                <text:p>0.9452356</text:p>
              </table:table-cell>
              <table:table-cell office:value-type="float" office:value="1.647465">
                <text:p>1.647465</text:p>
              </table:table-cell>
              <table:table-cell office:value-type="float" office:value="1.805854">
                <text:p>1.805854</text:p>
              </table:table-cell>
              <table:table-cell office:value-type="float" office:value="1.763365">
                <text:p>1.763365</text:p>
              </table:table-cell>
              <table:table-cell office:value-type="float" office:value="2.439998">
                <text:p>2.4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00739">
                <text:p>0.6600739</text:p>
              </table:table-cell>
              <table:table-cell office:value-type="float" office:value="0.7056278">
                <text:p>0.7056278</text:p>
              </table:table-cell>
              <table:table-cell office:value-type="float" office:value="0.9566483">
                <text:p>0.9566483</text:p>
              </table:table-cell>
              <table:table-cell office:value-type="float" office:value="1.676613">
                <text:p>1.676613</text:p>
              </table:table-cell>
              <table:table-cell office:value-type="float" office:value="1.828519">
                <text:p>1.828519</text:p>
              </table:table-cell>
              <table:table-cell office:value-type="float" office:value="1.783792">
                <text:p>1.783792</text:p>
              </table:table-cell>
              <table:table-cell office:value-type="float" office:value="2.459998">
                <text:p>2.45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49631">
                <text:p>0.6649631</text:p>
              </table:table-cell>
              <table:table-cell office:value-type="float" office:value="0.7114353">
                <text:p>0.7114353</text:p>
              </table:table-cell>
              <table:table-cell office:value-type="float" office:value="0.9692377">
                <text:p>0.9692377</text:p>
              </table:table-cell>
              <table:table-cell office:value-type="float" office:value="1.704993">
                <text:p>1.704993</text:p>
              </table:table-cell>
              <table:table-cell office:value-type="float" office:value="1.850892">
                <text:p>1.850892</text:p>
              </table:table-cell>
              <table:table-cell office:value-type="float" office:value="1.80503">
                <text:p>1.80503</text:p>
              </table:table-cell>
              <table:table-cell office:value-type="float" office:value="2.479998">
                <text:p>2.47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90186">
                <text:p>0.6690186</text:p>
              </table:table-cell>
              <table:table-cell office:value-type="float" office:value="0.7170744">
                <text:p>0.7170744</text:p>
              </table:table-cell>
              <table:table-cell office:value-type="float" office:value="0.9831417">
                <text:p>0.9831417</text:p>
              </table:table-cell>
              <table:table-cell office:value-type="float" office:value="1.733157">
                <text:p>1.733157</text:p>
              </table:table-cell>
              <table:table-cell office:value-type="float" office:value="1.873272">
                <text:p>1.873272</text:p>
              </table:table-cell>
              <table:table-cell office:value-type="float" office:value="1.826845">
                <text:p>1.826845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23597">
                <text:p>0.6723597</text:p>
              </table:table-cell>
              <table:table-cell office:value-type="float" office:value="0.7225076">
                <text:p>0.7225076</text:p>
              </table:table-cell>
              <table:table-cell office:value-type="float" office:value="0.9971843">
                <text:p>0.9971843</text:p>
              </table:table-cell>
              <table:table-cell office:value-type="float" office:value="1.759335">
                <text:p>1.759335</text:p>
              </table:table-cell>
              <table:table-cell office:value-type="float" office:value="1.895925">
                <text:p>1.895925</text:p>
              </table:table-cell>
              <table:table-cell office:value-type="float" office:value="1.849169">
                <text:p>1.849169</text:p>
              </table:table-cell>
              <table:table-cell office:value-type="float" office:value="2.519998">
                <text:p>2.51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48633">
                <text:p>0.6748633</text:p>
              </table:table-cell>
              <table:table-cell office:value-type="float" office:value="0.7268">
                <text:p>0.7268</text:p>
              </table:table-cell>
              <table:table-cell office:value-type="float" office:value="1.010511">
                <text:p>1.010511</text:p>
              </table:table-cell>
              <table:table-cell office:value-type="float" office:value="1.785003">
                <text:p>1.785003</text:p>
              </table:table-cell>
              <table:table-cell office:value-type="float" office:value="1.91995">
                <text:p>1.91995</text:p>
              </table:table-cell>
              <table:table-cell office:value-type="float" office:value="1.872005">
                <text:p>1.872005</text:p>
              </table:table-cell>
              <table:table-cell office:value-type="float" office:value="2.539998">
                <text:p>2.5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6609">
                <text:p>0.676609</text:p>
              </table:table-cell>
              <table:table-cell office:value-type="float" office:value="0.7303483">
                <text:p>0.7303483</text:p>
              </table:table-cell>
              <table:table-cell office:value-type="float" office:value="1.022938">
                <text:p>1.022938</text:p>
              </table:table-cell>
              <table:table-cell office:value-type="float" office:value="1.809022">
                <text:p>1.809022</text:p>
              </table:table-cell>
              <table:table-cell office:value-type="float" office:value="1.946356">
                <text:p>1.946356</text:p>
              </table:table-cell>
              <table:table-cell office:value-type="float" office:value="1.895202">
                <text:p>1.895202</text:p>
              </table:table-cell>
              <table:table-cell office:value-type="float" office:value="2.559998">
                <text:p>2.55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71403">
                <text:p>0.6771403</text:p>
              </table:table-cell>
              <table:table-cell office:value-type="float" office:value="0.733197">
                <text:p>0.733197</text:p>
              </table:table-cell>
              <table:table-cell office:value-type="float" office:value="1.03393">
                <text:p>1.03393</text:p>
              </table:table-cell>
              <table:table-cell office:value-type="float" office:value="1.831198">
                <text:p>1.831198</text:p>
              </table:table-cell>
              <table:table-cell office:value-type="float" office:value="1.973872">
                <text:p>1.973872</text:p>
              </table:table-cell>
              <table:table-cell office:value-type="float" office:value="1.918573">
                <text:p>1.918573</text:p>
              </table:table-cell>
              <table:table-cell office:value-type="float" office:value="2.579998">
                <text:p>2.57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64309">
                <text:p>0.6764309</text:p>
              </table:table-cell>
              <table:table-cell office:value-type="float" office:value="0.7353618">
                <text:p>0.7353618</text:p>
              </table:table-cell>
              <table:table-cell office:value-type="float" office:value="1.04338">
                <text:p>1.04338</text:p>
              </table:table-cell>
              <table:table-cell office:value-type="float" office:value="1.853809">
                <text:p>1.853809</text:p>
              </table:table-cell>
              <table:table-cell office:value-type="float" office:value="2.000749">
                <text:p>2.000749</text:p>
              </table:table-cell>
              <table:table-cell office:value-type="float" office:value="1.941603">
                <text:p>1.941603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53022">
                <text:p>0.6753022</text:p>
              </table:table-cell>
              <table:table-cell office:value-type="float" office:value="0.7369753">
                <text:p>0.7369753</text:p>
              </table:table-cell>
              <table:table-cell office:value-type="float" office:value="1.051782">
                <text:p>1.051782</text:p>
              </table:table-cell>
              <table:table-cell office:value-type="float" office:value="1.87657">
                <text:p>1.87657</text:p>
              </table:table-cell>
              <table:table-cell office:value-type="float" office:value="2.025643">
                <text:p>2.025643</text:p>
              </table:table-cell>
              <table:table-cell office:value-type="float" office:value="1.964185">
                <text:p>1.964185</text:p>
              </table:table-cell>
              <table:table-cell office:value-type="float" office:value="2.619998">
                <text:p>2.61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31563">
                <text:p>0.6731563</text:p>
              </table:table-cell>
              <table:table-cell office:value-type="float" office:value="0.7386047">
                <text:p>0.7386047</text:p>
              </table:table-cell>
              <table:table-cell office:value-type="float" office:value="1.059503">
                <text:p>1.059503</text:p>
              </table:table-cell>
              <table:table-cell office:value-type="float" office:value="1.897205">
                <text:p>1.897205</text:p>
              </table:table-cell>
              <table:table-cell office:value-type="float" office:value="2.049483">
                <text:p>2.049483</text:p>
              </table:table-cell>
              <table:table-cell office:value-type="float" office:value="1.986773">
                <text:p>1.986773</text:p>
              </table:table-cell>
              <table:table-cell office:value-type="float" office:value="2.639998">
                <text:p>2.6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00094">
                <text:p>0.6700094</text:p>
              </table:table-cell>
              <table:table-cell office:value-type="float" office:value="0.7393727">
                <text:p>0.7393727</text:p>
              </table:table-cell>
              <table:table-cell office:value-type="float" office:value="1.06716">
                <text:p>1.06716</text:p>
              </table:table-cell>
              <table:table-cell office:value-type="float" office:value="1.915397">
                <text:p>1.915397</text:p>
              </table:table-cell>
              <table:table-cell office:value-type="float" office:value="2.073567">
                <text:p>2.073567</text:p>
              </table:table-cell>
              <table:table-cell office:value-type="float" office:value="2.008642">
                <text:p>2.008642</text:p>
              </table:table-cell>
              <table:table-cell office:value-type="float" office:value="2.659998">
                <text:p>2.65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0195">
                <text:p>0.6660195</text:p>
              </table:table-cell>
              <table:table-cell office:value-type="float" office:value="0.7401211">
                <text:p>0.7401211</text:p>
              </table:table-cell>
              <table:table-cell office:value-type="float" office:value="1.075446">
                <text:p>1.075446</text:p>
              </table:table-cell>
              <table:table-cell office:value-type="float" office:value="1.933173">
                <text:p>1.933173</text:p>
              </table:table-cell>
              <table:table-cell office:value-type="float" office:value="2.098268">
                <text:p>2.098268</text:p>
              </table:table-cell>
              <table:table-cell office:value-type="float" office:value="2.030007">
                <text:p>2.030007</text:p>
              </table:table-cell>
              <table:table-cell office:value-type="float" office:value="2.679998">
                <text:p>2.67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1284">
                <text:p>0.661284</text:p>
              </table:table-cell>
              <table:table-cell office:value-type="float" office:value="0.7403578">
                <text:p>0.7403578</text:p>
              </table:table-cell>
              <table:table-cell office:value-type="float" office:value="1.084067">
                <text:p>1.084067</text:p>
              </table:table-cell>
              <table:table-cell office:value-type="float" office:value="1.951645">
                <text:p>1.951645</text:p>
              </table:table-cell>
              <table:table-cell office:value-type="float" office:value="2.124776">
                <text:p>2.124776</text:p>
              </table:table-cell>
              <table:table-cell office:value-type="float" office:value="2.050858">
                <text:p>2.050858</text:p>
              </table:table-cell>
              <table:table-cell office:value-type="float" office:value="2.699998">
                <text:p>2.6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62036">
                <text:p>0.6562036</text:p>
              </table:table-cell>
              <table:table-cell office:value-type="float" office:value="0.740802">
                <text:p>0.740802</text:p>
              </table:table-cell>
              <table:table-cell office:value-type="float" office:value="1.093127">
                <text:p>1.093127</text:p>
              </table:table-cell>
              <table:table-cell office:value-type="float" office:value="1.969957">
                <text:p>1.969957</text:p>
              </table:table-cell>
              <table:table-cell office:value-type="float" office:value="2.151346">
                <text:p>2.151346</text:p>
              </table:table-cell>
              <table:table-cell office:value-type="float" office:value="2.071553">
                <text:p>2.071553</text:p>
              </table:table-cell>
              <table:table-cell office:value-type="float" office:value="2.719998">
                <text:p>2.71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11253">
                <text:p>0.6511253</text:p>
              </table:table-cell>
              <table:table-cell office:value-type="float" office:value="0.741998">
                <text:p>0.741998</text:p>
              </table:table-cell>
              <table:table-cell office:value-type="float" office:value="1.102836">
                <text:p>1.102836</text:p>
              </table:table-cell>
              <table:table-cell office:value-type="float" office:value="1.989054">
                <text:p>1.989054</text:p>
              </table:table-cell>
              <table:table-cell office:value-type="float" office:value="2.17696">
                <text:p>2.17696</text:p>
              </table:table-cell>
              <table:table-cell office:value-type="float" office:value="2.092218">
                <text:p>2.092218</text:p>
              </table:table-cell>
              <table:table-cell office:value-type="float" office:value="2.739998">
                <text:p>2.7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61951">
                <text:p>0.6461951</text:p>
              </table:table-cell>
              <table:table-cell office:value-type="float" office:value="0.7428802">
                <text:p>0.7428802</text:p>
              </table:table-cell>
              <table:table-cell office:value-type="float" office:value="1.113054">
                <text:p>1.113054</text:p>
              </table:table-cell>
              <table:table-cell office:value-type="float" office:value="2.008724">
                <text:p>2.008724</text:p>
              </table:table-cell>
              <table:table-cell office:value-type="float" office:value="2.202091">
                <text:p>2.202091</text:p>
              </table:table-cell>
              <table:table-cell office:value-type="float" office:value="2.113141">
                <text:p>2.113141</text:p>
              </table:table-cell>
              <table:table-cell office:value-type="float" office:value="2.759998">
                <text:p>2.75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18874">
                <text:p>0.6418874</text:p>
              </table:table-cell>
              <table:table-cell office:value-type="float" office:value="0.7438138">
                <text:p>0.7438138</text:p>
              </table:table-cell>
              <table:table-cell office:value-type="float" office:value="1.123945">
                <text:p>1.123945</text:p>
              </table:table-cell>
              <table:table-cell office:value-type="float" office:value="2.028333">
                <text:p>2.028333</text:p>
              </table:table-cell>
              <table:table-cell office:value-type="float" office:value="2.225993">
                <text:p>2.225993</text:p>
              </table:table-cell>
              <table:table-cell office:value-type="float" office:value="2.134218">
                <text:p>2.134218</text:p>
              </table:table-cell>
              <table:table-cell office:value-type="float" office:value="2.779998">
                <text:p>2.77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80849">
                <text:p>0.6380849</text:p>
              </table:table-cell>
              <table:table-cell office:value-type="float" office:value="0.7450511">
                <text:p>0.7450511</text:p>
              </table:table-cell>
              <table:table-cell office:value-type="float" office:value="1.135871">
                <text:p>1.135871</text:p>
              </table:table-cell>
              <table:table-cell office:value-type="float" office:value="2.047367">
                <text:p>2.047367</text:p>
              </table:table-cell>
              <table:table-cell office:value-type="float" office:value="2.2489">
                <text:p>2.2489</text:p>
              </table:table-cell>
              <table:table-cell office:value-type="float" office:value="2.155642">
                <text:p>2.155642</text:p>
              </table:table-cell>
              <table:table-cell office:value-type="float" office:value="2.799998">
                <text:p>2.7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42667">
                <text:p>0.6342667</text:p>
              </table:table-cell>
              <table:table-cell office:value-type="float" office:value="0.7463828">
                <text:p>0.7463828</text:p>
              </table:table-cell>
              <table:table-cell office:value-type="float" office:value="1.148757">
                <text:p>1.148757</text:p>
              </table:table-cell>
              <table:table-cell office:value-type="float" office:value="2.067274">
                <text:p>2.067274</text:p>
              </table:table-cell>
              <table:table-cell office:value-type="float" office:value="2.270881">
                <text:p>2.270881</text:p>
              </table:table-cell>
              <table:table-cell office:value-type="float" office:value="2.177178">
                <text:p>2.177178</text:p>
              </table:table-cell>
              <table:table-cell office:value-type="float" office:value="2.819998">
                <text:p>2.81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09533">
                <text:p>0.6309533</text:p>
              </table:table-cell>
              <table:table-cell office:value-type="float" office:value="0.7490468">
                <text:p>0.7490468</text:p>
              </table:table-cell>
              <table:table-cell office:value-type="float" office:value="1.162372">
                <text:p>1.162372</text:p>
              </table:table-cell>
              <table:table-cell office:value-type="float" office:value="2.088638">
                <text:p>2.088638</text:p>
              </table:table-cell>
              <table:table-cell office:value-type="float" office:value="2.292698">
                <text:p>2.292698</text:p>
              </table:table-cell>
              <table:table-cell office:value-type="float" office:value="2.198954">
                <text:p>2.198954</text:p>
              </table:table-cell>
              <table:table-cell office:value-type="float" office:value="2.839998">
                <text:p>2.8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8455">
                <text:p>0.628455</text:p>
              </table:table-cell>
              <table:table-cell office:value-type="float" office:value="0.7514446">
                <text:p>0.7514446</text:p>
              </table:table-cell>
              <table:table-cell office:value-type="float" office:value="1.176176">
                <text:p>1.176176</text:p>
              </table:table-cell>
              <table:table-cell office:value-type="float" office:value="2.111804">
                <text:p>2.111804</text:p>
              </table:table-cell>
              <table:table-cell office:value-type="float" office:value="2.314886">
                <text:p>2.314886</text:p>
              </table:table-cell>
              <table:table-cell office:value-type="float" office:value="2.221094">
                <text:p>2.221094</text:p>
              </table:table-cell>
              <table:table-cell office:value-type="float" office:value="2.859998">
                <text:p>2.85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69884">
                <text:p>0.6269884</text:p>
              </table:table-cell>
              <table:table-cell office:value-type="float" office:value="0.7544285">
                <text:p>0.7544285</text:p>
              </table:table-cell>
              <table:table-cell office:value-type="float" office:value="1.189748">
                <text:p>1.189748</text:p>
              </table:table-cell>
              <table:table-cell office:value-type="float" office:value="2.138671">
                <text:p>2.138671</text:p>
              </table:table-cell>
              <table:table-cell office:value-type="float" office:value="2.337745">
                <text:p>2.337745</text:p>
              </table:table-cell>
              <table:table-cell office:value-type="float" office:value="2.243662">
                <text:p>2.243662</text:p>
              </table:table-cell>
              <table:table-cell office:value-type="float" office:value="2.879998">
                <text:p>2.87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63945">
                <text:p>0.6263945</text:p>
              </table:table-cell>
              <table:table-cell office:value-type="float" office:value="0.7584767">
                <text:p>0.7584767</text:p>
              </table:table-cell>
              <table:table-cell office:value-type="float" office:value="1.202432">
                <text:p>1.202432</text:p>
              </table:table-cell>
              <table:table-cell office:value-type="float" office:value="2.169126">
                <text:p>2.169126</text:p>
              </table:table-cell>
              <table:table-cell office:value-type="float" office:value="2.360177">
                <text:p>2.360177</text:p>
              </table:table-cell>
              <table:table-cell office:value-type="float" office:value="2.266564">
                <text:p>2.266564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71598">
                <text:p>0.6271598</text:p>
              </table:table-cell>
              <table:table-cell office:value-type="float" office:value="0.7621784">
                <text:p>0.7621784</text:p>
              </table:table-cell>
              <table:table-cell office:value-type="float" office:value="1.213624">
                <text:p>1.213624</text:p>
              </table:table-cell>
              <table:table-cell office:value-type="float" office:value="2.200784">
                <text:p>2.200784</text:p>
              </table:table-cell>
              <table:table-cell office:value-type="float" office:value="2.383416">
                <text:p>2.383416</text:p>
              </table:table-cell>
              <table:table-cell office:value-type="float" office:value="2.289549">
                <text:p>2.289549</text:p>
              </table:table-cell>
              <table:table-cell office:value-type="float" office:value="2.919998">
                <text:p>2.91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91896">
                <text:p>0.6291896</text:p>
              </table:table-cell>
              <table:table-cell office:value-type="float" office:value="0.7668509">
                <text:p>0.7668509</text:p>
              </table:table-cell>
              <table:table-cell office:value-type="float" office:value="1.223795">
                <text:p>1.223795</text:p>
              </table:table-cell>
              <table:table-cell office:value-type="float" office:value="2.231697">
                <text:p>2.231697</text:p>
              </table:table-cell>
              <table:table-cell office:value-type="float" office:value="2.406407">
                <text:p>2.406407</text:p>
              </table:table-cell>
              <table:table-cell office:value-type="float" office:value="2.312394">
                <text:p>2.312394</text:p>
              </table:table-cell>
              <table:table-cell office:value-type="float" office:value="2.939998">
                <text:p>2.9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24579">
                <text:p>0.6324579</text:p>
              </table:table-cell>
              <table:table-cell office:value-type="float" office:value="0.7713656">
                <text:p>0.7713656</text:p>
              </table:table-cell>
              <table:table-cell office:value-type="float" office:value="1.233264">
                <text:p>1.233264</text:p>
              </table:table-cell>
              <table:table-cell office:value-type="float" office:value="2.260492">
                <text:p>2.260492</text:p>
              </table:table-cell>
              <table:table-cell office:value-type="float" office:value="2.428008">
                <text:p>2.428008</text:p>
              </table:table-cell>
              <table:table-cell office:value-type="float" office:value="2.335022">
                <text:p>2.335022</text:p>
              </table:table-cell>
              <table:table-cell office:value-type="float" office:value="2.959998">
                <text:p>2.95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65837">
                <text:p>0.6365837</text:p>
              </table:table-cell>
              <table:table-cell office:value-type="float" office:value="0.7760723">
                <text:p>0.7760723</text:p>
              </table:table-cell>
              <table:table-cell office:value-type="float" office:value="1.242279">
                <text:p>1.242279</text:p>
              </table:table-cell>
              <table:table-cell office:value-type="float" office:value="2.286077">
                <text:p>2.286077</text:p>
              </table:table-cell>
              <table:table-cell office:value-type="float" office:value="2.448721">
                <text:p>2.448721</text:p>
              </table:table-cell>
              <table:table-cell office:value-type="float" office:value="2.357447">
                <text:p>2.357447</text:p>
              </table:table-cell>
              <table:table-cell office:value-type="float" office:value="2.979998">
                <text:p>2.97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6412967">
                <text:p>0.6412967</text:p>
              </table:table-cell>
              <table:table-cell office:value-type="float" office:value="0.780108">
                <text:p>0.780108</text:p>
              </table:table-cell>
              <table:table-cell office:value-type="float" office:value="1.251025">
                <text:p>1.251025</text:p>
              </table:table-cell>
              <table:table-cell office:value-type="float" office:value="2.307785">
                <text:p>2.307785</text:p>
              </table:table-cell>
              <table:table-cell office:value-type="float" office:value="2.469452">
                <text:p>2.469452</text:p>
              </table:table-cell>
              <table:table-cell office:value-type="float" office:value="2.379475">
                <text:p>2.379475</text:p>
              </table:table-cell>
              <table:table-cell office:value-type="float" office:value="2.999998">
                <text:p>2.9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63428">
                <text:p>0.6463428</text:p>
              </table:table-cell>
              <table:table-cell office:value-type="float" office:value="0.7835914">
                <text:p>0.7835914</text:p>
              </table:table-cell>
              <table:table-cell office:value-type="float" office:value="1.260277">
                <text:p>1.260277</text:p>
              </table:table-cell>
              <table:table-cell office:value-type="float" office:value="2.32533">
                <text:p>2.32533</text:p>
              </table:table-cell>
              <table:table-cell office:value-type="float" office:value="2.490886">
                <text:p>2.490886</text:p>
              </table:table-cell>
              <table:table-cell office:value-type="float" office:value="2.401001">
                <text:p>2.401001</text:p>
              </table:table-cell>
              <table:table-cell office:value-type="float" office:value="3.019998">
                <text:p>3.01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11447">
                <text:p>0.6511447</text:p>
              </table:table-cell>
              <table:table-cell office:value-type="float" office:value="0.786122">
                <text:p>0.786122</text:p>
              </table:table-cell>
              <table:table-cell office:value-type="float" office:value="1.270167">
                <text:p>1.270167</text:p>
              </table:table-cell>
              <table:table-cell office:value-type="float" office:value="2.339373">
                <text:p>2.339373</text:p>
              </table:table-cell>
              <table:table-cell office:value-type="float" office:value="2.514825">
                <text:p>2.514825</text:p>
              </table:table-cell>
              <table:table-cell office:value-type="float" office:value="2.422061">
                <text:p>2.422061</text:p>
              </table:table-cell>
              <table:table-cell office:value-type="float" office:value="3.039998">
                <text:p>3.0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53762">
                <text:p>0.6553762</text:p>
              </table:table-cell>
              <table:table-cell office:value-type="float" office:value="0.7881733">
                <text:p>0.7881733</text:p>
              </table:table-cell>
              <table:table-cell office:value-type="float" office:value="1.280609">
                <text:p>1.280609</text:p>
              </table:table-cell>
              <table:table-cell office:value-type="float" office:value="2.353169">
                <text:p>2.353169</text:p>
              </table:table-cell>
              <table:table-cell office:value-type="float" office:value="2.539091">
                <text:p>2.539091</text:p>
              </table:table-cell>
              <table:table-cell office:value-type="float" office:value="2.442628">
                <text:p>2.442628</text:p>
              </table:table-cell>
              <table:table-cell office:value-type="float" office:value="3.059998">
                <text:p>3.05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871">
                <text:p>0.6593871</text:p>
              </table:table-cell>
              <table:table-cell office:value-type="float" office:value="0.7896303">
                <text:p>0.7896303</text:p>
              </table:table-cell>
              <table:table-cell office:value-type="float" office:value="1.291344">
                <text:p>1.291344</text:p>
              </table:table-cell>
              <table:table-cell office:value-type="float" office:value="2.368499">
                <text:p>2.368499</text:p>
              </table:table-cell>
              <table:table-cell office:value-type="float" office:value="2.563211">
                <text:p>2.563211</text:p>
              </table:table-cell>
              <table:table-cell office:value-type="float" office:value="2.463277">
                <text:p>2.463277</text:p>
              </table:table-cell>
              <table:table-cell office:value-type="float" office:value="3.079998">
                <text:p>3.07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29713">
                <text:p>0.6629713</text:p>
              </table:table-cell>
              <table:table-cell office:value-type="float" office:value="0.7910618">
                <text:p>0.7910618</text:p>
              </table:table-cell>
              <table:table-cell office:value-type="float" office:value="1.302542">
                <text:p>1.302542</text:p>
              </table:table-cell>
              <table:table-cell office:value-type="float" office:value="2.385161">
                <text:p>2.385161</text:p>
              </table:table-cell>
              <table:table-cell office:value-type="float" office:value="2.58641">
                <text:p>2.58641</text:p>
              </table:table-cell>
              <table:table-cell office:value-type="float" office:value="2.483908">
                <text:p>2.483908</text:p>
              </table:table-cell>
              <table:table-cell office:value-type="float" office:value="3.099998">
                <text:p>3.0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56788">
                <text:p>0.6656788</text:p>
              </table:table-cell>
              <table:table-cell office:value-type="float" office:value="0.7914788">
                <text:p>0.7914788</text:p>
              </table:table-cell>
              <table:table-cell office:value-type="float" office:value="1.31397">
                <text:p>1.31397</text:p>
              </table:table-cell>
              <table:table-cell office:value-type="float" office:value="2.402752">
                <text:p>2.402752</text:p>
              </table:table-cell>
              <table:table-cell office:value-type="float" office:value="2.609111">
                <text:p>2.609111</text:p>
              </table:table-cell>
              <table:table-cell office:value-type="float" office:value="2.504871">
                <text:p>2.504871</text:p>
              </table:table-cell>
              <table:table-cell office:value-type="float" office:value="3.119998">
                <text:p>3.11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75764">
                <text:p>0.6675764</text:p>
              </table:table-cell>
              <table:table-cell office:value-type="float" office:value="0.7918354">
                <text:p>0.7918354</text:p>
              </table:table-cell>
              <table:table-cell office:value-type="float" office:value="1.32606">
                <text:p>1.32606</text:p>
              </table:table-cell>
              <table:table-cell office:value-type="float" office:value="2.422508">
                <text:p>2.422508</text:p>
              </table:table-cell>
              <table:table-cell office:value-type="float" office:value="2.631485">
                <text:p>2.631485</text:p>
              </table:table-cell>
              <table:table-cell office:value-type="float" office:value="2.526189">
                <text:p>2.526189</text:p>
              </table:table-cell>
              <table:table-cell office:value-type="float" office:value="3.139998">
                <text:p>3.1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85714">
                <text:p>0.6685714</text:p>
              </table:table-cell>
              <table:table-cell office:value-type="float" office:value="0.7923421">
                <text:p>0.7923421</text:p>
              </table:table-cell>
              <table:table-cell office:value-type="float" office:value="1.339417">
                <text:p>1.339417</text:p>
              </table:table-cell>
              <table:table-cell office:value-type="float" office:value="2.445493">
                <text:p>2.445493</text:p>
              </table:table-cell>
              <table:table-cell office:value-type="float" office:value="2.654051">
                <text:p>2.654051</text:p>
              </table:table-cell>
              <table:table-cell office:value-type="float" office:value="2.547852">
                <text:p>2.547852</text:p>
              </table:table-cell>
              <table:table-cell office:value-type="float" office:value="3.159998">
                <text:p>3.15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87838">
                <text:p>0.6687838</text:p>
              </table:table-cell>
              <table:table-cell office:value-type="float" office:value="0.7931001">
                <text:p>0.7931001</text:p>
              </table:table-cell>
              <table:table-cell office:value-type="float" office:value="1.353292">
                <text:p>1.353292</text:p>
              </table:table-cell>
              <table:table-cell office:value-type="float" office:value="2.472785">
                <text:p>2.472785</text:p>
              </table:table-cell>
              <table:table-cell office:value-type="float" office:value="2.677443">
                <text:p>2.677443</text:p>
              </table:table-cell>
              <table:table-cell office:value-type="float" office:value="2.569904">
                <text:p>2.569904</text:p>
              </table:table-cell>
              <table:table-cell office:value-type="float" office:value="3.179998">
                <text:p>3.17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85346">
                <text:p>0.6685346</text:p>
              </table:table-cell>
              <table:table-cell office:value-type="float" office:value="0.7929967">
                <text:p>0.7929967</text:p>
              </table:table-cell>
              <table:table-cell office:value-type="float" office:value="1.36692">
                <text:p>1.36692</text:p>
              </table:table-cell>
              <table:table-cell office:value-type="float" office:value="2.503813">
                <text:p>2.503813</text:p>
              </table:table-cell>
              <table:table-cell office:value-type="float" office:value="2.702151">
                <text:p>2.702151</text:p>
              </table:table-cell>
              <table:table-cell office:value-type="float" office:value="2.592419">
                <text:p>2.592419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7711">
                <text:p>0.667711</text:p>
              </table:table-cell>
              <table:table-cell office:value-type="float" office:value="0.7922511">
                <text:p>0.7922511</text:p>
              </table:table-cell>
              <table:table-cell office:value-type="float" office:value="1.379818">
                <text:p>1.379818</text:p>
              </table:table-cell>
              <table:table-cell office:value-type="float" office:value="2.535465">
                <text:p>2.535465</text:p>
              </table:table-cell>
              <table:table-cell office:value-type="float" office:value="2.727552">
                <text:p>2.727552</text:p>
              </table:table-cell>
              <table:table-cell office:value-type="float" office:value="2.615419">
                <text:p>2.615419</text:p>
              </table:table-cell>
              <table:table-cell office:value-type="float" office:value="3.219998">
                <text:p>3.21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59787">
                <text:p>0.6659787</text:p>
              </table:table-cell>
              <table:table-cell office:value-type="float" office:value="0.7910563">
                <text:p>0.7910563</text:p>
              </table:table-cell>
              <table:table-cell office:value-type="float" office:value="1.391603">
                <text:p>1.391603</text:p>
              </table:table-cell>
              <table:table-cell office:value-type="float" office:value="2.565436">
                <text:p>2.565436</text:p>
              </table:table-cell>
              <table:table-cell office:value-type="float" office:value="2.752743">
                <text:p>2.752743</text:p>
              </table:table-cell>
              <table:table-cell office:value-type="float" office:value="2.638656">
                <text:p>2.638656</text:p>
              </table:table-cell>
              <table:table-cell office:value-type="float" office:value="3.239998">
                <text:p>3.2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33489">
                <text:p>0.6633489</text:p>
              </table:table-cell>
              <table:table-cell office:value-type="float" office:value="0.7893624">
                <text:p>0.7893624</text:p>
              </table:table-cell>
              <table:table-cell office:value-type="float" office:value="1.401958">
                <text:p>1.401958</text:p>
              </table:table-cell>
              <table:table-cell office:value-type="float" office:value="2.593262">
                <text:p>2.593262</text:p>
              </table:table-cell>
              <table:table-cell office:value-type="float" office:value="2.776582">
                <text:p>2.776582</text:p>
              </table:table-cell>
              <table:table-cell office:value-type="float" office:value="2.662056">
                <text:p>2.662056</text:p>
              </table:table-cell>
              <table:table-cell office:value-type="float" office:value="3.259998">
                <text:p>3.25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7376">
                <text:p>0.6597376</text:p>
              </table:table-cell>
              <table:table-cell office:value-type="float" office:value="0.7876427">
                <text:p>0.7876427</text:p>
              </table:table-cell>
              <table:table-cell office:value-type="float" office:value="1.411289">
                <text:p>1.411289</text:p>
              </table:table-cell>
              <table:table-cell office:value-type="float" office:value="2.617903">
                <text:p>2.617903</text:p>
              </table:table-cell>
              <table:table-cell office:value-type="float" office:value="2.799324">
                <text:p>2.799324</text:p>
              </table:table-cell>
              <table:table-cell office:value-type="float" office:value="2.685206">
                <text:p>2.685206</text:p>
              </table:table-cell>
              <table:table-cell office:value-type="float" office:value="3.279998">
                <text:p>3.27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56847">
                <text:p>0.6556847</text:p>
              </table:table-cell>
              <table:table-cell office:value-type="float" office:value="0.7850656">
                <text:p>0.7850656</text:p>
              </table:table-cell>
              <table:table-cell office:value-type="float" office:value="1.419914">
                <text:p>1.419914</text:p>
              </table:table-cell>
              <table:table-cell office:value-type="float" office:value="2.640493">
                <text:p>2.640493</text:p>
              </table:table-cell>
              <table:table-cell office:value-type="float" office:value="2.821668">
                <text:p>2.821668</text:p>
              </table:table-cell>
              <table:table-cell office:value-type="float" office:value="2.708049">
                <text:p>2.708049</text:p>
              </table:table-cell>
              <table:table-cell office:value-type="float" office:value="3.299998">
                <text:p>3.2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09385">
                <text:p>0.6509385</text:p>
              </table:table-cell>
              <table:table-cell office:value-type="float" office:value="0.7817495">
                <text:p>0.7817495</text:p>
              </table:table-cell>
              <table:table-cell office:value-type="float" office:value="1.428566">
                <text:p>1.428566</text:p>
              </table:table-cell>
              <table:table-cell office:value-type="float" office:value="2.661458">
                <text:p>2.661458</text:p>
              </table:table-cell>
              <table:table-cell office:value-type="float" office:value="2.844877">
                <text:p>2.844877</text:p>
              </table:table-cell>
              <table:table-cell office:value-type="float" office:value="2.730505">
                <text:p>2.730505</text:p>
              </table:table-cell>
              <table:table-cell office:value-type="float" office:value="3.319998">
                <text:p>3.31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58585">
                <text:p>0.6458585</text:p>
              </table:table-cell>
              <table:table-cell office:value-type="float" office:value="0.7780264">
                <text:p>0.7780264</text:p>
              </table:table-cell>
              <table:table-cell office:value-type="float" office:value="1.437825">
                <text:p>1.437825</text:p>
              </table:table-cell>
              <table:table-cell office:value-type="float" office:value="2.681136">
                <text:p>2.681136</text:p>
              </table:table-cell>
              <table:table-cell office:value-type="float" office:value="2.869566">
                <text:p>2.869566</text:p>
              </table:table-cell>
              <table:table-cell office:value-type="float" office:value="2.7519">
                <text:p>2.7519</text:p>
              </table:table-cell>
              <table:table-cell office:value-type="float" office:value="3.339998">
                <text:p>3.3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05284">
                <text:p>0.6405284</text:p>
              </table:table-cell>
              <table:table-cell office:value-type="float" office:value="0.7735721">
                <text:p>0.7735721</text:p>
              </table:table-cell>
              <table:table-cell office:value-type="float" office:value="1.447589">
                <text:p>1.447589</text:p>
              </table:table-cell>
              <table:table-cell office:value-type="float" office:value="2.700432">
                <text:p>2.700432</text:p>
              </table:table-cell>
              <table:table-cell office:value-type="float" office:value="2.89421">
                <text:p>2.89421</text:p>
              </table:table-cell>
              <table:table-cell office:value-type="float" office:value="2.773149">
                <text:p>2.773149</text:p>
              </table:table-cell>
              <table:table-cell office:value-type="float" office:value="3.359998">
                <text:p>3.35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45249">
                <text:p>0.6345249</text:p>
              </table:table-cell>
              <table:table-cell office:value-type="float" office:value="0.7686554">
                <text:p>0.7686554</text:p>
              </table:table-cell>
              <table:table-cell office:value-type="float" office:value="1.457931">
                <text:p>1.457931</text:p>
              </table:table-cell>
              <table:table-cell office:value-type="float" office:value="2.721114">
                <text:p>2.721114</text:p>
              </table:table-cell>
              <table:table-cell office:value-type="float" office:value="2.919316">
                <text:p>2.919316</text:p>
              </table:table-cell>
              <table:table-cell office:value-type="float" office:value="2.794215">
                <text:p>2.794215</text:p>
              </table:table-cell>
              <table:table-cell office:value-type="float" office:value="3.379997">
                <text:p>3.37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854">
                <text:p>0.62854</text:p>
              </table:table-cell>
              <table:table-cell office:value-type="float" office:value="0.7640017">
                <text:p>0.7640017</text:p>
              </table:table-cell>
              <table:table-cell office:value-type="float" office:value="1.469018">
                <text:p>1.469018</text:p>
              </table:table-cell>
              <table:table-cell office:value-type="float" office:value="2.743536">
                <text:p>2.743536</text:p>
              </table:table-cell>
              <table:table-cell office:value-type="float" office:value="2.943985">
                <text:p>2.943985</text:p>
              </table:table-cell>
              <table:table-cell office:value-type="float" office:value="2.815068">
                <text:p>2.815068</text:p>
              </table:table-cell>
              <table:table-cell office:value-type="float" office:value="3.399997">
                <text:p>3.3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33865">
                <text:p>0.6233865</text:p>
              </table:table-cell>
              <table:table-cell office:value-type="float" office:value="0.7591171">
                <text:p>0.7591171</text:p>
              </table:table-cell>
              <table:table-cell office:value-type="float" office:value="1.480692">
                <text:p>1.480692</text:p>
              </table:table-cell>
              <table:table-cell office:value-type="float" office:value="2.766205">
                <text:p>2.766205</text:p>
              </table:table-cell>
              <table:table-cell office:value-type="float" office:value="2.967537">
                <text:p>2.967537</text:p>
              </table:table-cell>
              <table:table-cell office:value-type="float" office:value="2.835783">
                <text:p>2.835783</text:p>
              </table:table-cell>
              <table:table-cell office:value-type="float" office:value="3.419997">
                <text:p>3.41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85482">
                <text:p>0.6185482</text:p>
              </table:table-cell>
              <table:table-cell office:value-type="float" office:value="0.7535509">
                <text:p>0.7535509</text:p>
              </table:table-cell>
              <table:table-cell office:value-type="float" office:value="1.493507">
                <text:p>1.493507</text:p>
              </table:table-cell>
              <table:table-cell office:value-type="float" office:value="2.788303">
                <text:p>2.788303</text:p>
              </table:table-cell>
              <table:table-cell office:value-type="float" office:value="2.989928">
                <text:p>2.989928</text:p>
              </table:table-cell>
              <table:table-cell office:value-type="float" office:value="2.856745">
                <text:p>2.856745</text:p>
              </table:table-cell>
              <table:table-cell office:value-type="float" office:value="3.439997">
                <text:p>3.43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37699">
                <text:p>0.6137699</text:p>
              </table:table-cell>
              <table:table-cell office:value-type="float" office:value="0.748706">
                <text:p>0.748706</text:p>
              </table:table-cell>
              <table:table-cell office:value-type="float" office:value="1.50705">
                <text:p>1.50705</text:p>
              </table:table-cell>
              <table:table-cell office:value-type="float" office:value="2.808377">
                <text:p>2.808377</text:p>
              </table:table-cell>
              <table:table-cell office:value-type="float" office:value="3.011525">
                <text:p>3.011525</text:p>
              </table:table-cell>
              <table:table-cell office:value-type="float" office:value="2.878158">
                <text:p>2.878158</text:p>
              </table:table-cell>
              <table:table-cell office:value-type="float" office:value="3.459997">
                <text:p>3.45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93477">
                <text:p>0.6093477</text:p>
              </table:table-cell>
              <table:table-cell office:value-type="float" office:value="0.7436927">
                <text:p>0.7436927</text:p>
              </table:table-cell>
              <table:table-cell office:value-type="float" office:value="1.521329">
                <text:p>1.521329</text:p>
              </table:table-cell>
              <table:table-cell office:value-type="float" office:value="2.827623">
                <text:p>2.827623</text:p>
              </table:table-cell>
              <table:table-cell office:value-type="float" office:value="3.03251">
                <text:p>3.03251</text:p>
              </table:table-cell>
              <table:table-cell office:value-type="float" office:value="2.900066">
                <text:p>2.900066</text:p>
              </table:table-cell>
              <table:table-cell office:value-type="float" office:value="3.479997">
                <text:p>3.47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59499">
                <text:p>0.6059499</text:p>
              </table:table-cell>
              <table:table-cell office:value-type="float" office:value="0.7386214">
                <text:p>0.7386214</text:p>
              </table:table-cell>
              <table:table-cell office:value-type="float" office:value="1.536036">
                <text:p>1.536036</text:p>
              </table:table-cell>
              <table:table-cell office:value-type="float" office:value="2.845679">
                <text:p>2.845679</text:p>
              </table:table-cell>
              <table:table-cell office:value-type="float" office:value="3.053562">
                <text:p>3.053562</text:p>
              </table:table-cell>
              <table:table-cell office:value-type="float" office:value="2.922237">
                <text:p>2.922237</text:p>
              </table:table-cell>
              <table:table-cell office:value-type="float" office:value="3.499997">
                <text:p>3.4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3672">
                <text:p>0.603672</text:p>
              </table:table-cell>
              <table:table-cell office:value-type="float" office:value="0.734911">
                <text:p>0.734911</text:p>
              </table:table-cell>
              <table:table-cell office:value-type="float" office:value="1.550648">
                <text:p>1.550648</text:p>
              </table:table-cell>
              <table:table-cell office:value-type="float" office:value="2.862968">
                <text:p>2.862968</text:p>
              </table:table-cell>
              <table:table-cell office:value-type="float" office:value="3.075619">
                <text:p>3.075619</text:p>
              </table:table-cell>
              <table:table-cell office:value-type="float" office:value="2.944699">
                <text:p>2.944699</text:p>
              </table:table-cell>
              <table:table-cell office:value-type="float" office:value="3.519997">
                <text:p>3.51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26838">
                <text:p>0.6026838</text:p>
              </table:table-cell>
              <table:table-cell office:value-type="float" office:value="0.7315986">
                <text:p>0.7315986</text:p>
              </table:table-cell>
              <table:table-cell office:value-type="float" office:value="1.564527">
                <text:p>1.564527</text:p>
              </table:table-cell>
              <table:table-cell office:value-type="float" office:value="2.881437">
                <text:p>2.881437</text:p>
              </table:table-cell>
              <table:table-cell office:value-type="float" office:value="3.097871">
                <text:p>3.097871</text:p>
              </table:table-cell>
              <table:table-cell office:value-type="float" office:value="2.967481">
                <text:p>2.967481</text:p>
              </table:table-cell>
              <table:table-cell office:value-type="float" office:value="3.539997">
                <text:p>3.53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30337">
                <text:p>0.6030337</text:p>
              </table:table-cell>
              <table:table-cell office:value-type="float" office:value="0.7285736">
                <text:p>0.7285736</text:p>
              </table:table-cell>
              <table:table-cell office:value-type="float" office:value="1.577052">
                <text:p>1.577052</text:p>
              </table:table-cell>
              <table:table-cell office:value-type="float" office:value="2.901559">
                <text:p>2.901559</text:p>
              </table:table-cell>
              <table:table-cell office:value-type="float" office:value="3.121313">
                <text:p>3.121313</text:p>
              </table:table-cell>
              <table:table-cell office:value-type="float" office:value="2.990469">
                <text:p>2.990469</text:p>
              </table:table-cell>
              <table:table-cell office:value-type="float" office:value="3.559997">
                <text:p>3.55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44993">
                <text:p>0.6044993</text:p>
              </table:table-cell>
              <table:table-cell office:value-type="float" office:value="0.7276033">
                <text:p>0.7276033</text:p>
              </table:table-cell>
              <table:table-cell office:value-type="float" office:value="1.588485">
                <text:p>1.588485</text:p>
              </table:table-cell>
              <table:table-cell office:value-type="float" office:value="2.923359">
                <text:p>2.923359</text:p>
              </table:table-cell>
              <table:table-cell office:value-type="float" office:value="3.144659">
                <text:p>3.144659</text:p>
              </table:table-cell>
              <table:table-cell office:value-type="float" office:value="3.013423">
                <text:p>3.013423</text:p>
              </table:table-cell>
              <table:table-cell office:value-type="float" office:value="3.579997">
                <text:p>3.57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69568">
                <text:p>0.6069568</text:p>
              </table:table-cell>
              <table:table-cell office:value-type="float" office:value="0.7270877">
                <text:p>0.7270877</text:p>
              </table:table-cell>
              <table:table-cell office:value-type="float" office:value="1.599121">
                <text:p>1.599121</text:p>
              </table:table-cell>
              <table:table-cell office:value-type="float" office:value="2.947862">
                <text:p>2.947862</text:p>
              </table:table-cell>
              <table:table-cell office:value-type="float" office:value="3.166696">
                <text:p>3.166696</text:p>
              </table:table-cell>
              <table:table-cell office:value-type="float" office:value="3.036199">
                <text:p>3.036199</text:p>
              </table:table-cell>
              <table:table-cell office:value-type="float" office:value="3.599997">
                <text:p>3.5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03601">
                <text:p>0.6103601</text:p>
              </table:table-cell>
              <table:table-cell office:value-type="float" office:value="0.7274225">
                <text:p>0.7274225</text:p>
              </table:table-cell>
              <table:table-cell office:value-type="float" office:value="1.609043">
                <text:p>1.609043</text:p>
              </table:table-cell>
              <table:table-cell office:value-type="float" office:value="2.972911">
                <text:p>2.972911</text:p>
              </table:table-cell>
              <table:table-cell office:value-type="float" office:value="3.187566">
                <text:p>3.187566</text:p>
              </table:table-cell>
              <table:table-cell office:value-type="float" office:value="3.058634">
                <text:p>3.058634</text:p>
              </table:table-cell>
              <table:table-cell office:value-type="float" office:value="3.619997">
                <text:p>3.61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41299">
                <text:p>0.6141299</text:p>
              </table:table-cell>
              <table:table-cell office:value-type="float" office:value="0.7275388">
                <text:p>0.7275388</text:p>
              </table:table-cell>
              <table:table-cell office:value-type="float" office:value="1.618334">
                <text:p>1.618334</text:p>
              </table:table-cell>
              <table:table-cell office:value-type="float" office:value="2.997681">
                <text:p>2.997681</text:p>
              </table:table-cell>
              <table:table-cell office:value-type="float" office:value="3.20812">
                <text:p>3.20812</text:p>
              </table:table-cell>
              <table:table-cell office:value-type="float" office:value="3.080858">
                <text:p>3.080858</text:p>
              </table:table-cell>
              <table:table-cell office:value-type="float" office:value="3.639997">
                <text:p>3.63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81107">
                <text:p>0.6181107</text:p>
              </table:table-cell>
              <table:table-cell office:value-type="float" office:value="0.7284023">
                <text:p>0.7284023</text:p>
              </table:table-cell>
              <table:table-cell office:value-type="float" office:value="1.627325">
                <text:p>1.627325</text:p>
              </table:table-cell>
              <table:table-cell office:value-type="float" office:value="3.021988">
                <text:p>3.021988</text:p>
              </table:table-cell>
              <table:table-cell office:value-type="float" office:value="3.228333">
                <text:p>3.228333</text:p>
              </table:table-cell>
              <table:table-cell office:value-type="float" office:value="3.102374">
                <text:p>3.102374</text:p>
              </table:table-cell>
              <table:table-cell office:value-type="float" office:value="3.659997">
                <text:p>3.65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18728">
                <text:p>0.6218728</text:p>
              </table:table-cell>
              <table:table-cell office:value-type="float" office:value="0.7305071">
                <text:p>0.7305071</text:p>
              </table:table-cell>
              <table:table-cell office:value-type="float" office:value="1.636813">
                <text:p>1.636813</text:p>
              </table:table-cell>
              <table:table-cell office:value-type="float" office:value="3.045768">
                <text:p>3.045768</text:p>
              </table:table-cell>
              <table:table-cell office:value-type="float" office:value="3.25008">
                <text:p>3.25008</text:p>
              </table:table-cell>
              <table:table-cell office:value-type="float" office:value="3.123716">
                <text:p>3.123716</text:p>
              </table:table-cell>
              <table:table-cell office:value-type="float" office:value="3.679997">
                <text:p>3.67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51588">
                <text:p>0.6251588</text:p>
              </table:table-cell>
              <table:table-cell office:value-type="float" office:value="0.7325203">
                <text:p>0.7325203</text:p>
              </table:table-cell>
              <table:table-cell office:value-type="float" office:value="1.647045">
                <text:p>1.647045</text:p>
              </table:table-cell>
              <table:table-cell office:value-type="float" office:value="3.070203">
                <text:p>3.070203</text:p>
              </table:table-cell>
              <table:table-cell office:value-type="float" office:value="3.272592">
                <text:p>3.272592</text:p>
              </table:table-cell>
              <table:table-cell office:value-type="float" office:value="3.145289">
                <text:p>3.145289</text:p>
              </table:table-cell>
              <table:table-cell office:value-type="float" office:value="3.699997">
                <text:p>3.6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79975">
                <text:p>0.6279975</text:p>
              </table:table-cell>
              <table:table-cell office:value-type="float" office:value="0.7350836">
                <text:p>0.7350836</text:p>
              </table:table-cell>
              <table:table-cell office:value-type="float" office:value="1.657926">
                <text:p>1.657926</text:p>
              </table:table-cell>
              <table:table-cell office:value-type="float" office:value="3.094657">
                <text:p>3.094657</text:p>
              </table:table-cell>
              <table:table-cell office:value-type="float" office:value="3.29473">
                <text:p>3.29473</text:p>
              </table:table-cell>
              <table:table-cell office:value-type="float" office:value="3.167192">
                <text:p>3.167192</text:p>
              </table:table-cell>
              <table:table-cell office:value-type="float" office:value="3.719997">
                <text:p>3.71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06445">
                <text:p>0.6306445</text:p>
              </table:table-cell>
              <table:table-cell office:value-type="float" office:value="0.7375962">
                <text:p>0.7375962</text:p>
              </table:table-cell>
              <table:table-cell office:value-type="float" office:value="1.669278">
                <text:p>1.669278</text:p>
              </table:table-cell>
              <table:table-cell office:value-type="float" office:value="3.119783">
                <text:p>3.119783</text:p>
              </table:table-cell>
              <table:table-cell office:value-type="float" office:value="3.316699">
                <text:p>3.316699</text:p>
              </table:table-cell>
              <table:table-cell office:value-type="float" office:value="3.188754">
                <text:p>3.188754</text:p>
              </table:table-cell>
              <table:table-cell office:value-type="float" office:value="3.739997">
                <text:p>3.73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27879">
                <text:p>0.6327879</text:p>
              </table:table-cell>
              <table:table-cell office:value-type="float" office:value="0.7393789">
                <text:p>0.7393789</text:p>
              </table:table-cell>
              <table:table-cell office:value-type="float" office:value="1.681074">
                <text:p>1.681074</text:p>
              </table:table-cell>
              <table:table-cell office:value-type="float" office:value="3.144563">
                <text:p>3.144563</text:p>
              </table:table-cell>
              <table:table-cell office:value-type="float" office:value="3.338545">
                <text:p>3.338545</text:p>
              </table:table-cell>
              <table:table-cell office:value-type="float" office:value="3.210469">
                <text:p>3.210469</text:p>
              </table:table-cell>
              <table:table-cell office:value-type="float" office:value="3.759997">
                <text:p>3.75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41724">
                <text:p>0.6341724</text:p>
              </table:table-cell>
              <table:table-cell office:value-type="float" office:value="0.7411457">
                <text:p>0.7411457</text:p>
              </table:table-cell>
              <table:table-cell office:value-type="float" office:value="1.693128">
                <text:p>1.693128</text:p>
              </table:table-cell>
              <table:table-cell office:value-type="float" office:value="3.167878">
                <text:p>3.167878</text:p>
              </table:table-cell>
              <table:table-cell office:value-type="float" office:value="3.360531">
                <text:p>3.360531</text:p>
              </table:table-cell>
              <table:table-cell office:value-type="float" office:value="3.232824">
                <text:p>3.232824</text:p>
              </table:table-cell>
              <table:table-cell office:value-type="float" office:value="3.779997">
                <text:p>3.77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45577">
                <text:p>0.6345577</text:p>
              </table:table-cell>
              <table:table-cell office:value-type="float" office:value="0.7420277">
                <text:p>0.7420277</text:p>
              </table:table-cell>
              <table:table-cell office:value-type="float" office:value="1.706463">
                <text:p>1.706463</text:p>
              </table:table-cell>
              <table:table-cell office:value-type="float" office:value="3.190426">
                <text:p>3.190426</text:p>
              </table:table-cell>
              <table:table-cell office:value-type="float" office:value="3.382526">
                <text:p>3.382526</text:p>
              </table:table-cell>
              <table:table-cell office:value-type="float" office:value="3.255797">
                <text:p>3.255797</text:p>
              </table:table-cell>
              <table:table-cell office:value-type="float" office:value="3.799997">
                <text:p>3.7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41919">
                <text:p>0.6341919</text:p>
              </table:table-cell>
              <table:table-cell office:value-type="float" office:value="0.7425382">
                <text:p>0.7425382</text:p>
              </table:table-cell>
              <table:table-cell office:value-type="float" office:value="1.720967">
                <text:p>1.720967</text:p>
              </table:table-cell>
              <table:table-cell office:value-type="float" office:value="3.213903">
                <text:p>3.213903</text:p>
              </table:table-cell>
              <table:table-cell office:value-type="float" office:value="3.404803">
                <text:p>3.404803</text:p>
              </table:table-cell>
              <table:table-cell office:value-type="float" office:value="3.27902">
                <text:p>3.27902</text:p>
              </table:table-cell>
              <table:table-cell office:value-type="float" office:value="3.819997">
                <text:p>3.81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33504">
                <text:p>0.6333504</text:p>
              </table:table-cell>
              <table:table-cell office:value-type="float" office:value="0.7414809">
                <text:p>0.7414809</text:p>
              </table:table-cell>
              <table:table-cell office:value-type="float" office:value="1.735346">
                <text:p>1.735346</text:p>
              </table:table-cell>
              <table:table-cell office:value-type="float" office:value="3.240647">
                <text:p>3.240647</text:p>
              </table:table-cell>
              <table:table-cell office:value-type="float" office:value="3.428695">
                <text:p>3.428695</text:p>
              </table:table-cell>
              <table:table-cell office:value-type="float" office:value="3.302662">
                <text:p>3.302662</text:p>
              </table:table-cell>
              <table:table-cell office:value-type="float" office:value="3.839997">
                <text:p>3.83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18698">
                <text:p>0.6318698</text:p>
              </table:table-cell>
              <table:table-cell office:value-type="float" office:value="0.7408264">
                <text:p>0.7408264</text:p>
              </table:table-cell>
              <table:table-cell office:value-type="float" office:value="1.748912">
                <text:p>1.748912</text:p>
              </table:table-cell>
              <table:table-cell office:value-type="float" office:value="3.269058">
                <text:p>3.269058</text:p>
              </table:table-cell>
              <table:table-cell office:value-type="float" office:value="3.453523">
                <text:p>3.453523</text:p>
              </table:table-cell>
              <table:table-cell office:value-type="float" office:value="3.326639">
                <text:p>3.326639</text:p>
              </table:table-cell>
              <table:table-cell office:value-type="float" office:value="3.859997">
                <text:p>3.85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96144">
                <text:p>0.6296144</text:p>
              </table:table-cell>
              <table:table-cell office:value-type="float" office:value="0.7397361">
                <text:p>0.7397361</text:p>
              </table:table-cell>
              <table:table-cell office:value-type="float" office:value="1.761617">
                <text:p>1.761617</text:p>
              </table:table-cell>
              <table:table-cell office:value-type="float" office:value="3.298214">
                <text:p>3.298214</text:p>
              </table:table-cell>
              <table:table-cell office:value-type="float" office:value="3.478589">
                <text:p>3.478589</text:p>
              </table:table-cell>
              <table:table-cell office:value-type="float" office:value="3.351099">
                <text:p>3.351099</text:p>
              </table:table-cell>
              <table:table-cell office:value-type="float" office:value="3.879997">
                <text:p>3.87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70598">
                <text:p>0.6270598</text:p>
              </table:table-cell>
              <table:table-cell office:value-type="float" office:value="0.7390482">
                <text:p>0.7390482</text:p>
              </table:table-cell>
              <table:table-cell office:value-type="float" office:value="1.772753">
                <text:p>1.772753</text:p>
              </table:table-cell>
              <table:table-cell office:value-type="float" office:value="3.325962">
                <text:p>3.325962</text:p>
              </table:table-cell>
              <table:table-cell office:value-type="float" office:value="3.502646">
                <text:p>3.502646</text:p>
              </table:table-cell>
              <table:table-cell office:value-type="float" office:value="3.375937">
                <text:p>3.375937</text:p>
              </table:table-cell>
              <table:table-cell office:value-type="float" office:value="3.899997">
                <text:p>3.8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34682">
                <text:p>0.6234682</text:p>
              </table:table-cell>
              <table:table-cell office:value-type="float" office:value="0.7375143">
                <text:p>0.7375143</text:p>
              </table:table-cell>
              <table:table-cell office:value-type="float" office:value="1.782267">
                <text:p>1.782267</text:p>
              </table:table-cell>
              <table:table-cell office:value-type="float" office:value="3.350671">
                <text:p>3.350671</text:p>
              </table:table-cell>
              <table:table-cell office:value-type="float" office:value="3.525429">
                <text:p>3.525429</text:p>
              </table:table-cell>
              <table:table-cell office:value-type="float" office:value="3.400771">
                <text:p>3.400771</text:p>
              </table:table-cell>
              <table:table-cell office:value-type="float" office:value="3.919997">
                <text:p>3.91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97314">
                <text:p>0.6197314</text:p>
              </table:table-cell>
              <table:table-cell office:value-type="float" office:value="0.7362716">
                <text:p>0.7362716</text:p>
              </table:table-cell>
              <table:table-cell office:value-type="float" office:value="1.790824">
                <text:p>1.790824</text:p>
              </table:table-cell>
              <table:table-cell office:value-type="float" office:value="3.372897">
                <text:p>3.372897</text:p>
              </table:table-cell>
              <table:table-cell office:value-type="float" office:value="3.547917">
                <text:p>3.547917</text:p>
              </table:table-cell>
              <table:table-cell office:value-type="float" office:value="3.425321">
                <text:p>3.425321</text:p>
              </table:table-cell>
              <table:table-cell office:value-type="float" office:value="3.939997">
                <text:p>3.93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57097">
                <text:p>0.6157097</text:p>
              </table:table-cell>
              <table:table-cell office:value-type="float" office:value="0.7344232">
                <text:p>0.7344232</text:p>
              </table:table-cell>
              <table:table-cell office:value-type="float" office:value="1.798692">
                <text:p>1.798692</text:p>
              </table:table-cell>
              <table:table-cell office:value-type="float" office:value="3.392249">
                <text:p>3.392249</text:p>
              </table:table-cell>
              <table:table-cell office:value-type="float" office:value="3.571351">
                <text:p>3.571351</text:p>
              </table:table-cell>
              <table:table-cell office:value-type="float" office:value="3.449657">
                <text:p>3.449657</text:p>
              </table:table-cell>
              <table:table-cell office:value-type="float" office:value="3.959997">
                <text:p>3.95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11167">
                <text:p>0.6111167</text:p>
              </table:table-cell>
              <table:table-cell office:value-type="float" office:value="0.7329798">
                <text:p>0.7329798</text:p>
              </table:table-cell>
              <table:table-cell office:value-type="float" office:value="1.806498">
                <text:p>1.806498</text:p>
              </table:table-cell>
              <table:table-cell office:value-type="float" office:value="3.40819">
                <text:p>3.40819</text:p>
              </table:table-cell>
              <table:table-cell office:value-type="float" office:value="3.596002">
                <text:p>3.596002</text:p>
              </table:table-cell>
              <table:table-cell office:value-type="float" office:value="3.473187">
                <text:p>3.473187</text:p>
              </table:table-cell>
              <table:table-cell office:value-type="float" office:value="3.979997">
                <text:p>3.97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058446">
                <text:p>0.6058446</text:p>
              </table:table-cell>
              <table:table-cell office:value-type="float" office:value="0.7311208">
                <text:p>0.7311208</text:p>
              </table:table-cell>
              <table:table-cell office:value-type="float" office:value="1.814709">
                <text:p>1.814709</text:p>
              </table:table-cell>
              <table:table-cell office:value-type="float" office:value="3.419982">
                <text:p>3.419982</text:p>
              </table:table-cell>
              <table:table-cell office:value-type="float" office:value="3.619908">
                <text:p>3.619908</text:p>
              </table:table-cell>
              <table:table-cell office:value-type="float" office:value="3.495573">
                <text:p>3.495573</text:p>
              </table:table-cell>
              <table:table-cell office:value-type="float" office:value="3.999997">
                <text:p>3.9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02237">
                <text:p>0.6002237</text:p>
              </table:table-cell>
              <table:table-cell office:value-type="float" office:value="0.7291635">
                <text:p>0.7291635</text:p>
              </table:table-cell>
              <table:table-cell office:value-type="float" office:value="1.823307">
                <text:p>1.823307</text:p>
              </table:table-cell>
              <table:table-cell office:value-type="float" office:value="3.428436">
                <text:p>3.428436</text:p>
              </table:table-cell>
              <table:table-cell office:value-type="float" office:value="3.643659">
                <text:p>3.643659</text:p>
              </table:table-cell>
              <table:table-cell office:value-type="float" office:value="3.517553">
                <text:p>3.517553</text:p>
              </table:table-cell>
              <table:table-cell office:value-type="float" office:value="4.019997">
                <text:p>4.01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43875">
                <text:p>0.5943875</text:p>
              </table:table-cell>
              <table:table-cell office:value-type="float" office:value="0.7269742">
                <text:p>0.7269742</text:p>
              </table:table-cell>
              <table:table-cell office:value-type="float" office:value="1.832481">
                <text:p>1.832481</text:p>
              </table:table-cell>
              <table:table-cell office:value-type="float" office:value="3.434686">
                <text:p>3.434686</text:p>
              </table:table-cell>
              <table:table-cell office:value-type="float" office:value="3.666682">
                <text:p>3.666682</text:p>
              </table:table-cell>
              <table:table-cell office:value-type="float" office:value="3.539786">
                <text:p>3.539786</text:p>
              </table:table-cell>
              <table:table-cell office:value-type="float" office:value="4.039997">
                <text:p>4.03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9127">
                <text:p>0.589127</text:p>
              </table:table-cell>
              <table:table-cell office:value-type="float" office:value="0.7247439">
                <text:p>0.7247439</text:p>
              </table:table-cell>
              <table:table-cell office:value-type="float" office:value="1.842403">
                <text:p>1.842403</text:p>
              </table:table-cell>
              <table:table-cell office:value-type="float" office:value="3.440983">
                <text:p>3.440983</text:p>
              </table:table-cell>
              <table:table-cell office:value-type="float" office:value="3.688375">
                <text:p>3.688375</text:p>
              </table:table-cell>
              <table:table-cell office:value-type="float" office:value="3.562142">
                <text:p>3.562142</text:p>
              </table:table-cell>
              <table:table-cell office:value-type="float" office:value="4.059997">
                <text:p>4.05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38153">
                <text:p>0.5838153</text:p>
              </table:table-cell>
              <table:table-cell office:value-type="float" office:value="0.722183">
                <text:p>0.722183</text:p>
              </table:table-cell>
              <table:table-cell office:value-type="float" office:value="1.852867">
                <text:p>1.852867</text:p>
              </table:table-cell>
              <table:table-cell office:value-type="float" office:value="3.447973">
                <text:p>3.447973</text:p>
              </table:table-cell>
              <table:table-cell office:value-type="float" office:value="3.708911">
                <text:p>3.708911</text:p>
              </table:table-cell>
              <table:table-cell office:value-type="float" office:value="3.58455">
                <text:p>3.58455</text:p>
              </table:table-cell>
              <table:table-cell office:value-type="float" office:value="4.079997">
                <text:p>4.07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91654">
                <text:p>0.5791654</text:p>
              </table:table-cell>
              <table:table-cell office:value-type="float" office:value="0.7189922">
                <text:p>0.7189922</text:p>
              </table:table-cell>
              <table:table-cell office:value-type="float" office:value="1.864242">
                <text:p>1.864242</text:p>
              </table:table-cell>
              <table:table-cell office:value-type="float" office:value="3.456009">
                <text:p>3.456009</text:p>
              </table:table-cell>
              <table:table-cell office:value-type="float" office:value="3.729354">
                <text:p>3.729354</text:p>
              </table:table-cell>
              <table:table-cell office:value-type="float" office:value="3.60726">
                <text:p>3.60726</text:p>
              </table:table-cell>
              <table:table-cell office:value-type="float" office:value="4.099997">
                <text:p>4.0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51364">
                <text:p>0.5751364</text:p>
              </table:table-cell>
              <table:table-cell office:value-type="float" office:value="0.7153071">
                <text:p>0.7153071</text:p>
              </table:table-cell>
              <table:table-cell office:value-type="float" office:value="1.876619">
                <text:p>1.876619</text:p>
              </table:table-cell>
              <table:table-cell office:value-type="float" office:value="3.465791">
                <text:p>3.465791</text:p>
              </table:table-cell>
              <table:table-cell office:value-type="float" office:value="3.749669">
                <text:p>3.749669</text:p>
              </table:table-cell>
              <table:table-cell office:value-type="float" office:value="3.63034">
                <text:p>3.63034</text:p>
              </table:table-cell>
              <table:table-cell office:value-type="float" office:value="4.119997">
                <text:p>4.11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2274">
                <text:p>0.572274</text:p>
              </table:table-cell>
              <table:table-cell office:value-type="float" office:value="0.7119211">
                <text:p>0.7119211</text:p>
              </table:table-cell>
              <table:table-cell office:value-type="float" office:value="1.889829">
                <text:p>1.889829</text:p>
              </table:table-cell>
              <table:table-cell office:value-type="float" office:value="3.477884">
                <text:p>3.477884</text:p>
              </table:table-cell>
              <table:table-cell office:value-type="float" office:value="3.769435">
                <text:p>3.769435</text:p>
              </table:table-cell>
              <table:table-cell office:value-type="float" office:value="3.653455">
                <text:p>3.653455</text:p>
              </table:table-cell>
              <table:table-cell office:value-type="float" office:value="4.139997">
                <text:p>4.13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09233">
                <text:p>0.5709233</text:p>
              </table:table-cell>
              <table:table-cell office:value-type="float" office:value="0.7079442">
                <text:p>0.7079442</text:p>
              </table:table-cell>
              <table:table-cell office:value-type="float" office:value="1.903672">
                <text:p>1.903672</text:p>
              </table:table-cell>
              <table:table-cell office:value-type="float" office:value="3.495139">
                <text:p>3.495139</text:p>
              </table:table-cell>
              <table:table-cell office:value-type="float" office:value="3.790498">
                <text:p>3.790498</text:p>
              </table:table-cell>
              <table:table-cell office:value-type="float" office:value="3.676708">
                <text:p>3.676708</text:p>
              </table:table-cell>
              <table:table-cell office:value-type="float" office:value="4.159997">
                <text:p>4.15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0989">
                <text:p>0.570989</text:p>
              </table:table-cell>
              <table:table-cell office:value-type="float" office:value="0.704322">
                <text:p>0.704322</text:p>
              </table:table-cell>
              <table:table-cell office:value-type="float" office:value="1.917743">
                <text:p>1.917743</text:p>
              </table:table-cell>
              <table:table-cell office:value-type="float" office:value="3.517288">
                <text:p>3.517288</text:p>
              </table:table-cell>
              <table:table-cell office:value-type="float" office:value="3.813623">
                <text:p>3.813623</text:p>
              </table:table-cell>
              <table:table-cell office:value-type="float" office:value="3.700195">
                <text:p>3.700195</text:p>
              </table:table-cell>
              <table:table-cell office:value-type="float" office:value="4.179997">
                <text:p>4.17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20971">
                <text:p>0.5720971</text:p>
              </table:table-cell>
              <table:table-cell office:value-type="float" office:value="0.7007677">
                <text:p>0.7007677</text:p>
              </table:table-cell>
              <table:table-cell office:value-type="float" office:value="1.931577">
                <text:p>1.931577</text:p>
              </table:table-cell>
              <table:table-cell office:value-type="float" office:value="3.543879">
                <text:p>3.543879</text:p>
              </table:table-cell>
              <table:table-cell office:value-type="float" office:value="3.836839">
                <text:p>3.836839</text:p>
              </table:table-cell>
              <table:table-cell office:value-type="float" office:value="3.723864">
                <text:p>3.723864</text:p>
              </table:table-cell>
              <table:table-cell office:value-type="float" office:value="4.199997">
                <text:p>4.1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41985">
                <text:p>0.5741985</text:p>
              </table:table-cell>
              <table:table-cell office:value-type="float" office:value="0.6968121">
                <text:p>0.6968121</text:p>
              </table:table-cell>
              <table:table-cell office:value-type="float" office:value="1.944173">
                <text:p>1.944173</text:p>
              </table:table-cell>
              <table:table-cell office:value-type="float" office:value="3.573442">
                <text:p>3.573442</text:p>
              </table:table-cell>
              <table:table-cell office:value-type="float" office:value="3.858979">
                <text:p>3.858979</text:p>
              </table:table-cell>
              <table:table-cell office:value-type="float" office:value="3.74766">
                <text:p>3.74766</text:p>
              </table:table-cell>
              <table:table-cell office:value-type="float" office:value="4.219997">
                <text:p>4.21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72496">
                <text:p>0.5772496</text:p>
              </table:table-cell>
              <table:table-cell office:value-type="float" office:value="0.6938305">
                <text:p>0.6938305</text:p>
              </table:table-cell>
              <table:table-cell office:value-type="float" office:value="1.955229">
                <text:p>1.955229</text:p>
              </table:table-cell>
              <table:table-cell office:value-type="float" office:value="3.605461">
                <text:p>3.605461</text:p>
              </table:table-cell>
              <table:table-cell office:value-type="float" office:value="3.879414">
                <text:p>3.879414</text:p>
              </table:table-cell>
              <table:table-cell office:value-type="float" office:value="3.771362">
                <text:p>3.771362</text:p>
              </table:table-cell>
              <table:table-cell office:value-type="float" office:value="4.239997">
                <text:p>4.23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09701">
                <text:p>0.5809701</text:p>
              </table:table-cell>
              <table:table-cell office:value-type="float" office:value="0.6906812">
                <text:p>0.6906812</text:p>
              </table:table-cell>
              <table:table-cell office:value-type="float" office:value="1.965213">
                <text:p>1.965213</text:p>
              </table:table-cell>
              <table:table-cell office:value-type="float" office:value="3.63916">
                <text:p>3.63916</text:p>
              </table:table-cell>
              <table:table-cell office:value-type="float" office:value="3.898598">
                <text:p>3.898598</text:p>
              </table:table-cell>
              <table:table-cell office:value-type="float" office:value="3.794802">
                <text:p>3.794802</text:p>
              </table:table-cell>
              <table:table-cell office:value-type="float" office:value="4.259997">
                <text:p>4.25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52029">
                <text:p>0.5852029</text:p>
              </table:table-cell>
              <table:table-cell office:value-type="float" office:value="0.6884986">
                <text:p>0.6884986</text:p>
              </table:table-cell>
              <table:table-cell office:value-type="float" office:value="1.974427">
                <text:p>1.974427</text:p>
              </table:table-cell>
              <table:table-cell office:value-type="float" office:value="3.673138">
                <text:p>3.673138</text:p>
              </table:table-cell>
              <table:table-cell office:value-type="float" office:value="3.917842">
                <text:p>3.917842</text:p>
              </table:table-cell>
              <table:table-cell office:value-type="float" office:value="3.818149">
                <text:p>3.818149</text:p>
              </table:table-cell>
              <table:table-cell office:value-type="float" office:value="4.279997">
                <text:p>4.27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97838">
                <text:p>0.5897838</text:p>
              </table:table-cell>
              <table:table-cell office:value-type="float" office:value="0.6862217">
                <text:p>0.6862217</text:p>
              </table:table-cell>
              <table:table-cell office:value-type="float" office:value="1.98322">
                <text:p>1.98322</text:p>
              </table:table-cell>
              <table:table-cell office:value-type="float" office:value="3.706224">
                <text:p>3.706224</text:p>
              </table:table-cell>
              <table:table-cell office:value-type="float" office:value="3.937719">
                <text:p>3.937719</text:p>
              </table:table-cell>
              <table:table-cell office:value-type="float" office:value="3.841301">
                <text:p>3.841301</text:p>
              </table:table-cell>
              <table:table-cell office:value-type="float" office:value="4.299997">
                <text:p>4.2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42565">
                <text:p>0.5942565</text:p>
              </table:table-cell>
              <table:table-cell office:value-type="float" office:value="0.6852843">
                <text:p>0.6852843</text:p>
              </table:table-cell>
              <table:table-cell office:value-type="float" office:value="1.992242">
                <text:p>1.992242</text:p>
              </table:table-cell>
              <table:table-cell office:value-type="float" office:value="3.738133">
                <text:p>3.738133</text:p>
              </table:table-cell>
              <table:table-cell office:value-type="float" office:value="3.959751">
                <text:p>3.959751</text:p>
              </table:table-cell>
              <table:table-cell office:value-type="float" office:value="3.863428">
                <text:p>3.863428</text:p>
              </table:table-cell>
              <table:table-cell office:value-type="float" office:value="4.319997">
                <text:p>4.31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83199">
                <text:p>0.5983199</text:p>
              </table:table-cell>
              <table:table-cell office:value-type="float" office:value="0.6839533">
                <text:p>0.6839533</text:p>
              </table:table-cell>
              <table:table-cell office:value-type="float" office:value="2.00154">
                <text:p>2.00154</text:p>
              </table:table-cell>
              <table:table-cell office:value-type="float" office:value="3.768633">
                <text:p>3.768633</text:p>
              </table:table-cell>
              <table:table-cell office:value-type="float" office:value="3.982271">
                <text:p>3.982271</text:p>
              </table:table-cell>
              <table:table-cell office:value-type="float" office:value="3.885333">
                <text:p>3.885333</text:p>
              </table:table-cell>
              <table:table-cell office:value-type="float" office:value="4.339997">
                <text:p>4.33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19215">
                <text:p>0.6019215</text:p>
              </table:table-cell>
              <table:table-cell office:value-type="float" office:value="0.6843583">
                <text:p>0.6843583</text:p>
              </table:table-cell>
              <table:table-cell office:value-type="float" office:value="2.011253">
                <text:p>2.011253</text:p>
              </table:table-cell>
              <table:table-cell office:value-type="float" office:value="3.798375">
                <text:p>3.798375</text:p>
              </table:table-cell>
              <table:table-cell office:value-type="float" office:value="4.005027">
                <text:p>4.005027</text:p>
              </table:table-cell>
              <table:table-cell office:value-type="float" office:value="3.907092">
                <text:p>3.907092</text:p>
              </table:table-cell>
              <table:table-cell office:value-type="float" office:value="4.359997">
                <text:p>4.35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53154">
                <text:p>0.6053154</text:p>
              </table:table-cell>
              <table:table-cell office:value-type="float" office:value="0.6847679">
                <text:p>0.6847679</text:p>
              </table:table-cell>
              <table:table-cell office:value-type="float" office:value="2.021473">
                <text:p>2.021473</text:p>
              </table:table-cell>
              <table:table-cell office:value-type="float" office:value="3.829296">
                <text:p>3.829296</text:p>
              </table:table-cell>
              <table:table-cell office:value-type="float" office:value="4.026681">
                <text:p>4.026681</text:p>
              </table:table-cell>
              <table:table-cell office:value-type="float" office:value="3.929163">
                <text:p>3.929163</text:p>
              </table:table-cell>
              <table:table-cell office:value-type="float" office:value="4.379997">
                <text:p>4.37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81802">
                <text:p>0.6081802</text:p>
              </table:table-cell>
              <table:table-cell office:value-type="float" office:value="0.6863465">
                <text:p>0.6863465</text:p>
              </table:table-cell>
              <table:table-cell office:value-type="float" office:value="2.032179">
                <text:p>2.032179</text:p>
              </table:table-cell>
              <table:table-cell office:value-type="float" office:value="3.86112">
                <text:p>3.86112</text:p>
              </table:table-cell>
              <table:table-cell office:value-type="float" office:value="4.047356">
                <text:p>4.047356</text:p>
              </table:table-cell>
              <table:table-cell office:value-type="float" office:value="3.951626">
                <text:p>3.951626</text:p>
              </table:table-cell>
              <table:table-cell office:value-type="float" office:value="4.399997">
                <text:p>4.3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00274">
                <text:p>0.6100274</text:p>
              </table:table-cell>
              <table:table-cell office:value-type="float" office:value="0.6878868">
                <text:p>0.6878868</text:p>
              </table:table-cell>
              <table:table-cell office:value-type="float" office:value="2.043535">
                <text:p>2.043535</text:p>
              </table:table-cell>
              <table:table-cell office:value-type="float" office:value="3.891998">
                <text:p>3.891998</text:p>
              </table:table-cell>
              <table:table-cell office:value-type="float" office:value="4.067465">
                <text:p>4.067465</text:p>
              </table:table-cell>
              <table:table-cell office:value-type="float" office:value="3.973964">
                <text:p>3.973964</text:p>
              </table:table-cell>
              <table:table-cell office:value-type="float" office:value="4.419997">
                <text:p>4.41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11655">
                <text:p>0.6111655</text:p>
              </table:table-cell>
              <table:table-cell office:value-type="float" office:value="0.6904321">
                <text:p>0.6904321</text:p>
              </table:table-cell>
              <table:table-cell office:value-type="float" office:value="2.055317">
                <text:p>2.055317</text:p>
              </table:table-cell>
              <table:table-cell office:value-type="float" office:value="3.920505">
                <text:p>3.920505</text:p>
              </table:table-cell>
              <table:table-cell office:value-type="float" office:value="4.08775">
                <text:p>4.08775</text:p>
              </table:table-cell>
              <table:table-cell office:value-type="float" office:value="3.996408">
                <text:p>3.996408</text:p>
              </table:table-cell>
              <table:table-cell office:value-type="float" office:value="4.439997">
                <text:p>4.43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17388">
                <text:p>0.6117388</text:p>
              </table:table-cell>
              <table:table-cell office:value-type="float" office:value="0.6927989">
                <text:p>0.6927989</text:p>
              </table:table-cell>
              <table:table-cell office:value-type="float" office:value="2.068174">
                <text:p>2.068174</text:p>
              </table:table-cell>
              <table:table-cell office:value-type="float" office:value="3.947801">
                <text:p>3.947801</text:p>
              </table:table-cell>
              <table:table-cell office:value-type="float" office:value="4.108971">
                <text:p>4.108971</text:p>
              </table:table-cell>
              <table:table-cell office:value-type="float" office:value="4.019485">
                <text:p>4.019485</text:p>
              </table:table-cell>
              <table:table-cell office:value-type="float" office:value="4.459997">
                <text:p>4.45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18269">
                <text:p>0.6118269</text:p>
              </table:table-cell>
              <table:table-cell office:value-type="float" office:value="0.6959587">
                <text:p>0.6959587</text:p>
              </table:table-cell>
              <table:table-cell office:value-type="float" office:value="2.082418">
                <text:p>2.082418</text:p>
              </table:table-cell>
              <table:table-cell office:value-type="float" office:value="3.975255">
                <text:p>3.975255</text:p>
              </table:table-cell>
              <table:table-cell office:value-type="float" office:value="4.131982">
                <text:p>4.131982</text:p>
              </table:table-cell>
              <table:table-cell office:value-type="float" office:value="4.04291">
                <text:p>4.04291</text:p>
              </table:table-cell>
              <table:table-cell office:value-type="float" office:value="4.479997">
                <text:p>4.47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11951">
                <text:p>0.6111951</text:p>
              </table:table-cell>
              <table:table-cell office:value-type="float" office:value="0.6992238">
                <text:p>0.6992238</text:p>
              </table:table-cell>
              <table:table-cell office:value-type="float" office:value="2.097174">
                <text:p>2.097174</text:p>
              </table:table-cell>
              <table:table-cell office:value-type="float" office:value="4.001348">
                <text:p>4.001348</text:p>
              </table:table-cell>
              <table:table-cell office:value-type="float" office:value="4.154917">
                <text:p>4.154917</text:p>
              </table:table-cell>
              <table:table-cell office:value-type="float" office:value="4.066609">
                <text:p>4.066609</text:p>
              </table:table-cell>
              <table:table-cell office:value-type="float" office:value="4.499997">
                <text:p>4.4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97712">
                <text:p>0.6097712</text:p>
              </table:table-cell>
              <table:table-cell office:value-type="float" office:value="0.7022541">
                <text:p>0.7022541</text:p>
              </table:table-cell>
              <table:table-cell office:value-type="float" office:value="2.111562">
                <text:p>2.111562</text:p>
              </table:table-cell>
              <table:table-cell office:value-type="float" office:value="4.02672">
                <text:p>4.02672</text:p>
              </table:table-cell>
              <table:table-cell office:value-type="float" office:value="4.178784">
                <text:p>4.178784</text:p>
              </table:table-cell>
              <table:table-cell office:value-type="float" office:value="4.090758">
                <text:p>4.090758</text:p>
              </table:table-cell>
              <table:table-cell office:value-type="float" office:value="4.519997">
                <text:p>4.51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7918">
                <text:p>0.607918</text:p>
              </table:table-cell>
              <table:table-cell office:value-type="float" office:value="0.7043926">
                <text:p>0.7043926</text:p>
              </table:table-cell>
              <table:table-cell office:value-type="float" office:value="2.125133">
                <text:p>2.125133</text:p>
              </table:table-cell>
              <table:table-cell office:value-type="float" office:value="4.049953">
                <text:p>4.049953</text:p>
              </table:table-cell>
              <table:table-cell office:value-type="float" office:value="4.201925">
                <text:p>4.201925</text:p>
              </table:table-cell>
              <table:table-cell office:value-type="float" office:value="4.115447">
                <text:p>4.115447</text:p>
              </table:table-cell>
              <table:table-cell office:value-type="float" office:value="4.539997">
                <text:p>4.53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56502">
                <text:p>0.6056502</text:p>
              </table:table-cell>
              <table:table-cell office:value-type="float" office:value="0.7066475">
                <text:p>0.7066475</text:p>
              </table:table-cell>
              <table:table-cell office:value-type="float" office:value="2.137498">
                <text:p>2.137498</text:p>
              </table:table-cell>
              <table:table-cell office:value-type="float" office:value="4.071397">
                <text:p>4.071397</text:p>
              </table:table-cell>
              <table:table-cell office:value-type="float" office:value="4.223949">
                <text:p>4.223949</text:p>
              </table:table-cell>
              <table:table-cell office:value-type="float" office:value="4.140446">
                <text:p>4.140446</text:p>
              </table:table-cell>
              <table:table-cell office:value-type="float" office:value="4.559997">
                <text:p>4.55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29004">
                <text:p>0.6029004</text:p>
              </table:table-cell>
              <table:table-cell office:value-type="float" office:value="0.7083377">
                <text:p>0.7083377</text:p>
              </table:table-cell>
              <table:table-cell office:value-type="float" office:value="2.14851">
                <text:p>2.14851</text:p>
              </table:table-cell>
              <table:table-cell office:value-type="float" office:value="4.091594">
                <text:p>4.091594</text:p>
              </table:table-cell>
              <table:table-cell office:value-type="float" office:value="4.245668">
                <text:p>4.245668</text:p>
              </table:table-cell>
              <table:table-cell office:value-type="float" office:value="4.165697">
                <text:p>4.165697</text:p>
              </table:table-cell>
              <table:table-cell office:value-type="float" office:value="4.579997">
                <text:p>4.57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98519">
                <text:p>0.5998519</text:p>
              </table:table-cell>
              <table:table-cell office:value-type="float" office:value="0.7086171">
                <text:p>0.7086171</text:p>
              </table:table-cell>
              <table:table-cell office:value-type="float" office:value="2.158588">
                <text:p>2.158588</text:p>
              </table:table-cell>
              <table:table-cell office:value-type="float" office:value="4.112274">
                <text:p>4.112274</text:p>
              </table:table-cell>
              <table:table-cell office:value-type="float" office:value="4.267929">
                <text:p>4.267929</text:p>
              </table:table-cell>
              <table:table-cell office:value-type="float" office:value="4.190553">
                <text:p>4.190553</text:p>
              </table:table-cell>
              <table:table-cell office:value-type="float" office:value="4.599997">
                <text:p>4.5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64205">
                <text:p>0.5964205</text:p>
              </table:table-cell>
              <table:table-cell office:value-type="float" office:value="0.7089126">
                <text:p>0.7089126</text:p>
              </table:table-cell>
              <table:table-cell office:value-type="float" office:value="2.168014">
                <text:p>2.168014</text:p>
              </table:table-cell>
              <table:table-cell office:value-type="float" office:value="4.130763">
                <text:p>4.130763</text:p>
              </table:table-cell>
              <table:table-cell office:value-type="float" office:value="4.291012">
                <text:p>4.291012</text:p>
              </table:table-cell>
              <table:table-cell office:value-type="float" office:value="4.215332">
                <text:p>4.215332</text:p>
              </table:table-cell>
              <table:table-cell office:value-type="float" office:value="4.619997">
                <text:p>4.61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19639">
                <text:p>0.5919639</text:p>
              </table:table-cell>
              <table:table-cell office:value-type="float" office:value="0.709508">
                <text:p>0.709508</text:p>
              </table:table-cell>
              <table:table-cell office:value-type="float" office:value="2.1775">
                <text:p>2.1775</text:p>
              </table:table-cell>
              <table:table-cell office:value-type="float" office:value="4.147339">
                <text:p>4.147339</text:p>
              </table:table-cell>
              <table:table-cell office:value-type="float" office:value="4.316242">
                <text:p>4.316242</text:p>
              </table:table-cell>
              <table:table-cell office:value-type="float" office:value="4.239221">
                <text:p>4.239221</text:p>
              </table:table-cell>
              <table:table-cell office:value-type="float" office:value="4.639997">
                <text:p>4.63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72135">
                <text:p>0.5872135</text:p>
              </table:table-cell>
              <table:table-cell office:value-type="float" office:value="0.7090804">
                <text:p>0.7090804</text:p>
              </table:table-cell>
              <table:table-cell office:value-type="float" office:value="2.187554">
                <text:p>2.187554</text:p>
              </table:table-cell>
              <table:table-cell office:value-type="float" office:value="4.163432">
                <text:p>4.163432</text:p>
              </table:table-cell>
              <table:table-cell office:value-type="float" office:value="4.34152">
                <text:p>4.34152</text:p>
              </table:table-cell>
              <table:table-cell office:value-type="float" office:value="4.261814">
                <text:p>4.261814</text:p>
              </table:table-cell>
              <table:table-cell office:value-type="float" office:value="4.659997">
                <text:p>4.65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26454">
                <text:p>0.5826454</text:p>
              </table:table-cell>
              <table:table-cell office:value-type="float" office:value="0.7091453">
                <text:p>0.7091453</text:p>
              </table:table-cell>
              <table:table-cell office:value-type="float" office:value="2.198096">
                <text:p>2.198096</text:p>
              </table:table-cell>
              <table:table-cell office:value-type="float" office:value="4.180472">
                <text:p>4.180472</text:p>
              </table:table-cell>
              <table:table-cell office:value-type="float" office:value="4.366494">
                <text:p>4.366494</text:p>
              </table:table-cell>
              <table:table-cell office:value-type="float" office:value="4.284169">
                <text:p>4.284169</text:p>
              </table:table-cell>
              <table:table-cell office:value-type="float" office:value="4.679996">
                <text:p>4.67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86561">
                <text:p>0.5786561</text:p>
              </table:table-cell>
              <table:table-cell office:value-type="float" office:value="0.7091792">
                <text:p>0.7091792</text:p>
              </table:table-cell>
              <table:table-cell office:value-type="float" office:value="2.209254">
                <text:p>2.209254</text:p>
              </table:table-cell>
              <table:table-cell office:value-type="float" office:value="4.197539">
                <text:p>4.197539</text:p>
              </table:table-cell>
              <table:table-cell office:value-type="float" office:value="4.390077">
                <text:p>4.390077</text:p>
              </table:table-cell>
              <table:table-cell office:value-type="float" office:value="4.306202">
                <text:p>4.306202</text:p>
              </table:table-cell>
              <table:table-cell office:value-type="float" office:value="4.699996">
                <text:p>4.6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51725">
                <text:p>0.5751725</text:p>
              </table:table-cell>
              <table:table-cell office:value-type="float" office:value="0.7087592">
                <text:p>0.7087592</text:p>
              </table:table-cell>
              <table:table-cell office:value-type="float" office:value="2.221115">
                <text:p>2.221115</text:p>
              </table:table-cell>
              <table:table-cell office:value-type="float" office:value="4.215778">
                <text:p>4.215778</text:p>
              </table:table-cell>
              <table:table-cell office:value-type="float" office:value="4.411236">
                <text:p>4.411236</text:p>
              </table:table-cell>
              <table:table-cell office:value-type="float" office:value="4.328391">
                <text:p>4.328391</text:p>
              </table:table-cell>
              <table:table-cell office:value-type="float" office:value="4.719996">
                <text:p>4.71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18679">
                <text:p>0.5718679</text:p>
              </table:table-cell>
              <table:table-cell office:value-type="float" office:value="0.7085603">
                <text:p>0.7085603</text:p>
              </table:table-cell>
              <table:table-cell office:value-type="float" office:value="2.233519">
                <text:p>2.233519</text:p>
              </table:table-cell>
              <table:table-cell office:value-type="float" office:value="4.234904">
                <text:p>4.234904</text:p>
              </table:table-cell>
              <table:table-cell office:value-type="float" office:value="4.431132">
                <text:p>4.431132</text:p>
              </table:table-cell>
              <table:table-cell office:value-type="float" office:value="4.350556">
                <text:p>4.350556</text:p>
              </table:table-cell>
              <table:table-cell office:value-type="float" office:value="4.739996">
                <text:p>4.73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93264">
                <text:p>0.5693264</text:p>
              </table:table-cell>
              <table:table-cell office:value-type="float" office:value="0.7084118">
                <text:p>0.7084118</text:p>
              </table:table-cell>
              <table:table-cell office:value-type="float" office:value="2.246967">
                <text:p>2.246967</text:p>
              </table:table-cell>
              <table:table-cell office:value-type="float" office:value="4.254353">
                <text:p>4.254353</text:p>
              </table:table-cell>
              <table:table-cell office:value-type="float" office:value="4.450178">
                <text:p>4.450178</text:p>
              </table:table-cell>
              <table:table-cell office:value-type="float" office:value="4.37279">
                <text:p>4.37279</text:p>
              </table:table-cell>
              <table:table-cell office:value-type="float" office:value="4.759996">
                <text:p>4.75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77468">
                <text:p>0.5677468</text:p>
              </table:table-cell>
              <table:table-cell office:value-type="float" office:value="0.7077195">
                <text:p>0.7077195</text:p>
              </table:table-cell>
              <table:table-cell office:value-type="float" office:value="2.260956">
                <text:p>2.260956</text:p>
              </table:table-cell>
              <table:table-cell office:value-type="float" office:value="4.273362">
                <text:p>4.273362</text:p>
              </table:table-cell>
              <table:table-cell office:value-type="float" office:value="4.469494">
                <text:p>4.469494</text:p>
              </table:table-cell>
              <table:table-cell office:value-type="float" office:value="4.395455">
                <text:p>4.395455</text:p>
              </table:table-cell>
              <table:table-cell office:value-type="float" office:value="4.779996">
                <text:p>4.77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77671">
                <text:p>0.5677671</text:p>
              </table:table-cell>
              <table:table-cell office:value-type="float" office:value="0.7070363">
                <text:p>0.7070363</text:p>
              </table:table-cell>
              <table:table-cell office:value-type="float" office:value="2.275686">
                <text:p>2.275686</text:p>
              </table:table-cell>
              <table:table-cell office:value-type="float" office:value="4.292833">
                <text:p>4.292833</text:p>
              </table:table-cell>
              <table:table-cell office:value-type="float" office:value="4.489067">
                <text:p>4.489067</text:p>
              </table:table-cell>
              <table:table-cell office:value-type="float" office:value="4.418559">
                <text:p>4.418559</text:p>
              </table:table-cell>
              <table:table-cell office:value-type="float" office:value="4.799996">
                <text:p>4.7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92244">
                <text:p>0.5692244</text:p>
              </table:table-cell>
              <table:table-cell office:value-type="float" office:value="0.7060287">
                <text:p>0.7060287</text:p>
              </table:table-cell>
              <table:table-cell office:value-type="float" office:value="2.290741">
                <text:p>2.290741</text:p>
              </table:table-cell>
              <table:table-cell office:value-type="float" office:value="4.313557">
                <text:p>4.313557</text:p>
              </table:table-cell>
              <table:table-cell office:value-type="float" office:value="4.508756">
                <text:p>4.508756</text:p>
              </table:table-cell>
              <table:table-cell office:value-type="float" office:value="4.441916">
                <text:p>4.441916</text:p>
              </table:table-cell>
              <table:table-cell office:value-type="float" office:value="4.819996">
                <text:p>4.81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16197">
                <text:p>0.5716197</text:p>
              </table:table-cell>
              <table:table-cell office:value-type="float" office:value="0.704891">
                <text:p>0.704891</text:p>
              </table:table-cell>
              <table:table-cell office:value-type="float" office:value="2.305867">
                <text:p>2.305867</text:p>
              </table:table-cell>
              <table:table-cell office:value-type="float" office:value="4.335921">
                <text:p>4.335921</text:p>
              </table:table-cell>
              <table:table-cell office:value-type="float" office:value="4.529702">
                <text:p>4.529702</text:p>
              </table:table-cell>
              <table:table-cell office:value-type="float" office:value="4.465509">
                <text:p>4.465509</text:p>
              </table:table-cell>
              <table:table-cell office:value-type="float" office:value="4.839996">
                <text:p>4.83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50234">
                <text:p>0.5750234</text:p>
              </table:table-cell>
              <table:table-cell office:value-type="float" office:value="0.7034741">
                <text:p>0.7034741</text:p>
              </table:table-cell>
              <table:table-cell office:value-type="float" office:value="2.320302">
                <text:p>2.320302</text:p>
              </table:table-cell>
              <table:table-cell office:value-type="float" office:value="4.361802">
                <text:p>4.361802</text:p>
              </table:table-cell>
              <table:table-cell office:value-type="float" office:value="4.550757">
                <text:p>4.550757</text:p>
              </table:table-cell>
              <table:table-cell office:value-type="float" office:value="4.489295">
                <text:p>4.489295</text:p>
              </table:table-cell>
              <table:table-cell office:value-type="float" office:value="4.859996">
                <text:p>4.85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93774">
                <text:p>0.5793774</text:p>
              </table:table-cell>
              <table:table-cell office:value-type="float" office:value="0.7017485">
                <text:p>0.7017485</text:p>
              </table:table-cell>
              <table:table-cell office:value-type="float" office:value="2.333381">
                <text:p>2.333381</text:p>
              </table:table-cell>
              <table:table-cell office:value-type="float" office:value="4.390341">
                <text:p>4.390341</text:p>
              </table:table-cell>
              <table:table-cell office:value-type="float" office:value="4.57104">
                <text:p>4.57104</text:p>
              </table:table-cell>
              <table:table-cell office:value-type="float" office:value="4.513153">
                <text:p>4.513153</text:p>
              </table:table-cell>
              <table:table-cell office:value-type="float" office:value="4.879996">
                <text:p>4.87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43565">
                <text:p>0.5843565</text:p>
              </table:table-cell>
              <table:table-cell office:value-type="float" office:value="0.6991328">
                <text:p>0.6991328</text:p>
              </table:table-cell>
              <table:table-cell office:value-type="float" office:value="2.345358">
                <text:p>2.345358</text:p>
              </table:table-cell>
              <table:table-cell office:value-type="float" office:value="4.420456">
                <text:p>4.420456</text:p>
              </table:table-cell>
              <table:table-cell office:value-type="float" office:value="4.590356">
                <text:p>4.590356</text:p>
              </table:table-cell>
              <table:table-cell office:value-type="float" office:value="4.536837">
                <text:p>4.536837</text:p>
              </table:table-cell>
              <table:table-cell office:value-type="float" office:value="4.899996">
                <text:p>4.8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97924">
                <text:p>0.5897924</text:p>
              </table:table-cell>
              <table:table-cell office:value-type="float" office:value="0.6967285">
                <text:p>0.6967285</text:p>
              </table:table-cell>
              <table:table-cell office:value-type="float" office:value="2.356532">
                <text:p>2.356532</text:p>
              </table:table-cell>
              <table:table-cell office:value-type="float" office:value="4.449872">
                <text:p>4.449872</text:p>
              </table:table-cell>
              <table:table-cell office:value-type="float" office:value="4.60922">
                <text:p>4.60922</text:p>
              </table:table-cell>
              <table:table-cell office:value-type="float" office:value="4.560347">
                <text:p>4.560347</text:p>
              </table:table-cell>
              <table:table-cell office:value-type="float" office:value="4.919996">
                <text:p>4.91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56717">
                <text:p>0.5956717</text:p>
              </table:table-cell>
              <table:table-cell office:value-type="float" office:value="0.6942258">
                <text:p>0.6942258</text:p>
              </table:table-cell>
              <table:table-cell office:value-type="float" office:value="2.366987">
                <text:p>2.366987</text:p>
              </table:table-cell>
              <table:table-cell office:value-type="float" office:value="4.477374">
                <text:p>4.477374</text:p>
              </table:table-cell>
              <table:table-cell office:value-type="float" office:value="4.62788">
                <text:p>4.62788</text:p>
              </table:table-cell>
              <table:table-cell office:value-type="float" office:value="4.583658">
                <text:p>4.583658</text:p>
              </table:table-cell>
              <table:table-cell office:value-type="float" office:value="4.939996">
                <text:p>4.93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14386">
                <text:p>0.6014386</text:p>
              </table:table-cell>
              <table:table-cell office:value-type="float" office:value="0.6911803">
                <text:p>0.6911803</text:p>
              </table:table-cell>
              <table:table-cell office:value-type="float" office:value="2.376785">
                <text:p>2.376785</text:p>
              </table:table-cell>
              <table:table-cell office:value-type="float" office:value="4.501542">
                <text:p>4.501542</text:p>
              </table:table-cell>
              <table:table-cell office:value-type="float" office:value="4.648069">
                <text:p>4.648069</text:p>
              </table:table-cell>
              <table:table-cell office:value-type="float" office:value="4.606644">
                <text:p>4.606644</text:p>
              </table:table-cell>
              <table:table-cell office:value-type="float" office:value="4.959996">
                <text:p>4.95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67731">
                <text:p>0.6067731</text:p>
              </table:table-cell>
              <table:table-cell office:value-type="float" office:value="0.6885324">
                <text:p>0.6885324</text:p>
              </table:table-cell>
              <table:table-cell office:value-type="float" office:value="2.386341">
                <text:p>2.386341</text:p>
              </table:table-cell>
              <table:table-cell office:value-type="float" office:value="4.522048">
                <text:p>4.522048</text:p>
              </table:table-cell>
              <table:table-cell office:value-type="float" office:value="4.670661">
                <text:p>4.670661</text:p>
              </table:table-cell>
              <table:table-cell office:value-type="float" office:value="4.628819">
                <text:p>4.628819</text:p>
              </table:table-cell>
              <table:table-cell office:value-type="float" office:value="4.979996">
                <text:p>4.97999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1169">
                <text:p>0.61169</text:p>
              </table:table-cell>
              <table:table-cell office:value-type="float" office:value="0.6860706">
                <text:p>0.6860706</text:p>
              </table:table-cell>
              <table:table-cell office:value-type="float" office:value="2.396414">
                <text:p>2.396414</text:p>
              </table:table-cell>
              <table:table-cell office:value-type="float" office:value="4.538695">
                <text:p>4.538695</text:p>
              </table:table-cell>
              <table:table-cell office:value-type="float" office:value="4.694211">
                <text:p>4.694211</text:p>
              </table:table-cell>
              <table:table-cell office:value-type="float" office:value="4.650761">
                <text:p>4.650761</text:p>
              </table:table-cell>
              <table:table-cell office:value-type="float" office:value="4.999996">
                <text:p>4.9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63623">
                <text:p>0.6163623</text:p>
              </table:table-cell>
              <table:table-cell office:value-type="float" office:value="0.6845428">
                <text:p>0.6845428</text:p>
              </table:table-cell>
              <table:table-cell office:value-type="float" office:value="2.4072">
                <text:p>2.4072</text:p>
              </table:table-cell>
              <table:table-cell office:value-type="float" office:value="4.552595">
                <text:p>4.552595</text:p>
              </table:table-cell>
              <table:table-cell office:value-type="float" office:value="4.716721">
                <text:p>4.716721</text:p>
              </table:table-cell>
              <table:table-cell office:value-type="float" office:value="4.672866">
                <text:p>4.672866</text:p>
              </table:table-cell>
              <table:table-cell office:value-type="float" office:value="5.019996">
                <text:p>5.01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05114">
                <text:p>0.6205114</text:p>
              </table:table-cell>
              <table:table-cell office:value-type="float" office:value="0.6827748">
                <text:p>0.6827748</text:p>
              </table:table-cell>
              <table:table-cell office:value-type="float" office:value="2.41855">
                <text:p>2.41855</text:p>
              </table:table-cell>
              <table:table-cell office:value-type="float" office:value="4.566184">
                <text:p>4.566184</text:p>
              </table:table-cell>
              <table:table-cell office:value-type="float" office:value="4.737855">
                <text:p>4.737855</text:p>
              </table:table-cell>
              <table:table-cell office:value-type="float" office:value="4.695267">
                <text:p>4.695267</text:p>
              </table:table-cell>
              <table:table-cell office:value-type="float" office:value="5.039996">
                <text:p>5.03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3707">
                <text:p>0.623707</text:p>
              </table:table-cell>
              <table:table-cell office:value-type="float" office:value="0.6821847">
                <text:p>0.6821847</text:p>
              </table:table-cell>
              <table:table-cell office:value-type="float" office:value="2.430312">
                <text:p>2.430312</text:p>
              </table:table-cell>
              <table:table-cell office:value-type="float" office:value="4.581183">
                <text:p>4.581183</text:p>
              </table:table-cell>
              <table:table-cell office:value-type="float" office:value="4.758069">
                <text:p>4.758069</text:p>
              </table:table-cell>
              <table:table-cell office:value-type="float" office:value="4.717402">
                <text:p>4.717402</text:p>
              </table:table-cell>
              <table:table-cell office:value-type="float" office:value="5.059996">
                <text:p>5.05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61286">
                <text:p>0.6261286</text:p>
              </table:table-cell>
              <table:table-cell office:value-type="float" office:value="0.6813951">
                <text:p>0.6813951</text:p>
              </table:table-cell>
              <table:table-cell office:value-type="float" office:value="2.442581">
                <text:p>2.442581</text:p>
              </table:table-cell>
              <table:table-cell office:value-type="float" office:value="4.597119">
                <text:p>4.597119</text:p>
              </table:table-cell>
              <table:table-cell office:value-type="float" office:value="4.77767">
                <text:p>4.77767</text:p>
              </table:table-cell>
              <table:table-cell office:value-type="float" office:value="4.739671">
                <text:p>4.739671</text:p>
              </table:table-cell>
              <table:table-cell office:value-type="float" office:value="5.079996">
                <text:p>5.07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78793">
                <text:p>0.6278793</text:p>
              </table:table-cell>
              <table:table-cell office:value-type="float" office:value="0.6817374">
                <text:p>0.6817374</text:p>
              </table:table-cell>
              <table:table-cell office:value-type="float" office:value="2.455171">
                <text:p>2.455171</text:p>
              </table:table-cell>
              <table:table-cell office:value-type="float" office:value="4.614455">
                <text:p>4.614455</text:p>
              </table:table-cell>
              <table:table-cell office:value-type="float" office:value="4.797855">
                <text:p>4.797855</text:p>
              </table:table-cell>
              <table:table-cell office:value-type="float" office:value="4.762652">
                <text:p>4.762652</text:p>
              </table:table-cell>
              <table:table-cell office:value-type="float" office:value="5.099996">
                <text:p>5.0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91882">
                <text:p>0.6291882</text:p>
              </table:table-cell>
              <table:table-cell office:value-type="float" office:value="0.6823224">
                <text:p>0.6823224</text:p>
              </table:table-cell>
              <table:table-cell office:value-type="float" office:value="2.469426">
                <text:p>2.469426</text:p>
              </table:table-cell>
              <table:table-cell office:value-type="float" office:value="4.634433">
                <text:p>4.634433</text:p>
              </table:table-cell>
              <table:table-cell office:value-type="float" office:value="4.81947">
                <text:p>4.81947</text:p>
              </table:table-cell>
              <table:table-cell office:value-type="float" office:value="4.786272">
                <text:p>4.786272</text:p>
              </table:table-cell>
              <table:table-cell office:value-type="float" office:value="5.119996">
                <text:p>5.11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96147">
                <text:p>0.6296147</text:p>
              </table:table-cell>
              <table:table-cell office:value-type="float" office:value="0.6842682">
                <text:p>0.6842682</text:p>
              </table:table-cell>
              <table:table-cell office:value-type="float" office:value="2.484549">
                <text:p>2.484549</text:p>
              </table:table-cell>
              <table:table-cell office:value-type="float" office:value="4.657893">
                <text:p>4.657893</text:p>
              </table:table-cell>
              <table:table-cell office:value-type="float" office:value="4.842726">
                <text:p>4.842726</text:p>
              </table:table-cell>
              <table:table-cell office:value-type="float" office:value="4.810214">
                <text:p>4.810214</text:p>
              </table:table-cell>
              <table:table-cell office:value-type="float" office:value="5.139996">
                <text:p>5.13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93989">
                <text:p>0.6293989</text:p>
              </table:table-cell>
              <table:table-cell office:value-type="float" office:value="0.6862174">
                <text:p>0.6862174</text:p>
              </table:table-cell>
              <table:table-cell office:value-type="float" office:value="2.499155">
                <text:p>2.499155</text:p>
              </table:table-cell>
              <table:table-cell office:value-type="float" office:value="4.685481">
                <text:p>4.685481</text:p>
              </table:table-cell>
              <table:table-cell office:value-type="float" office:value="4.867032">
                <text:p>4.867032</text:p>
              </table:table-cell>
              <table:table-cell office:value-type="float" office:value="4.834578">
                <text:p>4.834578</text:p>
              </table:table-cell>
              <table:table-cell office:value-type="float" office:value="5.159996">
                <text:p>5.15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87372">
                <text:p>0.6287372</text:p>
              </table:table-cell>
              <table:table-cell office:value-type="float" office:value="0.689278">
                <text:p>0.689278</text:p>
              </table:table-cell>
              <table:table-cell office:value-type="float" office:value="2.512887">
                <text:p>2.512887</text:p>
              </table:table-cell>
              <table:table-cell office:value-type="float" office:value="4.716036">
                <text:p>4.716036</text:p>
              </table:table-cell>
              <table:table-cell office:value-type="float" office:value="4.891018">
                <text:p>4.891018</text:p>
              </table:table-cell>
              <table:table-cell office:value-type="float" office:value="4.859237">
                <text:p>4.859237</text:p>
              </table:table-cell>
              <table:table-cell office:value-type="float" office:value="5.179996">
                <text:p>5.17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748">
                <text:p>0.62748</text:p>
              </table:table-cell>
              <table:table-cell office:value-type="float" office:value="0.6923001">
                <text:p>0.6923001</text:p>
              </table:table-cell>
              <table:table-cell office:value-type="float" office:value="2.525668">
                <text:p>2.525668</text:p>
              </table:table-cell>
              <table:table-cell office:value-type="float" office:value="4.746905">
                <text:p>4.746905</text:p>
              </table:table-cell>
              <table:table-cell office:value-type="float" office:value="4.913245">
                <text:p>4.913245</text:p>
              </table:table-cell>
              <table:table-cell office:value-type="float" office:value="4.884291">
                <text:p>4.884291</text:p>
              </table:table-cell>
              <table:table-cell office:value-type="float" office:value="5.199996">
                <text:p>5.1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57274">
                <text:p>0.6257274</text:p>
              </table:table-cell>
              <table:table-cell office:value-type="float" office:value="0.6962157">
                <text:p>0.6962157</text:p>
              </table:table-cell>
              <table:table-cell office:value-type="float" office:value="2.536874">
                <text:p>2.536874</text:p>
              </table:table-cell>
              <table:table-cell office:value-type="float" office:value="4.775898">
                <text:p>4.775898</text:p>
              </table:table-cell>
              <table:table-cell office:value-type="float" office:value="4.934593">
                <text:p>4.934593</text:p>
              </table:table-cell>
              <table:table-cell office:value-type="float" office:value="4.909632">
                <text:p>4.909632</text:p>
              </table:table-cell>
              <table:table-cell office:value-type="float" office:value="5.219996">
                <text:p>5.21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37564">
                <text:p>0.6237564</text:p>
              </table:table-cell>
              <table:table-cell office:value-type="float" office:value="0.7005087">
                <text:p>0.7005087</text:p>
              </table:table-cell>
              <table:table-cell office:value-type="float" office:value="2.546394">
                <text:p>2.546394</text:p>
              </table:table-cell>
              <table:table-cell office:value-type="float" office:value="4.802847">
                <text:p>4.802847</text:p>
              </table:table-cell>
              <table:table-cell office:value-type="float" office:value="4.956401">
                <text:p>4.956401</text:p>
              </table:table-cell>
              <table:table-cell office:value-type="float" office:value="4.934819">
                <text:p>4.934819</text:p>
              </table:table-cell>
              <table:table-cell office:value-type="float" office:value="5.239996">
                <text:p>5.23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14033">
                <text:p>0.6214033</text:p>
              </table:table-cell>
              <table:table-cell office:value-type="float" office:value="0.7044321">
                <text:p>0.7044321</text:p>
              </table:table-cell>
              <table:table-cell office:value-type="float" office:value="2.555052">
                <text:p>2.555052</text:p>
              </table:table-cell>
              <table:table-cell office:value-type="float" office:value="4.82653">
                <text:p>4.82653</text:p>
              </table:table-cell>
              <table:table-cell office:value-type="float" office:value="4.979331">
                <text:p>4.979331</text:p>
              </table:table-cell>
              <table:table-cell office:value-type="float" office:value="4.959655">
                <text:p>4.959655</text:p>
              </table:table-cell>
              <table:table-cell office:value-type="float" office:value="5.259996">
                <text:p>5.25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83251">
                <text:p>0.6183251</text:p>
              </table:table-cell>
              <table:table-cell office:value-type="float" office:value="0.7087446">
                <text:p>0.7087446</text:p>
              </table:table-cell>
              <table:table-cell office:value-type="float" office:value="2.563002">
                <text:p>2.563002</text:p>
              </table:table-cell>
              <table:table-cell office:value-type="float" office:value="4.848142">
                <text:p>4.848142</text:p>
              </table:table-cell>
              <table:table-cell office:value-type="float" office:value="5.004528">
                <text:p>5.004528</text:p>
              </table:table-cell>
              <table:table-cell office:value-type="float" office:value="4.983943">
                <text:p>4.983943</text:p>
              </table:table-cell>
              <table:table-cell office:value-type="float" office:value="5.279996">
                <text:p>5.27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4689">
                <text:p>0.614689</text:p>
              </table:table-cell>
              <table:table-cell office:value-type="float" office:value="0.7128195">
                <text:p>0.7128195</text:p>
              </table:table-cell>
              <table:table-cell office:value-type="float" office:value="2.571083">
                <text:p>2.571083</text:p>
              </table:table-cell>
              <table:table-cell office:value-type="float" office:value="4.868268">
                <text:p>4.868268</text:p>
              </table:table-cell>
              <table:table-cell office:value-type="float" office:value="5.030525">
                <text:p>5.030525</text:p>
              </table:table-cell>
              <table:table-cell office:value-type="float" office:value="5.007902">
                <text:p>5.007902</text:p>
              </table:table-cell>
              <table:table-cell office:value-type="float" office:value="5.299996">
                <text:p>5.2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0903">
                <text:p>0.610903</text:p>
              </table:table-cell>
              <table:table-cell office:value-type="float" office:value="0.7161028">
                <text:p>0.7161028</text:p>
              </table:table-cell>
              <table:table-cell office:value-type="float" office:value="2.579707">
                <text:p>2.579707</text:p>
              </table:table-cell>
              <table:table-cell office:value-type="float" office:value="4.887503">
                <text:p>4.887503</text:p>
              </table:table-cell>
              <table:table-cell office:value-type="float" office:value="5.05585">
                <text:p>5.05585</text:p>
              </table:table-cell>
              <table:table-cell office:value-type="float" office:value="5.031764">
                <text:p>5.031764</text:p>
              </table:table-cell>
              <table:table-cell office:value-type="float" office:value="5.319996">
                <text:p>5.31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77675">
                <text:p>0.6077675</text:p>
              </table:table-cell>
              <table:table-cell office:value-type="float" office:value="0.7191882">
                <text:p>0.7191882</text:p>
              </table:table-cell>
              <table:table-cell office:value-type="float" office:value="2.588895">
                <text:p>2.588895</text:p>
              </table:table-cell>
              <table:table-cell office:value-type="float" office:value="4.90747">
                <text:p>4.90747</text:p>
              </table:table-cell>
              <table:table-cell office:value-type="float" office:value="5.080204">
                <text:p>5.080204</text:p>
              </table:table-cell>
              <table:table-cell office:value-type="float" office:value="5.055433">
                <text:p>5.055433</text:p>
              </table:table-cell>
              <table:table-cell office:value-type="float" office:value="5.339996">
                <text:p>5.33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48101">
                <text:p>0.6048101</text:p>
              </table:table-cell>
              <table:table-cell office:value-type="float" office:value="0.7210706">
                <text:p>0.7210706</text:p>
              </table:table-cell>
              <table:table-cell office:value-type="float" office:value="2.598773">
                <text:p>2.598773</text:p>
              </table:table-cell>
              <table:table-cell office:value-type="float" office:value="4.928815">
                <text:p>4.928815</text:p>
              </table:table-cell>
              <table:table-cell office:value-type="float" office:value="5.102307">
                <text:p>5.102307</text:p>
              </table:table-cell>
              <table:table-cell office:value-type="float" office:value="5.078754">
                <text:p>5.078754</text:p>
              </table:table-cell>
              <table:table-cell office:value-type="float" office:value="5.359996">
                <text:p>5.35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24914">
                <text:p>0.6024914</text:p>
              </table:table-cell>
              <table:table-cell office:value-type="float" office:value="0.7224193">
                <text:p>0.7224193</text:p>
              </table:table-cell>
              <table:table-cell office:value-type="float" office:value="2.609408">
                <text:p>2.609408</text:p>
              </table:table-cell>
              <table:table-cell office:value-type="float" office:value="4.951537">
                <text:p>4.951537</text:p>
              </table:table-cell>
              <table:table-cell office:value-type="float" office:value="5.122444">
                <text:p>5.122444</text:p>
              </table:table-cell>
              <table:table-cell office:value-type="float" office:value="5.102103">
                <text:p>5.102103</text:p>
              </table:table-cell>
              <table:table-cell office:value-type="float" office:value="5.379996">
                <text:p>5.37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07764">
                <text:p>0.6007764</text:p>
              </table:table-cell>
              <table:table-cell office:value-type="float" office:value="0.7243198">
                <text:p>0.7243198</text:p>
              </table:table-cell>
              <table:table-cell office:value-type="float" office:value="2.620882">
                <text:p>2.620882</text:p>
              </table:table-cell>
              <table:table-cell office:value-type="float" office:value="4.973619">
                <text:p>4.973619</text:p>
              </table:table-cell>
              <table:table-cell office:value-type="float" office:value="5.141326">
                <text:p>5.141326</text:p>
              </table:table-cell>
              <table:table-cell office:value-type="float" office:value="5.125331">
                <text:p>5.125331</text:p>
              </table:table-cell>
              <table:table-cell office:value-type="float" office:value="5.399996">
                <text:p>5.3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98421">
                <text:p>0.5998421</text:p>
              </table:table-cell>
              <table:table-cell office:value-type="float" office:value="0.7253255">
                <text:p>0.7253255</text:p>
              </table:table-cell>
              <table:table-cell office:value-type="float" office:value="2.633103">
                <text:p>2.633103</text:p>
              </table:table-cell>
              <table:table-cell office:value-type="float" office:value="4.994591">
                <text:p>4.994591</text:p>
              </table:table-cell>
              <table:table-cell office:value-type="float" office:value="5.160205">
                <text:p>5.160205</text:p>
              </table:table-cell>
              <table:table-cell office:value-type="float" office:value="5.148771">
                <text:p>5.148771</text:p>
              </table:table-cell>
              <table:table-cell office:value-type="float" office:value="5.419996">
                <text:p>5.41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05015">
                <text:p>0.6005015</text:p>
              </table:table-cell>
              <table:table-cell office:value-type="float" office:value="0.7267871">
                <text:p>0.7267871</text:p>
              </table:table-cell>
              <table:table-cell office:value-type="float" office:value="2.646535">
                <text:p>2.646535</text:p>
              </table:table-cell>
              <table:table-cell office:value-type="float" office:value="5.013165">
                <text:p>5.013165</text:p>
              </table:table-cell>
              <table:table-cell office:value-type="float" office:value="5.180023">
                <text:p>5.180023</text:p>
              </table:table-cell>
              <table:table-cell office:value-type="float" office:value="5.172467">
                <text:p>5.172467</text:p>
              </table:table-cell>
              <table:table-cell office:value-type="float" office:value="5.439996">
                <text:p>5.43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21385">
                <text:p>0.6021385</text:p>
              </table:table-cell>
              <table:table-cell office:value-type="float" office:value="0.7280778">
                <text:p>0.7280778</text:p>
              </table:table-cell>
              <table:table-cell office:value-type="float" office:value="2.660625">
                <text:p>2.660625</text:p>
              </table:table-cell>
              <table:table-cell office:value-type="float" office:value="5.031139">
                <text:p>5.031139</text:p>
              </table:table-cell>
              <table:table-cell office:value-type="float" office:value="5.201429">
                <text:p>5.201429</text:p>
              </table:table-cell>
              <table:table-cell office:value-type="float" office:value="5.196136">
                <text:p>5.196136</text:p>
              </table:table-cell>
              <table:table-cell office:value-type="float" office:value="5.459996">
                <text:p>5.45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49984">
                <text:p>0.6049984</text:p>
              </table:table-cell>
              <table:table-cell office:value-type="float" office:value="0.7289132">
                <text:p>0.7289132</text:p>
              </table:table-cell>
              <table:table-cell office:value-type="float" office:value="2.675045">
                <text:p>2.675045</text:p>
              </table:table-cell>
              <table:table-cell office:value-type="float" office:value="5.049057">
                <text:p>5.049057</text:p>
              </table:table-cell>
              <table:table-cell office:value-type="float" office:value="5.222905">
                <text:p>5.222905</text:p>
              </table:table-cell>
              <table:table-cell office:value-type="float" office:value="5.219868">
                <text:p>5.219868</text:p>
              </table:table-cell>
              <table:table-cell office:value-type="float" office:value="5.479996">
                <text:p>5.47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90706">
                <text:p>0.6090706</text:p>
              </table:table-cell>
              <table:table-cell office:value-type="float" office:value="0.7298067">
                <text:p>0.7298067</text:p>
              </table:table-cell>
              <table:table-cell office:value-type="float" office:value="2.689554">
                <text:p>2.689554</text:p>
              </table:table-cell>
              <table:table-cell office:value-type="float" office:value="5.066497">
                <text:p>5.066497</text:p>
              </table:table-cell>
              <table:table-cell office:value-type="float" office:value="5.243826">
                <text:p>5.243826</text:p>
              </table:table-cell>
              <table:table-cell office:value-type="float" office:value="5.243854">
                <text:p>5.243854</text:p>
              </table:table-cell>
              <table:table-cell office:value-type="float" office:value="5.499996">
                <text:p>5.4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38908">
                <text:p>0.6138908</text:p>
              </table:table-cell>
              <table:table-cell office:value-type="float" office:value="0.7305374">
                <text:p>0.7305374</text:p>
              </table:table-cell>
              <table:table-cell office:value-type="float" office:value="2.703732">
                <text:p>2.703732</text:p>
              </table:table-cell>
              <table:table-cell office:value-type="float" office:value="5.084285">
                <text:p>5.084285</text:p>
              </table:table-cell>
              <table:table-cell office:value-type="float" office:value="5.263336">
                <text:p>5.263336</text:p>
              </table:table-cell>
              <table:table-cell office:value-type="float" office:value="5.268089">
                <text:p>5.268089</text:p>
              </table:table-cell>
              <table:table-cell office:value-type="float" office:value="5.519996">
                <text:p>5.51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9317">
                <text:p>0.619317</text:p>
              </table:table-cell>
              <table:table-cell office:value-type="float" office:value="0.7309786">
                <text:p>0.7309786</text:p>
              </table:table-cell>
              <table:table-cell office:value-type="float" office:value="2.716455">
                <text:p>2.716455</text:p>
              </table:table-cell>
              <table:table-cell office:value-type="float" office:value="5.103351">
                <text:p>5.103351</text:p>
              </table:table-cell>
              <table:table-cell office:value-type="float" office:value="5.281485">
                <text:p>5.281485</text:p>
              </table:table-cell>
              <table:table-cell office:value-type="float" office:value="5.292506">
                <text:p>5.292506</text:p>
              </table:table-cell>
              <table:table-cell office:value-type="float" office:value="5.539996">
                <text:p>5.53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52207">
                <text:p>0.6252207</text:p>
              </table:table-cell>
              <table:table-cell office:value-type="float" office:value="0.7314491">
                <text:p>0.7314491</text:p>
              </table:table-cell>
              <table:table-cell office:value-type="float" office:value="2.72763">
                <text:p>2.72763</text:p>
              </table:table-cell>
              <table:table-cell office:value-type="float" office:value="5.12465">
                <text:p>5.12465</text:p>
              </table:table-cell>
              <table:table-cell office:value-type="float" office:value="5.299155">
                <text:p>5.299155</text:p>
              </table:table-cell>
              <table:table-cell office:value-type="float" office:value="5.316873">
                <text:p>5.316873</text:p>
              </table:table-cell>
              <table:table-cell office:value-type="float" office:value="5.559996">
                <text:p>5.55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17012">
                <text:p>0.6317012</text:p>
              </table:table-cell>
              <table:table-cell office:value-type="float" office:value="0.7315901">
                <text:p>0.7315901</text:p>
              </table:table-cell>
              <table:table-cell office:value-type="float" office:value="2.73768">
                <text:p>2.73768</text:p>
              </table:table-cell>
              <table:table-cell office:value-type="float" office:value="5.148674">
                <text:p>5.148674</text:p>
              </table:table-cell>
              <table:table-cell office:value-type="float" office:value="5.31688">
                <text:p>5.31688</text:p>
              </table:table-cell>
              <table:table-cell office:value-type="float" office:value="5.340959">
                <text:p>5.340959</text:p>
              </table:table-cell>
              <table:table-cell office:value-type="float" office:value="5.579996">
                <text:p>5.57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6352">
                <text:p>0.6376352</text:p>
              </table:table-cell>
              <table:table-cell office:value-type="float" office:value="0.7316628">
                <text:p>0.7316628</text:p>
              </table:table-cell>
              <table:table-cell office:value-type="float" office:value="2.74685">
                <text:p>2.74685</text:p>
              </table:table-cell>
              <table:table-cell office:value-type="float" office:value="5.173388">
                <text:p>5.173388</text:p>
              </table:table-cell>
              <table:table-cell office:value-type="float" office:value="5.337405">
                <text:p>5.337405</text:p>
              </table:table-cell>
              <table:table-cell office:value-type="float" office:value="5.364932">
                <text:p>5.364932</text:p>
              </table:table-cell>
              <table:table-cell office:value-type="float" office:value="5.599996">
                <text:p>5.5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30343">
                <text:p>0.6430343</text:p>
              </table:table-cell>
              <table:table-cell office:value-type="float" office:value="0.7313591">
                <text:p>0.7313591</text:p>
              </table:table-cell>
              <table:table-cell office:value-type="float" office:value="2.755609">
                <text:p>2.755609</text:p>
              </table:table-cell>
              <table:table-cell office:value-type="float" office:value="5.196843">
                <text:p>5.196843</text:p>
              </table:table-cell>
              <table:table-cell office:value-type="float" office:value="5.360107">
                <text:p>5.360107</text:p>
              </table:table-cell>
              <table:table-cell office:value-type="float" office:value="5.388582">
                <text:p>5.388582</text:p>
              </table:table-cell>
              <table:table-cell office:value-type="float" office:value="5.619996">
                <text:p>5.61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81841">
                <text:p>0.6481841</text:p>
              </table:table-cell>
              <table:table-cell office:value-type="float" office:value="0.7303608">
                <text:p>0.7303608</text:p>
              </table:table-cell>
              <table:table-cell office:value-type="float" office:value="2.764685">
                <text:p>2.764685</text:p>
              </table:table-cell>
              <table:table-cell office:value-type="float" office:value="5.219655">
                <text:p>5.219655</text:p>
              </table:table-cell>
              <table:table-cell office:value-type="float" office:value="5.382795">
                <text:p>5.382795</text:p>
              </table:table-cell>
              <table:table-cell office:value-type="float" office:value="5.411003">
                <text:p>5.411003</text:p>
              </table:table-cell>
              <table:table-cell office:value-type="float" office:value="5.639996">
                <text:p>5.63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29573">
                <text:p>0.6529573</text:p>
              </table:table-cell>
              <table:table-cell office:value-type="float" office:value="0.728794">
                <text:p>0.728794</text:p>
              </table:table-cell>
              <table:table-cell office:value-type="float" office:value="2.774035">
                <text:p>2.774035</text:p>
              </table:table-cell>
              <table:table-cell office:value-type="float" office:value="5.241988">
                <text:p>5.241988</text:p>
              </table:table-cell>
              <table:table-cell office:value-type="float" office:value="5.404607">
                <text:p>5.404607</text:p>
              </table:table-cell>
              <table:table-cell office:value-type="float" office:value="5.433047">
                <text:p>5.433047</text:p>
              </table:table-cell>
              <table:table-cell office:value-type="float" office:value="5.659996">
                <text:p>5.65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70008">
                <text:p>0.6570008</text:p>
              </table:table-cell>
              <table:table-cell office:value-type="float" office:value="0.7275389">
                <text:p>0.7275389</text:p>
              </table:table-cell>
              <table:table-cell office:value-type="float" office:value="2.783835">
                <text:p>2.783835</text:p>
              </table:table-cell>
              <table:table-cell office:value-type="float" office:value="5.264955">
                <text:p>5.264955</text:p>
              </table:table-cell>
              <table:table-cell office:value-type="float" office:value="5.424912">
                <text:p>5.424912</text:p>
              </table:table-cell>
              <table:table-cell office:value-type="float" office:value="5.454799">
                <text:p>5.454799</text:p>
              </table:table-cell>
              <table:table-cell office:value-type="float" office:value="5.679996">
                <text:p>5.67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04557">
                <text:p>0.6604557</text:p>
              </table:table-cell>
              <table:table-cell office:value-type="float" office:value="0.726135">
                <text:p>0.726135</text:p>
              </table:table-cell>
              <table:table-cell office:value-type="float" office:value="2.794124">
                <text:p>2.794124</text:p>
              </table:table-cell>
              <table:table-cell office:value-type="float" office:value="5.288967">
                <text:p>5.288967</text:p>
              </table:table-cell>
              <table:table-cell office:value-type="float" office:value="5.44385">
                <text:p>5.44385</text:p>
              </table:table-cell>
              <table:table-cell office:value-type="float" office:value="5.476733">
                <text:p>5.476733</text:p>
              </table:table-cell>
              <table:table-cell office:value-type="float" office:value="5.699996">
                <text:p>5.6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29625">
                <text:p>0.6629625</text:p>
              </table:table-cell>
              <table:table-cell office:value-type="float" office:value="0.7240796">
                <text:p>0.7240796</text:p>
              </table:table-cell>
              <table:table-cell office:value-type="float" office:value="2.804872">
                <text:p>2.804872</text:p>
              </table:table-cell>
              <table:table-cell office:value-type="float" office:value="5.3145">
                <text:p>5.3145</text:p>
              </table:table-cell>
              <table:table-cell office:value-type="float" office:value="5.4626">
                <text:p>5.4626</text:p>
              </table:table-cell>
              <table:table-cell office:value-type="float" office:value="5.499053">
                <text:p>5.499053</text:p>
              </table:table-cell>
              <table:table-cell office:value-type="float" office:value="5.719995">
                <text:p>5.71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44599">
                <text:p>0.6644599</text:p>
              </table:table-cell>
              <table:table-cell office:value-type="float" office:value="0.7224022">
                <text:p>0.7224022</text:p>
              </table:table-cell>
              <table:table-cell office:value-type="float" office:value="2.81616">
                <text:p>2.81616</text:p>
              </table:table-cell>
              <table:table-cell office:value-type="float" office:value="5.33992">
                <text:p>5.33992</text:p>
              </table:table-cell>
              <table:table-cell office:value-type="float" office:value="5.48178">
                <text:p>5.48178</text:p>
              </table:table-cell>
              <table:table-cell office:value-type="float" office:value="5.521355">
                <text:p>5.521355</text:p>
              </table:table-cell>
              <table:table-cell office:value-type="float" office:value="5.739995">
                <text:p>5.73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54922">
                <text:p>0.6654922</text:p>
              </table:table-cell>
              <table:table-cell office:value-type="float" office:value="0.7207193">
                <text:p>0.7207193</text:p>
              </table:table-cell>
              <table:table-cell office:value-type="float" office:value="2.828445">
                <text:p>2.828445</text:p>
              </table:table-cell>
              <table:table-cell office:value-type="float" office:value="5.363803">
                <text:p>5.363803</text:p>
              </table:table-cell>
              <table:table-cell office:value-type="float" office:value="5.501958">
                <text:p>5.501958</text:p>
              </table:table-cell>
              <table:table-cell office:value-type="float" office:value="5.54386">
                <text:p>5.54386</text:p>
              </table:table-cell>
              <table:table-cell office:value-type="float" office:value="5.759995">
                <text:p>5.75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58107">
                <text:p>0.6658107</text:p>
              </table:table-cell>
              <table:table-cell office:value-type="float" office:value="0.7194254">
                <text:p>0.7194254</text:p>
              </table:table-cell>
              <table:table-cell office:value-type="float" office:value="2.841618">
                <text:p>2.841618</text:p>
              </table:table-cell>
              <table:table-cell office:value-type="float" office:value="5.386873">
                <text:p>5.386873</text:p>
              </table:table-cell>
              <table:table-cell office:value-type="float" office:value="5.523571">
                <text:p>5.523571</text:p>
              </table:table-cell>
              <table:table-cell office:value-type="float" office:value="5.567011">
                <text:p>5.567011</text:p>
              </table:table-cell>
              <table:table-cell office:value-type="float" office:value="5.779995">
                <text:p>5.77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5386">
                <text:p>0.665386</text:p>
              </table:table-cell>
              <table:table-cell office:value-type="float" office:value="0.7182116">
                <text:p>0.7182116</text:p>
              </table:table-cell>
              <table:table-cell office:value-type="float" office:value="2.85607">
                <text:p>2.85607</text:p>
              </table:table-cell>
              <table:table-cell office:value-type="float" office:value="5.411087">
                <text:p>5.411087</text:p>
              </table:table-cell>
              <table:table-cell office:value-type="float" office:value="5.545873">
                <text:p>5.545873</text:p>
              </table:table-cell>
              <table:table-cell office:value-type="float" office:value="5.590571">
                <text:p>5.590571</text:p>
              </table:table-cell>
              <table:table-cell office:value-type="float" office:value="5.799995">
                <text:p>5.79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46352">
                <text:p>0.6646352</text:p>
              </table:table-cell>
              <table:table-cell office:value-type="float" office:value="0.7179723">
                <text:p>0.7179723</text:p>
              </table:table-cell>
              <table:table-cell office:value-type="float" office:value="2.871037">
                <text:p>2.871037</text:p>
              </table:table-cell>
              <table:table-cell office:value-type="float" office:value="5.438381">
                <text:p>5.438381</text:p>
              </table:table-cell>
              <table:table-cell office:value-type="float" office:value="5.568799">
                <text:p>5.568799</text:p>
              </table:table-cell>
              <table:table-cell office:value-type="float" office:value="5.614337">
                <text:p>5.614337</text:p>
              </table:table-cell>
              <table:table-cell office:value-type="float" office:value="5.819995">
                <text:p>5.81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25202">
                <text:p>0.6625202</text:p>
              </table:table-cell>
              <table:table-cell office:value-type="float" office:value="0.717796">
                <text:p>0.717796</text:p>
              </table:table-cell>
              <table:table-cell office:value-type="float" office:value="2.885711">
                <text:p>2.885711</text:p>
              </table:table-cell>
              <table:table-cell office:value-type="float" office:value="5.466733">
                <text:p>5.466733</text:p>
              </table:table-cell>
              <table:table-cell office:value-type="float" office:value="5.5906">
                <text:p>5.5906</text:p>
              </table:table-cell>
              <table:table-cell office:value-type="float" office:value="5.638454">
                <text:p>5.638454</text:p>
              </table:table-cell>
              <table:table-cell office:value-type="float" office:value="5.839995">
                <text:p>5.83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00868">
                <text:p>0.6600868</text:p>
              </table:table-cell>
              <table:table-cell office:value-type="float" office:value="0.7178996">
                <text:p>0.7178996</text:p>
              </table:table-cell>
              <table:table-cell office:value-type="float" office:value="2.899651">
                <text:p>2.899651</text:p>
              </table:table-cell>
              <table:table-cell office:value-type="float" office:value="5.494645">
                <text:p>5.494645</text:p>
              </table:table-cell>
              <table:table-cell office:value-type="float" office:value="5.610881">
                <text:p>5.610881</text:p>
              </table:table-cell>
              <table:table-cell office:value-type="float" office:value="5.663066">
                <text:p>5.663066</text:p>
              </table:table-cell>
              <table:table-cell office:value-type="float" office:value="5.859995">
                <text:p>5.85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7">
                <text:p>0.657</text:p>
              </table:table-cell>
              <table:table-cell office:value-type="float" office:value="0.7197773">
                <text:p>0.7197773</text:p>
              </table:table-cell>
              <table:table-cell office:value-type="float" office:value="2.912386">
                <text:p>2.912386</text:p>
              </table:table-cell>
              <table:table-cell office:value-type="float" office:value="5.521284">
                <text:p>5.521284</text:p>
              </table:table-cell>
              <table:table-cell office:value-type="float" office:value="5.630818">
                <text:p>5.630818</text:p>
              </table:table-cell>
              <table:table-cell office:value-type="float" office:value="5.687943">
                <text:p>5.687943</text:p>
              </table:table-cell>
              <table:table-cell office:value-type="float" office:value="5.879995">
                <text:p>5.87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36669">
                <text:p>0.6536669</text:p>
              </table:table-cell>
              <table:table-cell office:value-type="float" office:value="0.7219626">
                <text:p>0.7219626</text:p>
              </table:table-cell>
              <table:table-cell office:value-type="float" office:value="2.923621">
                <text:p>2.923621</text:p>
              </table:table-cell>
              <table:table-cell office:value-type="float" office:value="5.544836">
                <text:p>5.544836</text:p>
              </table:table-cell>
              <table:table-cell office:value-type="float" office:value="5.651994">
                <text:p>5.651994</text:p>
              </table:table-cell>
              <table:table-cell office:value-type="float" office:value="5.712963">
                <text:p>5.712963</text:p>
              </table:table-cell>
              <table:table-cell office:value-type="float" office:value="5.899995">
                <text:p>5.89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99936">
                <text:p>0.6499936</text:p>
              </table:table-cell>
              <table:table-cell office:value-type="float" office:value="0.7249764">
                <text:p>0.7249764</text:p>
              </table:table-cell>
              <table:table-cell office:value-type="float" office:value="2.933902">
                <text:p>2.933902</text:p>
              </table:table-cell>
              <table:table-cell office:value-type="float" office:value="5.565717">
                <text:p>5.565717</text:p>
              </table:table-cell>
              <table:table-cell office:value-type="float" office:value="5.67543">
                <text:p>5.67543</text:p>
              </table:table-cell>
              <table:table-cell office:value-type="float" office:value="5.737437">
                <text:p>5.737437</text:p>
              </table:table-cell>
              <table:table-cell office:value-type="float" office:value="5.919995">
                <text:p>5.91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60482">
                <text:p>0.6460482</text:p>
              </table:table-cell>
              <table:table-cell office:value-type="float" office:value="0.7280014">
                <text:p>0.7280014</text:p>
              </table:table-cell>
              <table:table-cell office:value-type="float" office:value="2.943398">
                <text:p>2.943398</text:p>
              </table:table-cell>
              <table:table-cell office:value-type="float" office:value="5.582969">
                <text:p>5.582969</text:p>
              </table:table-cell>
              <table:table-cell office:value-type="float" office:value="5.699426">
                <text:p>5.699426</text:p>
              </table:table-cell>
              <table:table-cell office:value-type="float" office:value="5.761573">
                <text:p>5.761573</text:p>
              </table:table-cell>
              <table:table-cell office:value-type="float" office:value="5.939995">
                <text:p>5.93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20248">
                <text:p>0.6420248</text:p>
              </table:table-cell>
              <table:table-cell office:value-type="float" office:value="0.7320719">
                <text:p>0.7320719</text:p>
              </table:table-cell>
              <table:table-cell office:value-type="float" office:value="2.952973">
                <text:p>2.952973</text:p>
              </table:table-cell>
              <table:table-cell office:value-type="float" office:value="5.596568">
                <text:p>5.596568</text:p>
              </table:table-cell>
              <table:table-cell office:value-type="float" office:value="5.722258">
                <text:p>5.722258</text:p>
              </table:table-cell>
              <table:table-cell office:value-type="float" office:value="5.785447">
                <text:p>5.785447</text:p>
              </table:table-cell>
              <table:table-cell office:value-type="float" office:value="5.959995">
                <text:p>5.95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85111">
                <text:p>0.6385111</text:p>
              </table:table-cell>
              <table:table-cell office:value-type="float" office:value="0.7361606">
                <text:p>0.7361606</text:p>
              </table:table-cell>
              <table:table-cell office:value-type="float" office:value="2.963095">
                <text:p>2.963095</text:p>
              </table:table-cell>
              <table:table-cell office:value-type="float" office:value="5.606402">
                <text:p>5.606402</text:p>
              </table:table-cell>
              <table:table-cell office:value-type="float" office:value="5.744724">
                <text:p>5.744724</text:p>
              </table:table-cell>
              <table:table-cell office:value-type="float" office:value="5.808318">
                <text:p>5.808318</text:p>
              </table:table-cell>
              <table:table-cell office:value-type="float" office:value="5.979995">
                <text:p>5.97999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347815">
                <text:p>0.6347815</text:p>
              </table:table-cell>
              <table:table-cell office:value-type="float" office:value="0.741047">
                <text:p>0.741047</text:p>
              </table:table-cell>
              <table:table-cell office:value-type="float" office:value="2.97371">
                <text:p>2.97371</text:p>
              </table:table-cell>
              <table:table-cell office:value-type="float" office:value="5.612043">
                <text:p>5.612043</text:p>
              </table:table-cell>
              <table:table-cell office:value-type="float" office:value="5.765888">
                <text:p>5.765888</text:p>
              </table:table-cell>
              <table:table-cell office:value-type="float" office:value="5.831089">
                <text:p>5.831089</text:p>
              </table:table-cell>
              <table:table-cell office:value-type="float" office:value="5.999995">
                <text:p>5.99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14412">
                <text:p>0.6314412</text:p>
              </table:table-cell>
              <table:table-cell office:value-type="float" office:value="0.74576">
                <text:p>0.74576</text:p>
              </table:table-cell>
              <table:table-cell office:value-type="float" office:value="2.984805">
                <text:p>2.984805</text:p>
              </table:table-cell>
              <table:table-cell office:value-type="float" office:value="5.615716">
                <text:p>5.615716</text:p>
              </table:table-cell>
              <table:table-cell office:value-type="float" office:value="5.785669">
                <text:p>5.785669</text:p>
              </table:table-cell>
              <table:table-cell office:value-type="float" office:value="5.853698">
                <text:p>5.853698</text:p>
              </table:table-cell>
              <table:table-cell office:value-type="float" office:value="6.019995">
                <text:p>6.01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83966">
                <text:p>0.6283966</text:p>
              </table:table-cell>
              <table:table-cell office:value-type="float" office:value="0.7509041">
                <text:p>0.7509041</text:p>
              </table:table-cell>
              <table:table-cell office:value-type="float" office:value="2.996478">
                <text:p>2.996478</text:p>
              </table:table-cell>
              <table:table-cell office:value-type="float" office:value="5.619689">
                <text:p>5.619689</text:p>
              </table:table-cell>
              <table:table-cell office:value-type="float" office:value="5.80448">
                <text:p>5.80448</text:p>
              </table:table-cell>
              <table:table-cell office:value-type="float" office:value="5.876126">
                <text:p>5.876126</text:p>
              </table:table-cell>
              <table:table-cell office:value-type="float" office:value="6.039995">
                <text:p>6.03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66198">
                <text:p>0.6266198</text:p>
              </table:table-cell>
              <table:table-cell office:value-type="float" office:value="0.7558347">
                <text:p>0.7558347</text:p>
              </table:table-cell>
              <table:table-cell office:value-type="float" office:value="3.008701">
                <text:p>3.008701</text:p>
              </table:table-cell>
              <table:table-cell office:value-type="float" office:value="5.624561">
                <text:p>5.624561</text:p>
              </table:table-cell>
              <table:table-cell office:value-type="float" office:value="5.823227">
                <text:p>5.823227</text:p>
              </table:table-cell>
              <table:table-cell office:value-type="float" office:value="5.898344">
                <text:p>5.898344</text:p>
              </table:table-cell>
              <table:table-cell office:value-type="float" office:value="6.059995">
                <text:p>6.05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5904">
                <text:p>0.625904</text:p>
              </table:table-cell>
              <table:table-cell office:value-type="float" office:value="0.7598919">
                <text:p>0.7598919</text:p>
              </table:table-cell>
              <table:table-cell office:value-type="float" office:value="3.021998">
                <text:p>3.021998</text:p>
              </table:table-cell>
              <table:table-cell office:value-type="float" office:value="5.63053">
                <text:p>5.63053</text:p>
              </table:table-cell>
              <table:table-cell office:value-type="float" office:value="5.842044">
                <text:p>5.842044</text:p>
              </table:table-cell>
              <table:table-cell office:value-type="float" office:value="5.920774">
                <text:p>5.920774</text:p>
              </table:table-cell>
              <table:table-cell office:value-type="float" office:value="6.079995">
                <text:p>6.07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63955">
                <text:p>0.6263955</text:p>
              </table:table-cell>
              <table:table-cell office:value-type="float" office:value="0.7637855">
                <text:p>0.7637855</text:p>
              </table:table-cell>
              <table:table-cell office:value-type="float" office:value="3.035849">
                <text:p>3.035849</text:p>
              </table:table-cell>
              <table:table-cell office:value-type="float" office:value="5.638276">
                <text:p>5.638276</text:p>
              </table:table-cell>
              <table:table-cell office:value-type="float" office:value="5.861308">
                <text:p>5.861308</text:p>
              </table:table-cell>
              <table:table-cell office:value-type="float" office:value="5.94355">
                <text:p>5.94355</text:p>
              </table:table-cell>
              <table:table-cell office:value-type="float" office:value="6.099995">
                <text:p>6.09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78618">
                <text:p>0.6278618</text:p>
              </table:table-cell>
              <table:table-cell office:value-type="float" office:value="0.7667749">
                <text:p>0.7667749</text:p>
              </table:table-cell>
              <table:table-cell office:value-type="float" office:value="3.050372">
                <text:p>3.050372</text:p>
              </table:table-cell>
              <table:table-cell office:value-type="float" office:value="5.648612">
                <text:p>5.648612</text:p>
              </table:table-cell>
              <table:table-cell office:value-type="float" office:value="5.882706">
                <text:p>5.882706</text:p>
              </table:table-cell>
              <table:table-cell office:value-type="float" office:value="5.966659">
                <text:p>5.966659</text:p>
              </table:table-cell>
              <table:table-cell office:value-type="float" office:value="6.119995">
                <text:p>6.11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04119">
                <text:p>0.6304119</text:p>
              </table:table-cell>
              <table:table-cell office:value-type="float" office:value="0.7689122">
                <text:p>0.7689122</text:p>
              </table:table-cell>
              <table:table-cell office:value-type="float" office:value="3.065235">
                <text:p>3.065235</text:p>
              </table:table-cell>
              <table:table-cell office:value-type="float" office:value="5.664588">
                <text:p>5.664588</text:p>
              </table:table-cell>
              <table:table-cell office:value-type="float" office:value="5.904837">
                <text:p>5.904837</text:p>
              </table:table-cell>
              <table:table-cell office:value-type="float" office:value="5.9899">
                <text:p>5.9899</text:p>
              </table:table-cell>
              <table:table-cell office:value-type="float" office:value="6.139995">
                <text:p>6.13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41009">
                <text:p>0.6341009</text:p>
              </table:table-cell>
              <table:table-cell office:value-type="float" office:value="0.7707096">
                <text:p>0.7707096</text:p>
              </table:table-cell>
              <table:table-cell office:value-type="float" office:value="3.080144">
                <text:p>3.080144</text:p>
              </table:table-cell>
              <table:table-cell office:value-type="float" office:value="5.685941">
                <text:p>5.685941</text:p>
              </table:table-cell>
              <table:table-cell office:value-type="float" office:value="5.92617">
                <text:p>5.92617</text:p>
              </table:table-cell>
              <table:table-cell office:value-type="float" office:value="6.013298">
                <text:p>6.013298</text:p>
              </table:table-cell>
              <table:table-cell office:value-type="float" office:value="6.159995">
                <text:p>6.15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87444">
                <text:p>0.6387444</text:p>
              </table:table-cell>
              <table:table-cell office:value-type="float" office:value="0.7719005">
                <text:p>0.7719005</text:p>
              </table:table-cell>
              <table:table-cell office:value-type="float" office:value="3.094549">
                <text:p>3.094549</text:p>
              </table:table-cell>
              <table:table-cell office:value-type="float" office:value="5.711734">
                <text:p>5.711734</text:p>
              </table:table-cell>
              <table:table-cell office:value-type="float" office:value="5.945938">
                <text:p>5.945938</text:p>
              </table:table-cell>
              <table:table-cell office:value-type="float" office:value="6.03691">
                <text:p>6.03691</text:p>
              </table:table-cell>
              <table:table-cell office:value-type="float" office:value="6.179995">
                <text:p>6.17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3769">
                <text:p>0.643769</text:p>
              </table:table-cell>
              <table:table-cell office:value-type="float" office:value="0.7735713">
                <text:p>0.7735713</text:p>
              </table:table-cell>
              <table:table-cell office:value-type="float" office:value="3.1078">
                <text:p>3.1078</text:p>
              </table:table-cell>
              <table:table-cell office:value-type="float" office:value="5.740635">
                <text:p>5.740635</text:p>
              </table:table-cell>
              <table:table-cell office:value-type="float" office:value="5.964188">
                <text:p>5.964188</text:p>
              </table:table-cell>
              <table:table-cell office:value-type="float" office:value="6.060666">
                <text:p>6.060666</text:p>
              </table:table-cell>
              <table:table-cell office:value-type="float" office:value="6.199995">
                <text:p>6.19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87913">
                <text:p>0.6487913</text:p>
              </table:table-cell>
              <table:table-cell office:value-type="float" office:value="0.7748241">
                <text:p>0.7748241</text:p>
              </table:table-cell>
              <table:table-cell office:value-type="float" office:value="3.12007">
                <text:p>3.12007</text:p>
              </table:table-cell>
              <table:table-cell office:value-type="float" office:value="5.771945">
                <text:p>5.771945</text:p>
              </table:table-cell>
              <table:table-cell office:value-type="float" office:value="5.982299">
                <text:p>5.982299</text:p>
              </table:table-cell>
              <table:table-cell office:value-type="float" office:value="6.084404">
                <text:p>6.084404</text:p>
              </table:table-cell>
              <table:table-cell office:value-type="float" office:value="6.219995">
                <text:p>6.21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34736">
                <text:p>0.6534736</text:p>
              </table:table-cell>
              <table:table-cell office:value-type="float" office:value="0.7758844">
                <text:p>0.7758844</text:p>
              </table:table-cell>
              <table:table-cell office:value-type="float" office:value="3.131626">
                <text:p>3.131626</text:p>
              </table:table-cell>
              <table:table-cell office:value-type="float" office:value="5.80473">
                <text:p>5.80473</text:p>
              </table:table-cell>
              <table:table-cell office:value-type="float" office:value="6.000467">
                <text:p>6.000467</text:p>
              </table:table-cell>
              <table:table-cell office:value-type="float" office:value="6.108048">
                <text:p>6.108048</text:p>
              </table:table-cell>
              <table:table-cell office:value-type="float" office:value="6.239995">
                <text:p>6.23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79034">
                <text:p>0.6579034</text:p>
              </table:table-cell>
              <table:table-cell office:value-type="float" office:value="0.7768881">
                <text:p>0.7768881</text:p>
              </table:table-cell>
              <table:table-cell office:value-type="float" office:value="3.142502">
                <text:p>3.142502</text:p>
              </table:table-cell>
              <table:table-cell office:value-type="float" office:value="5.837855">
                <text:p>5.837855</text:p>
              </table:table-cell>
              <table:table-cell office:value-type="float" office:value="6.0206">
                <text:p>6.0206</text:p>
              </table:table-cell>
              <table:table-cell office:value-type="float" office:value="6.131282">
                <text:p>6.131282</text:p>
              </table:table-cell>
              <table:table-cell office:value-type="float" office:value="6.259995">
                <text:p>6.25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19247">
                <text:p>0.6619247</text:p>
              </table:table-cell>
              <table:table-cell office:value-type="float" office:value="0.777527">
                <text:p>0.777527</text:p>
              </table:table-cell>
              <table:table-cell office:value-type="float" office:value="3.152753">
                <text:p>3.152753</text:p>
              </table:table-cell>
              <table:table-cell office:value-type="float" office:value="5.871256">
                <text:p>5.871256</text:p>
              </table:table-cell>
              <table:table-cell office:value-type="float" office:value="6.042038">
                <text:p>6.042038</text:p>
              </table:table-cell>
              <table:table-cell office:value-type="float" office:value="6.154247">
                <text:p>6.154247</text:p>
              </table:table-cell>
              <table:table-cell office:value-type="float" office:value="6.279995">
                <text:p>6.27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57507">
                <text:p>0.6657507</text:p>
              </table:table-cell>
              <table:table-cell office:value-type="float" office:value="0.7775298">
                <text:p>0.7775298</text:p>
              </table:table-cell>
              <table:table-cell office:value-type="float" office:value="3.163076">
                <text:p>3.163076</text:p>
              </table:table-cell>
              <table:table-cell office:value-type="float" office:value="5.904115">
                <text:p>5.904115</text:p>
              </table:table-cell>
              <table:table-cell office:value-type="float" office:value="6.063376">
                <text:p>6.063376</text:p>
              </table:table-cell>
              <table:table-cell office:value-type="float" office:value="6.176503">
                <text:p>6.176503</text:p>
              </table:table-cell>
              <table:table-cell office:value-type="float" office:value="6.299995">
                <text:p>6.29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89841">
                <text:p>0.6689841</text:p>
              </table:table-cell>
              <table:table-cell office:value-type="float" office:value="0.7775929">
                <text:p>0.7775929</text:p>
              </table:table-cell>
              <table:table-cell office:value-type="float" office:value="3.173722">
                <text:p>3.173722</text:p>
              </table:table-cell>
              <table:table-cell office:value-type="float" office:value="5.936276">
                <text:p>5.936276</text:p>
              </table:table-cell>
              <table:table-cell office:value-type="float" office:value="6.083704">
                <text:p>6.083704</text:p>
              </table:table-cell>
              <table:table-cell office:value-type="float" office:value="6.197961">
                <text:p>6.197961</text:p>
              </table:table-cell>
              <table:table-cell office:value-type="float" office:value="6.319995">
                <text:p>6.31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1459">
                <text:p>0.671459</text:p>
              </table:table-cell>
              <table:table-cell office:value-type="float" office:value="0.777742">
                <text:p>0.777742</text:p>
              </table:table-cell>
              <table:table-cell office:value-type="float" office:value="3.184688">
                <text:p>3.184688</text:p>
              </table:table-cell>
              <table:table-cell office:value-type="float" office:value="5.968628">
                <text:p>5.968628</text:p>
              </table:table-cell>
              <table:table-cell office:value-type="float" office:value="6.103099">
                <text:p>6.103099</text:p>
              </table:table-cell>
              <table:table-cell office:value-type="float" office:value="6.220158">
                <text:p>6.220158</text:p>
              </table:table-cell>
              <table:table-cell office:value-type="float" office:value="6.339995">
                <text:p>6.33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28751">
                <text:p>0.6728751</text:p>
              </table:table-cell>
              <table:table-cell office:value-type="float" office:value="0.7773794">
                <text:p>0.7773794</text:p>
              </table:table-cell>
              <table:table-cell office:value-type="float" office:value="3.196215">
                <text:p>3.196215</text:p>
              </table:table-cell>
              <table:table-cell office:value-type="float" office:value="6.000977">
                <text:p>6.000977</text:p>
              </table:table-cell>
              <table:table-cell office:value-type="float" office:value="6.122508">
                <text:p>6.122508</text:p>
              </table:table-cell>
              <table:table-cell office:value-type="float" office:value="6.242503">
                <text:p>6.242503</text:p>
              </table:table-cell>
              <table:table-cell office:value-type="float" office:value="6.359995">
                <text:p>6.35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33513">
                <text:p>0.6733513</text:p>
              </table:table-cell>
              <table:table-cell office:value-type="float" office:value="0.7767785">
                <text:p>0.7767785</text:p>
              </table:table-cell>
              <table:table-cell office:value-type="float" office:value="3.208097">
                <text:p>3.208097</text:p>
              </table:table-cell>
              <table:table-cell office:value-type="float" office:value="6.033739">
                <text:p>6.033739</text:p>
              </table:table-cell>
              <table:table-cell office:value-type="float" office:value="6.142068">
                <text:p>6.142068</text:p>
              </table:table-cell>
              <table:table-cell office:value-type="float" office:value="6.264821">
                <text:p>6.264821</text:p>
              </table:table-cell>
              <table:table-cell office:value-type="float" office:value="6.379995">
                <text:p>6.37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33491">
                <text:p>0.6733491</text:p>
              </table:table-cell>
              <table:table-cell office:value-type="float" office:value="0.7758414">
                <text:p>0.7758414</text:p>
              </table:table-cell>
              <table:table-cell office:value-type="float" office:value="3.22042">
                <text:p>3.22042</text:p>
              </table:table-cell>
              <table:table-cell office:value-type="float" office:value="6.065835">
                <text:p>6.065835</text:p>
              </table:table-cell>
              <table:table-cell office:value-type="float" office:value="6.162829">
                <text:p>6.162829</text:p>
              </table:table-cell>
              <table:table-cell office:value-type="float" office:value="6.287403">
                <text:p>6.287403</text:p>
              </table:table-cell>
              <table:table-cell office:value-type="float" office:value="6.399995">
                <text:p>6.39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26691">
                <text:p>0.6726691</text:p>
              </table:table-cell>
              <table:table-cell office:value-type="float" office:value="0.7748188">
                <text:p>0.7748188</text:p>
              </table:table-cell>
              <table:table-cell office:value-type="float" office:value="3.233496">
                <text:p>3.233496</text:p>
              </table:table-cell>
              <table:table-cell office:value-type="float" office:value="6.096164">
                <text:p>6.096164</text:p>
              </table:table-cell>
              <table:table-cell office:value-type="float" office:value="6.185116">
                <text:p>6.185116</text:p>
              </table:table-cell>
              <table:table-cell office:value-type="float" office:value="6.310638">
                <text:p>6.310638</text:p>
              </table:table-cell>
              <table:table-cell office:value-type="float" office:value="6.419995">
                <text:p>6.41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11149">
                <text:p>0.6711149</text:p>
              </table:table-cell>
              <table:table-cell office:value-type="float" office:value="0.7729881">
                <text:p>0.7729881</text:p>
              </table:table-cell>
              <table:table-cell office:value-type="float" office:value="3.247926">
                <text:p>3.247926</text:p>
              </table:table-cell>
              <table:table-cell office:value-type="float" office:value="6.124549">
                <text:p>6.124549</text:p>
              </table:table-cell>
              <table:table-cell office:value-type="float" office:value="6.208355">
                <text:p>6.208355</text:p>
              </table:table-cell>
              <table:table-cell office:value-type="float" office:value="6.334729">
                <text:p>6.334729</text:p>
              </table:table-cell>
              <table:table-cell office:value-type="float" office:value="6.439995">
                <text:p>6.43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90568">
                <text:p>0.6690568</text:p>
              </table:table-cell>
              <table:table-cell office:value-type="float" office:value="0.7713625">
                <text:p>0.7713625</text:p>
              </table:table-cell>
              <table:table-cell office:value-type="float" office:value="3.262816">
                <text:p>3.262816</text:p>
              </table:table-cell>
              <table:table-cell office:value-type="float" office:value="6.153541">
                <text:p>6.153541</text:p>
              </table:table-cell>
              <table:table-cell office:value-type="float" office:value="6.231813">
                <text:p>6.231813</text:p>
              </table:table-cell>
              <table:table-cell office:value-type="float" office:value="6.35917">
                <text:p>6.35917</text:p>
              </table:table-cell>
              <table:table-cell office:value-type="float" office:value="6.459995">
                <text:p>6.45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57369">
                <text:p>0.6657369</text:p>
              </table:table-cell>
              <table:table-cell office:value-type="float" office:value="0.7693494">
                <text:p>0.7693494</text:p>
              </table:table-cell>
              <table:table-cell office:value-type="float" office:value="3.277158">
                <text:p>3.277158</text:p>
              </table:table-cell>
              <table:table-cell office:value-type="float" office:value="6.182119">
                <text:p>6.182119</text:p>
              </table:table-cell>
              <table:table-cell office:value-type="float" office:value="6.254147">
                <text:p>6.254147</text:p>
              </table:table-cell>
              <table:table-cell office:value-type="float" office:value="6.383818">
                <text:p>6.383818</text:p>
              </table:table-cell>
              <table:table-cell office:value-type="float" office:value="6.479995">
                <text:p>6.47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22448">
                <text:p>0.6622448</text:p>
              </table:table-cell>
              <table:table-cell office:value-type="float" office:value="0.767658">
                <text:p>0.767658</text:p>
              </table:table-cell>
              <table:table-cell office:value-type="float" office:value="3.290698">
                <text:p>3.290698</text:p>
              </table:table-cell>
              <table:table-cell office:value-type="float" office:value="6.2083">
                <text:p>6.2083</text:p>
              </table:table-cell>
              <table:table-cell office:value-type="float" office:value="6.274963">
                <text:p>6.274963</text:p>
              </table:table-cell>
              <table:table-cell office:value-type="float" office:value="6.408735">
                <text:p>6.408735</text:p>
              </table:table-cell>
              <table:table-cell office:value-type="float" office:value="6.499995">
                <text:p>6.49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81429">
                <text:p>0.6581429</text:p>
              </table:table-cell>
              <table:table-cell office:value-type="float" office:value="0.7655787">
                <text:p>0.7655787</text:p>
              </table:table-cell>
              <table:table-cell office:value-type="float" office:value="3.303226">
                <text:p>3.303226</text:p>
              </table:table-cell>
              <table:table-cell office:value-type="float" office:value="6.231637">
                <text:p>6.231637</text:p>
              </table:table-cell>
              <table:table-cell office:value-type="float" office:value="6.295799">
                <text:p>6.295799</text:p>
              </table:table-cell>
              <table:table-cell office:value-type="float" office:value="6.43394">
                <text:p>6.43394</text:p>
              </table:table-cell>
              <table:table-cell office:value-type="float" office:value="6.519995">
                <text:p>6.51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38052">
                <text:p>0.6538052</text:p>
              </table:table-cell>
              <table:table-cell office:value-type="float" office:value="0.7643431">
                <text:p>0.7643431</text:p>
              </table:table-cell>
              <table:table-cell office:value-type="float" office:value="3.314091">
                <text:p>3.314091</text:p>
              </table:table-cell>
              <table:table-cell office:value-type="float" office:value="6.252774">
                <text:p>6.252774</text:p>
              </table:table-cell>
              <table:table-cell office:value-type="float" office:value="6.317359">
                <text:p>6.317359</text:p>
              </table:table-cell>
              <table:table-cell office:value-type="float" office:value="6.459435">
                <text:p>6.459435</text:p>
              </table:table-cell>
              <table:table-cell office:value-type="float" office:value="6.539995">
                <text:p>6.53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91489">
                <text:p>0.6491489</text:p>
              </table:table-cell>
              <table:table-cell office:value-type="float" office:value="0.7628742">
                <text:p>0.7628742</text:p>
              </table:table-cell>
              <table:table-cell office:value-type="float" office:value="3.323581">
                <text:p>3.323581</text:p>
              </table:table-cell>
              <table:table-cell office:value-type="float" office:value="6.273676">
                <text:p>6.273676</text:p>
              </table:table-cell>
              <table:table-cell office:value-type="float" office:value="6.340894">
                <text:p>6.340894</text:p>
              </table:table-cell>
              <table:table-cell office:value-type="float" office:value="6.484691">
                <text:p>6.484691</text:p>
              </table:table-cell>
              <table:table-cell office:value-type="float" office:value="6.559995">
                <text:p>6.55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42462">
                <text:p>0.6442462</text:p>
              </table:table-cell>
              <table:table-cell office:value-type="float" office:value="0.7620552">
                <text:p>0.7620552</text:p>
              </table:table-cell>
              <table:table-cell office:value-type="float" office:value="3.332326">
                <text:p>3.332326</text:p>
              </table:table-cell>
              <table:table-cell office:value-type="float" office:value="6.294317">
                <text:p>6.294317</text:p>
              </table:table-cell>
              <table:table-cell office:value-type="float" office:value="6.364242">
                <text:p>6.364242</text:p>
              </table:table-cell>
              <table:table-cell office:value-type="float" office:value="6.509485">
                <text:p>6.509485</text:p>
              </table:table-cell>
              <table:table-cell office:value-type="float" office:value="6.579995">
                <text:p>6.57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92322">
                <text:p>0.6392322</text:p>
              </table:table-cell>
              <table:table-cell office:value-type="float" office:value="0.7610101">
                <text:p>0.7610101</text:p>
              </table:table-cell>
              <table:table-cell office:value-type="float" office:value="3.340619">
                <text:p>3.340619</text:p>
              </table:table-cell>
              <table:table-cell office:value-type="float" office:value="6.313499">
                <text:p>6.313499</text:p>
              </table:table-cell>
              <table:table-cell office:value-type="float" office:value="6.386944">
                <text:p>6.386944</text:p>
              </table:table-cell>
              <table:table-cell office:value-type="float" office:value="6.533666">
                <text:p>6.533666</text:p>
              </table:table-cell>
              <table:table-cell office:value-type="float" office:value="6.599995">
                <text:p>6.59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42289">
                <text:p>0.6342289</text:p>
              </table:table-cell>
              <table:table-cell office:value-type="float" office:value="0.7601655">
                <text:p>0.7601655</text:p>
              </table:table-cell>
              <table:table-cell office:value-type="float" office:value="3.34897">
                <text:p>3.34897</text:p>
              </table:table-cell>
              <table:table-cell office:value-type="float" office:value="6.330604">
                <text:p>6.330604</text:p>
              </table:table-cell>
              <table:table-cell office:value-type="float" office:value="6.409178">
                <text:p>6.409178</text:p>
              </table:table-cell>
              <table:table-cell office:value-type="float" office:value="6.557548">
                <text:p>6.557548</text:p>
              </table:table-cell>
              <table:table-cell office:value-type="float" office:value="6.619995">
                <text:p>6.61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98373">
                <text:p>0.6298373</text:p>
              </table:table-cell>
              <table:table-cell office:value-type="float" office:value="0.7609982">
                <text:p>0.7609982</text:p>
              </table:table-cell>
              <table:table-cell office:value-type="float" office:value="3.357872">
                <text:p>3.357872</text:p>
              </table:table-cell>
              <table:table-cell office:value-type="float" office:value="6.346996">
                <text:p>6.346996</text:p>
              </table:table-cell>
              <table:table-cell office:value-type="float" office:value="6.43034">
                <text:p>6.43034</text:p>
              </table:table-cell>
              <table:table-cell office:value-type="float" office:value="6.581433">
                <text:p>6.581433</text:p>
              </table:table-cell>
              <table:table-cell office:value-type="float" office:value="6.639995">
                <text:p>6.63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57526">
                <text:p>0.6257526</text:p>
              </table:table-cell>
              <table:table-cell office:value-type="float" office:value="0.7621143">
                <text:p>0.7621143</text:p>
              </table:table-cell>
              <table:table-cell office:value-type="float" office:value="3.367379">
                <text:p>3.367379</text:p>
              </table:table-cell>
              <table:table-cell office:value-type="float" office:value="6.364196">
                <text:p>6.364196</text:p>
              </table:table-cell>
              <table:table-cell office:value-type="float" office:value="6.449996">
                <text:p>6.449996</text:p>
              </table:table-cell>
              <table:table-cell office:value-type="float" office:value="6.604908">
                <text:p>6.604908</text:p>
              </table:table-cell>
              <table:table-cell office:value-type="float" office:value="6.659995">
                <text:p>6.65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22824">
                <text:p>0.6222824</text:p>
              </table:table-cell>
              <table:table-cell office:value-type="float" office:value="0.764372">
                <text:p>0.764372</text:p>
              </table:table-cell>
              <table:table-cell office:value-type="float" office:value="3.37766">
                <text:p>3.37766</text:p>
              </table:table-cell>
              <table:table-cell office:value-type="float" office:value="6.381411">
                <text:p>6.381411</text:p>
              </table:table-cell>
              <table:table-cell office:value-type="float" office:value="6.468984">
                <text:p>6.468984</text:p>
              </table:table-cell>
              <table:table-cell office:value-type="float" office:value="6.62825">
                <text:p>6.62825</text:p>
              </table:table-cell>
              <table:table-cell office:value-type="float" office:value="6.679995">
                <text:p>6.67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00678">
                <text:p>0.6200678</text:p>
              </table:table-cell>
              <table:table-cell office:value-type="float" office:value="0.7670315">
                <text:p>0.7670315</text:p>
              </table:table-cell>
              <table:table-cell office:value-type="float" office:value="3.388902">
                <text:p>3.388902</text:p>
              </table:table-cell>
              <table:table-cell office:value-type="float" office:value="6.400138">
                <text:p>6.400138</text:p>
              </table:table-cell>
              <table:table-cell office:value-type="float" office:value="6.487518">
                <text:p>6.487518</text:p>
              </table:table-cell>
              <table:table-cell office:value-type="float" office:value="6.651825">
                <text:p>6.651825</text:p>
              </table:table-cell>
              <table:table-cell office:value-type="float" office:value="6.699995">
                <text:p>6.69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88598">
                <text:p>0.6188598</text:p>
              </table:table-cell>
              <table:table-cell office:value-type="float" office:value="0.7705784">
                <text:p>0.7705784</text:p>
              </table:table-cell>
              <table:table-cell office:value-type="float" office:value="3.400475">
                <text:p>3.400475</text:p>
              </table:table-cell>
              <table:table-cell office:value-type="float" office:value="6.41962">
                <text:p>6.41962</text:p>
              </table:table-cell>
              <table:table-cell office:value-type="float" office:value="6.506438">
                <text:p>6.506438</text:p>
              </table:table-cell>
              <table:table-cell office:value-type="float" office:value="6.67544">
                <text:p>6.67544</text:p>
              </table:table-cell>
              <table:table-cell office:value-type="float" office:value="6.719995">
                <text:p>6.71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87028">
                <text:p>0.6187028</text:p>
              </table:table-cell>
              <table:table-cell office:value-type="float" office:value="0.7742221">
                <text:p>0.7742221</text:p>
              </table:table-cell>
              <table:table-cell office:value-type="float" office:value="3.413242">
                <text:p>3.413242</text:p>
              </table:table-cell>
              <table:table-cell office:value-type="float" office:value="6.438797">
                <text:p>6.438797</text:p>
              </table:table-cell>
              <table:table-cell office:value-type="float" office:value="6.525799">
                <text:p>6.525799</text:p>
              </table:table-cell>
              <table:table-cell office:value-type="float" office:value="6.699283">
                <text:p>6.699283</text:p>
              </table:table-cell>
              <table:table-cell office:value-type="float" office:value="6.739995">
                <text:p>6.73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96455">
                <text:p>0.6196455</text:p>
              </table:table-cell>
              <table:table-cell office:value-type="float" office:value="0.7787139">
                <text:p>0.7787139</text:p>
              </table:table-cell>
              <table:table-cell office:value-type="float" office:value="3.426637">
                <text:p>3.426637</text:p>
              </table:table-cell>
              <table:table-cell office:value-type="float" office:value="6.457237">
                <text:p>6.457237</text:p>
              </table:table-cell>
              <table:table-cell office:value-type="float" office:value="6.546885">
                <text:p>6.546885</text:p>
              </table:table-cell>
              <table:table-cell office:value-type="float" office:value="6.723386">
                <text:p>6.723386</text:p>
              </table:table-cell>
              <table:table-cell office:value-type="float" office:value="6.759995">
                <text:p>6.75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15609">
                <text:p>0.6215609</text:p>
              </table:table-cell>
              <table:table-cell office:value-type="float" office:value="0.7831329">
                <text:p>0.7831329</text:p>
              </table:table-cell>
              <table:table-cell office:value-type="float" office:value="3.440137">
                <text:p>3.440137</text:p>
              </table:table-cell>
              <table:table-cell office:value-type="float" office:value="6.477038">
                <text:p>6.477038</text:p>
              </table:table-cell>
              <table:table-cell office:value-type="float" office:value="6.567051">
                <text:p>6.567051</text:p>
              </table:table-cell>
              <table:table-cell office:value-type="float" office:value="6.747424">
                <text:p>6.747424</text:p>
              </table:table-cell>
              <table:table-cell office:value-type="float" office:value="6.779994">
                <text:p>6.77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44534">
                <text:p>0.6244534</text:p>
              </table:table-cell>
              <table:table-cell office:value-type="float" office:value="0.7880587">
                <text:p>0.7880587</text:p>
              </table:table-cell>
              <table:table-cell office:value-type="float" office:value="3.453996">
                <text:p>3.453996</text:p>
              </table:table-cell>
              <table:table-cell office:value-type="float" office:value="6.500424">
                <text:p>6.500424</text:p>
              </table:table-cell>
              <table:table-cell office:value-type="float" office:value="6.587217">
                <text:p>6.587217</text:p>
              </table:table-cell>
              <table:table-cell office:value-type="float" office:value="6.771531">
                <text:p>6.771531</text:p>
              </table:table-cell>
              <table:table-cell office:value-type="float" office:value="6.799994">
                <text:p>6.79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79672">
                <text:p>0.6279672</text:p>
              </table:table-cell>
              <table:table-cell office:value-type="float" office:value="0.7924126">
                <text:p>0.7924126</text:p>
              </table:table-cell>
              <table:table-cell office:value-type="float" office:value="3.467822">
                <text:p>3.467822</text:p>
              </table:table-cell>
              <table:table-cell office:value-type="float" office:value="6.526009">
                <text:p>6.526009</text:p>
              </table:table-cell>
              <table:table-cell office:value-type="float" office:value="6.606805">
                <text:p>6.606805</text:p>
              </table:table-cell>
              <table:table-cell office:value-type="float" office:value="6.795832">
                <text:p>6.795832</text:p>
              </table:table-cell>
              <table:table-cell office:value-type="float" office:value="6.819994">
                <text:p>6.81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18312">
                <text:p>0.6318312</text:p>
              </table:table-cell>
              <table:table-cell office:value-type="float" office:value="0.7969035">
                <text:p>0.7969035</text:p>
              </table:table-cell>
              <table:table-cell office:value-type="float" office:value="3.481026">
                <text:p>3.481026</text:p>
              </table:table-cell>
              <table:table-cell office:value-type="float" office:value="6.554702">
                <text:p>6.554702</text:p>
              </table:table-cell>
              <table:table-cell office:value-type="float" office:value="6.625415">
                <text:p>6.625415</text:p>
              </table:table-cell>
              <table:table-cell office:value-type="float" office:value="6.820316">
                <text:p>6.820316</text:p>
              </table:table-cell>
              <table:table-cell office:value-type="float" office:value="6.839994">
                <text:p>6.83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60193">
                <text:p>0.6360193</text:p>
              </table:table-cell>
              <table:table-cell office:value-type="float" office:value="0.8002186">
                <text:p>0.8002186</text:p>
              </table:table-cell>
              <table:table-cell office:value-type="float" office:value="3.492494">
                <text:p>3.492494</text:p>
              </table:table-cell>
              <table:table-cell office:value-type="float" office:value="6.587302">
                <text:p>6.587302</text:p>
              </table:table-cell>
              <table:table-cell office:value-type="float" office:value="6.643982">
                <text:p>6.643982</text:p>
              </table:table-cell>
              <table:table-cell office:value-type="float" office:value="6.84489">
                <text:p>6.84489</text:p>
              </table:table-cell>
              <table:table-cell office:value-type="float" office:value="6.859994">
                <text:p>6.85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98296">
                <text:p>0.6398296</text:p>
              </table:table-cell>
              <table:table-cell office:value-type="float" office:value="0.8035206">
                <text:p>0.8035206</text:p>
              </table:table-cell>
              <table:table-cell office:value-type="float" office:value="3.502579">
                <text:p>3.502579</text:p>
              </table:table-cell>
              <table:table-cell office:value-type="float" office:value="6.62148">
                <text:p>6.62148</text:p>
              </table:table-cell>
              <table:table-cell office:value-type="float" office:value="6.66248">
                <text:p>6.66248</text:p>
              </table:table-cell>
              <table:table-cell office:value-type="float" office:value="6.869419">
                <text:p>6.869419</text:p>
              </table:table-cell>
              <table:table-cell office:value-type="float" office:value="6.879994">
                <text:p>6.87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33171">
                <text:p>0.6433171</text:p>
              </table:table-cell>
              <table:table-cell office:value-type="float" office:value="0.8063794">
                <text:p>0.8063794</text:p>
              </table:table-cell>
              <table:table-cell office:value-type="float" office:value="3.511564">
                <text:p>3.511564</text:p>
              </table:table-cell>
              <table:table-cell office:value-type="float" office:value="6.65364">
                <text:p>6.65364</text:p>
              </table:table-cell>
              <table:table-cell office:value-type="float" office:value="6.682288">
                <text:p>6.682288</text:p>
              </table:table-cell>
              <table:table-cell office:value-type="float" office:value="6.893699">
                <text:p>6.893699</text:p>
              </table:table-cell>
              <table:table-cell office:value-type="float" office:value="6.899994">
                <text:p>6.89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64898">
                <text:p>0.6464898</text:p>
              </table:table-cell>
              <table:table-cell office:value-type="float" office:value="0.8078929">
                <text:p>0.8078929</text:p>
              </table:table-cell>
              <table:table-cell office:value-type="float" office:value="3.519668">
                <text:p>3.519668</text:p>
              </table:table-cell>
              <table:table-cell office:value-type="float" office:value="6.682661">
                <text:p>6.682661</text:p>
              </table:table-cell>
              <table:table-cell office:value-type="float" office:value="6.704054">
                <text:p>6.704054</text:p>
              </table:table-cell>
              <table:table-cell office:value-type="float" office:value="6.918111">
                <text:p>6.918111</text:p>
              </table:table-cell>
              <table:table-cell office:value-type="float" office:value="6.919994">
                <text:p>6.91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94648">
                <text:p>0.6494648</text:p>
              </table:table-cell>
              <table:table-cell office:value-type="float" office:value="0.8092449">
                <text:p>0.8092449</text:p>
              </table:table-cell>
              <table:table-cell office:value-type="float" office:value="3.527345">
                <text:p>3.527345</text:p>
              </table:table-cell>
              <table:table-cell office:value-type="float" office:value="6.707832">
                <text:p>6.707832</text:p>
              </table:table-cell>
              <table:table-cell office:value-type="float" office:value="6.725869">
                <text:p>6.725869</text:p>
              </table:table-cell>
              <table:table-cell office:value-type="float" office:value="6.941778">
                <text:p>6.941778</text:p>
              </table:table-cell>
              <table:table-cell office:value-type="float" office:value="6.939994">
                <text:p>6.93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18384">
                <text:p>0.6518384</text:p>
              </table:table-cell>
              <table:table-cell office:value-type="float" office:value="0.8103632">
                <text:p>0.8103632</text:p>
              </table:table-cell>
              <table:table-cell office:value-type="float" office:value="3.535362">
                <text:p>3.535362</text:p>
              </table:table-cell>
              <table:table-cell office:value-type="float" office:value="6.728294">
                <text:p>6.728294</text:p>
              </table:table-cell>
              <table:table-cell office:value-type="float" office:value="6.747199">
                <text:p>6.747199</text:p>
              </table:table-cell>
              <table:table-cell office:value-type="float" office:value="6.964148">
                <text:p>6.964148</text:p>
              </table:table-cell>
              <table:table-cell office:value-type="float" office:value="6.959994">
                <text:p>6.95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34544">
                <text:p>0.6534544</text:p>
              </table:table-cell>
              <table:table-cell office:value-type="float" office:value="0.8120667">
                <text:p>0.8120667</text:p>
              </table:table-cell>
              <table:table-cell office:value-type="float" office:value="3.54372">
                <text:p>3.54372</text:p>
              </table:table-cell>
              <table:table-cell office:value-type="float" office:value="6.745185">
                <text:p>6.745185</text:p>
              </table:table-cell>
              <table:table-cell office:value-type="float" office:value="6.767792">
                <text:p>6.767792</text:p>
              </table:table-cell>
              <table:table-cell office:value-type="float" office:value="6.986322">
                <text:p>6.986322</text:p>
              </table:table-cell>
              <table:table-cell office:value-type="float" office:value="6.979994">
                <text:p>6.9799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6540712">
                <text:p>0.6540712</text:p>
              </table:table-cell>
              <table:table-cell office:value-type="float" office:value="0.812959">
                <text:p>0.812959</text:p>
              </table:table-cell>
              <table:table-cell office:value-type="float" office:value="3.552606">
                <text:p>3.552606</text:p>
              </table:table-cell>
              <table:table-cell office:value-type="float" office:value="6.759325">
                <text:p>6.759325</text:p>
              </table:table-cell>
              <table:table-cell office:value-type="float" office:value="6.788233">
                <text:p>6.788233</text:p>
              </table:table-cell>
              <table:table-cell office:value-type="float" office:value="7.00864">
                <text:p>7.00864</text:p>
              </table:table-cell>
              <table:table-cell office:value-type="float" office:value="6.999994">
                <text:p>6.99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39066">
                <text:p>0.6539066</text:p>
              </table:table-cell>
              <table:table-cell office:value-type="float" office:value="0.813853">
                <text:p>0.813853</text:p>
              </table:table-cell>
              <table:table-cell office:value-type="float" office:value="3.562068">
                <text:p>3.562068</text:p>
              </table:table-cell>
              <table:table-cell office:value-type="float" office:value="6.773112">
                <text:p>6.773112</text:p>
              </table:table-cell>
              <table:table-cell office:value-type="float" office:value="6.808584">
                <text:p>6.808584</text:p>
              </table:table-cell>
              <table:table-cell office:value-type="float" office:value="7.031315">
                <text:p>7.031315</text:p>
              </table:table-cell>
              <table:table-cell office:value-type="float" office:value="7.019994">
                <text:p>7.01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32481">
                <text:p>0.6532481</text:p>
              </table:table-cell>
              <table:table-cell office:value-type="float" office:value="0.8140426">
                <text:p>0.8140426</text:p>
              </table:table-cell>
              <table:table-cell office:value-type="float" office:value="3.572136">
                <text:p>3.572136</text:p>
              </table:table-cell>
              <table:table-cell office:value-type="float" office:value="6.788579">
                <text:p>6.788579</text:p>
              </table:table-cell>
              <table:table-cell office:value-type="float" office:value="6.829398">
                <text:p>6.829398</text:p>
              </table:table-cell>
              <table:table-cell office:value-type="float" office:value="7.054241">
                <text:p>7.054241</text:p>
              </table:table-cell>
              <table:table-cell office:value-type="float" office:value="7.039994">
                <text:p>7.03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20087">
                <text:p>0.6520087</text:p>
              </table:table-cell>
              <table:table-cell office:value-type="float" office:value="0.8137783">
                <text:p>0.8137783</text:p>
              </table:table-cell>
              <table:table-cell office:value-type="float" office:value="3.583201">
                <text:p>3.583201</text:p>
              </table:table-cell>
              <table:table-cell office:value-type="float" office:value="6.805034">
                <text:p>6.805034</text:p>
              </table:table-cell>
              <table:table-cell office:value-type="float" office:value="6.850955">
                <text:p>6.850955</text:p>
              </table:table-cell>
              <table:table-cell office:value-type="float" office:value="7.077183">
                <text:p>7.077183</text:p>
              </table:table-cell>
              <table:table-cell office:value-type="float" office:value="7.059994">
                <text:p>7.05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98641">
                <text:p>0.6498641</text:p>
              </table:table-cell>
              <table:table-cell office:value-type="float" office:value="0.8133067">
                <text:p>0.8133067</text:p>
              </table:table-cell>
              <table:table-cell office:value-type="float" office:value="3.59485">
                <text:p>3.59485</text:p>
              </table:table-cell>
              <table:table-cell office:value-type="float" office:value="6.82233">
                <text:p>6.82233</text:p>
              </table:table-cell>
              <table:table-cell office:value-type="float" office:value="6.873979">
                <text:p>6.873979</text:p>
              </table:table-cell>
              <table:table-cell office:value-type="float" office:value="7.100427">
                <text:p>7.100427</text:p>
              </table:table-cell>
              <table:table-cell office:value-type="float" office:value="7.079994">
                <text:p>7.07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72127">
                <text:p>0.6472127</text:p>
              </table:table-cell>
              <table:table-cell office:value-type="float" office:value="0.8126141">
                <text:p>0.8126141</text:p>
              </table:table-cell>
              <table:table-cell office:value-type="float" office:value="3.60732">
                <text:p>3.60732</text:p>
              </table:table-cell>
              <table:table-cell office:value-type="float" office:value="6.841775">
                <text:p>6.841775</text:p>
              </table:table-cell>
              <table:table-cell office:value-type="float" office:value="6.89762">
                <text:p>6.89762</text:p>
              </table:table-cell>
              <table:table-cell office:value-type="float" office:value="7.124156">
                <text:p>7.124156</text:p>
              </table:table-cell>
              <table:table-cell office:value-type="float" office:value="7.099994">
                <text:p>7.09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40371">
                <text:p>0.6440371</text:p>
              </table:table-cell>
              <table:table-cell office:value-type="float" office:value="0.8116645">
                <text:p>0.8116645</text:p>
              </table:table-cell>
              <table:table-cell office:value-type="float" office:value="3.621136">
                <text:p>3.621136</text:p>
              </table:table-cell>
              <table:table-cell office:value-type="float" office:value="6.866201">
                <text:p>6.866201</text:p>
              </table:table-cell>
              <table:table-cell office:value-type="float" office:value="6.920969">
                <text:p>6.920969</text:p>
              </table:table-cell>
              <table:table-cell office:value-type="float" office:value="7.148228">
                <text:p>7.148228</text:p>
              </table:table-cell>
              <table:table-cell office:value-type="float" office:value="7.119994">
                <text:p>7.11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03708">
                <text:p>0.6403708</text:p>
              </table:table-cell>
              <table:table-cell office:value-type="float" office:value="0.8102086">
                <text:p>0.8102086</text:p>
              </table:table-cell>
              <table:table-cell office:value-type="float" office:value="3.635691">
                <text:p>3.635691</text:p>
              </table:table-cell>
              <table:table-cell office:value-type="float" office:value="6.895159">
                <text:p>6.895159</text:p>
              </table:table-cell>
              <table:table-cell office:value-type="float" office:value="6.942896">
                <text:p>6.942896</text:p>
              </table:table-cell>
              <table:table-cell office:value-type="float" office:value="7.17263">
                <text:p>7.17263</text:p>
              </table:table-cell>
              <table:table-cell office:value-type="float" office:value="7.139994">
                <text:p>7.13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66096">
                <text:p>0.6366096</text:p>
              </table:table-cell>
              <table:table-cell office:value-type="float" office:value="0.8084096">
                <text:p>0.8084096</text:p>
              </table:table-cell>
              <table:table-cell office:value-type="float" office:value="3.650101">
                <text:p>3.650101</text:p>
              </table:table-cell>
              <table:table-cell office:value-type="float" office:value="6.925542">
                <text:p>6.925542</text:p>
              </table:table-cell>
              <table:table-cell office:value-type="float" office:value="6.964464">
                <text:p>6.964464</text:p>
              </table:table-cell>
              <table:table-cell office:value-type="float" office:value="7.197549">
                <text:p>7.197549</text:p>
              </table:table-cell>
              <table:table-cell office:value-type="float" office:value="7.159994">
                <text:p>7.15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24562">
                <text:p>0.6324562</text:p>
              </table:table-cell>
              <table:table-cell office:value-type="float" office:value="0.8062568">
                <text:p>0.8062568</text:p>
              </table:table-cell>
              <table:table-cell office:value-type="float" office:value="3.663877">
                <text:p>3.663877</text:p>
              </table:table-cell>
              <table:table-cell office:value-type="float" office:value="6.954509">
                <text:p>6.954509</text:p>
              </table:table-cell>
              <table:table-cell office:value-type="float" office:value="6.986548">
                <text:p>6.986548</text:p>
              </table:table-cell>
              <table:table-cell office:value-type="float" office:value="7.222962">
                <text:p>7.222962</text:p>
              </table:table-cell>
              <table:table-cell office:value-type="float" office:value="7.179994">
                <text:p>7.17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76203">
                <text:p>0.6276203</text:p>
              </table:table-cell>
              <table:table-cell office:value-type="float" office:value="0.8038491">
                <text:p>0.8038491</text:p>
              </table:table-cell>
              <table:table-cell office:value-type="float" office:value="3.676527">
                <text:p>3.676527</text:p>
              </table:table-cell>
              <table:table-cell office:value-type="float" office:value="6.980943">
                <text:p>6.980943</text:p>
              </table:table-cell>
              <table:table-cell office:value-type="float" office:value="7.009476">
                <text:p>7.009476</text:p>
              </table:table-cell>
              <table:table-cell office:value-type="float" office:value="7.248581">
                <text:p>7.248581</text:p>
              </table:table-cell>
              <table:table-cell office:value-type="float" office:value="7.199994">
                <text:p>7.19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24412">
                <text:p>0.6224412</text:p>
              </table:table-cell>
              <table:table-cell office:value-type="float" office:value="0.8018826">
                <text:p>0.8018826</text:p>
              </table:table-cell>
              <table:table-cell office:value-type="float" office:value="3.687461">
                <text:p>3.687461</text:p>
              </table:table-cell>
              <table:table-cell office:value-type="float" office:value="7.004848">
                <text:p>7.004848</text:p>
              </table:table-cell>
              <table:table-cell office:value-type="float" office:value="7.033407">
                <text:p>7.033407</text:p>
              </table:table-cell>
              <table:table-cell office:value-type="float" office:value="7.274131">
                <text:p>7.274131</text:p>
              </table:table-cell>
              <table:table-cell office:value-type="float" office:value="7.219994">
                <text:p>7.21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71495">
                <text:p>0.6171495</text:p>
              </table:table-cell>
              <table:table-cell office:value-type="float" office:value="0.7994075">
                <text:p>0.7994075</text:p>
              </table:table-cell>
              <table:table-cell office:value-type="float" office:value="3.697405">
                <text:p>3.697405</text:p>
              </table:table-cell>
              <table:table-cell office:value-type="float" office:value="7.026322">
                <text:p>7.026322</text:p>
              </table:table-cell>
              <table:table-cell office:value-type="float" office:value="7.056961">
                <text:p>7.056961</text:p>
              </table:table-cell>
              <table:table-cell office:value-type="float" office:value="7.299285">
                <text:p>7.299285</text:p>
              </table:table-cell>
              <table:table-cell office:value-type="float" office:value="7.239994">
                <text:p>7.23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18298">
                <text:p>0.6118298</text:p>
              </table:table-cell>
              <table:table-cell office:value-type="float" office:value="0.7971548">
                <text:p>0.7971548</text:p>
              </table:table-cell>
              <table:table-cell office:value-type="float" office:value="3.706347">
                <text:p>3.706347</text:p>
              </table:table-cell>
              <table:table-cell office:value-type="float" office:value="7.046078">
                <text:p>7.046078</text:p>
              </table:table-cell>
              <table:table-cell office:value-type="float" office:value="7.080804">
                <text:p>7.080804</text:p>
              </table:table-cell>
              <table:table-cell office:value-type="float" office:value="7.324593">
                <text:p>7.324593</text:p>
              </table:table-cell>
              <table:table-cell office:value-type="float" office:value="7.259994">
                <text:p>7.25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72837">
                <text:p>0.6072837</text:p>
              </table:table-cell>
              <table:table-cell office:value-type="float" office:value="0.7944779">
                <text:p>0.7944779</text:p>
              </table:table-cell>
              <table:table-cell office:value-type="float" office:value="3.715214">
                <text:p>3.715214</text:p>
              </table:table-cell>
              <table:table-cell office:value-type="float" office:value="7.064147">
                <text:p>7.064147</text:p>
              </table:table-cell>
              <table:table-cell office:value-type="float" office:value="7.104199">
                <text:p>7.104199</text:p>
              </table:table-cell>
              <table:table-cell office:value-type="float" office:value="7.349099">
                <text:p>7.349099</text:p>
              </table:table-cell>
              <table:table-cell office:value-type="float" office:value="7.279994">
                <text:p>7.27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31234">
                <text:p>0.6031234</text:p>
              </table:table-cell>
              <table:table-cell office:value-type="float" office:value="0.7921131">
                <text:p>0.7921131</text:p>
              </table:table-cell>
              <table:table-cell office:value-type="float" office:value="3.724632">
                <text:p>3.724632</text:p>
              </table:table-cell>
              <table:table-cell office:value-type="float" office:value="7.081555">
                <text:p>7.081555</text:p>
              </table:table-cell>
              <table:table-cell office:value-type="float" office:value="7.126188">
                <text:p>7.126188</text:p>
              </table:table-cell>
              <table:table-cell office:value-type="float" office:value="7.372141">
                <text:p>7.372141</text:p>
              </table:table-cell>
              <table:table-cell office:value-type="float" office:value="7.299994">
                <text:p>7.29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94105">
                <text:p>0.5994105</text:p>
              </table:table-cell>
              <table:table-cell office:value-type="float" office:value="0.7902253">
                <text:p>0.7902253</text:p>
              </table:table-cell>
              <table:table-cell office:value-type="float" office:value="3.734524">
                <text:p>3.734524</text:p>
              </table:table-cell>
              <table:table-cell office:value-type="float" office:value="7.099949">
                <text:p>7.099949</text:p>
              </table:table-cell>
              <table:table-cell office:value-type="float" office:value="7.147381">
                <text:p>7.147381</text:p>
              </table:table-cell>
              <table:table-cell office:value-type="float" office:value="7.394492">
                <text:p>7.394492</text:p>
              </table:table-cell>
              <table:table-cell office:value-type="float" office:value="7.319994">
                <text:p>7.31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67482">
                <text:p>0.5967482</text:p>
              </table:table-cell>
              <table:table-cell office:value-type="float" office:value="0.7883203">
                <text:p>0.7883203</text:p>
              </table:table-cell>
              <table:table-cell office:value-type="float" office:value="3.744881">
                <text:p>3.744881</text:p>
              </table:table-cell>
              <table:table-cell office:value-type="float" office:value="7.119693">
                <text:p>7.119693</text:p>
              </table:table-cell>
              <table:table-cell office:value-type="float" office:value="7.167968">
                <text:p>7.167968</text:p>
              </table:table-cell>
              <table:table-cell office:value-type="float" office:value="7.416402">
                <text:p>7.416402</text:p>
              </table:table-cell>
              <table:table-cell office:value-type="float" office:value="7.339994">
                <text:p>7.33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57241">
                <text:p>0.5957241</text:p>
              </table:table-cell>
              <table:table-cell office:value-type="float" office:value="0.7866492">
                <text:p>0.7866492</text:p>
              </table:table-cell>
              <table:table-cell office:value-type="float" office:value="3.755722">
                <text:p>3.755722</text:p>
              </table:table-cell>
              <table:table-cell office:value-type="float" office:value="7.14094">
                <text:p>7.14094</text:p>
              </table:table-cell>
              <table:table-cell office:value-type="float" office:value="7.188883">
                <text:p>7.188883</text:p>
              </table:table-cell>
              <table:table-cell office:value-type="float" office:value="7.438389">
                <text:p>7.438389</text:p>
              </table:table-cell>
              <table:table-cell office:value-type="float" office:value="7.359994">
                <text:p>7.35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60395">
                <text:p>0.5960395</text:p>
              </table:table-cell>
              <table:table-cell office:value-type="float" office:value="0.7859989">
                <text:p>0.7859989</text:p>
              </table:table-cell>
              <table:table-cell office:value-type="float" office:value="3.766946">
                <text:p>3.766946</text:p>
              </table:table-cell>
              <table:table-cell office:value-type="float" office:value="7.16192">
                <text:p>7.16192</text:p>
              </table:table-cell>
              <table:table-cell office:value-type="float" office:value="7.210105">
                <text:p>7.210105</text:p>
              </table:table-cell>
              <table:table-cell office:value-type="float" office:value="7.460495">
                <text:p>7.460495</text:p>
              </table:table-cell>
              <table:table-cell office:value-type="float" office:value="7.379994">
                <text:p>7.37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7519">
                <text:p>0.597519</text:p>
              </table:table-cell>
              <table:table-cell office:value-type="float" office:value="0.7852445">
                <text:p>0.7852445</text:p>
              </table:table-cell>
              <table:table-cell office:value-type="float" office:value="3.778758">
                <text:p>3.778758</text:p>
              </table:table-cell>
              <table:table-cell office:value-type="float" office:value="7.181872">
                <text:p>7.181872</text:p>
              </table:table-cell>
              <table:table-cell office:value-type="float" office:value="7.231578">
                <text:p>7.231578</text:p>
              </table:table-cell>
              <table:table-cell office:value-type="float" office:value="7.482704">
                <text:p>7.482704</text:p>
              </table:table-cell>
              <table:table-cell office:value-type="float" office:value="7.399994">
                <text:p>7.39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00364">
                <text:p>0.6000364</text:p>
              </table:table-cell>
              <table:table-cell office:value-type="float" office:value="0.7853162">
                <text:p>0.7853162</text:p>
              </table:table-cell>
              <table:table-cell office:value-type="float" office:value="3.791661">
                <text:p>3.791661</text:p>
              </table:table-cell>
              <table:table-cell office:value-type="float" office:value="7.199477">
                <text:p>7.199477</text:p>
              </table:table-cell>
              <table:table-cell office:value-type="float" office:value="7.254272">
                <text:p>7.254272</text:p>
              </table:table-cell>
              <table:table-cell office:value-type="float" office:value="7.505237">
                <text:p>7.505237</text:p>
              </table:table-cell>
              <table:table-cell office:value-type="float" office:value="7.419994">
                <text:p>7.41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34616">
                <text:p>0.6034616</text:p>
              </table:table-cell>
              <table:table-cell office:value-type="float" office:value="0.7865509">
                <text:p>0.7865509</text:p>
              </table:table-cell>
              <table:table-cell office:value-type="float" office:value="3.805448">
                <text:p>3.805448</text:p>
              </table:table-cell>
              <table:table-cell office:value-type="float" office:value="7.216707">
                <text:p>7.216707</text:p>
              </table:table-cell>
              <table:table-cell office:value-type="float" office:value="7.276978">
                <text:p>7.276978</text:p>
              </table:table-cell>
              <table:table-cell office:value-type="float" office:value="7.528114">
                <text:p>7.528114</text:p>
              </table:table-cell>
              <table:table-cell office:value-type="float" office:value="7.439994">
                <text:p>7.43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75619">
                <text:p>0.6075619</text:p>
              </table:table-cell>
              <table:table-cell office:value-type="float" office:value="0.7882729">
                <text:p>0.7882729</text:p>
              </table:table-cell>
              <table:table-cell office:value-type="float" office:value="3.819541">
                <text:p>3.819541</text:p>
              </table:table-cell>
              <table:table-cell office:value-type="float" office:value="7.234183">
                <text:p>7.234183</text:p>
              </table:table-cell>
              <table:table-cell office:value-type="float" office:value="7.298852">
                <text:p>7.298852</text:p>
              </table:table-cell>
              <table:table-cell office:value-type="float" office:value="7.551152">
                <text:p>7.551152</text:p>
              </table:table-cell>
              <table:table-cell office:value-type="float" office:value="7.459994">
                <text:p>7.45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19449">
                <text:p>0.6119449</text:p>
              </table:table-cell>
              <table:table-cell office:value-type="float" office:value="0.7906457">
                <text:p>0.7906457</text:p>
              </table:table-cell>
              <table:table-cell office:value-type="float" office:value="3.833632">
                <text:p>3.833632</text:p>
              </table:table-cell>
              <table:table-cell office:value-type="float" office:value="7.25111">
                <text:p>7.25111</text:p>
              </table:table-cell>
              <table:table-cell office:value-type="float" office:value="7.319391">
                <text:p>7.319391</text:p>
              </table:table-cell>
              <table:table-cell office:value-type="float" office:value="7.574406">
                <text:p>7.574406</text:p>
              </table:table-cell>
              <table:table-cell office:value-type="float" office:value="7.479994">
                <text:p>7.47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64747">
                <text:p>0.6164747</text:p>
              </table:table-cell>
              <table:table-cell office:value-type="float" office:value="0.7941846">
                <text:p>0.7941846</text:p>
              </table:table-cell>
              <table:table-cell office:value-type="float" office:value="3.847461">
                <text:p>3.847461</text:p>
              </table:table-cell>
              <table:table-cell office:value-type="float" office:value="7.267981">
                <text:p>7.267981</text:p>
              </table:table-cell>
              <table:table-cell office:value-type="float" office:value="7.33934">
                <text:p>7.33934</text:p>
              </table:table-cell>
              <table:table-cell office:value-type="float" office:value="7.597873">
                <text:p>7.597873</text:p>
              </table:table-cell>
              <table:table-cell office:value-type="float" office:value="7.499994">
                <text:p>7.49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05938">
                <text:p>0.6205938</text:p>
              </table:table-cell>
              <table:table-cell office:value-type="float" office:value="0.7977751">
                <text:p>0.7977751</text:p>
              </table:table-cell>
              <table:table-cell office:value-type="float" office:value="3.860514">
                <text:p>3.860514</text:p>
              </table:table-cell>
              <table:table-cell office:value-type="float" office:value="7.285699">
                <text:p>7.285699</text:p>
              </table:table-cell>
              <table:table-cell office:value-type="float" office:value="7.359074">
                <text:p>7.359074</text:p>
              </table:table-cell>
              <table:table-cell office:value-type="float" office:value="7.621486">
                <text:p>7.621486</text:p>
              </table:table-cell>
              <table:table-cell office:value-type="float" office:value="7.519994">
                <text:p>7.51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44796">
                <text:p>0.6244796</text:p>
              </table:table-cell>
              <table:table-cell office:value-type="float" office:value="0.8021027">
                <text:p>0.8021027</text:p>
              </table:table-cell>
              <table:table-cell office:value-type="float" office:value="3.87249">
                <text:p>3.87249</text:p>
              </table:table-cell>
              <table:table-cell office:value-type="float" office:value="7.306233">
                <text:p>7.306233</text:p>
              </table:table-cell>
              <table:table-cell office:value-type="float" office:value="7.379776">
                <text:p>7.379776</text:p>
              </table:table-cell>
              <table:table-cell office:value-type="float" office:value="7.645143">
                <text:p>7.645143</text:p>
              </table:table-cell>
              <table:table-cell office:value-type="float" office:value="7.539994">
                <text:p>7.53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81531">
                <text:p>0.6281531</text:p>
              </table:table-cell>
              <table:table-cell office:value-type="float" office:value="0.8061731">
                <text:p>0.8061731</text:p>
              </table:table-cell>
              <table:table-cell office:value-type="float" office:value="3.883815">
                <text:p>3.883815</text:p>
              </table:table-cell>
              <table:table-cell office:value-type="float" office:value="7.32911">
                <text:p>7.32911</text:p>
              </table:table-cell>
              <table:table-cell office:value-type="float" office:value="7.401635">
                <text:p>7.401635</text:p>
              </table:table-cell>
              <table:table-cell office:value-type="float" office:value="7.668739">
                <text:p>7.668739</text:p>
              </table:table-cell>
              <table:table-cell office:value-type="float" office:value="7.559994">
                <text:p>7.55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16493">
                <text:p>0.6316493</text:p>
              </table:table-cell>
              <table:table-cell office:value-type="float" office:value="0.8104828">
                <text:p>0.8104828</text:p>
              </table:table-cell>
              <table:table-cell office:value-type="float" office:value="3.894513">
                <text:p>3.894513</text:p>
              </table:table-cell>
              <table:table-cell office:value-type="float" office:value="7.35253">
                <text:p>7.35253</text:p>
              </table:table-cell>
              <table:table-cell office:value-type="float" office:value="7.424943">
                <text:p>7.424943</text:p>
              </table:table-cell>
              <table:table-cell office:value-type="float" office:value="7.691967">
                <text:p>7.691967</text:p>
              </table:table-cell>
              <table:table-cell office:value-type="float" office:value="7.579994">
                <text:p>7.57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45509">
                <text:p>0.6345509</text:p>
              </table:table-cell>
              <table:table-cell office:value-type="float" office:value="0.8139103">
                <text:p>0.8139103</text:p>
              </table:table-cell>
              <table:table-cell office:value-type="float" office:value="3.904701">
                <text:p>3.904701</text:p>
              </table:table-cell>
              <table:table-cell office:value-type="float" office:value="7.374701">
                <text:p>7.374701</text:p>
              </table:table-cell>
              <table:table-cell office:value-type="float" office:value="7.448157">
                <text:p>7.448157</text:p>
              </table:table-cell>
              <table:table-cell office:value-type="float" office:value="7.714943">
                <text:p>7.714943</text:p>
              </table:table-cell>
              <table:table-cell office:value-type="float" office:value="7.599994">
                <text:p>7.59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65287">
                <text:p>0.6365287</text:p>
              </table:table-cell>
              <table:table-cell office:value-type="float" office:value="0.8176301">
                <text:p>0.8176301</text:p>
              </table:table-cell>
              <table:table-cell office:value-type="float" office:value="3.915053">
                <text:p>3.915053</text:p>
              </table:table-cell>
              <table:table-cell office:value-type="float" office:value="7.395742">
                <text:p>7.395742</text:p>
              </table:table-cell>
              <table:table-cell office:value-type="float" office:value="7.470775">
                <text:p>7.470775</text:p>
              </table:table-cell>
              <table:table-cell office:value-type="float" office:value="7.737247">
                <text:p>7.737247</text:p>
              </table:table-cell>
              <table:table-cell office:value-type="float" office:value="7.619994">
                <text:p>7.61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7044">
                <text:p>0.6377044</text:p>
              </table:table-cell>
              <table:table-cell office:value-type="float" office:value="0.820417">
                <text:p>0.820417</text:p>
              </table:table-cell>
              <table:table-cell office:value-type="float" office:value="3.92575">
                <text:p>3.92575</text:p>
              </table:table-cell>
              <table:table-cell office:value-type="float" office:value="7.416033">
                <text:p>7.416033</text:p>
              </table:table-cell>
              <table:table-cell office:value-type="float" office:value="7.492737">
                <text:p>7.492737</text:p>
              </table:table-cell>
              <table:table-cell office:value-type="float" office:value="7.758729">
                <text:p>7.758729</text:p>
              </table:table-cell>
              <table:table-cell office:value-type="float" office:value="7.639994">
                <text:p>7.63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82545">
                <text:p>0.6382545</text:p>
              </table:table-cell>
              <table:table-cell office:value-type="float" office:value="0.8224756">
                <text:p>0.8224756</text:p>
              </table:table-cell>
              <table:table-cell office:value-type="float" office:value="3.936721">
                <text:p>3.936721</text:p>
              </table:table-cell>
              <table:table-cell office:value-type="float" office:value="7.437422">
                <text:p>7.437422</text:p>
              </table:table-cell>
              <table:table-cell office:value-type="float" office:value="7.514359">
                <text:p>7.514359</text:p>
              </table:table-cell>
              <table:table-cell office:value-type="float" office:value="7.780734">
                <text:p>7.780734</text:p>
              </table:table-cell>
              <table:table-cell office:value-type="float" office:value="7.659994">
                <text:p>7.65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82885">
                <text:p>0.6382885</text:p>
              </table:table-cell>
              <table:table-cell office:value-type="float" office:value="0.8241559">
                <text:p>0.8241559</text:p>
              </table:table-cell>
              <table:table-cell office:value-type="float" office:value="3.948203">
                <text:p>3.948203</text:p>
              </table:table-cell>
              <table:table-cell office:value-type="float" office:value="7.459787">
                <text:p>7.459787</text:p>
              </table:table-cell>
              <table:table-cell office:value-type="float" office:value="7.536148">
                <text:p>7.536148</text:p>
              </table:table-cell>
              <table:table-cell office:value-type="float" office:value="7.80265">
                <text:p>7.80265</text:p>
              </table:table-cell>
              <table:table-cell office:value-type="float" office:value="7.679994">
                <text:p>7.67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6748">
                <text:p>0.6376748</text:p>
              </table:table-cell>
              <table:table-cell office:value-type="float" office:value="0.8259082">
                <text:p>0.8259082</text:p>
              </table:table-cell>
              <table:table-cell office:value-type="float" office:value="3.959958">
                <text:p>3.959958</text:p>
              </table:table-cell>
              <table:table-cell office:value-type="float" office:value="7.484654">
                <text:p>7.484654</text:p>
              </table:table-cell>
              <table:table-cell office:value-type="float" office:value="7.558783">
                <text:p>7.558783</text:p>
              </table:table-cell>
              <table:table-cell office:value-type="float" office:value="7.824558">
                <text:p>7.824558</text:p>
              </table:table-cell>
              <table:table-cell office:value-type="float" office:value="7.699994">
                <text:p>7.69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61707">
                <text:p>0.6361707</text:p>
              </table:table-cell>
              <table:table-cell office:value-type="float" office:value="0.8267166">
                <text:p>0.8267166</text:p>
              </table:table-cell>
              <table:table-cell office:value-type="float" office:value="3.972078">
                <text:p>3.972078</text:p>
              </table:table-cell>
              <table:table-cell office:value-type="float" office:value="7.508552">
                <text:p>7.508552</text:p>
              </table:table-cell>
              <table:table-cell office:value-type="float" office:value="7.583037">
                <text:p>7.583037</text:p>
              </table:table-cell>
              <table:table-cell office:value-type="float" office:value="7.846657">
                <text:p>7.846657</text:p>
              </table:table-cell>
              <table:table-cell office:value-type="float" office:value="7.719994">
                <text:p>7.71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41704">
                <text:p>0.6341704</text:p>
              </table:table-cell>
              <table:table-cell office:value-type="float" office:value="0.8275484">
                <text:p>0.8275484</text:p>
              </table:table-cell>
              <table:table-cell office:value-type="float" office:value="3.984939">
                <text:p>3.984939</text:p>
              </table:table-cell>
              <table:table-cell office:value-type="float" office:value="7.53101">
                <text:p>7.53101</text:p>
              </table:table-cell>
              <table:table-cell office:value-type="float" office:value="7.608391">
                <text:p>7.608391</text:p>
              </table:table-cell>
              <table:table-cell office:value-type="float" office:value="7.869129">
                <text:p>7.869129</text:p>
              </table:table-cell>
              <table:table-cell office:value-type="float" office:value="7.739994">
                <text:p>7.73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17432">
                <text:p>0.6317432</text:p>
              </table:table-cell>
              <table:table-cell office:value-type="float" office:value="0.8289825">
                <text:p>0.8289825</text:p>
              </table:table-cell>
              <table:table-cell office:value-type="float" office:value="3.998812">
                <text:p>3.998812</text:p>
              </table:table-cell>
              <table:table-cell office:value-type="float" office:value="7.552877">
                <text:p>7.552877</text:p>
              </table:table-cell>
              <table:table-cell office:value-type="float" office:value="7.633993">
                <text:p>7.633993</text:p>
              </table:table-cell>
              <table:table-cell office:value-type="float" office:value="7.892367">
                <text:p>7.892367</text:p>
              </table:table-cell>
              <table:table-cell office:value-type="float" office:value="7.759994">
                <text:p>7.75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8878">
                <text:p>0.628878</text:p>
              </table:table-cell>
              <table:table-cell office:value-type="float" office:value="0.8298865">
                <text:p>0.8298865</text:p>
              </table:table-cell>
              <table:table-cell office:value-type="float" office:value="4.012784">
                <text:p>4.012784</text:p>
              </table:table-cell>
              <table:table-cell office:value-type="float" office:value="7.576146">
                <text:p>7.576146</text:p>
              </table:table-cell>
              <table:table-cell office:value-type="float" office:value="7.658316">
                <text:p>7.658316</text:p>
              </table:table-cell>
              <table:table-cell office:value-type="float" office:value="7.916301">
                <text:p>7.916301</text:p>
              </table:table-cell>
              <table:table-cell office:value-type="float" office:value="7.779994">
                <text:p>7.77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5886">
                <text:p>0.625886</text:p>
              </table:table-cell>
              <table:table-cell office:value-type="float" office:value="0.8305893">
                <text:p>0.8305893</text:p>
              </table:table-cell>
              <table:table-cell office:value-type="float" office:value="4.026296">
                <text:p>4.026296</text:p>
              </table:table-cell>
              <table:table-cell office:value-type="float" office:value="7.603052">
                <text:p>7.603052</text:p>
              </table:table-cell>
              <table:table-cell office:value-type="float" office:value="7.681179">
                <text:p>7.681179</text:p>
              </table:table-cell>
              <table:table-cell office:value-type="float" office:value="7.940487">
                <text:p>7.940487</text:p>
              </table:table-cell>
              <table:table-cell office:value-type="float" office:value="7.799994">
                <text:p>7.79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2456">
                <text:p>0.622456</text:p>
              </table:table-cell>
              <table:table-cell office:value-type="float" office:value="0.8304335">
                <text:p>0.8304335</text:p>
              </table:table-cell>
              <table:table-cell office:value-type="float" office:value="4.039088">
                <text:p>4.039088</text:p>
              </table:table-cell>
              <table:table-cell office:value-type="float" office:value="7.630933">
                <text:p>7.630933</text:p>
              </table:table-cell>
              <table:table-cell office:value-type="float" office:value="7.703764">
                <text:p>7.703764</text:p>
              </table:table-cell>
              <table:table-cell office:value-type="float" office:value="7.964922">
                <text:p>7.964922</text:p>
              </table:table-cell>
              <table:table-cell office:value-type="float" office:value="7.819993">
                <text:p>7.819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83866">
                <text:p>0.6183866</text:p>
              </table:table-cell>
              <table:table-cell office:value-type="float" office:value="0.8300707">
                <text:p>0.8300707</text:p>
              </table:table-cell>
              <table:table-cell office:value-type="float" office:value="4.05082">
                <text:p>4.05082</text:p>
              </table:table-cell>
              <table:table-cell office:value-type="float" office:value="7.657763">
                <text:p>7.657763</text:p>
              </table:table-cell>
              <table:table-cell office:value-type="float" office:value="7.727001">
                <text:p>7.727001</text:p>
              </table:table-cell>
              <table:table-cell office:value-type="float" office:value="7.989568">
                <text:p>7.989568</text:p>
              </table:table-cell>
              <table:table-cell office:value-type="float" office:value="7.839993">
                <text:p>7.839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35016">
                <text:p>0.6135016</text:p>
              </table:table-cell>
              <table:table-cell office:value-type="float" office:value="0.829406">
                <text:p>0.829406</text:p>
              </table:table-cell>
              <table:table-cell office:value-type="float" office:value="4.061118">
                <text:p>4.061118</text:p>
              </table:table-cell>
              <table:table-cell office:value-type="float" office:value="7.6829">
                <text:p>7.6829</text:p>
              </table:table-cell>
              <table:table-cell office:value-type="float" office:value="7.751517">
                <text:p>7.751517</text:p>
              </table:table-cell>
              <table:table-cell office:value-type="float" office:value="8.014451">
                <text:p>8.014451</text:p>
              </table:table-cell>
              <table:table-cell office:value-type="float" office:value="7.859993">
                <text:p>7.859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86359">
                <text:p>0.6086359</text:p>
              </table:table-cell>
              <table:table-cell office:value-type="float" office:value="0.8283194">
                <text:p>0.8283194</text:p>
              </table:table-cell>
              <table:table-cell office:value-type="float" office:value="4.070178">
                <text:p>4.070178</text:p>
              </table:table-cell>
              <table:table-cell office:value-type="float" office:value="7.706028">
                <text:p>7.706028</text:p>
              </table:table-cell>
              <table:table-cell office:value-type="float" office:value="7.775491">
                <text:p>7.775491</text:p>
              </table:table-cell>
              <table:table-cell office:value-type="float" office:value="8.03914">
                <text:p>8.03914</text:p>
              </table:table-cell>
              <table:table-cell office:value-type="float" office:value="7.879993">
                <text:p>7.879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47241">
                <text:p>0.6047241</text:p>
              </table:table-cell>
              <table:table-cell office:value-type="float" office:value="0.8268468">
                <text:p>0.8268468</text:p>
              </table:table-cell>
              <table:table-cell office:value-type="float" office:value="4.078732">
                <text:p>4.078732</text:p>
              </table:table-cell>
              <table:table-cell office:value-type="float" office:value="7.726123">
                <text:p>7.726123</text:p>
              </table:table-cell>
              <table:table-cell office:value-type="float" office:value="7.800323">
                <text:p>7.800323</text:p>
              </table:table-cell>
              <table:table-cell office:value-type="float" office:value="8.063443">
                <text:p>8.063443</text:p>
              </table:table-cell>
              <table:table-cell office:value-type="float" office:value="7.899993">
                <text:p>7.899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13931">
                <text:p>0.6013931</text:p>
              </table:table-cell>
              <table:table-cell office:value-type="float" office:value="0.8247188">
                <text:p>0.8247188</text:p>
              </table:table-cell>
              <table:table-cell office:value-type="float" office:value="4.086985">
                <text:p>4.086985</text:p>
              </table:table-cell>
              <table:table-cell office:value-type="float" office:value="7.742179">
                <text:p>7.742179</text:p>
              </table:table-cell>
              <table:table-cell office:value-type="float" office:value="7.824953">
                <text:p>7.824953</text:p>
              </table:table-cell>
              <table:table-cell office:value-type="float" office:value="8.087055">
                <text:p>8.087055</text:p>
              </table:table-cell>
              <table:table-cell office:value-type="float" office:value="7.919993">
                <text:p>7.919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80498">
                <text:p>0.5980498</text:p>
              </table:table-cell>
              <table:table-cell office:value-type="float" office:value="0.8218057">
                <text:p>0.8218057</text:p>
              </table:table-cell>
              <table:table-cell office:value-type="float" office:value="4.095249">
                <text:p>4.095249</text:p>
              </table:table-cell>
              <table:table-cell office:value-type="float" office:value="7.754428">
                <text:p>7.754428</text:p>
              </table:table-cell>
              <table:table-cell office:value-type="float" office:value="7.848212">
                <text:p>7.848212</text:p>
              </table:table-cell>
              <table:table-cell office:value-type="float" office:value="8.110415">
                <text:p>8.110415</text:p>
              </table:table-cell>
              <table:table-cell office:value-type="float" office:value="7.939993">
                <text:p>7.939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53644">
                <text:p>0.5953644</text:p>
              </table:table-cell>
              <table:table-cell office:value-type="float" office:value="0.8184212">
                <text:p>0.8184212</text:p>
              </table:table-cell>
              <table:table-cell office:value-type="float" office:value="4.104013">
                <text:p>4.104013</text:p>
              </table:table-cell>
              <table:table-cell office:value-type="float" office:value="7.76337">
                <text:p>7.76337</text:p>
              </table:table-cell>
              <table:table-cell office:value-type="float" office:value="7.87013">
                <text:p>7.87013</text:p>
              </table:table-cell>
              <table:table-cell office:value-type="float" office:value="8.134029">
                <text:p>8.134029</text:p>
              </table:table-cell>
              <table:table-cell office:value-type="float" office:value="7.959993">
                <text:p>7.959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37856">
                <text:p>0.5937856</text:p>
              </table:table-cell>
              <table:table-cell office:value-type="float" office:value="0.8149254">
                <text:p>0.8149254</text:p>
              </table:table-cell>
              <table:table-cell office:value-type="float" office:value="4.113413">
                <text:p>4.113413</text:p>
              </table:table-cell>
              <table:table-cell office:value-type="float" office:value="7.768734">
                <text:p>7.768734</text:p>
              </table:table-cell>
              <table:table-cell office:value-type="float" office:value="7.891642">
                <text:p>7.891642</text:p>
              </table:table-cell>
              <table:table-cell office:value-type="float" office:value="8.157899">
                <text:p>8.157899</text:p>
              </table:table-cell>
              <table:table-cell office:value-type="float" office:value="7.979993">
                <text:p>7.9799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938044">
                <text:p>0.5938044</text:p>
              </table:table-cell>
              <table:table-cell office:value-type="float" office:value="0.8120096">
                <text:p>0.8120096</text:p>
              </table:table-cell>
              <table:table-cell office:value-type="float" office:value="4.123682">
                <text:p>4.123682</text:p>
              </table:table-cell>
              <table:table-cell office:value-type="float" office:value="7.772424">
                <text:p>7.772424</text:p>
              </table:table-cell>
              <table:table-cell office:value-type="float" office:value="7.912558">
                <text:p>7.912558</text:p>
              </table:table-cell>
              <table:table-cell office:value-type="float" office:value="8.181701">
                <text:p>8.181701</text:p>
              </table:table-cell>
              <table:table-cell office:value-type="float" office:value="7.999993">
                <text:p>7.999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51792">
                <text:p>0.5951792</text:p>
              </table:table-cell>
              <table:table-cell office:value-type="float" office:value="0.8086625">
                <text:p>0.8086625</text:p>
              </table:table-cell>
              <table:table-cell office:value-type="float" office:value="4.134814">
                <text:p>4.134814</text:p>
              </table:table-cell>
              <table:table-cell office:value-type="float" office:value="7.776279">
                <text:p>7.776279</text:p>
              </table:table-cell>
              <table:table-cell office:value-type="float" office:value="7.933115">
                <text:p>7.933115</text:p>
              </table:table-cell>
              <table:table-cell office:value-type="float" office:value="8.205291">
                <text:p>8.205291</text:p>
              </table:table-cell>
              <table:table-cell office:value-type="float" office:value="8.019994">
                <text:p>8.01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74374">
                <text:p>0.5974374</text:p>
              </table:table-cell>
              <table:table-cell office:value-type="float" office:value="0.8056765">
                <text:p>0.8056765</text:p>
              </table:table-cell>
              <table:table-cell office:value-type="float" office:value="4.147224">
                <text:p>4.147224</text:p>
              </table:table-cell>
              <table:table-cell office:value-type="float" office:value="7.781328">
                <text:p>7.781328</text:p>
              </table:table-cell>
              <table:table-cell office:value-type="float" office:value="7.953768">
                <text:p>7.953768</text:p>
              </table:table-cell>
              <table:table-cell office:value-type="float" office:value="8.228942">
                <text:p>8.228942</text:p>
              </table:table-cell>
              <table:table-cell office:value-type="float" office:value="8.039994">
                <text:p>8.03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05824">
                <text:p>0.6005824</text:p>
              </table:table-cell>
              <table:table-cell office:value-type="float" office:value="0.8025117">
                <text:p>0.8025117</text:p>
              </table:table-cell>
              <table:table-cell office:value-type="float" office:value="4.160254">
                <text:p>4.160254</text:p>
              </table:table-cell>
              <table:table-cell office:value-type="float" office:value="7.787677">
                <text:p>7.787677</text:p>
              </table:table-cell>
              <table:table-cell office:value-type="float" office:value="7.977118">
                <text:p>7.977118</text:p>
              </table:table-cell>
              <table:table-cell office:value-type="float" office:value="8.252838">
                <text:p>8.252838</text:p>
              </table:table-cell>
              <table:table-cell office:value-type="float" office:value="8.059995">
                <text:p>8.05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44968">
                <text:p>0.6044968</text:p>
              </table:table-cell>
              <table:table-cell office:value-type="float" office:value="0.7998562">
                <text:p>0.7998562</text:p>
              </table:table-cell>
              <table:table-cell office:value-type="float" office:value="4.173363">
                <text:p>4.173363</text:p>
              </table:table-cell>
              <table:table-cell office:value-type="float" office:value="7.795873">
                <text:p>7.795873</text:p>
              </table:table-cell>
              <table:table-cell office:value-type="float" office:value="8.00104">
                <text:p>8.00104</text:p>
              </table:table-cell>
              <table:table-cell office:value-type="float" office:value="8.277012">
                <text:p>8.277012</text:p>
              </table:table-cell>
              <table:table-cell office:value-type="float" office:value="8.079995">
                <text:p>8.07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90909">
                <text:p>0.6090909</text:p>
              </table:table-cell>
              <table:table-cell office:value-type="float" office:value="0.798191">
                <text:p>0.798191</text:p>
              </table:table-cell>
              <table:table-cell office:value-type="float" office:value="4.186974">
                <text:p>4.186974</text:p>
              </table:table-cell>
              <table:table-cell office:value-type="float" office:value="7.80689">
                <text:p>7.80689</text:p>
              </table:table-cell>
              <table:table-cell office:value-type="float" office:value="8.024042">
                <text:p>8.024042</text:p>
              </table:table-cell>
              <table:table-cell office:value-type="float" office:value="8.301119">
                <text:p>8.301119</text:p>
              </table:table-cell>
              <table:table-cell office:value-type="float" office:value="8.099996">
                <text:p>8.0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43238">
                <text:p>0.6143238</text:p>
              </table:table-cell>
              <table:table-cell office:value-type="float" office:value="0.7964869">
                <text:p>0.7964869</text:p>
              </table:table-cell>
              <table:table-cell office:value-type="float" office:value="4.200843">
                <text:p>4.200843</text:p>
              </table:table-cell>
              <table:table-cell office:value-type="float" office:value="7.823101">
                <text:p>7.823101</text:p>
              </table:table-cell>
              <table:table-cell office:value-type="float" office:value="8.045386">
                <text:p>8.045386</text:p>
              </table:table-cell>
              <table:table-cell office:value-type="float" office:value="8.32516">
                <text:p>8.32516</text:p>
              </table:table-cell>
              <table:table-cell office:value-type="float" office:value="8.119996">
                <text:p>8.11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97433">
                <text:p>0.6197433</text:p>
              </table:table-cell>
              <table:table-cell office:value-type="float" office:value="0.7948198">
                <text:p>0.7948198</text:p>
              </table:table-cell>
              <table:table-cell office:value-type="float" office:value="4.214345">
                <text:p>4.214345</text:p>
              </table:table-cell>
              <table:table-cell office:value-type="float" office:value="7.84488">
                <text:p>7.84488</text:p>
              </table:table-cell>
              <table:table-cell office:value-type="float" office:value="8.065472">
                <text:p>8.065472</text:p>
              </table:table-cell>
              <table:table-cell office:value-type="float" office:value="8.349389">
                <text:p>8.349389</text:p>
              </table:table-cell>
              <table:table-cell office:value-type="float" office:value="8.139997">
                <text:p>8.13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47274">
                <text:p>0.6247274</text:p>
              </table:table-cell>
              <table:table-cell office:value-type="float" office:value="0.794681">
                <text:p>0.794681</text:p>
              </table:table-cell>
              <table:table-cell office:value-type="float" office:value="4.226644">
                <text:p>4.226644</text:p>
              </table:table-cell>
              <table:table-cell office:value-type="float" office:value="7.871077">
                <text:p>7.871077</text:p>
              </table:table-cell>
              <table:table-cell office:value-type="float" office:value="8.085389">
                <text:p>8.085389</text:p>
              </table:table-cell>
              <table:table-cell office:value-type="float" office:value="8.373878">
                <text:p>8.373878</text:p>
              </table:table-cell>
              <table:table-cell office:value-type="float" office:value="8.159997">
                <text:p>8.15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93906">
                <text:p>0.6293906</text:p>
              </table:table-cell>
              <table:table-cell office:value-type="float" office:value="0.7949125">
                <text:p>0.7949125</text:p>
              </table:table-cell>
              <table:table-cell office:value-type="float" office:value="4.237503">
                <text:p>4.237503</text:p>
              </table:table-cell>
              <table:table-cell office:value-type="float" office:value="7.900293">
                <text:p>7.900293</text:p>
              </table:table-cell>
              <table:table-cell office:value-type="float" office:value="8.105446">
                <text:p>8.105446</text:p>
              </table:table-cell>
              <table:table-cell office:value-type="float" office:value="8.398534">
                <text:p>8.398534</text:p>
              </table:table-cell>
              <table:table-cell office:value-type="float" office:value="8.179997">
                <text:p>8.17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3839">
                <text:p>0.633839</text:p>
              </table:table-cell>
              <table:table-cell office:value-type="float" office:value="0.7954447">
                <text:p>0.7954447</text:p>
              </table:table-cell>
              <table:table-cell office:value-type="float" office:value="4.247183">
                <text:p>4.247183</text:p>
              </table:table-cell>
              <table:table-cell office:value-type="float" office:value="7.931598">
                <text:p>7.931598</text:p>
              </table:table-cell>
              <table:table-cell office:value-type="float" office:value="8.12706">
                <text:p>8.12706</text:p>
              </table:table-cell>
              <table:table-cell office:value-type="float" office:value="8.42312">
                <text:p>8.42312</text:p>
              </table:table-cell>
              <table:table-cell office:value-type="float" office:value="8.199998">
                <text:p>8.1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81011">
                <text:p>0.6381011</text:p>
              </table:table-cell>
              <table:table-cell office:value-type="float" office:value="0.7973835">
                <text:p>0.7973835</text:p>
              </table:table-cell>
              <table:table-cell office:value-type="float" office:value="4.256015">
                <text:p>4.256015</text:p>
              </table:table-cell>
              <table:table-cell office:value-type="float" office:value="7.964451">
                <text:p>7.964451</text:p>
              </table:table-cell>
              <table:table-cell office:value-type="float" office:value="8.150804">
                <text:p>8.150804</text:p>
              </table:table-cell>
              <table:table-cell office:value-type="float" office:value="8.44745">
                <text:p>8.44745</text:p>
              </table:table-cell>
              <table:table-cell office:value-type="float" office:value="8.219998">
                <text:p>8.21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18457">
                <text:p>0.6418457</text:p>
              </table:table-cell>
              <table:table-cell office:value-type="float" office:value="0.7997327">
                <text:p>0.7997327</text:p>
              </table:table-cell>
              <table:table-cell office:value-type="float" office:value="4.264156">
                <text:p>4.264156</text:p>
              </table:table-cell>
              <table:table-cell office:value-type="float" office:value="7.997474">
                <text:p>7.997474</text:p>
              </table:table-cell>
              <table:table-cell office:value-type="float" office:value="8.174694">
                <text:p>8.174694</text:p>
              </table:table-cell>
              <table:table-cell office:value-type="float" office:value="8.471693">
                <text:p>8.471693</text:p>
              </table:table-cell>
              <table:table-cell office:value-type="float" office:value="8.239999">
                <text:p>8.23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46188">
                <text:p>0.6446188</text:p>
              </table:table-cell>
              <table:table-cell office:value-type="float" office:value="0.8023015">
                <text:p>0.8023015</text:p>
              </table:table-cell>
              <table:table-cell office:value-type="float" office:value="4.271623">
                <text:p>4.271623</text:p>
              </table:table-cell>
              <table:table-cell office:value-type="float" office:value="8.029964">
                <text:p>8.029964</text:p>
              </table:table-cell>
              <table:table-cell office:value-type="float" office:value="8.197687">
                <text:p>8.197687</text:p>
              </table:table-cell>
              <table:table-cell office:value-type="float" office:value="8.495426">
                <text:p>8.495426</text:p>
              </table:table-cell>
              <table:table-cell office:value-type="float" office:value="8.259999">
                <text:p>8.25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65843">
                <text:p>0.6465843</text:p>
              </table:table-cell>
              <table:table-cell office:value-type="float" office:value="0.8056008">
                <text:p>0.8056008</text:p>
              </table:table-cell>
              <table:table-cell office:value-type="float" office:value="4.279586">
                <text:p>4.279586</text:p>
              </table:table-cell>
              <table:table-cell office:value-type="float" office:value="8.061553">
                <text:p>8.061553</text:p>
              </table:table-cell>
              <table:table-cell office:value-type="float" office:value="8.219728">
                <text:p>8.219728</text:p>
              </table:table-cell>
              <table:table-cell office:value-type="float" office:value="8.517828">
                <text:p>8.517828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79084">
                <text:p>0.6479084</text:p>
              </table:table-cell>
              <table:table-cell office:value-type="float" office:value="0.8091036">
                <text:p>0.8091036</text:p>
              </table:table-cell>
              <table:table-cell office:value-type="float" office:value="4.287956">
                <text:p>4.287956</text:p>
              </table:table-cell>
              <table:table-cell office:value-type="float" office:value="8.092407">
                <text:p>8.092407</text:p>
              </table:table-cell>
              <table:table-cell office:value-type="float" office:value="8.241043">
                <text:p>8.241043</text:p>
              </table:table-cell>
              <table:table-cell office:value-type="float" office:value="8.540276">
                <text:p>8.54027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86193">
                <text:p>0.6486193</text:p>
              </table:table-cell>
              <table:table-cell office:value-type="float" office:value="0.813325">
                <text:p>0.813325</text:p>
              </table:table-cell>
              <table:table-cell office:value-type="float" office:value="4.296752">
                <text:p>4.296752</text:p>
              </table:table-cell>
              <table:table-cell office:value-type="float" office:value="8.123874">
                <text:p>8.123874</text:p>
              </table:table-cell>
              <table:table-cell office:value-type="float" office:value="8.262476">
                <text:p>8.262476</text:p>
              </table:table-cell>
              <table:table-cell office:value-type="float" office:value="8.562768">
                <text:p>8.562768</text:p>
              </table:table-cell>
              <table:table-cell office:value-type="float" office:value="8.320001">
                <text:p>8.32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86129">
                <text:p>0.6486129</text:p>
              </table:table-cell>
              <table:table-cell office:value-type="float" office:value="0.8171138">
                <text:p>0.8171138</text:p>
              </table:table-cell>
              <table:table-cell office:value-type="float" office:value="4.306221">
                <text:p>4.306221</text:p>
              </table:table-cell>
              <table:table-cell office:value-type="float" office:value="8.156562">
                <text:p>8.156562</text:p>
              </table:table-cell>
              <table:table-cell office:value-type="float" office:value="8.284492">
                <text:p>8.284492</text:p>
              </table:table-cell>
              <table:table-cell office:value-type="float" office:value="8.58565">
                <text:p>8.58565</text:p>
              </table:table-cell>
              <table:table-cell office:value-type="float" office:value="8.340001">
                <text:p>8.34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76649">
                <text:p>0.6476649</text:p>
              </table:table-cell>
              <table:table-cell office:value-type="float" office:value="0.8210769">
                <text:p>0.8210769</text:p>
              </table:table-cell>
              <table:table-cell office:value-type="float" office:value="4.316226">
                <text:p>4.316226</text:p>
              </table:table-cell>
              <table:table-cell office:value-type="float" office:value="8.190195">
                <text:p>8.190195</text:p>
              </table:table-cell>
              <table:table-cell office:value-type="float" office:value="8.308273">
                <text:p>8.308273</text:p>
              </table:table-cell>
              <table:table-cell office:value-type="float" office:value="8.608891">
                <text:p>8.608891</text:p>
              </table:table-cell>
              <table:table-cell office:value-type="float" office:value="8.360002">
                <text:p>8.360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61159">
                <text:p>0.6461159</text:p>
              </table:table-cell>
              <table:table-cell office:value-type="float" office:value="0.8243364">
                <text:p>0.8243364</text:p>
              </table:table-cell>
              <table:table-cell office:value-type="float" office:value="4.32659">
                <text:p>4.32659</text:p>
              </table:table-cell>
              <table:table-cell office:value-type="float" office:value="8.222281">
                <text:p>8.222281</text:p>
              </table:table-cell>
              <table:table-cell office:value-type="float" office:value="8.332052">
                <text:p>8.332052</text:p>
              </table:table-cell>
              <table:table-cell office:value-type="float" office:value="8.632175">
                <text:p>8.632175</text:p>
              </table:table-cell>
              <table:table-cell office:value-type="float" office:value="8.380002">
                <text:p>8.380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41534">
                <text:p>0.6441534</text:p>
              </table:table-cell>
              <table:table-cell office:value-type="float" office:value="0.8270227">
                <text:p>0.8270227</text:p>
              </table:table-cell>
              <table:table-cell office:value-type="float" office:value="4.337428">
                <text:p>4.337428</text:p>
              </table:table-cell>
              <table:table-cell office:value-type="float" office:value="8.251833">
                <text:p>8.251833</text:p>
              </table:table-cell>
              <table:table-cell office:value-type="float" office:value="8.356581">
                <text:p>8.356581</text:p>
              </table:table-cell>
              <table:table-cell office:value-type="float" office:value="8.656087">
                <text:p>8.656087</text:p>
              </table:table-cell>
              <table:table-cell office:value-type="float" office:value="8.400002">
                <text:p>8.400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17629">
                <text:p>0.6417629</text:p>
              </table:table-cell>
              <table:table-cell office:value-type="float" office:value="0.828963">
                <text:p>0.828963</text:p>
              </table:table-cell>
              <table:table-cell office:value-type="float" office:value="4.349084">
                <text:p>4.349084</text:p>
              </table:table-cell>
              <table:table-cell office:value-type="float" office:value="8.279724">
                <text:p>8.279724</text:p>
              </table:table-cell>
              <table:table-cell office:value-type="float" office:value="8.380539">
                <text:p>8.380539</text:p>
              </table:table-cell>
              <table:table-cell office:value-type="float" office:value="8.680658">
                <text:p>8.680658</text:p>
              </table:table-cell>
              <table:table-cell office:value-type="float" office:value="8.420003">
                <text:p>8.420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92676">
                <text:p>0.6392676</text:p>
              </table:table-cell>
              <table:table-cell office:value-type="float" office:value="0.8307934">
                <text:p>0.8307934</text:p>
              </table:table-cell>
              <table:table-cell office:value-type="float" office:value="4.362029">
                <text:p>4.362029</text:p>
              </table:table-cell>
              <table:table-cell office:value-type="float" office:value="8.309362">
                <text:p>8.309362</text:p>
              </table:table-cell>
              <table:table-cell office:value-type="float" office:value="8.403489">
                <text:p>8.403489</text:p>
              </table:table-cell>
              <table:table-cell office:value-type="float" office:value="8.705213">
                <text:p>8.705213</text:p>
              </table:table-cell>
              <table:table-cell office:value-type="float" office:value="8.440003">
                <text:p>8.440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64884">
                <text:p>0.6364884</text:p>
              </table:table-cell>
              <table:table-cell office:value-type="float" office:value="0.8315895">
                <text:p>0.8315895</text:p>
              </table:table-cell>
              <table:table-cell office:value-type="float" office:value="4.375559">
                <text:p>4.375559</text:p>
              </table:table-cell>
              <table:table-cell office:value-type="float" office:value="8.338159">
                <text:p>8.338159</text:p>
              </table:table-cell>
              <table:table-cell office:value-type="float" office:value="8.426498">
                <text:p>8.426498</text:p>
              </table:table-cell>
              <table:table-cell office:value-type="float" office:value="8.730055">
                <text:p>8.730055</text:p>
              </table:table-cell>
              <table:table-cell office:value-type="float" office:value="8.460004">
                <text:p>8.460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30482">
                <text:p>0.6330482</text:p>
              </table:table-cell>
              <table:table-cell office:value-type="float" office:value="0.8323908">
                <text:p>0.8323908</text:p>
              </table:table-cell>
              <table:table-cell office:value-type="float" office:value="4.388762">
                <text:p>4.388762</text:p>
              </table:table-cell>
              <table:table-cell office:value-type="float" office:value="8.364551">
                <text:p>8.364551</text:p>
              </table:table-cell>
              <table:table-cell office:value-type="float" office:value="8.450017">
                <text:p>8.450017</text:p>
              </table:table-cell>
              <table:table-cell office:value-type="float" office:value="8.755323">
                <text:p>8.755323</text:p>
              </table:table-cell>
              <table:table-cell office:value-type="float" office:value="8.480004">
                <text:p>8.480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91943">
                <text:p>0.6291943</text:p>
              </table:table-cell>
              <table:table-cell office:value-type="float" office:value="0.8330122">
                <text:p>0.8330122</text:p>
              </table:table-cell>
              <table:table-cell office:value-type="float" office:value="4.401133">
                <text:p>4.401133</text:p>
              </table:table-cell>
              <table:table-cell office:value-type="float" office:value="8.387116">
                <text:p>8.387116</text:p>
              </table:table-cell>
              <table:table-cell office:value-type="float" office:value="8.474415">
                <text:p>8.474415</text:p>
              </table:table-cell>
              <table:table-cell office:value-type="float" office:value="8.781055">
                <text:p>8.781055</text:p>
              </table:table-cell>
              <table:table-cell office:value-type="float" office:value="8.500005">
                <text:p>8.50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46938">
                <text:p>0.6246938</text:p>
              </table:table-cell>
              <table:table-cell office:value-type="float" office:value="0.8340482">
                <text:p>0.8340482</text:p>
              </table:table-cell>
              <table:table-cell office:value-type="float" office:value="4.412169">
                <text:p>4.412169</text:p>
              </table:table-cell>
              <table:table-cell office:value-type="float" office:value="8.407369">
                <text:p>8.407369</text:p>
              </table:table-cell>
              <table:table-cell office:value-type="float" office:value="8.499026">
                <text:p>8.499026</text:p>
              </table:table-cell>
              <table:table-cell office:value-type="float" office:value="8.80694">
                <text:p>8.80694</text:p>
              </table:table-cell>
              <table:table-cell office:value-type="float" office:value="8.520005">
                <text:p>8.52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09948">
                <text:p>0.6209948</text:p>
              </table:table-cell>
              <table:table-cell office:value-type="float" office:value="0.8344151">
                <text:p>0.8344151</text:p>
              </table:table-cell>
              <table:table-cell office:value-type="float" office:value="4.421694">
                <text:p>4.421694</text:p>
              </table:table-cell>
              <table:table-cell office:value-type="float" office:value="8.427547">
                <text:p>8.427547</text:p>
              </table:table-cell>
              <table:table-cell office:value-type="float" office:value="8.524285">
                <text:p>8.524285</text:p>
              </table:table-cell>
              <table:table-cell office:value-type="float" office:value="8.832694">
                <text:p>8.832694</text:p>
              </table:table-cell>
              <table:table-cell office:value-type="float" office:value="8.540006">
                <text:p>8.540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82673">
                <text:p>0.6182673</text:p>
              </table:table-cell>
              <table:table-cell office:value-type="float" office:value="0.8348505">
                <text:p>0.8348505</text:p>
              </table:table-cell>
              <table:table-cell office:value-type="float" office:value="4.430142">
                <text:p>4.430142</text:p>
              </table:table-cell>
              <table:table-cell office:value-type="float" office:value="8.447227">
                <text:p>8.447227</text:p>
              </table:table-cell>
              <table:table-cell office:value-type="float" office:value="8.549269">
                <text:p>8.549269</text:p>
              </table:table-cell>
              <table:table-cell office:value-type="float" office:value="8.858244">
                <text:p>8.858244</text:p>
              </table:table-cell>
              <table:table-cell office:value-type="float" office:value="8.560006">
                <text:p>8.560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55037">
                <text:p>0.6155037</text:p>
              </table:table-cell>
              <table:table-cell office:value-type="float" office:value="0.8344611">
                <text:p>0.8344611</text:p>
              </table:table-cell>
              <table:table-cell office:value-type="float" office:value="4.437612">
                <text:p>4.437612</text:p>
              </table:table-cell>
              <table:table-cell office:value-type="float" office:value="8.464633">
                <text:p>8.464633</text:p>
              </table:table-cell>
              <table:table-cell office:value-type="float" office:value="8.572841">
                <text:p>8.572841</text:p>
              </table:table-cell>
              <table:table-cell office:value-type="float" office:value="8.883711">
                <text:p>8.883711</text:p>
              </table:table-cell>
              <table:table-cell office:value-type="float" office:value="8.580007">
                <text:p>8.580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31622">
                <text:p>0.6131622</text:p>
              </table:table-cell>
              <table:table-cell office:value-type="float" office:value="0.8336204">
                <text:p>0.8336204</text:p>
              </table:table-cell>
              <table:table-cell office:value-type="float" office:value="4.445132">
                <text:p>4.445132</text:p>
              </table:table-cell>
              <table:table-cell office:value-type="float" office:value="8.47992">
                <text:p>8.47992</text:p>
              </table:table-cell>
              <table:table-cell office:value-type="float" office:value="8.594945">
                <text:p>8.594945</text:p>
              </table:table-cell>
              <table:table-cell office:value-type="float" office:value="8.908127">
                <text:p>8.908127</text:p>
              </table:table-cell>
              <table:table-cell office:value-type="float" office:value="8.600007">
                <text:p>8.600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18936">
                <text:p>0.6118936</text:p>
              </table:table-cell>
              <table:table-cell office:value-type="float" office:value="0.8325387">
                <text:p>0.8325387</text:p>
              </table:table-cell>
              <table:table-cell office:value-type="float" office:value="4.453047">
                <text:p>4.453047</text:p>
              </table:table-cell>
              <table:table-cell office:value-type="float" office:value="8.494999">
                <text:p>8.494999</text:p>
              </table:table-cell>
              <table:table-cell office:value-type="float" office:value="8.616225">
                <text:p>8.616225</text:p>
              </table:table-cell>
              <table:table-cell office:value-type="float" office:value="8.931113">
                <text:p>8.931113</text:p>
              </table:table-cell>
              <table:table-cell office:value-type="float" office:value="8.620008">
                <text:p>8.620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23153">
                <text:p>0.6123153</text:p>
              </table:table-cell>
              <table:table-cell office:value-type="float" office:value="0.8312067">
                <text:p>0.8312067</text:p>
              </table:table-cell>
              <table:table-cell office:value-type="float" office:value="4.461277">
                <text:p>4.461277</text:p>
              </table:table-cell>
              <table:table-cell office:value-type="float" office:value="8.511574">
                <text:p>8.511574</text:p>
              </table:table-cell>
              <table:table-cell office:value-type="float" office:value="8.636854">
                <text:p>8.636854</text:p>
              </table:table-cell>
              <table:table-cell office:value-type="float" office:value="8.953364">
                <text:p>8.953364</text:p>
              </table:table-cell>
              <table:table-cell office:value-type="float" office:value="8.640008">
                <text:p>8.640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40495">
                <text:p>0.6140495</text:p>
              </table:table-cell>
              <table:table-cell office:value-type="float" office:value="0.8295324">
                <text:p>0.8295324</text:p>
              </table:table-cell>
              <table:table-cell office:value-type="float" office:value="4.470017">
                <text:p>4.470017</text:p>
              </table:table-cell>
              <table:table-cell office:value-type="float" office:value="8.529226">
                <text:p>8.529226</text:p>
              </table:table-cell>
              <table:table-cell office:value-type="float" office:value="8.6573">
                <text:p>8.6573</text:p>
              </table:table-cell>
              <table:table-cell office:value-type="float" office:value="8.975704">
                <text:p>8.975704</text:p>
              </table:table-cell>
              <table:table-cell office:value-type="float" office:value="8.660008">
                <text:p>8.660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66796">
                <text:p>0.6166796</text:p>
              </table:table-cell>
              <table:table-cell office:value-type="float" office:value="0.8273575">
                <text:p>0.8273575</text:p>
              </table:table-cell>
              <table:table-cell office:value-type="float" office:value="4.4794">
                <text:p>4.4794</text:p>
              </table:table-cell>
              <table:table-cell office:value-type="float" office:value="8.548013">
                <text:p>8.548013</text:p>
              </table:table-cell>
              <table:table-cell office:value-type="float" office:value="8.677902">
                <text:p>8.677902</text:p>
              </table:table-cell>
              <table:table-cell office:value-type="float" office:value="8.998125">
                <text:p>8.998125</text:p>
              </table:table-cell>
              <table:table-cell office:value-type="float" office:value="8.680009">
                <text:p>8.680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04359">
                <text:p>0.6204359</text:p>
              </table:table-cell>
              <table:table-cell office:value-type="float" office:value="0.8244943">
                <text:p>0.8244943</text:p>
              </table:table-cell>
              <table:table-cell office:value-type="float" office:value="4.489263">
                <text:p>4.489263</text:p>
              </table:table-cell>
              <table:table-cell office:value-type="float" office:value="8.56825">
                <text:p>8.56825</text:p>
              </table:table-cell>
              <table:table-cell office:value-type="float" office:value="8.698532">
                <text:p>8.698532</text:p>
              </table:table-cell>
              <table:table-cell office:value-type="float" office:value="9.020655">
                <text:p>9.020655</text:p>
              </table:table-cell>
              <table:table-cell office:value-type="float" office:value="8.700009">
                <text:p>8.700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51222">
                <text:p>0.6251222</text:p>
              </table:table-cell>
              <table:table-cell office:value-type="float" office:value="0.8210185">
                <text:p>0.8210185</text:p>
              </table:table-cell>
              <table:table-cell office:value-type="float" office:value="4.499618">
                <text:p>4.499618</text:p>
              </table:table-cell>
              <table:table-cell office:value-type="float" office:value="8.589089">
                <text:p>8.589089</text:p>
              </table:table-cell>
              <table:table-cell office:value-type="float" office:value="8.720678">
                <text:p>8.720678</text:p>
              </table:table-cell>
              <table:table-cell office:value-type="float" office:value="9.043584">
                <text:p>9.043584</text:p>
              </table:table-cell>
              <table:table-cell office:value-type="float" office:value="8.72001">
                <text:p>8.72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02583">
                <text:p>0.6302583</text:p>
              </table:table-cell>
              <table:table-cell office:value-type="float" office:value="0.8173617">
                <text:p>0.8173617</text:p>
              </table:table-cell>
              <table:table-cell office:value-type="float" office:value="4.510678">
                <text:p>4.510678</text:p>
              </table:table-cell>
              <table:table-cell office:value-type="float" office:value="8.608976">
                <text:p>8.608976</text:p>
              </table:table-cell>
              <table:table-cell office:value-type="float" office:value="8.743232">
                <text:p>8.743232</text:p>
              </table:table-cell>
              <table:table-cell office:value-type="float" office:value="9.066935">
                <text:p>9.066935</text:p>
              </table:table-cell>
              <table:table-cell office:value-type="float" office:value="8.74001">
                <text:p>8.74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55757">
                <text:p>0.6355757</text:p>
              </table:table-cell>
              <table:table-cell office:value-type="float" office:value="0.8142924">
                <text:p>0.8142924</text:p>
              </table:table-cell>
              <table:table-cell office:value-type="float" office:value="4.522037">
                <text:p>4.522037</text:p>
              </table:table-cell>
              <table:table-cell office:value-type="float" office:value="8.630151">
                <text:p>8.630151</text:p>
              </table:table-cell>
              <table:table-cell office:value-type="float" office:value="8.764813">
                <text:p>8.764813</text:p>
              </table:table-cell>
              <table:table-cell office:value-type="float" office:value="9.090421">
                <text:p>9.090421</text:p>
              </table:table-cell>
              <table:table-cell office:value-type="float" office:value="8.760011">
                <text:p>8.760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09932">
                <text:p>0.6409932</text:p>
              </table:table-cell>
              <table:table-cell office:value-type="float" office:value="0.8108015">
                <text:p>0.8108015</text:p>
              </table:table-cell>
              <table:table-cell office:value-type="float" office:value="4.533296">
                <text:p>4.533296</text:p>
              </table:table-cell>
              <table:table-cell office:value-type="float" office:value="8.654829">
                <text:p>8.654829</text:p>
              </table:table-cell>
              <table:table-cell office:value-type="float" office:value="8.78539">
                <text:p>8.78539</text:p>
              </table:table-cell>
              <table:table-cell office:value-type="float" office:value="9.114149">
                <text:p>9.114149</text:p>
              </table:table-cell>
              <table:table-cell office:value-type="float" office:value="8.780011">
                <text:p>8.780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61103">
                <text:p>0.6461103</text:p>
              </table:table-cell>
              <table:table-cell office:value-type="float" office:value="0.8076326">
                <text:p>0.8076326</text:p>
              </table:table-cell>
              <table:table-cell office:value-type="float" office:value="4.544606">
                <text:p>4.544606</text:p>
              </table:table-cell>
              <table:table-cell office:value-type="float" office:value="8.681626">
                <text:p>8.681626</text:p>
              </table:table-cell>
              <table:table-cell office:value-type="float" office:value="8.8058">
                <text:p>8.8058</text:p>
              </table:table-cell>
              <table:table-cell office:value-type="float" office:value="9.13818">
                <text:p>9.13818</text:p>
              </table:table-cell>
              <table:table-cell office:value-type="float" office:value="8.800012">
                <text:p>8.800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08543">
                <text:p>0.6508543</text:p>
              </table:table-cell>
              <table:table-cell office:value-type="float" office:value="0.8041775">
                <text:p>0.8041775</text:p>
              </table:table-cell>
              <table:table-cell office:value-type="float" office:value="4.555992">
                <text:p>4.555992</text:p>
              </table:table-cell>
              <table:table-cell office:value-type="float" office:value="8.710368">
                <text:p>8.710368</text:p>
              </table:table-cell>
              <table:table-cell office:value-type="float" office:value="8.825942">
                <text:p>8.825942</text:p>
              </table:table-cell>
              <table:table-cell office:value-type="float" office:value="9.162455">
                <text:p>9.162455</text:p>
              </table:table-cell>
              <table:table-cell office:value-type="float" office:value="8.820012">
                <text:p>8.820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53124">
                <text:p>0.6553124</text:p>
              </table:table-cell>
              <table:table-cell office:value-type="float" office:value="0.8011788">
                <text:p>0.8011788</text:p>
              </table:table-cell>
              <table:table-cell office:value-type="float" office:value="4.566933">
                <text:p>4.566933</text:p>
              </table:table-cell>
              <table:table-cell office:value-type="float" office:value="8.74168">
                <text:p>8.74168</text:p>
              </table:table-cell>
              <table:table-cell office:value-type="float" office:value="8.847372">
                <text:p>8.847372</text:p>
              </table:table-cell>
              <table:table-cell office:value-type="float" office:value="9.186931">
                <text:p>9.186931</text:p>
              </table:table-cell>
              <table:table-cell office:value-type="float" office:value="8.840013">
                <text:p>8.84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5965">
                <text:p>0.6595965</text:p>
              </table:table-cell>
              <table:table-cell office:value-type="float" office:value="0.7990814">
                <text:p>0.7990814</text:p>
              </table:table-cell>
              <table:table-cell office:value-type="float" office:value="4.576937">
                <text:p>4.576937</text:p>
              </table:table-cell>
              <table:table-cell office:value-type="float" office:value="8.774712">
                <text:p>8.774712</text:p>
              </table:table-cell>
              <table:table-cell office:value-type="float" office:value="8.870921">
                <text:p>8.870921</text:p>
              </table:table-cell>
              <table:table-cell office:value-type="float" office:value="9.211413">
                <text:p>9.211413</text:p>
              </table:table-cell>
              <table:table-cell office:value-type="float" office:value="8.860013">
                <text:p>8.86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3433">
                <text:p>0.663433</text:p>
              </table:table-cell>
              <table:table-cell office:value-type="float" office:value="0.7968448">
                <text:p>0.7968448</text:p>
              </table:table-cell>
              <table:table-cell office:value-type="float" office:value="4.586519">
                <text:p>4.586519</text:p>
              </table:table-cell>
              <table:table-cell office:value-type="float" office:value="8.805925">
                <text:p>8.805925</text:p>
              </table:table-cell>
              <table:table-cell office:value-type="float" office:value="8.895299">
                <text:p>8.895299</text:p>
              </table:table-cell>
              <table:table-cell office:value-type="float" office:value="9.235736">
                <text:p>9.235736</text:p>
              </table:table-cell>
              <table:table-cell office:value-type="float" office:value="8.880013">
                <text:p>8.88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4661">
                <text:p>0.6664661</text:p>
              </table:table-cell>
              <table:table-cell office:value-type="float" office:value="0.7946386">
                <text:p>0.7946386</text:p>
              </table:table-cell>
              <table:table-cell office:value-type="float" office:value="4.595782">
                <text:p>4.595782</text:p>
              </table:table-cell>
              <table:table-cell office:value-type="float" office:value="8.834791">
                <text:p>8.834791</text:p>
              </table:table-cell>
              <table:table-cell office:value-type="float" office:value="8.918818">
                <text:p>8.918818</text:p>
              </table:table-cell>
              <table:table-cell office:value-type="float" office:value="9.259941">
                <text:p>9.259941</text:p>
              </table:table-cell>
              <table:table-cell office:value-type="float" office:value="8.900014">
                <text:p>8.900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85131">
                <text:p>0.6685131</text:p>
              </table:table-cell>
              <table:table-cell office:value-type="float" office:value="0.7940262">
                <text:p>0.7940262</text:p>
              </table:table-cell>
              <table:table-cell office:value-type="float" office:value="4.604771">
                <text:p>4.604771</text:p>
              </table:table-cell>
              <table:table-cell office:value-type="float" office:value="8.860302">
                <text:p>8.860302</text:p>
              </table:table-cell>
              <table:table-cell office:value-type="float" office:value="8.941335">
                <text:p>8.941335</text:p>
              </table:table-cell>
              <table:table-cell office:value-type="float" office:value="9.283834">
                <text:p>9.283834</text:p>
              </table:table-cell>
              <table:table-cell office:value-type="float" office:value="8.920014">
                <text:p>8.920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97984">
                <text:p>0.6697984</text:p>
              </table:table-cell>
              <table:table-cell office:value-type="float" office:value="0.7937409">
                <text:p>0.7937409</text:p>
              </table:table-cell>
              <table:table-cell office:value-type="float" office:value="4.613904">
                <text:p>4.613904</text:p>
              </table:table-cell>
              <table:table-cell office:value-type="float" office:value="8.882586">
                <text:p>8.882586</text:p>
              </table:table-cell>
              <table:table-cell office:value-type="float" office:value="8.963287">
                <text:p>8.963287</text:p>
              </table:table-cell>
              <table:table-cell office:value-type="float" office:value="9.306849">
                <text:p>9.306849</text:p>
              </table:table-cell>
              <table:table-cell office:value-type="float" office:value="8.940015">
                <text:p>8.940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05073">
                <text:p>0.6705073</text:p>
              </table:table-cell>
              <table:table-cell office:value-type="float" office:value="0.7940462">
                <text:p>0.7940462</text:p>
              </table:table-cell>
              <table:table-cell office:value-type="float" office:value="4.623328">
                <text:p>4.623328</text:p>
              </table:table-cell>
              <table:table-cell office:value-type="float" office:value="8.900831">
                <text:p>8.900831</text:p>
              </table:table-cell>
              <table:table-cell office:value-type="float" office:value="8.984931">
                <text:p>8.984931</text:p>
              </table:table-cell>
              <table:table-cell office:value-type="float" office:value="9.329343">
                <text:p>9.329343</text:p>
              </table:table-cell>
              <table:table-cell office:value-type="float" office:value="8.960015">
                <text:p>8.960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06113">
                <text:p>0.6706113</text:p>
              </table:table-cell>
              <table:table-cell office:value-type="float" office:value="0.7955658">
                <text:p>0.7955658</text:p>
              </table:table-cell>
              <table:table-cell office:value-type="float" office:value="4.633171">
                <text:p>4.633171</text:p>
              </table:table-cell>
              <table:table-cell office:value-type="float" office:value="8.916209">
                <text:p>8.916209</text:p>
              </table:table-cell>
              <table:table-cell office:value-type="float" office:value="9.007165">
                <text:p>9.007165</text:p>
              </table:table-cell>
              <table:table-cell office:value-type="float" office:value="9.35188">
                <text:p>9.35188</text:p>
              </table:table-cell>
              <table:table-cell office:value-type="float" office:value="8.980016">
                <text:p>8.9800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696657">
                <text:p>0.6696657</text:p>
              </table:table-cell>
              <table:table-cell office:value-type="float" office:value="0.7973254">
                <text:p>0.7973254</text:p>
              </table:table-cell>
              <table:table-cell office:value-type="float" office:value="4.643685">
                <text:p>4.643685</text:p>
              </table:table-cell>
              <table:table-cell office:value-type="float" office:value="8.930702">
                <text:p>8.930702</text:p>
              </table:table-cell>
              <table:table-cell office:value-type="float" office:value="9.029614">
                <text:p>9.029614</text:p>
              </table:table-cell>
              <table:table-cell office:value-type="float" office:value="9.374629">
                <text:p>9.374629</text:p>
              </table:table-cell>
              <table:table-cell office:value-type="float" office:value="9.000016">
                <text:p>9.000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82894">
                <text:p>0.6682894</text:p>
              </table:table-cell>
              <table:table-cell office:value-type="float" office:value="0.7994996">
                <text:p>0.7994996</text:p>
              </table:table-cell>
              <table:table-cell office:value-type="float" office:value="4.654551">
                <text:p>4.654551</text:p>
              </table:table-cell>
              <table:table-cell office:value-type="float" office:value="8.946136">
                <text:p>8.946136</text:p>
              </table:table-cell>
              <table:table-cell office:value-type="float" office:value="9.054006">
                <text:p>9.054006</text:p>
              </table:table-cell>
              <table:table-cell office:value-type="float" office:value="9.397143">
                <text:p>9.397143</text:p>
              </table:table-cell>
              <table:table-cell office:value-type="float" office:value="9.020017">
                <text:p>9.020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58204">
                <text:p>0.6658204</text:p>
              </table:table-cell>
              <table:table-cell office:value-type="float" office:value="0.8027713">
                <text:p>0.8027713</text:p>
              </table:table-cell>
              <table:table-cell office:value-type="float" office:value="4.665756">
                <text:p>4.665756</text:p>
              </table:table-cell>
              <table:table-cell office:value-type="float" office:value="8.962102">
                <text:p>8.962102</text:p>
              </table:table-cell>
              <table:table-cell office:value-type="float" office:value="9.079652">
                <text:p>9.079652</text:p>
              </table:table-cell>
              <table:table-cell office:value-type="float" office:value="9.41952">
                <text:p>9.41952</text:p>
              </table:table-cell>
              <table:table-cell office:value-type="float" office:value="9.040017">
                <text:p>9.040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31683">
                <text:p>0.6631683</text:p>
              </table:table-cell>
              <table:table-cell office:value-type="float" office:value="0.8060111">
                <text:p>0.8060111</text:p>
              </table:table-cell>
              <table:table-cell office:value-type="float" office:value="4.677668">
                <text:p>4.677668</text:p>
              </table:table-cell>
              <table:table-cell office:value-type="float" office:value="8.978864">
                <text:p>8.978864</text:p>
              </table:table-cell>
              <table:table-cell office:value-type="float" office:value="9.104447">
                <text:p>9.104447</text:p>
              </table:table-cell>
              <table:table-cell office:value-type="float" office:value="9.442308">
                <text:p>9.442308</text:p>
              </table:table-cell>
              <table:table-cell office:value-type="float" office:value="9.060018">
                <text:p>9.060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01011">
                <text:p>0.6601011</text:p>
              </table:table-cell>
              <table:table-cell office:value-type="float" office:value="0.8099228">
                <text:p>0.8099228</text:p>
              </table:table-cell>
              <table:table-cell office:value-type="float" office:value="4.690662">
                <text:p>4.690662</text:p>
              </table:table-cell>
              <table:table-cell office:value-type="float" office:value="8.997568">
                <text:p>8.997568</text:p>
              </table:table-cell>
              <table:table-cell office:value-type="float" office:value="9.127785">
                <text:p>9.127785</text:p>
              </table:table-cell>
              <table:table-cell office:value-type="float" office:value="9.465888">
                <text:p>9.465888</text:p>
              </table:table-cell>
              <table:table-cell office:value-type="float" office:value="9.080018">
                <text:p>9.080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69861">
                <text:p>0.6569861</text:p>
              </table:table-cell>
              <table:table-cell office:value-type="float" office:value="0.813437">
                <text:p>0.813437</text:p>
              </table:table-cell>
              <table:table-cell office:value-type="float" office:value="4.704253">
                <text:p>4.704253</text:p>
              </table:table-cell>
              <table:table-cell office:value-type="float" office:value="9.021018">
                <text:p>9.021018</text:p>
              </table:table-cell>
              <table:table-cell office:value-type="float" office:value="9.15077">
                <text:p>9.15077</text:p>
              </table:table-cell>
              <table:table-cell office:value-type="float" office:value="9.489829">
                <text:p>9.489829</text:p>
              </table:table-cell>
              <table:table-cell office:value-type="float" office:value="9.100019">
                <text:p>9.100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36065">
                <text:p>0.6536065</text:p>
              </table:table-cell>
              <table:table-cell office:value-type="float" office:value="0.8173258">
                <text:p>0.8173258</text:p>
              </table:table-cell>
              <table:table-cell office:value-type="float" office:value="4.718028">
                <text:p>4.718028</text:p>
              </table:table-cell>
              <table:table-cell office:value-type="float" office:value="9.049073">
                <text:p>9.049073</text:p>
              </table:table-cell>
              <table:table-cell office:value-type="float" office:value="9.174493">
                <text:p>9.174493</text:p>
              </table:table-cell>
              <table:table-cell office:value-type="float" office:value="9.513911">
                <text:p>9.513911</text:p>
              </table:table-cell>
              <table:table-cell office:value-type="float" office:value="9.120019">
                <text:p>9.120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93931">
                <text:p>0.6493931</text:p>
              </table:table-cell>
              <table:table-cell office:value-type="float" office:value="0.8202319">
                <text:p>0.8202319</text:p>
              </table:table-cell>
              <table:table-cell office:value-type="float" office:value="4.73126">
                <text:p>4.73126</text:p>
              </table:table-cell>
              <table:table-cell office:value-type="float" office:value="9.07831">
                <text:p>9.07831</text:p>
              </table:table-cell>
              <table:table-cell office:value-type="float" office:value="9.198883">
                <text:p>9.198883</text:p>
              </table:table-cell>
              <table:table-cell office:value-type="float" office:value="9.538225">
                <text:p>9.538225</text:p>
              </table:table-cell>
              <table:table-cell office:value-type="float" office:value="9.140019">
                <text:p>9.140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51399">
                <text:p>0.6451399</text:p>
              </table:table-cell>
              <table:table-cell office:value-type="float" office:value="0.8234077">
                <text:p>0.8234077</text:p>
              </table:table-cell>
              <table:table-cell office:value-type="float" office:value="4.743508">
                <text:p>4.743508</text:p>
              </table:table-cell>
              <table:table-cell office:value-type="float" office:value="9.106105">
                <text:p>9.106105</text:p>
              </table:table-cell>
              <table:table-cell office:value-type="float" office:value="9.225324">
                <text:p>9.225324</text:p>
              </table:table-cell>
              <table:table-cell office:value-type="float" office:value="9.56286">
                <text:p>9.56286</text:p>
              </table:table-cell>
              <table:table-cell office:value-type="float" office:value="9.16002">
                <text:p>9.16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1792">
                <text:p>0.641792</text:p>
              </table:table-cell>
              <table:table-cell office:value-type="float" office:value="0.8256828">
                <text:p>0.8256828</text:p>
              </table:table-cell>
              <table:table-cell office:value-type="float" office:value="4.754676">
                <text:p>4.754676</text:p>
              </table:table-cell>
              <table:table-cell office:value-type="float" office:value="9.131166">
                <text:p>9.131166</text:p>
              </table:table-cell>
              <table:table-cell office:value-type="float" office:value="9.252671">
                <text:p>9.252671</text:p>
              </table:table-cell>
              <table:table-cell office:value-type="float" office:value="9.587766">
                <text:p>9.587766</text:p>
              </table:table-cell>
              <table:table-cell office:value-type="float" office:value="9.18002">
                <text:p>9.18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84678">
                <text:p>0.6384678</text:p>
              </table:table-cell>
              <table:table-cell office:value-type="float" office:value="0.8272687">
                <text:p>0.8272687</text:p>
              </table:table-cell>
              <table:table-cell office:value-type="float" office:value="4.764847">
                <text:p>4.764847</text:p>
              </table:table-cell>
              <table:table-cell office:value-type="float" office:value="9.152656">
                <text:p>9.152656</text:p>
              </table:table-cell>
              <table:table-cell office:value-type="float" office:value="9.279905">
                <text:p>9.279905</text:p>
              </table:table-cell>
              <table:table-cell office:value-type="float" office:value="9.612621">
                <text:p>9.612621</text:p>
              </table:table-cell>
              <table:table-cell office:value-type="float" office:value="9.200021">
                <text:p>9.200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50645">
                <text:p>0.6350645</text:p>
              </table:table-cell>
              <table:table-cell office:value-type="float" office:value="0.8282945">
                <text:p>0.8282945</text:p>
              </table:table-cell>
              <table:table-cell office:value-type="float" office:value="4.774271">
                <text:p>4.774271</text:p>
              </table:table-cell>
              <table:table-cell office:value-type="float" office:value="9.171431">
                <text:p>9.171431</text:p>
              </table:table-cell>
              <table:table-cell office:value-type="float" office:value="9.306267">
                <text:p>9.306267</text:p>
              </table:table-cell>
              <table:table-cell office:value-type="float" office:value="9.637036">
                <text:p>9.637036</text:p>
              </table:table-cell>
              <table:table-cell office:value-type="float" office:value="9.220021">
                <text:p>9.220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2265">
                <text:p>0.632265</text:p>
              </table:table-cell>
              <table:table-cell office:value-type="float" office:value="0.829344">
                <text:p>0.829344</text:p>
              </table:table-cell>
              <table:table-cell office:value-type="float" office:value="4.783134">
                <text:p>4.783134</text:p>
              </table:table-cell>
              <table:table-cell office:value-type="float" office:value="9.188197">
                <text:p>9.188197</text:p>
              </table:table-cell>
              <table:table-cell office:value-type="float" office:value="9.330678">
                <text:p>9.330678</text:p>
              </table:table-cell>
              <table:table-cell office:value-type="float" office:value="9.660812">
                <text:p>9.660812</text:p>
              </table:table-cell>
              <table:table-cell office:value-type="float" office:value="9.240022">
                <text:p>9.240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05156">
                <text:p>0.6305156</text:p>
              </table:table-cell>
              <table:table-cell office:value-type="float" office:value="0.8299106">
                <text:p>0.8299106</text:p>
              </table:table-cell>
              <table:table-cell office:value-type="float" office:value="4.792085">
                <text:p>4.792085</text:p>
              </table:table-cell>
              <table:table-cell office:value-type="float" office:value="9.203544">
                <text:p>9.203544</text:p>
              </table:table-cell>
              <table:table-cell office:value-type="float" office:value="9.353052">
                <text:p>9.353052</text:p>
              </table:table-cell>
              <table:table-cell office:value-type="float" office:value="9.684373">
                <text:p>9.684373</text:p>
              </table:table-cell>
              <table:table-cell office:value-type="float" office:value="9.260022">
                <text:p>9.260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03059">
                <text:p>0.6303059</text:p>
              </table:table-cell>
              <table:table-cell office:value-type="float" office:value="0.8304127">
                <text:p>0.8304127</text:p>
              </table:table-cell>
              <table:table-cell office:value-type="float" office:value="4.801643">
                <text:p>4.801643</text:p>
              </table:table-cell>
              <table:table-cell office:value-type="float" office:value="9.218988">
                <text:p>9.218988</text:p>
              </table:table-cell>
              <table:table-cell office:value-type="float" office:value="9.374152">
                <text:p>9.374152</text:p>
              </table:table-cell>
              <table:table-cell office:value-type="float" office:value="9.70803">
                <text:p>9.70803</text:p>
              </table:table-cell>
              <table:table-cell office:value-type="float" office:value="9.280023">
                <text:p>9.280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12124">
                <text:p>0.6312124</text:p>
              </table:table-cell>
              <table:table-cell office:value-type="float" office:value="0.8313118">
                <text:p>0.8313118</text:p>
              </table:table-cell>
              <table:table-cell office:value-type="float" office:value="4.811872">
                <text:p>4.811872</text:p>
              </table:table-cell>
              <table:table-cell office:value-type="float" office:value="9.235786">
                <text:p>9.235786</text:p>
              </table:table-cell>
              <table:table-cell office:value-type="float" office:value="9.395163">
                <text:p>9.395163</text:p>
              </table:table-cell>
              <table:table-cell office:value-type="float" office:value="9.731815">
                <text:p>9.731815</text:p>
              </table:table-cell>
              <table:table-cell office:value-type="float" office:value="9.300023">
                <text:p>9.300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33987">
                <text:p>0.6333987</text:p>
              </table:table-cell>
              <table:table-cell office:value-type="float" office:value="0.8313555">
                <text:p>0.8313555</text:p>
              </table:table-cell>
              <table:table-cell office:value-type="float" office:value="4.822854">
                <text:p>4.822854</text:p>
              </table:table-cell>
              <table:table-cell office:value-type="float" office:value="9.254278">
                <text:p>9.254278</text:p>
              </table:table-cell>
              <table:table-cell office:value-type="float" office:value="9.41614">
                <text:p>9.41614</text:p>
              </table:table-cell>
              <table:table-cell office:value-type="float" office:value="9.75538">
                <text:p>9.75538</text:p>
              </table:table-cell>
              <table:table-cell office:value-type="float" office:value="9.320024">
                <text:p>9.320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66909">
                <text:p>0.6366909</text:p>
              </table:table-cell>
              <table:table-cell office:value-type="float" office:value="0.8314143">
                <text:p>0.8314143</text:p>
              </table:table-cell>
              <table:table-cell office:value-type="float" office:value="4.835054">
                <text:p>4.835054</text:p>
              </table:table-cell>
              <table:table-cell office:value-type="float" office:value="9.274359">
                <text:p>9.274359</text:p>
              </table:table-cell>
              <table:table-cell office:value-type="float" office:value="9.437373">
                <text:p>9.437373</text:p>
              </table:table-cell>
              <table:table-cell office:value-type="float" office:value="9.77871">
                <text:p>9.77871</text:p>
              </table:table-cell>
              <table:table-cell office:value-type="float" office:value="9.340024">
                <text:p>9.340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08828">
                <text:p>0.6408828</text:p>
              </table:table-cell>
              <table:table-cell office:value-type="float" office:value="0.8309515">
                <text:p>0.8309515</text:p>
              </table:table-cell>
              <table:table-cell office:value-type="float" office:value="4.847495">
                <text:p>4.847495</text:p>
              </table:table-cell>
              <table:table-cell office:value-type="float" office:value="9.294657">
                <text:p>9.294657</text:p>
              </table:table-cell>
              <table:table-cell office:value-type="float" office:value="9.460071">
                <text:p>9.460071</text:p>
              </table:table-cell>
              <table:table-cell office:value-type="float" office:value="9.802028">
                <text:p>9.802028</text:p>
              </table:table-cell>
              <table:table-cell office:value-type="float" office:value="9.360024">
                <text:p>9.360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56103">
                <text:p>0.6456103</text:p>
              </table:table-cell>
              <table:table-cell office:value-type="float" office:value="0.8300598">
                <text:p>0.8300598</text:p>
              </table:table-cell>
              <table:table-cell office:value-type="float" office:value="4.85989">
                <text:p>4.85989</text:p>
              </table:table-cell>
              <table:table-cell office:value-type="float" office:value="9.314063">
                <text:p>9.314063</text:p>
              </table:table-cell>
              <table:table-cell office:value-type="float" office:value="9.482944">
                <text:p>9.482944</text:p>
              </table:table-cell>
              <table:table-cell office:value-type="float" office:value="9.825572">
                <text:p>9.825572</text:p>
              </table:table-cell>
              <table:table-cell office:value-type="float" office:value="9.380025">
                <text:p>9.380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05707">
                <text:p>0.6505707</text:p>
              </table:table-cell>
              <table:table-cell office:value-type="float" office:value="0.8288987">
                <text:p>0.8288987</text:p>
              </table:table-cell>
              <table:table-cell office:value-type="float" office:value="4.87315">
                <text:p>4.87315</text:p>
              </table:table-cell>
              <table:table-cell office:value-type="float" office:value="9.331322">
                <text:p>9.331322</text:p>
              </table:table-cell>
              <table:table-cell office:value-type="float" office:value="9.504824">
                <text:p>9.504824</text:p>
              </table:table-cell>
              <table:table-cell office:value-type="float" office:value="9.849441">
                <text:p>9.849441</text:p>
              </table:table-cell>
              <table:table-cell office:value-type="float" office:value="9.400025">
                <text:p>9.400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58003">
                <text:p>0.6558003</text:p>
              </table:table-cell>
              <table:table-cell office:value-type="float" office:value="0.8273739">
                <text:p>0.8273739</text:p>
              </table:table-cell>
              <table:table-cell office:value-type="float" office:value="4.887247">
                <text:p>4.887247</text:p>
              </table:table-cell>
              <table:table-cell office:value-type="float" office:value="9.3478">
                <text:p>9.3478</text:p>
              </table:table-cell>
              <table:table-cell office:value-type="float" office:value="9.52544">
                <text:p>9.52544</text:p>
              </table:table-cell>
              <table:table-cell office:value-type="float" office:value="9.873529">
                <text:p>9.873529</text:p>
              </table:table-cell>
              <table:table-cell office:value-type="float" office:value="9.420026">
                <text:p>9.420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06732">
                <text:p>0.6606732</text:p>
              </table:table-cell>
              <table:table-cell office:value-type="float" office:value="0.8250713">
                <text:p>0.8250713</text:p>
              </table:table-cell>
              <table:table-cell office:value-type="float" office:value="4.901536">
                <text:p>4.901536</text:p>
              </table:table-cell>
              <table:table-cell office:value-type="float" office:value="9.364172">
                <text:p>9.364172</text:p>
              </table:table-cell>
              <table:table-cell office:value-type="float" office:value="9.545613">
                <text:p>9.545613</text:p>
              </table:table-cell>
              <table:table-cell office:value-type="float" office:value="9.897554">
                <text:p>9.897554</text:p>
              </table:table-cell>
              <table:table-cell office:value-type="float" office:value="9.440026">
                <text:p>9.440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50267">
                <text:p>0.6650267</text:p>
              </table:table-cell>
              <table:table-cell office:value-type="float" office:value="0.8224139">
                <text:p>0.8224139</text:p>
              </table:table-cell>
              <table:table-cell office:value-type="float" office:value="4.915365">
                <text:p>4.915365</text:p>
              </table:table-cell>
              <table:table-cell office:value-type="float" office:value="9.381013">
                <text:p>9.381013</text:p>
              </table:table-cell>
              <table:table-cell office:value-type="float" office:value="9.565537">
                <text:p>9.565537</text:p>
              </table:table-cell>
              <table:table-cell office:value-type="float" office:value="9.921667">
                <text:p>9.921667</text:p>
              </table:table-cell>
              <table:table-cell office:value-type="float" office:value="9.460027">
                <text:p>9.460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91695">
                <text:p>0.6691695</text:p>
              </table:table-cell>
              <table:table-cell office:value-type="float" office:value="0.8194584">
                <text:p>0.8194584</text:p>
              </table:table-cell>
              <table:table-cell office:value-type="float" office:value="4.928232">
                <text:p>4.928232</text:p>
              </table:table-cell>
              <table:table-cell office:value-type="float" office:value="9.398334">
                <text:p>9.398334</text:p>
              </table:table-cell>
              <table:table-cell office:value-type="float" office:value="9.586533">
                <text:p>9.586533</text:p>
              </table:table-cell>
              <table:table-cell office:value-type="float" office:value="9.945898">
                <text:p>9.945898</text:p>
              </table:table-cell>
              <table:table-cell office:value-type="float" office:value="9.480027">
                <text:p>9.480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3093">
                <text:p>0.673093</text:p>
              </table:table-cell>
              <table:table-cell office:value-type="float" office:value="0.8163189">
                <text:p>0.8163189</text:p>
              </table:table-cell>
              <table:table-cell office:value-type="float" office:value="4.939968">
                <text:p>4.939968</text:p>
              </table:table-cell>
              <table:table-cell office:value-type="float" office:value="9.41678">
                <text:p>9.41678</text:p>
              </table:table-cell>
              <table:table-cell office:value-type="float" office:value="9.610645">
                <text:p>9.610645</text:p>
              </table:table-cell>
              <table:table-cell office:value-type="float" office:value="9.970158">
                <text:p>9.970158</text:p>
              </table:table-cell>
              <table:table-cell office:value-type="float" office:value="9.500028">
                <text:p>9.500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64982">
                <text:p>0.6764982</text:p>
              </table:table-cell>
              <table:table-cell office:value-type="float" office:value="0.8131126">
                <text:p>0.8131126</text:p>
              </table:table-cell>
              <table:table-cell office:value-type="float" office:value="4.950768">
                <text:p>4.950768</text:p>
              </table:table-cell>
              <table:table-cell office:value-type="float" office:value="9.437673">
                <text:p>9.437673</text:p>
              </table:table-cell>
              <table:table-cell office:value-type="float" office:value="9.635455">
                <text:p>9.635455</text:p>
              </table:table-cell>
              <table:table-cell office:value-type="float" office:value="9.994303">
                <text:p>9.994303</text:p>
              </table:table-cell>
              <table:table-cell office:value-type="float" office:value="9.520028">
                <text:p>9.520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91033">
                <text:p>0.6791033</text:p>
              </table:table-cell>
              <table:table-cell office:value-type="float" office:value="0.8103845">
                <text:p>0.8103845</text:p>
              </table:table-cell>
              <table:table-cell office:value-type="float" office:value="4.960819">
                <text:p>4.960819</text:p>
              </table:table-cell>
              <table:table-cell office:value-type="float" office:value="9.460925">
                <text:p>9.460925</text:p>
              </table:table-cell>
              <table:table-cell office:value-type="float" office:value="9.659122">
                <text:p>9.659122</text:p>
              </table:table-cell>
              <table:table-cell office:value-type="float" office:value="10.01819">
                <text:p>10.01819</text:p>
              </table:table-cell>
              <table:table-cell office:value-type="float" office:value="9.540029">
                <text:p>9.540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806846">
                <text:p>0.6806846</text:p>
              </table:table-cell>
              <table:table-cell office:value-type="float" office:value="0.8072387">
                <text:p>0.8072387</text:p>
              </table:table-cell>
              <table:table-cell office:value-type="float" office:value="4.969898">
                <text:p>4.969898</text:p>
              </table:table-cell>
              <table:table-cell office:value-type="float" office:value="9.484612">
                <text:p>9.484612</text:p>
              </table:table-cell>
              <table:table-cell office:value-type="float" office:value="9.68133">
                <text:p>9.68133</text:p>
              </table:table-cell>
              <table:table-cell office:value-type="float" office:value="10.04181">
                <text:p>10.04181</text:p>
              </table:table-cell>
              <table:table-cell office:value-type="float" office:value="9.560029">
                <text:p>9.560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815358">
                <text:p>0.6815358</text:p>
              </table:table-cell>
              <table:table-cell office:value-type="float" office:value="0.8044024">
                <text:p>0.8044024</text:p>
              </table:table-cell>
              <table:table-cell office:value-type="float" office:value="4.977947">
                <text:p>4.977947</text:p>
              </table:table-cell>
              <table:table-cell office:value-type="float" office:value="9.506454">
                <text:p>9.506454</text:p>
              </table:table-cell>
              <table:table-cell office:value-type="float" office:value="9.702496">
                <text:p>9.702496</text:p>
              </table:table-cell>
              <table:table-cell office:value-type="float" office:value="10.06509">
                <text:p>10.06509</text:p>
              </table:table-cell>
              <table:table-cell office:value-type="float" office:value="9.580029">
                <text:p>9.580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818218">
                <text:p>0.6818218</text:p>
              </table:table-cell>
              <table:table-cell office:value-type="float" office:value="0.801738">
                <text:p>0.801738</text:p>
              </table:table-cell>
              <table:table-cell office:value-type="float" office:value="4.986457">
                <text:p>4.986457</text:p>
              </table:table-cell>
              <table:table-cell office:value-type="float" office:value="9.527133">
                <text:p>9.527133</text:p>
              </table:table-cell>
              <table:table-cell office:value-type="float" office:value="9.723333">
                <text:p>9.723333</text:p>
              </table:table-cell>
              <table:table-cell office:value-type="float" office:value="10.08717">
                <text:p>10.08717</text:p>
              </table:table-cell>
              <table:table-cell office:value-type="float" office:value="9.60003">
                <text:p>9.60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81362">
                <text:p>0.681362</text:p>
              </table:table-cell>
              <table:table-cell office:value-type="float" office:value="0.7992388">
                <text:p>0.7992388</text:p>
              </table:table-cell>
              <table:table-cell office:value-type="float" office:value="4.995447">
                <text:p>4.995447</text:p>
              </table:table-cell>
              <table:table-cell office:value-type="float" office:value="9.54752">
                <text:p>9.54752</text:p>
              </table:table-cell>
              <table:table-cell office:value-type="float" office:value="9.74392">
                <text:p>9.74392</text:p>
              </table:table-cell>
              <table:table-cell office:value-type="float" office:value="10.10938">
                <text:p>10.10938</text:p>
              </table:table-cell>
              <table:table-cell office:value-type="float" office:value="9.62003">
                <text:p>9.62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98567">
                <text:p>0.6798567</text:p>
              </table:table-cell>
              <table:table-cell office:value-type="float" office:value="0.7969626">
                <text:p>0.7969626</text:p>
              </table:table-cell>
              <table:table-cell office:value-type="float" office:value="5.005383">
                <text:p>5.005383</text:p>
              </table:table-cell>
              <table:table-cell office:value-type="float" office:value="9.569468">
                <text:p>9.569468</text:p>
              </table:table-cell>
              <table:table-cell office:value-type="float" office:value="9.765447">
                <text:p>9.765447</text:p>
              </table:table-cell>
              <table:table-cell office:value-type="float" office:value="10.13157">
                <text:p>10.13157</text:p>
              </table:table-cell>
              <table:table-cell office:value-type="float" office:value="9.640031">
                <text:p>9.640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78674">
                <text:p>0.6778674</text:p>
              </table:table-cell>
              <table:table-cell office:value-type="float" office:value="0.7952419">
                <text:p>0.7952419</text:p>
              </table:table-cell>
              <table:table-cell office:value-type="float" office:value="5.015858">
                <text:p>5.015858</text:p>
              </table:table-cell>
              <table:table-cell office:value-type="float" office:value="9.592653">
                <text:p>9.592653</text:p>
              </table:table-cell>
              <table:table-cell office:value-type="float" office:value="9.789267">
                <text:p>9.789267</text:p>
              </table:table-cell>
              <table:table-cell office:value-type="float" office:value="10.15424">
                <text:p>10.15424</text:p>
              </table:table-cell>
              <table:table-cell office:value-type="float" office:value="9.660031">
                <text:p>9.660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44653">
                <text:p>0.6744653</text:p>
              </table:table-cell>
              <table:table-cell office:value-type="float" office:value="0.7938974">
                <text:p>0.7938974</text:p>
              </table:table-cell>
              <table:table-cell office:value-type="float" office:value="5.027124">
                <text:p>5.027124</text:p>
              </table:table-cell>
              <table:table-cell office:value-type="float" office:value="9.618155">
                <text:p>9.618155</text:p>
              </table:table-cell>
              <table:table-cell office:value-type="float" office:value="9.814479">
                <text:p>9.814479</text:p>
              </table:table-cell>
              <table:table-cell office:value-type="float" office:value="10.17694">
                <text:p>10.17694</text:p>
              </table:table-cell>
              <table:table-cell office:value-type="float" office:value="9.680032">
                <text:p>9.680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09633">
                <text:p>0.6709633</text:p>
              </table:table-cell>
              <table:table-cell office:value-type="float" office:value="0.7931778">
                <text:p>0.7931778</text:p>
              </table:table-cell>
              <table:table-cell office:value-type="float" office:value="5.038981">
                <text:p>5.038981</text:p>
              </table:table-cell>
              <table:table-cell office:value-type="float" office:value="9.642662">
                <text:p>9.642662</text:p>
              </table:table-cell>
              <table:table-cell office:value-type="float" office:value="9.839604">
                <text:p>9.839604</text:p>
              </table:table-cell>
              <table:table-cell office:value-type="float" office:value="10.19956">
                <text:p>10.19956</text:p>
              </table:table-cell>
              <table:table-cell office:value-type="float" office:value="9.700032">
                <text:p>9.700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71667">
                <text:p>0.6671667</text:p>
              </table:table-cell>
              <table:table-cell office:value-type="float" office:value="0.792875">
                <text:p>0.792875</text:p>
              </table:table-cell>
              <table:table-cell office:value-type="float" office:value="5.051573">
                <text:p>5.051573</text:p>
              </table:table-cell>
              <table:table-cell office:value-type="float" office:value="9.665358">
                <text:p>9.665358</text:p>
              </table:table-cell>
              <table:table-cell office:value-type="float" office:value="9.863071">
                <text:p>9.863071</text:p>
              </table:table-cell>
              <table:table-cell office:value-type="float" office:value="10.22275">
                <text:p>10.22275</text:p>
              </table:table-cell>
              <table:table-cell office:value-type="float" office:value="9.720033">
                <text:p>9.720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33638">
                <text:p>0.6633638</text:p>
              </table:table-cell>
              <table:table-cell office:value-type="float" office:value="0.7941478">
                <text:p>0.7941478</text:p>
              </table:table-cell>
              <table:table-cell office:value-type="float" office:value="5.065428">
                <text:p>5.065428</text:p>
              </table:table-cell>
              <table:table-cell office:value-type="float" office:value="9.68806">
                <text:p>9.68806</text:p>
              </table:table-cell>
              <table:table-cell office:value-type="float" office:value="9.885715">
                <text:p>9.885715</text:p>
              </table:table-cell>
              <table:table-cell office:value-type="float" office:value="10.24655">
                <text:p>10.24655</text:p>
              </table:table-cell>
              <table:table-cell office:value-type="float" office:value="9.740033">
                <text:p>9.740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598">
                <text:p>0.6593598</text:p>
              </table:table-cell>
              <table:table-cell office:value-type="float" office:value="0.7957501">
                <text:p>0.7957501</text:p>
              </table:table-cell>
              <table:table-cell office:value-type="float" office:value="5.079557">
                <text:p>5.079557</text:p>
              </table:table-cell>
              <table:table-cell office:value-type="float" office:value="9.713189">
                <text:p>9.713189</text:p>
              </table:table-cell>
              <table:table-cell office:value-type="float" office:value="9.908399">
                <text:p>9.908399</text:p>
              </table:table-cell>
              <table:table-cell office:value-type="float" office:value="10.2704">
                <text:p>10.2704</text:p>
              </table:table-cell>
              <table:table-cell office:value-type="float" office:value="9.760034">
                <text:p>9.760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45576">
                <text:p>0.6545576</text:p>
              </table:table-cell>
              <table:table-cell office:value-type="float" office:value="0.7975906">
                <text:p>0.7975906</text:p>
              </table:table-cell>
              <table:table-cell office:value-type="float" office:value="5.092986">
                <text:p>5.092986</text:p>
              </table:table-cell>
              <table:table-cell office:value-type="float" office:value="9.740493">
                <text:p>9.740493</text:p>
              </table:table-cell>
              <table:table-cell office:value-type="float" office:value="9.931911">
                <text:p>9.931911</text:p>
              </table:table-cell>
              <table:table-cell office:value-type="float" office:value="10.29451">
                <text:p>10.29451</text:p>
              </table:table-cell>
              <table:table-cell office:value-type="float" office:value="9.780034">
                <text:p>9.780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98107">
                <text:p>0.6498107</text:p>
              </table:table-cell>
              <table:table-cell office:value-type="float" office:value="0.8008084">
                <text:p>0.8008084</text:p>
              </table:table-cell>
              <table:table-cell office:value-type="float" office:value="5.105527">
                <text:p>5.105527</text:p>
              </table:table-cell>
              <table:table-cell office:value-type="float" office:value="9.76748">
                <text:p>9.76748</text:p>
              </table:table-cell>
              <table:table-cell office:value-type="float" office:value="9.957466">
                <text:p>9.957466</text:p>
              </table:table-cell>
              <table:table-cell office:value-type="float" office:value="10.31903">
                <text:p>10.31903</text:p>
              </table:table-cell>
              <table:table-cell office:value-type="float" office:value="9.800035">
                <text:p>9.800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59209">
                <text:p>0.6459209</text:p>
              </table:table-cell>
              <table:table-cell office:value-type="float" office:value="0.8042896">
                <text:p>0.8042896</text:p>
              </table:table-cell>
              <table:table-cell office:value-type="float" office:value="5.116441">
                <text:p>5.116441</text:p>
              </table:table-cell>
              <table:table-cell office:value-type="float" office:value="9.791957">
                <text:p>9.791957</text:p>
              </table:table-cell>
              <table:table-cell office:value-type="float" office:value="9.983547">
                <text:p>9.983547</text:p>
              </table:table-cell>
              <table:table-cell office:value-type="float" office:value="10.34407">
                <text:p>10.34407</text:p>
              </table:table-cell>
              <table:table-cell office:value-type="float" office:value="9.820035">
                <text:p>9.820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20922">
                <text:p>0.6420922</text:p>
              </table:table-cell>
              <table:table-cell office:value-type="float" office:value="0.8080332">
                <text:p>0.8080332</text:p>
              </table:table-cell>
              <table:table-cell office:value-type="float" office:value="5.125631">
                <text:p>5.125631</text:p>
              </table:table-cell>
              <table:table-cell office:value-type="float" office:value="9.815193">
                <text:p>9.815193</text:p>
              </table:table-cell>
              <table:table-cell office:value-type="float" office:value="10.00947">
                <text:p>10.00947</text:p>
              </table:table-cell>
              <table:table-cell office:value-type="float" office:value="10.36933">
                <text:p>10.36933</text:p>
              </table:table-cell>
              <table:table-cell office:value-type="float" office:value="9.840035">
                <text:p>9.840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82838">
                <text:p>0.6382838</text:p>
              </table:table-cell>
              <table:table-cell office:value-type="float" office:value="0.8124235">
                <text:p>0.8124235</text:p>
              </table:table-cell>
              <table:table-cell office:value-type="float" office:value="5.133503">
                <text:p>5.133503</text:p>
              </table:table-cell>
              <table:table-cell office:value-type="float" office:value="9.837502">
                <text:p>9.837502</text:p>
              </table:table-cell>
              <table:table-cell office:value-type="float" office:value="10.03467">
                <text:p>10.03467</text:p>
              </table:table-cell>
              <table:table-cell office:value-type="float" office:value="10.39451">
                <text:p>10.39451</text:p>
              </table:table-cell>
              <table:table-cell office:value-type="float" office:value="9.860036">
                <text:p>9.860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50341">
                <text:p>0.6350341</text:p>
              </table:table-cell>
              <table:table-cell office:value-type="float" office:value="0.8164144">
                <text:p>0.8164144</text:p>
              </table:table-cell>
              <table:table-cell office:value-type="float" office:value="5.140531">
                <text:p>5.140531</text:p>
              </table:table-cell>
              <table:table-cell office:value-type="float" office:value="9.857446">
                <text:p>9.857446</text:p>
              </table:table-cell>
              <table:table-cell office:value-type="float" office:value="10.05776">
                <text:p>10.05776</text:p>
              </table:table-cell>
              <table:table-cell office:value-type="float" office:value="10.41926">
                <text:p>10.41926</text:p>
              </table:table-cell>
              <table:table-cell office:value-type="float" office:value="9.880036">
                <text:p>9.880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27175">
                <text:p>0.6327175</text:p>
              </table:table-cell>
              <table:table-cell office:value-type="float" office:value="0.8204712">
                <text:p>0.8204712</text:p>
              </table:table-cell>
              <table:table-cell office:value-type="float" office:value="5.146996">
                <text:p>5.146996</text:p>
              </table:table-cell>
              <table:table-cell office:value-type="float" office:value="9.873335">
                <text:p>9.873335</text:p>
              </table:table-cell>
              <table:table-cell office:value-type="float" office:value="10.07915">
                <text:p>10.07915</text:p>
              </table:table-cell>
              <table:table-cell office:value-type="float" office:value="10.44395">
                <text:p>10.44395</text:p>
              </table:table-cell>
              <table:table-cell office:value-type="float" office:value="9.900037">
                <text:p>9.900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1945">
                <text:p>0.631945</text:p>
              </table:table-cell>
              <table:table-cell office:value-type="float" office:value="0.8234661">
                <text:p>0.8234661</text:p>
              </table:table-cell>
              <table:table-cell office:value-type="float" office:value="5.154009">
                <text:p>5.154009</text:p>
              </table:table-cell>
              <table:table-cell office:value-type="float" office:value="9.885415">
                <text:p>9.885415</text:p>
              </table:table-cell>
              <table:table-cell office:value-type="float" office:value="10.09883">
                <text:p>10.09883</text:p>
              </table:table-cell>
              <table:table-cell office:value-type="float" office:value="10.46777">
                <text:p>10.46777</text:p>
              </table:table-cell>
              <table:table-cell office:value-type="float" office:value="9.920037">
                <text:p>9.920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23231">
                <text:p>0.6323231</text:p>
              </table:table-cell>
              <table:table-cell office:value-type="float" office:value="0.8264297">
                <text:p>0.8264297</text:p>
              </table:table-cell>
              <table:table-cell office:value-type="float" office:value="5.161509">
                <text:p>5.161509</text:p>
              </table:table-cell>
              <table:table-cell office:value-type="float" office:value="9.893761">
                <text:p>9.893761</text:p>
              </table:table-cell>
              <table:table-cell office:value-type="float" office:value="10.11813">
                <text:p>10.11813</text:p>
              </table:table-cell>
              <table:table-cell office:value-type="float" office:value="10.49016">
                <text:p>10.49016</text:p>
              </table:table-cell>
              <table:table-cell office:value-type="float" office:value="9.940038">
                <text:p>9.940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40456">
                <text:p>0.6340456</text:p>
              </table:table-cell>
              <table:table-cell office:value-type="float" office:value="0.8285303">
                <text:p>0.8285303</text:p>
              </table:table-cell>
              <table:table-cell office:value-type="float" office:value="5.169548">
                <text:p>5.169548</text:p>
              </table:table-cell>
              <table:table-cell office:value-type="float" office:value="9.898573">
                <text:p>9.898573</text:p>
              </table:table-cell>
              <table:table-cell office:value-type="float" office:value="10.13855">
                <text:p>10.13855</text:p>
              </table:table-cell>
              <table:table-cell office:value-type="float" office:value="10.51205">
                <text:p>10.51205</text:p>
              </table:table-cell>
              <table:table-cell office:value-type="float" office:value="9.960038">
                <text:p>9.960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68402">
                <text:p>0.6368402</text:p>
              </table:table-cell>
              <table:table-cell office:value-type="float" office:value="0.8301511">
                <text:p>0.8301511</text:p>
              </table:table-cell>
              <table:table-cell office:value-type="float" office:value="5.178325">
                <text:p>5.178325</text:p>
              </table:table-cell>
              <table:table-cell office:value-type="float" office:value="9.902385">
                <text:p>9.902385</text:p>
              </table:table-cell>
              <table:table-cell office:value-type="float" office:value="10.16089">
                <text:p>10.16089</text:p>
              </table:table-cell>
              <table:table-cell office:value-type="float" office:value="10.53399">
                <text:p>10.53399</text:p>
              </table:table-cell>
              <table:table-cell office:value-type="float" office:value="9.980039">
                <text:p>9.9800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404794">
                <text:p>0.6404794</text:p>
              </table:table-cell>
              <table:table-cell office:value-type="float" office:value="0.8312908">
                <text:p>0.8312908</text:p>
              </table:table-cell>
              <table:table-cell office:value-type="float" office:value="5.187942">
                <text:p>5.187942</text:p>
              </table:table-cell>
              <table:table-cell office:value-type="float" office:value="9.906489">
                <text:p>9.906489</text:p>
              </table:table-cell>
              <table:table-cell office:value-type="float" office:value="10.18388">
                <text:p>10.18388</text:p>
              </table:table-cell>
              <table:table-cell office:value-type="float" office:value="10.55575">
                <text:p>10.55575</text:p>
              </table:table-cell>
              <table:table-cell office:value-type="float" office:value="10.00004">
                <text:p>10.00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